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92561B136AEC139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paragraph-properties fo:text-align="justify" style:justify-single-word="false"/>
      <style:text-properties officeooo:rsid="0103ba70" officeooo:paragraph-rsid="0078fc16"/>
    </style:style>
    <style:style style:name="P17" style:family="paragraph" style:parent-style-name="Standard">
      <style:paragraph-properties fo:text-align="justify" style:justify-single-word="false"/>
      <style:text-properties officeooo:rsid="0103ba70" officeooo:paragraph-rsid="007e7cc1"/>
    </style:style>
    <style:style style:name="P18" style:family="paragraph" style:parent-style-name="Standard">
      <style:paragraph-properties fo:text-align="justify" style:justify-single-word="false"/>
      <style:text-properties officeooo:rsid="0103ba70" officeooo:paragraph-rsid="007eeebb"/>
    </style:style>
    <style:style style:name="P19" style:family="paragraph" style:parent-style-name="Standard">
      <style:paragraph-properties fo:text-align="justify" style:justify-single-word="false"/>
      <style:text-properties officeooo:rsid="0103ba70" officeooo:paragraph-rsid="0083578d"/>
    </style:style>
    <style:style style:name="P20" style:family="paragraph" style:parent-style-name="Standard">
      <style:paragraph-properties fo:text-align="justify" style:justify-single-word="false"/>
      <style:text-properties officeooo:rsid="0103ba70" officeooo:paragraph-rsid="0087d185"/>
    </style:style>
    <style:style style:name="P21" style:family="paragraph" style:parent-style-name="Standard">
      <style:paragraph-properties fo:text-align="justify" style:justify-single-word="false"/>
      <style:text-properties officeooo:rsid="0103ba70" officeooo:paragraph-rsid="008c37e8"/>
    </style:style>
    <style:style style:name="P22" style:family="paragraph" style:parent-style-name="Standard">
      <style:paragraph-properties fo:text-align="justify" style:justify-single-word="false"/>
      <style:text-properties officeooo:rsid="0103ba70" officeooo:paragraph-rsid="00964fe4"/>
    </style:style>
    <style:style style:name="P23" style:family="paragraph" style:parent-style-name="Standard">
      <style:paragraph-properties fo:text-align="justify" style:justify-single-word="false"/>
      <style:text-properties officeooo:rsid="0103ba70" officeooo:paragraph-rsid="009e01e9"/>
    </style:style>
    <style:style style:name="P24" style:family="paragraph" style:parent-style-name="Standard">
      <style:paragraph-properties fo:text-align="justify" style:justify-single-word="false"/>
      <style:text-properties officeooo:rsid="0103ba70" officeooo:paragraph-rsid="009fa0eb"/>
    </style:style>
    <style:style style:name="P25" style:family="paragraph" style:parent-style-name="Standard">
      <style:paragraph-properties fo:text-align="justify" style:justify-single-word="false"/>
      <style:text-properties officeooo:rsid="0103ba70" officeooo:paragraph-rsid="00a18b49"/>
    </style:style>
    <style:style style:name="P26" style:family="paragraph" style:parent-style-name="Standard">
      <style:paragraph-properties fo:text-align="justify" style:justify-single-word="false"/>
      <style:text-properties officeooo:rsid="0103ba70" officeooo:paragraph-rsid="00b1b7d9"/>
    </style:style>
    <style:style style:name="P27" style:family="paragraph" style:parent-style-name="Standard">
      <style:paragraph-properties fo:text-align="justify" style:justify-single-word="false"/>
      <style:text-properties officeooo:rsid="0103ba70" officeooo:paragraph-rsid="00cc7e95"/>
    </style:style>
    <style:style style:name="P28" style:family="paragraph" style:parent-style-name="Standard">
      <style:paragraph-properties fo:text-align="justify" style:justify-single-word="false"/>
      <style:text-properties officeooo:rsid="0103ba70" officeooo:paragraph-rsid="00d3a383"/>
    </style:style>
    <style:style style:name="P29" style:family="paragraph" style:parent-style-name="Standard">
      <style:paragraph-properties fo:text-align="justify" style:justify-single-word="false"/>
      <style:text-properties officeooo:rsid="0103ba70" officeooo:paragraph-rsid="00d823ce"/>
    </style:style>
    <style:style style:name="P30" style:family="paragraph" style:parent-style-name="Standard">
      <style:paragraph-properties fo:text-align="justify" style:justify-single-word="false"/>
      <style:text-properties officeooo:rsid="0103ba70" officeooo:paragraph-rsid="00d83d57"/>
    </style:style>
    <style:style style:name="P31" style:family="paragraph" style:parent-style-name="Standard">
      <style:paragraph-properties fo:text-align="justify" style:justify-single-word="false"/>
      <style:text-properties officeooo:rsid="0103ba70" officeooo:paragraph-rsid="00f6c32b"/>
    </style:style>
    <style:style style:name="P32" style:family="paragraph" style:parent-style-name="Standard">
      <style:paragraph-properties fo:text-align="justify" style:justify-single-word="false"/>
      <style:text-properties officeooo:rsid="0103ba70" officeooo:paragraph-rsid="0108b8e9"/>
    </style:style>
    <style:style style:name="P33" style:family="paragraph" style:parent-style-name="Standard">
      <style:paragraph-properties fo:text-align="justify" style:justify-single-word="false"/>
      <style:text-properties officeooo:rsid="0103ba70" officeooo:paragraph-rsid="010b0562"/>
    </style:style>
    <style:style style:name="P34" style:family="paragraph" style:parent-style-name="Standard">
      <style:text-properties officeooo:rsid="0103ba70" officeooo:paragraph-rsid="0026b597"/>
    </style:style>
    <style:style style:name="P35" style:family="paragraph" style:parent-style-name="Standard">
      <style:text-properties officeooo:rsid="0103ba70" officeooo:paragraph-rsid="00272da6"/>
    </style:style>
    <style:style style:name="P36" style:family="paragraph" style:parent-style-name="Standard">
      <style:text-properties officeooo:rsid="0103ba70" officeooo:paragraph-rsid="00490514"/>
    </style:style>
    <style:style style:name="P37" style:family="paragraph" style:parent-style-name="Standard">
      <style:text-properties officeooo:rsid="0103ba70" officeooo:paragraph-rsid="0051d571"/>
    </style:style>
    <style:style style:name="P38" style:family="paragraph" style:parent-style-name="Standard">
      <style:text-properties officeooo:rsid="0103ba70" officeooo:paragraph-rsid="0053a1b3"/>
    </style:style>
    <style:style style:name="P39" style:family="paragraph" style:parent-style-name="Standard">
      <style:text-properties officeooo:rsid="0103ba70" officeooo:paragraph-rsid="005fc6ef"/>
    </style:style>
    <style:style style:name="P40" style:family="paragraph" style:parent-style-name="Standard">
      <style:text-properties officeooo:rsid="0103ba70" officeooo:paragraph-rsid="0067e248"/>
    </style:style>
    <style:style style:name="P41" style:family="paragraph" style:parent-style-name="Standard">
      <style:text-properties officeooo:rsid="0103ba70" officeooo:paragraph-rsid="006cc756"/>
    </style:style>
    <style:style style:name="P42" style:family="paragraph" style:parent-style-name="Standard">
      <style:text-properties officeooo:rsid="0103ba70" officeooo:paragraph-rsid="006ecd82"/>
    </style:style>
    <style:style style:name="P43" style:family="paragraph" style:parent-style-name="Standard">
      <style:text-properties officeooo:rsid="0103ba70" officeooo:paragraph-rsid="0078fc16"/>
    </style:style>
    <style:style style:name="P44" style:family="paragraph" style:parent-style-name="Standard">
      <style:text-properties officeooo:rsid="0103ba70" officeooo:paragraph-rsid="007e7cc1"/>
    </style:style>
    <style:style style:name="P45" style:family="paragraph" style:parent-style-name="Standard">
      <style:text-properties officeooo:rsid="0103ba70" officeooo:paragraph-rsid="0083578d"/>
    </style:style>
    <style:style style:name="P46" style:family="paragraph" style:parent-style-name="Standard">
      <style:text-properties officeooo:rsid="0103ba70" officeooo:paragraph-rsid="0087d185"/>
    </style:style>
    <style:style style:name="P47" style:family="paragraph" style:parent-style-name="Standard">
      <style:text-properties officeooo:rsid="0103ba70" officeooo:paragraph-rsid="008c37e8"/>
    </style:style>
    <style:style style:name="P48" style:family="paragraph" style:parent-style-name="Standard">
      <style:text-properties officeooo:rsid="0103ba70" officeooo:paragraph-rsid="00964fe4"/>
    </style:style>
    <style:style style:name="P49" style:family="paragraph" style:parent-style-name="Standard">
      <style:text-properties officeooo:rsid="0103ba70" officeooo:paragraph-rsid="009e01e9"/>
    </style:style>
    <style:style style:name="P50" style:family="paragraph" style:parent-style-name="Standard">
      <style:text-properties officeooo:rsid="0103ba70" officeooo:paragraph-rsid="009fa0eb"/>
    </style:style>
    <style:style style:name="P51" style:family="paragraph" style:parent-style-name="Standard">
      <style:text-properties officeooo:rsid="0103ba70" officeooo:paragraph-rsid="00a18b49"/>
    </style:style>
    <style:style style:name="P52" style:family="paragraph" style:parent-style-name="Standard">
      <style:text-properties officeooo:rsid="0103ba70" officeooo:paragraph-rsid="00a621ab"/>
    </style:style>
    <style:style style:name="P53" style:family="paragraph" style:parent-style-name="Standard">
      <style:text-properties officeooo:rsid="0103ba70" officeooo:paragraph-rsid="00b1b7d9"/>
    </style:style>
    <style:style style:name="P54" style:family="paragraph" style:parent-style-name="Standard">
      <style:text-properties officeooo:rsid="0103ba70" officeooo:paragraph-rsid="00d3a383"/>
    </style:style>
    <style:style style:name="P55" style:family="paragraph" style:parent-style-name="Standard">
      <style:text-properties officeooo:rsid="0103ba70" officeooo:paragraph-rsid="00d823ce"/>
    </style:style>
    <style:style style:name="P56" style:family="paragraph" style:parent-style-name="Standard">
      <style:text-properties officeooo:rsid="0103ba70" officeooo:paragraph-rsid="00d83d57"/>
    </style:style>
    <style:style style:name="P57" style:family="paragraph" style:parent-style-name="Standard">
      <style:text-properties officeooo:rsid="0103ba70" officeooo:paragraph-rsid="00f2f124"/>
    </style:style>
    <style:style style:name="P58" style:family="paragraph" style:parent-style-name="Standard">
      <style:text-properties officeooo:rsid="0103ba70" officeooo:paragraph-rsid="00f7637d"/>
    </style:style>
    <style:style style:name="P59" style:family="paragraph" style:parent-style-name="Standard">
      <style:text-properties officeooo:rsid="0103ba70" officeooo:paragraph-rsid="0108b8e9"/>
    </style:style>
    <style:style style:name="P60" style:family="paragraph" style:parent-style-name="Standard">
      <style:text-properties officeooo:rsid="0103ba70" officeooo:paragraph-rsid="010b0562"/>
    </style:style>
    <style:style style:name="P61" style:family="paragraph" style:parent-style-name="Standard">
      <style:text-properties officeooo:rsid="0103ba70" officeooo:paragraph-rsid="010fdc29"/>
    </style:style>
    <style:style style:name="P62" style:family="paragraph" style:parent-style-name="Standard">
      <style:text-properties officeooo:rsid="00272da6" officeooo:paragraph-rsid="00272da6"/>
    </style:style>
    <style:style style:name="P63" style:family="paragraph" style:parent-style-name="Standard">
      <style:text-properties officeooo:rsid="00272da6" officeooo:paragraph-rsid="00490514"/>
    </style:style>
    <style:style style:name="P64" style:family="paragraph" style:parent-style-name="Standard">
      <style:text-properties officeooo:rsid="00272da6" officeooo:paragraph-rsid="0051d571"/>
    </style:style>
    <style:style style:name="P65" style:family="paragraph" style:parent-style-name="Standard">
      <style:text-properties officeooo:rsid="00272da6" officeooo:paragraph-rsid="0053a1b3"/>
    </style:style>
    <style:style style:name="P66" style:family="paragraph" style:parent-style-name="Standard">
      <style:text-properties officeooo:rsid="00272da6" officeooo:paragraph-rsid="005aa5a7"/>
    </style:style>
    <style:style style:name="P67" style:family="paragraph" style:parent-style-name="Standard">
      <style:text-properties officeooo:rsid="00272da6" officeooo:paragraph-rsid="005fc6ef"/>
    </style:style>
    <style:style style:name="P68" style:family="paragraph" style:parent-style-name="Standard">
      <style:text-properties officeooo:rsid="00272da6" officeooo:paragraph-rsid="0067e248"/>
    </style:style>
    <style:style style:name="P69" style:family="paragraph" style:parent-style-name="Standard">
      <style:paragraph-properties fo:text-align="justify" style:justify-single-word="false"/>
      <style:text-properties officeooo:rsid="00272da6" officeooo:paragraph-rsid="0067e248"/>
    </style:style>
    <style:style style:name="P70" style:family="paragraph" style:parent-style-name="Standard">
      <style:paragraph-properties fo:text-align="justify" style:justify-single-word="false"/>
      <style:text-properties officeooo:rsid="00272da6" officeooo:paragraph-rsid="00964fe4"/>
    </style:style>
    <style:style style:name="P71" style:family="paragraph" style:parent-style-name="Standard">
      <style:paragraph-properties fo:text-align="justify" style:justify-single-word="false"/>
      <style:text-properties officeooo:rsid="00272da6" officeooo:paragraph-rsid="00a6388c"/>
    </style:style>
    <style:style style:name="P72" style:family="paragraph" style:parent-style-name="Standard">
      <style:paragraph-properties fo:text-align="justify" style:justify-single-word="false"/>
      <style:text-properties officeooo:rsid="00272da6" officeooo:paragraph-rsid="010e0880"/>
    </style:style>
    <style:style style:name="P73" style:family="paragraph" style:parent-style-name="Standard">
      <style:text-properties officeooo:rsid="00272da6" officeooo:paragraph-rsid="006cc756"/>
    </style:style>
    <style:style style:name="P74" style:family="paragraph" style:parent-style-name="Standard">
      <style:text-properties officeooo:rsid="00272da6" officeooo:paragraph-rsid="006ecd82"/>
    </style:style>
    <style:style style:name="P75" style:family="paragraph" style:parent-style-name="Standard">
      <style:text-properties officeooo:rsid="00272da6" officeooo:paragraph-rsid="0078fc16"/>
    </style:style>
    <style:style style:name="P76" style:family="paragraph" style:parent-style-name="Standard">
      <style:text-properties officeooo:rsid="00272da6" officeooo:paragraph-rsid="0108b8e9"/>
    </style:style>
    <style:style style:name="P77" style:family="paragraph" style:parent-style-name="Standard">
      <style:text-properties officeooo:rsid="00272da6" officeooo:paragraph-rsid="010b0562"/>
    </style:style>
    <style:style style:name="P78" style:family="paragraph" style:parent-style-name="Standard">
      <style:text-properties officeooo:paragraph-rsid="0042eb09"/>
    </style:style>
    <style:style style:name="P79" style:family="paragraph" style:parent-style-name="Standard">
      <style:text-properties officeooo:paragraph-rsid="00490514"/>
    </style:style>
    <style:style style:name="P80" style:family="paragraph" style:parent-style-name="Standard">
      <style:paragraph-properties fo:text-align="justify" style:justify-single-word="false"/>
      <style:text-properties officeooo:rsid="0042eb09" officeooo:paragraph-rsid="0042eb09"/>
    </style:style>
    <style:style style:name="P81" style:family="paragraph" style:parent-style-name="Standard">
      <style:paragraph-properties fo:text-align="justify" style:justify-single-word="false"/>
      <style:text-properties officeooo:rsid="0042eb09" officeooo:paragraph-rsid="0051d571"/>
    </style:style>
    <style:style style:name="P82" style:family="paragraph" style:parent-style-name="Standard">
      <style:text-properties officeooo:rsid="004b1f7f" officeooo:paragraph-rsid="004b1f7f"/>
    </style:style>
    <style:style style:name="P8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Standard">
      <style:paragraph-properties fo:text-align="start" style:justify-single-word="false"/>
      <style:text-properties fo:color="#000000" style:font-name="Consolas" fo:font-size="10pt" officeooo:paragraph-rsid="008c37e8" style:font-size-asian="10pt"/>
    </style:style>
    <style:style style:name="P86" style:family="paragraph" style:parent-style-name="Standard">
      <style:paragraph-properties fo:text-align="start" style:justify-single-word="false"/>
      <style:text-properties fo:color="#000000" style:font-name="Consolas" fo:font-size="10pt" officeooo:paragraph-rsid="00a621ab" style:font-size-asian="10pt"/>
    </style:style>
    <style:style style:name="P87" style:family="paragraph" style:parent-style-name="Standard">
      <style:paragraph-properties fo:text-align="start" style:justify-single-word="false"/>
      <style:text-properties fo:color="#000000" style:font-name="Consolas" fo:font-size="10pt" officeooo:paragraph-rsid="00b1b7d9" style:font-size-asian="10pt"/>
    </style:style>
    <style:style style:name="P88"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d3a383" style:font-size-asian="10pt"/>
    </style:style>
    <style:style style:name="P89"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90"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7637d" style:font-size-asian="10pt"/>
    </style:style>
    <style:style style:name="P91" style:family="paragraph" style:parent-style-name="Standard">
      <style:paragraph-properties fo:text-align="justify" style:justify-single-word="false"/>
      <style:text-properties fo:color="#0000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92" style:family="paragraph" style:parent-style-name="Standard">
      <style:text-properties officeooo:paragraph-rsid="0051d571"/>
    </style:style>
    <style:style style:name="P93"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94"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95"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96" style:family="paragraph" style:parent-style-name="Standard">
      <style:paragraph-properties fo:text-align="start" style:justify-single-word="false"/>
      <style:text-properties fo:color="#3f7f5f" style:font-name="Consolas" fo:font-size="10pt" officeooo:paragraph-rsid="00b556d5" style:font-size-asian="10pt"/>
    </style:style>
    <style:style style:name="P97" style:family="paragraph" style:parent-style-name="Standard">
      <style:text-properties officeooo:paragraph-rsid="0053a1b3"/>
    </style:style>
    <style:style style:name="P98" style:family="paragraph" style:parent-style-name="Standard">
      <style:paragraph-properties fo:text-align="justify" style:justify-single-word="false"/>
      <style:text-properties officeooo:rsid="00570fd3" officeooo:paragraph-rsid="00570fd3"/>
    </style:style>
    <style:style style:name="P99" style:family="paragraph" style:parent-style-name="Standard">
      <style:text-properties officeooo:paragraph-rsid="005fc6ef"/>
    </style:style>
    <style:style style:name="P100" style:family="paragraph" style:parent-style-name="Standard">
      <style:text-properties officeooo:rsid="00631401" officeooo:paragraph-rsid="00631401"/>
    </style:style>
    <style:style style:name="P101" style:family="paragraph" style:parent-style-name="Standard">
      <style:text-properties officeooo:rsid="00631401" officeooo:paragraph-rsid="0067e248"/>
    </style:style>
    <style:style style:name="P102" style:family="paragraph" style:parent-style-name="Standard">
      <style:text-properties officeooo:rsid="00631401" officeooo:paragraph-rsid="006cc756"/>
    </style:style>
    <style:style style:name="P103" style:family="paragraph" style:parent-style-name="Standard">
      <style:text-properties officeooo:rsid="00631401" officeooo:paragraph-rsid="006ecd82"/>
    </style:style>
    <style:style style:name="P104" style:family="paragraph" style:parent-style-name="Standard">
      <style:text-properties officeooo:rsid="00631401" officeooo:paragraph-rsid="0078fc16"/>
    </style:style>
    <style:style style:name="P105" style:family="paragraph" style:parent-style-name="Standard">
      <style:text-properties officeooo:rsid="00631401" officeooo:paragraph-rsid="010b0562"/>
    </style:style>
    <style:style style:name="P106" style:family="paragraph" style:parent-style-name="Standard">
      <style:text-properties officeooo:rsid="00631401" officeooo:paragraph-rsid="0108b8e9"/>
    </style:style>
    <style:style style:name="P107" style:family="paragraph" style:parent-style-name="Standard">
      <style:text-properties officeooo:paragraph-rsid="0067e248"/>
    </style:style>
    <style:style style:name="P108" style:family="paragraph" style:parent-style-name="Standard">
      <style:text-properties officeooo:paragraph-rsid="006cc756"/>
    </style:style>
    <style:style style:name="P109" style:family="paragraph" style:parent-style-name="Standard">
      <style:paragraph-properties fo:text-align="justify" style:justify-single-word="false"/>
      <style:text-properties officeooo:rsid="006d183d" officeooo:paragraph-rsid="006d183d"/>
    </style:style>
    <style:style style:name="P110" style:family="paragraph" style:parent-style-name="Standard">
      <style:paragraph-properties fo:text-align="justify" style:justify-single-word="false"/>
      <style:text-properties officeooo:rsid="006d183d" officeooo:paragraph-rsid="006ecd82"/>
    </style:style>
    <style:style style:name="P111" style:family="paragraph" style:parent-style-name="Standard">
      <style:text-properties officeooo:paragraph-rsid="006ecd82"/>
    </style:style>
    <style:style style:name="P112" style:family="paragraph" style:parent-style-name="Standard">
      <style:text-properties officeooo:rsid="00684807" officeooo:paragraph-rsid="00736b32"/>
    </style:style>
    <style:style style:name="P113" style:family="paragraph" style:parent-style-name="Standard">
      <style:text-properties officeooo:paragraph-rsid="0078fc16"/>
    </style:style>
    <style:style style:name="P114" style:family="paragraph" style:parent-style-name="Standard">
      <style:paragraph-properties fo:text-align="justify" style:justify-single-word="false"/>
      <style:text-properties officeooo:rsid="007ddfe8" officeooo:paragraph-rsid="007e7cc1"/>
    </style:style>
    <style:style style:name="P115" style:family="paragraph" style:parent-style-name="Standard">
      <style:paragraph-properties fo:text-align="justify" style:justify-single-word="false"/>
      <style:text-properties officeooo:rsid="007ddfe8" officeooo:paragraph-rsid="0083578d"/>
    </style:style>
    <style:style style:name="P116" style:family="paragraph" style:parent-style-name="Standard">
      <style:paragraph-properties fo:text-align="justify" style:justify-single-word="false"/>
      <style:text-properties officeooo:rsid="007ddfe8" officeooo:paragraph-rsid="0087d185"/>
    </style:style>
    <style:style style:name="P117" style:family="paragraph" style:parent-style-name="Standard">
      <style:paragraph-properties fo:text-align="justify" style:justify-single-word="false"/>
      <style:text-properties officeooo:rsid="007ddfe8" officeooo:paragraph-rsid="008c37e8"/>
    </style:style>
    <style:style style:name="P118" style:family="paragraph" style:parent-style-name="Standard">
      <style:paragraph-properties fo:text-align="justify" style:justify-single-word="false"/>
      <style:text-properties officeooo:rsid="007ddfe8" officeooo:paragraph-rsid="00964fe4"/>
    </style:style>
    <style:style style:name="P119" style:family="paragraph" style:parent-style-name="Standard">
      <style:paragraph-properties fo:text-align="justify" style:justify-single-word="false"/>
      <style:text-properties officeooo:rsid="007ddfe8" officeooo:paragraph-rsid="009e01e9"/>
    </style:style>
    <style:style style:name="P120" style:family="paragraph" style:parent-style-name="Standard">
      <style:paragraph-properties fo:text-align="justify" style:justify-single-word="false"/>
      <style:text-properties officeooo:rsid="007ddfe8" officeooo:paragraph-rsid="009fa0eb"/>
    </style:style>
    <style:style style:name="P121" style:family="paragraph" style:parent-style-name="Standard">
      <style:paragraph-properties fo:text-align="justify" style:justify-single-word="false"/>
      <style:text-properties officeooo:rsid="007ddfe8" officeooo:paragraph-rsid="00a18b49"/>
    </style:style>
    <style:style style:name="P122" style:family="paragraph" style:parent-style-name="Standard">
      <style:paragraph-properties fo:text-align="justify" style:justify-single-word="false"/>
      <style:text-properties officeooo:rsid="007ddfe8" officeooo:paragraph-rsid="00b1b7d9"/>
    </style:style>
    <style:style style:name="P123" style:family="paragraph" style:parent-style-name="Standard">
      <style:paragraph-properties fo:text-align="justify" style:justify-single-word="false"/>
      <style:text-properties officeooo:rsid="007ddfe8" officeooo:paragraph-rsid="00d3a383"/>
    </style:style>
    <style:style style:name="P124" style:family="paragraph" style:parent-style-name="Standard">
      <style:paragraph-properties fo:text-align="justify" style:justify-single-word="false"/>
      <style:text-properties officeooo:rsid="007ddfe8" officeooo:paragraph-rsid="00d823ce"/>
    </style:style>
    <style:style style:name="P125" style:family="paragraph" style:parent-style-name="Standard">
      <style:text-properties officeooo:rsid="007e7cc1" officeooo:paragraph-rsid="007f9b52"/>
    </style:style>
    <style:style style:name="P126" style:family="paragraph" style:parent-style-name="Standard">
      <style:text-properties officeooo:rsid="007e7cc1" officeooo:paragraph-rsid="0087d185"/>
    </style:style>
    <style:style style:name="P127" style:family="paragraph" style:parent-style-name="Standard">
      <style:text-properties officeooo:rsid="007e7cc1" officeooo:paragraph-rsid="008c37e8"/>
    </style:style>
    <style:style style:name="P128" style:family="paragraph" style:parent-style-name="Standard">
      <style:paragraph-properties fo:text-align="justify" style:justify-single-word="false"/>
    </style:style>
    <style:style style:name="P129" style:family="paragraph" style:parent-style-name="Standard">
      <style:paragraph-properties fo:text-align="justify" style:justify-single-word="false"/>
      <style:text-properties officeooo:paragraph-rsid="007eeebb"/>
    </style:style>
    <style:style style:name="P130" style:family="paragraph" style:parent-style-name="Standard">
      <style:paragraph-properties fo:text-align="justify" style:justify-single-word="false"/>
      <style:text-properties officeooo:paragraph-rsid="0083578d"/>
    </style:style>
    <style:style style:name="P131" style:family="paragraph" style:parent-style-name="Standard">
      <style:paragraph-properties fo:text-align="justify" style:justify-single-word="false"/>
      <style:text-properties officeooo:paragraph-rsid="0087d185"/>
    </style:style>
    <style:style style:name="P132" style:family="paragraph" style:parent-style-name="Standard">
      <style:paragraph-properties fo:text-align="justify" style:justify-single-word="false"/>
      <style:text-properties officeooo:paragraph-rsid="008c37e8"/>
    </style:style>
    <style:style style:name="P133" style:family="paragraph" style:parent-style-name="Standard">
      <style:paragraph-properties fo:text-align="justify" style:justify-single-word="false"/>
      <style:text-properties officeooo:paragraph-rsid="00964fe4"/>
    </style:style>
    <style:style style:name="P134" style:family="paragraph" style:parent-style-name="Standard">
      <style:paragraph-properties fo:text-align="justify" style:justify-single-word="false"/>
      <style:text-properties officeooo:paragraph-rsid="009e01e9"/>
    </style:style>
    <style:style style:name="P135" style:family="paragraph" style:parent-style-name="Standard">
      <style:paragraph-properties fo:text-align="justify" style:justify-single-word="false"/>
      <style:text-properties officeooo:paragraph-rsid="009fa0eb"/>
    </style:style>
    <style:style style:name="P136" style:family="paragraph" style:parent-style-name="Standard">
      <style:paragraph-properties fo:text-align="justify" style:justify-single-word="false"/>
      <style:text-properties officeooo:paragraph-rsid="00a18b49"/>
    </style:style>
    <style:style style:name="P137" style:family="paragraph" style:parent-style-name="Standard">
      <style:paragraph-properties fo:text-align="justify" style:justify-single-word="false"/>
      <style:text-properties officeooo:paragraph-rsid="00b1b7d9"/>
    </style:style>
    <style:style style:name="P138" style:family="paragraph" style:parent-style-name="Standard">
      <style:paragraph-properties fo:text-align="justify" style:justify-single-word="false"/>
      <style:text-properties officeooo:paragraph-rsid="00cc1c4c"/>
    </style:style>
    <style:style style:name="P139" style:family="paragraph" style:parent-style-name="Standard">
      <style:paragraph-properties fo:text-align="justify" style:justify-single-word="false"/>
      <style:text-properties officeooo:paragraph-rsid="00d3a383"/>
    </style:style>
    <style:style style:name="P140" style:family="paragraph" style:parent-style-name="Standard">
      <style:paragraph-properties fo:text-align="justify" style:justify-single-word="false"/>
      <style:text-properties officeooo:paragraph-rsid="00d823ce"/>
    </style:style>
    <style:style style:name="P141" style:family="paragraph" style:parent-style-name="Standard">
      <style:paragraph-properties fo:text-align="justify" style:justify-single-word="false"/>
      <style:text-properties officeooo:paragraph-rsid="00d83d57"/>
    </style:style>
    <style:style style:name="P142" style:family="paragraph" style:parent-style-name="Standard">
      <style:paragraph-properties fo:text-align="justify" style:justify-single-word="false"/>
      <style:text-properties officeooo:paragraph-rsid="00f09877"/>
    </style:style>
    <style:style style:name="P143" style:family="paragraph" style:parent-style-name="Standard">
      <style:paragraph-properties fo:text-align="justify" style:justify-single-word="false"/>
      <style:text-properties officeooo:paragraph-rsid="00f24af6"/>
    </style:style>
    <style:style style:name="P144" style:family="paragraph" style:parent-style-name="Standard">
      <style:paragraph-properties fo:text-align="justify" style:justify-single-word="false"/>
      <style:text-properties officeooo:paragraph-rsid="00f6c32b"/>
    </style:style>
    <style:style style:name="P145" style:family="paragraph" style:parent-style-name="Standard">
      <style:paragraph-properties fo:text-align="justify" style:justify-single-word="false"/>
      <style:text-properties officeooo:rsid="007eeebb" officeooo:paragraph-rsid="007eeebb"/>
    </style:style>
    <style:style style:name="P146" style:family="paragraph" style:parent-style-name="Standard">
      <style:paragraph-properties fo:text-align="justify" style:justify-single-word="false"/>
      <style:text-properties officeooo:rsid="007eeebb" officeooo:paragraph-rsid="0083578d"/>
    </style:style>
    <style:style style:name="P147" style:family="paragraph" style:parent-style-name="Standard">
      <style:paragraph-properties fo:text-align="justify" style:justify-single-word="false"/>
      <style:text-properties officeooo:rsid="007eeebb" officeooo:paragraph-rsid="0087d185"/>
    </style:style>
    <style:style style:name="P148" style:family="paragraph" style:parent-style-name="Standard">
      <style:paragraph-properties fo:text-align="justify" style:justify-single-word="false"/>
      <style:text-properties officeooo:rsid="007eeebb" officeooo:paragraph-rsid="008c37e8"/>
    </style:style>
    <style:style style:name="P149" style:family="paragraph" style:parent-style-name="Standard">
      <style:paragraph-properties fo:text-align="justify" style:justify-single-word="false"/>
      <style:text-properties officeooo:rsid="007eeebb" officeooo:paragraph-rsid="00964fe4"/>
    </style:style>
    <style:style style:name="P150" style:family="paragraph" style:parent-style-name="Standard">
      <style:paragraph-properties fo:text-align="justify" style:justify-single-word="false"/>
      <style:text-properties officeooo:rsid="007eeebb" officeooo:paragraph-rsid="009e01e9"/>
    </style:style>
    <style:style style:name="P151" style:family="paragraph" style:parent-style-name="Standard">
      <style:paragraph-properties fo:text-align="justify" style:justify-single-word="false"/>
      <style:text-properties officeooo:rsid="007eeebb" officeooo:paragraph-rsid="009fa0eb"/>
    </style:style>
    <style:style style:name="P152" style:family="paragraph" style:parent-style-name="Standard">
      <style:paragraph-properties fo:text-align="justify" style:justify-single-word="false"/>
      <style:text-properties officeooo:rsid="007eeebb" officeooo:paragraph-rsid="00a18b49"/>
    </style:style>
    <style:style style:name="P153" style:family="paragraph" style:parent-style-name="Standard">
      <style:paragraph-properties fo:text-align="justify" style:justify-single-word="false"/>
      <style:text-properties officeooo:rsid="007eeebb" officeooo:paragraph-rsid="00b1b7d9"/>
    </style:style>
    <style:style style:name="P154" style:family="paragraph" style:parent-style-name="Standard">
      <style:paragraph-properties fo:text-align="justify" style:justify-single-word="false"/>
      <style:text-properties officeooo:rsid="007eeebb" officeooo:paragraph-rsid="00cc1c4c"/>
    </style:style>
    <style:style style:name="P155" style:family="paragraph" style:parent-style-name="Standard">
      <style:paragraph-properties fo:text-align="justify" style:justify-single-word="false"/>
      <style:text-properties officeooo:rsid="007eeebb" officeooo:paragraph-rsid="00d3a383"/>
    </style:style>
    <style:style style:name="P156" style:family="paragraph" style:parent-style-name="Standard">
      <style:paragraph-properties fo:text-align="justify" style:justify-single-word="false"/>
      <style:text-properties officeooo:rsid="007eeebb" officeooo:paragraph-rsid="00f24af6"/>
    </style:style>
    <style:style style:name="P157" style:family="paragraph" style:parent-style-name="Standard">
      <style:paragraph-properties fo:text-align="justify" style:justify-single-word="false"/>
      <style:text-properties officeooo:rsid="007eeebb" officeooo:paragraph-rsid="00f6c32b"/>
    </style:style>
    <style:style style:name="P158"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159" style:family="paragraph" style:parent-style-name="Standard">
      <style:paragraph-properties fo:text-align="start" style:justify-single-word="false"/>
      <style:text-properties fo:color="#408080" style:font-name="Consolas" fo:font-size="10pt" officeooo:paragraph-rsid="0087d185" style:font-size-asian="10pt"/>
    </style:style>
    <style:style style:name="P160" style:family="paragraph" style:parent-style-name="Standard">
      <style:paragraph-properties fo:text-align="start" style:justify-single-word="false"/>
      <style:text-properties fo:color="#408080" style:font-name="Consolas" fo:font-size="10pt" officeooo:paragraph-rsid="008c37e8" style:font-size-asian="10pt"/>
    </style:style>
    <style:style style:name="P161" style:family="paragraph" style:parent-style-name="Standard">
      <style:paragraph-properties fo:text-align="start" style:justify-single-word="false"/>
      <style:text-properties fo:color="#408080" style:font-name="Consolas" fo:font-size="10pt" officeooo:paragraph-rsid="00a621ab" style:font-size-asian="10pt"/>
    </style:style>
    <style:style style:name="P162" style:family="paragraph" style:parent-style-name="Standard">
      <style:paragraph-properties fo:text-align="start" style:justify-single-word="false"/>
      <style:text-properties fo:color="#408080" style:font-name="Consolas" fo:font-size="10pt" officeooo:paragraph-rsid="00b1b7d9" style:font-size-asian="10pt"/>
    </style:style>
    <style:style style:name="P163" style:family="paragraph" style:parent-style-name="Standard">
      <style:paragraph-properties fo:text-align="justify" style:justify-single-word="false"/>
      <style:text-properties officeooo:rsid="00799b55" officeooo:paragraph-rsid="0087d185"/>
    </style:style>
    <style:style style:name="P164" style:family="paragraph" style:parent-style-name="Standard">
      <style:paragraph-properties fo:text-align="justify" style:justify-single-word="false"/>
      <style:text-properties officeooo:rsid="00799b55" officeooo:paragraph-rsid="008c37e8"/>
    </style:style>
    <style:style style:name="P165" style:family="paragraph" style:parent-style-name="Standard">
      <style:paragraph-properties fo:text-align="justify" style:justify-single-word="false"/>
      <style:text-properties officeooo:rsid="00799b55" officeooo:paragraph-rsid="00964fe4"/>
    </style:style>
    <style:style style:name="P166" style:family="paragraph" style:parent-style-name="Standard">
      <style:paragraph-properties fo:text-align="justify" style:justify-single-word="false"/>
      <style:text-properties officeooo:rsid="00799b55" officeooo:paragraph-rsid="009fa0eb"/>
    </style:style>
    <style:style style:name="P167" style:family="paragraph" style:parent-style-name="Standard">
      <style:paragraph-properties fo:text-align="justify" style:justify-single-word="false"/>
      <style:text-properties officeooo:rsid="00799b55" officeooo:paragraph-rsid="00a18b49"/>
    </style:style>
    <style:style style:name="P168" style:family="paragraph" style:parent-style-name="Standard">
      <style:text-properties officeooo:rsid="00799b55" officeooo:paragraph-rsid="010b0562"/>
    </style:style>
    <style:style style:name="P169" style:family="paragraph" style:parent-style-name="Standard">
      <style:text-properties officeooo:paragraph-rsid="0087d185"/>
    </style:style>
    <style:style style:name="P170" style:family="paragraph" style:parent-style-name="Standard">
      <style:paragraph-properties fo:text-align="start" style:justify-single-word="false"/>
      <style:text-properties officeooo:paragraph-rsid="0087d185"/>
    </style:style>
    <style:style style:name="P171" style:family="paragraph" style:parent-style-name="Standard">
      <style:paragraph-properties fo:text-align="start" style:justify-single-word="false"/>
      <style:text-properties officeooo:paragraph-rsid="008c37e8"/>
    </style:style>
    <style:style style:name="P172" style:family="paragraph" style:parent-style-name="Standard">
      <style:paragraph-properties fo:text-align="start" style:justify-single-word="false"/>
      <style:text-properties officeooo:paragraph-rsid="00b556d5"/>
    </style:style>
    <style:style style:name="P173" style:family="paragraph" style:parent-style-name="Standard">
      <style:paragraph-properties fo:text-align="justify" style:justify-single-word="false"/>
      <style:text-properties officeooo:rsid="008afe7f" officeooo:paragraph-rsid="008afe7f"/>
    </style:style>
    <style:style style:name="P174"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175"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176"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177"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178"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179"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180"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181"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182"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183"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184"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185"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186"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187" style:family="paragraph" style:parent-style-name="Standard">
      <style:text-properties officeooo:paragraph-rsid="008c37e8"/>
    </style:style>
    <style:style style:name="P188" style:family="paragraph" style:parent-style-name="Standard">
      <style:paragraph-properties fo:text-align="justify" style:justify-single-word="false"/>
      <style:text-properties officeooo:rsid="00a257b5" officeooo:paragraph-rsid="009fa0eb"/>
    </style:style>
    <style:style style:name="P189" style:family="paragraph" style:parent-style-name="Standard">
      <style:paragraph-properties fo:text-align="justify" style:justify-single-word="false"/>
      <style:text-properties officeooo:rsid="00a257b5" officeooo:paragraph-rsid="00a257b5"/>
    </style:style>
    <style:style style:name="P190" style:family="paragraph" style:parent-style-name="Standard">
      <style:paragraph-properties fo:text-align="justify" style:justify-single-word="false"/>
      <style:text-properties officeooo:rsid="00a257b5" officeooo:paragraph-rsid="00b1b7d9"/>
    </style:style>
    <style:style style:name="P191" style:family="paragraph" style:parent-style-name="Standard">
      <style:paragraph-properties fo:text-align="justify" style:justify-single-word="false"/>
      <style:text-properties officeooo:rsid="00a257b5" officeooo:paragraph-rsid="00cc1c4c"/>
    </style:style>
    <style:style style:name="P192" style:family="paragraph" style:parent-style-name="Standard">
      <style:paragraph-properties fo:text-align="justify" style:justify-single-word="false"/>
      <style:text-properties officeooo:rsid="00a257b5" officeooo:paragraph-rsid="00d3a383"/>
    </style:style>
    <style:style style:name="P193" style:family="paragraph" style:parent-style-name="Standard">
      <style:paragraph-properties fo:text-align="justify" style:justify-single-word="false"/>
      <style:text-properties officeooo:rsid="00a257b5" officeooo:paragraph-rsid="00d83d57"/>
    </style:style>
    <style:style style:name="P194" style:family="paragraph" style:parent-style-name="Standard">
      <style:paragraph-properties fo:text-align="justify" style:justify-single-word="false"/>
      <style:text-properties officeooo:rsid="00a257b5" officeooo:paragraph-rsid="00f24af6"/>
    </style:style>
    <style:style style:name="P195" style:family="paragraph" style:parent-style-name="Standard">
      <style:paragraph-properties fo:text-align="justify" style:justify-single-word="false"/>
      <style:text-properties officeooo:rsid="00a257b5" officeooo:paragraph-rsid="00f6c32b"/>
    </style:style>
    <style:style style:name="P196" style:family="paragraph" style:parent-style-name="Standard">
      <style:text-properties officeooo:paragraph-rsid="00a621ab"/>
    </style:style>
    <style:style style:name="P197" style:family="paragraph" style:parent-style-name="Standard">
      <style:text-properties officeooo:paragraph-rsid="00b1b7d9"/>
    </style:style>
    <style:style style:name="P198" style:family="paragraph" style:parent-style-name="Standard">
      <style:text-properties officeooo:paragraph-rsid="00d3a383"/>
    </style:style>
    <style:style style:name="P199" style:family="paragraph" style:parent-style-name="Standard">
      <style:text-properties officeooo:paragraph-rsid="00f2f124"/>
    </style:style>
    <style:style style:name="P200" style:family="paragraph" style:parent-style-name="Standard">
      <style:paragraph-properties fo:text-align="justify" style:justify-single-word="false"/>
      <style:text-properties fo:color="#007dc3" style:font-name="Calibri1"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01" style:family="paragraph" style:parent-style-name="Standard">
      <style:paragraph-properties fo:text-align="justify" style:justify-single-word="false"/>
      <style:text-properties fo:color="#007dc3" style:font-name="Calibri1"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02" style:family="paragraph" style:parent-style-name="Standard">
      <style:paragraph-properties fo:text-align="justify" style:justify-single-word="false"/>
      <style:text-properties fo:color="#007dc3" style:font-name="Calibri1"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03" style:family="paragraph" style:parent-style-name="Standard">
      <style:paragraph-properties fo:text-align="justify" style:justify-single-word="false"/>
      <style:text-properties fo:color="#007dc3" style:font-name="Calibri1"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04" style:family="paragraph" style:parent-style-name="Standard">
      <style:paragraph-properties fo:text-align="justify" style:justify-single-word="false"/>
      <style:text-properties fo:color="#007dc3" style:font-name="Calibri1"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05" style:family="paragraph" style:parent-style-name="Standard">
      <style:text-properties officeooo:paragraph-rsid="00f7637d"/>
    </style:style>
    <style:style style:name="P206" style:family="paragraph" style:parent-style-name="Standard">
      <style:text-properties officeooo:paragraph-rsid="010b0562"/>
    </style:style>
    <style:style style:name="P207" style:family="paragraph" style:parent-style-name="Standard">
      <style:text-properties officeooo:rsid="010fdc29" officeooo:paragraph-rsid="010fdc29"/>
    </style:style>
    <style:style style:name="P20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20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210"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211" style:family="paragraph" style:parent-style-name="Footer">
      <style:text-properties style:font-name="Calibri" fo:font-size="11pt" fo:language="ca" fo:country="ES" officeooo:paragraph-rsid="001dc238" style:font-size-asian="11pt" style:font-size-complex="11pt"/>
    </style:style>
    <style:style style:name="P212"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213"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214"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215"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216" style:family="paragraph" style:parent-style-name="Standard">
      <style:paragraph-properties fo:margin-top="0.499cm" fo:margin-bottom="0.199cm" loext:contextual-spacing="false" fo:text-align="end" style:justify-single-word="false"/>
      <style:text-properties officeooo:paragraph-rsid="001bba47"/>
    </style:style>
    <style:style style:name="P217"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218"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219"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220"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221"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222"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223" style:family="paragraph" style:parent-style-name="Standard">
      <style:paragraph-properties fo:margin-left="0cm" fo:margin-right="0cm" fo:text-align="start" style:justify-single-word="false" fo:text-indent="0cm" style:auto-text-indent="false"/>
    </style:style>
    <style:style style:name="P224" style:family="paragraph" style:parent-style-name="Standard">
      <style:paragraph-properties fo:margin-left="0cm" fo:margin-right="0cm" fo:text-align="start" style:justify-single-word="false" fo:text-indent="0cm" style:auto-text-indent="false"/>
      <style:text-properties officeooo:paragraph-rsid="00bc906c"/>
    </style:style>
    <style:style style:name="P225" style:family="paragraph" style:parent-style-name="Standard">
      <style:paragraph-properties fo:margin-left="0cm" fo:margin-right="0cm" fo:text-align="start" style:justify-single-word="false" fo:text-indent="0cm" style:auto-text-indent="false"/>
      <style:text-properties officeooo:paragraph-rsid="00bd84ae"/>
    </style:style>
    <style:style style:name="P226" style:family="paragraph" style:parent-style-name="Standard">
      <style:paragraph-properties fo:margin-left="0cm" fo:margin-right="0cm" fo:text-align="start" style:justify-single-word="false" fo:text-indent="0cm" style:auto-text-indent="false"/>
      <style:text-properties officeooo:paragraph-rsid="00d3a383"/>
    </style:style>
    <style:style style:name="P227" style:family="paragraph" style:parent-style-name="Standard">
      <style:paragraph-properties fo:margin-left="0cm" fo:margin-right="0cm" fo:text-align="start" style:justify-single-word="false" fo:text-indent="0cm" style:auto-text-indent="false"/>
      <style:text-properties officeooo:paragraph-rsid="00f6c32b"/>
    </style:style>
    <style:style style:name="P228"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229" style:family="paragraph" style:parent-style-name="Standard">
      <style:paragraph-properties fo:margin-left="0cm" fo:margin-right="0cm" fo:text-align="start" style:justify-single-word="false" fo:text-indent="0cm" style:auto-text-indent="false"/>
      <style:text-properties fo:color="#3f7f5f" style:font-name="Consolas" fo:font-size="10pt" officeooo:paragraph-rsid="00f6c32b" style:font-size-asian="10pt"/>
    </style:style>
    <style:style style:name="P230"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d83d57" style:font-size-asian="10pt"/>
    </style:style>
    <style:style style:name="P231"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f6c32b" style:font-size-asian="10pt"/>
    </style:style>
    <style:style style:name="P232"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233"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234"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235"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236"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d3a383" style:font-size-asian="10pt"/>
    </style:style>
    <style:style style:name="P237"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2f124" style:font-size-asian="10pt"/>
    </style:style>
    <style:style style:name="P238"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7637d" style:font-size-asian="10pt"/>
    </style:style>
    <style:style style:name="P239"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240"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241"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242"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3a383" style:font-size-asian="10pt"/>
    </style:style>
    <style:style style:name="P243"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2f124" style:font-size-asian="10pt"/>
    </style:style>
    <style:style style:name="P244"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7637d" style:font-size-asian="10pt"/>
    </style:style>
    <style:style style:name="P245"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246"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247" style:family="paragraph" style:parent-style-name="Standard">
      <style:paragraph-properties fo:margin-left="0cm" fo:margin-right="0cm" fo:text-align="start" style:justify-single-word="false" fo:text-indent="0cm" style:auto-text-indent="false"/>
      <style:text-properties fo:color="#808080" style:font-name="Consolas" fo:font-size="10pt" officeooo:paragraph-rsid="00d3a383" style:font-size-asian="10pt"/>
    </style:style>
    <style:style style:name="P248" style:family="paragraph" style:parent-style-name="Standard">
      <style:paragraph-properties fo:margin-left="0cm" fo:margin-right="0cm" fo:text-align="start" style:justify-single-word="false" fo:text-indent="0cm" style:auto-text-indent="false"/>
      <style:text-properties fo:color="#2a00ff" style:font-name="Consolas" fo:font-size="10pt" officeooo:paragraph-rsid="00f6c32b" style:font-size-asian="10pt"/>
    </style:style>
    <style:style style:name="P249"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250" style:family="paragraph" style:parent-style-name="Text_20_body">
      <style:paragraph-properties fo:text-align="justify" style:justify-single-word="false"/>
      <style:text-properties officeooo:rsid="00511cfb" officeooo:paragraph-rsid="00511cfb"/>
    </style:style>
    <style:style style:name="P251" style:family="paragraph" style:parent-style-name="Contents_20_1">
      <style:paragraph-properties>
        <style:tab-stops>
          <style:tab-stop style:position="17cm" style:type="right" style:leader-style="dotted" style:leader-text="."/>
        </style:tab-stops>
      </style:paragraph-properties>
    </style:style>
    <style:style style:name="P252" style:family="paragraph" style:parent-style-name="Contents_20_2">
      <style:paragraph-properties>
        <style:tab-stops>
          <style:tab-stop style:position="17cm" style:type="right" style:leader-style="dotted" style:leader-text="."/>
        </style:tab-stops>
      </style:paragraph-properties>
    </style:style>
    <style:style style:name="P253" style:family="paragraph" style:parent-style-name="Header">
      <style:paragraph-properties fo:margin-top="0.499cm" fo:margin-bottom="0.499cm" loext:contextual-spacing="false" fo:text-align="end" style:justify-single-word="false"/>
      <style:text-properties officeooo:paragraph-rsid="01192ae4"/>
    </style:style>
    <style:style style:name="P254"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P255" style:family="paragraph" style:parent-style-name="Heading_20_1" style:master-page-name="Cos">
      <style:paragraph-properties fo:text-align="center" style:justify-single-word="false" style:page-number="auto"/>
    </style:style>
    <style:style style:name="P256" style:family="paragraph" style:parent-style-name="Heading_20_1">
      <style:paragraph-properties fo:break-before="page"/>
      <style:text-properties officeooo:rsid="002e6a31" officeooo:paragraph-rsid="002e6a31"/>
    </style:style>
    <style:style style:name="P257" style:family="paragraph" style:parent-style-name="Heading_20_2">
      <style:text-properties officeooo:rsid="00469a69" officeooo:paragraph-rsid="002e6a31"/>
    </style:style>
    <style:style style:name="P258" style:family="paragraph" style:parent-style-name="Heading_20_2">
      <style:text-properties officeooo:rsid="00469a69" officeooo:paragraph-rsid="00490514"/>
    </style:style>
    <style:style style:name="P259" style:family="paragraph" style:parent-style-name="Heading_20_2">
      <style:text-properties officeooo:rsid="00469a69" officeooo:paragraph-rsid="0051d571"/>
    </style:style>
    <style:style style:name="P260" style:family="paragraph" style:parent-style-name="Heading_20_2">
      <style:text-properties officeooo:rsid="00469a69" officeooo:paragraph-rsid="0053a1b3"/>
    </style:style>
    <style:style style:name="P261" style:family="paragraph" style:parent-style-name="Heading_20_2">
      <style:text-properties officeooo:rsid="00469a69" officeooo:paragraph-rsid="005fc6ef"/>
    </style:style>
    <style:style style:name="P262" style:family="paragraph" style:parent-style-name="Heading_20_2">
      <style:text-properties officeooo:rsid="00469a69" officeooo:paragraph-rsid="0067e248"/>
    </style:style>
    <style:style style:name="P263" style:family="paragraph" style:parent-style-name="Heading_20_2">
      <style:text-properties officeooo:rsid="00469a69" officeooo:paragraph-rsid="006cc756"/>
    </style:style>
    <style:style style:name="P264" style:family="paragraph" style:parent-style-name="Heading_20_2">
      <style:text-properties officeooo:rsid="00469a69" officeooo:paragraph-rsid="006ecd82"/>
    </style:style>
    <style:style style:name="P265" style:family="paragraph" style:parent-style-name="Heading_20_2">
      <style:text-properties officeooo:rsid="00469a69" officeooo:paragraph-rsid="0078fc16"/>
    </style:style>
    <style:style style:name="P266" style:family="paragraph" style:parent-style-name="Heading_20_2">
      <style:paragraph-properties fo:text-align="justify" style:justify-single-word="false"/>
      <style:text-properties officeooo:rsid="00469a69" officeooo:paragraph-rsid="007ddfe8"/>
    </style:style>
    <style:style style:name="P267" style:family="paragraph" style:parent-style-name="Heading_20_2">
      <style:paragraph-properties fo:text-align="justify" style:justify-single-word="false"/>
      <style:text-properties officeooo:rsid="00469a69" officeooo:paragraph-rsid="0083578d"/>
    </style:style>
    <style:style style:name="P268" style:family="paragraph" style:parent-style-name="Heading_20_2">
      <style:text-properties officeooo:rsid="00469a69" officeooo:paragraph-rsid="0108b8e9"/>
    </style:style>
    <style:style style:name="P269" style:family="paragraph" style:parent-style-name="Heading_20_2">
      <style:paragraph-properties fo:text-align="justify" style:justify-single-word="false"/>
      <style:text-properties officeooo:paragraph-rsid="0087d185"/>
    </style:style>
    <style:style style:name="P270" style:family="paragraph" style:parent-style-name="Heading_20_2">
      <style:paragraph-properties fo:text-align="justify" style:justify-single-word="false"/>
      <style:text-properties officeooo:paragraph-rsid="008c37e8"/>
    </style:style>
    <style:style style:name="P271" style:family="paragraph" style:parent-style-name="Heading_20_2">
      <style:paragraph-properties fo:text-align="justify" style:justify-single-word="false"/>
      <style:text-properties officeooo:paragraph-rsid="00964fe4"/>
    </style:style>
    <style:style style:name="P272" style:family="paragraph" style:parent-style-name="Heading_20_2">
      <style:paragraph-properties fo:text-align="justify" style:justify-single-word="false"/>
      <style:text-properties officeooo:paragraph-rsid="009e01e9"/>
    </style:style>
    <style:style style:name="P273" style:family="paragraph" style:parent-style-name="Heading_20_2">
      <style:paragraph-properties fo:text-align="justify" style:justify-single-word="false"/>
      <style:text-properties officeooo:paragraph-rsid="009fa0eb"/>
    </style:style>
    <style:style style:name="P274" style:family="paragraph" style:parent-style-name="Heading_20_2">
      <style:paragraph-properties fo:text-align="justify" style:justify-single-word="false"/>
      <style:text-properties officeooo:paragraph-rsid="00a18b49"/>
    </style:style>
    <style:style style:name="P275" style:family="paragraph" style:parent-style-name="Heading_20_2">
      <style:paragraph-properties fo:text-align="justify" style:justify-single-word="false"/>
      <style:text-properties officeooo:paragraph-rsid="00b1b7d9"/>
    </style:style>
    <style:style style:name="P276" style:family="paragraph" style:parent-style-name="Heading_20_2">
      <style:paragraph-properties fo:text-align="justify" style:justify-single-word="false"/>
      <style:text-properties officeooo:paragraph-rsid="00c0adb5"/>
    </style:style>
    <style:style style:name="P277" style:family="paragraph" style:parent-style-name="Heading_20_2">
      <style:paragraph-properties fo:text-align="justify" style:justify-single-word="false"/>
      <style:text-properties officeooo:paragraph-rsid="00cc1c4c"/>
    </style:style>
    <style:style style:name="P278" style:family="paragraph" style:parent-style-name="Heading_20_2">
      <style:paragraph-properties fo:text-align="justify" style:justify-single-word="false"/>
      <style:text-properties officeooo:paragraph-rsid="00d823ce"/>
    </style:style>
    <style:style style:name="P279" style:family="paragraph" style:parent-style-name="Heading_20_2">
      <style:paragraph-properties fo:text-align="justify" style:justify-single-word="false"/>
      <style:text-properties officeooo:paragraph-rsid="00d83d57"/>
    </style:style>
    <style:style style:name="P280" style:family="paragraph" style:parent-style-name="Heading_20_2">
      <style:paragraph-properties fo:text-align="justify" style:justify-single-word="false"/>
      <style:text-properties officeooo:paragraph-rsid="00f24af6"/>
    </style:style>
    <style:style style:name="P281" style:family="paragraph" style:parent-style-name="Heading_20_2">
      <style:paragraph-properties fo:text-align="justify" style:justify-single-word="false"/>
      <style:text-properties officeooo:paragraph-rsid="00f6c32b"/>
    </style:style>
    <style:style style:name="P282" style:family="paragraph" style:parent-style-name="Heading_20_2">
      <style:text-properties officeooo:paragraph-rsid="010b0562"/>
    </style:style>
    <style:style style:name="P283" style:family="paragraph" style:parent-style-name="Standard" style:list-style-name="L1">
      <style:text-properties officeooo:paragraph-rsid="0042eb09"/>
    </style:style>
    <style:style style:name="P284" style:family="paragraph" style:parent-style-name="Standard" style:list-style-name="L1">
      <style:text-properties officeooo:paragraph-rsid="0051d571"/>
    </style:style>
    <style:style style:name="P285" style:family="paragraph" style:parent-style-name="Standard" style:list-style-name="L2">
      <style:text-properties officeooo:rsid="00272da6" officeooo:paragraph-rsid="00272da6"/>
    </style:style>
    <style:style style:name="P286" style:family="paragraph" style:parent-style-name="Standard" style:list-style-name="L6">
      <style:text-properties officeooo:rsid="00272da6" officeooo:paragraph-rsid="0051d571"/>
    </style:style>
    <style:style style:name="P287" style:family="paragraph" style:parent-style-name="Standard" style:list-style-name="L8">
      <style:text-properties officeooo:rsid="00272da6" officeooo:paragraph-rsid="0053a1b3"/>
    </style:style>
    <style:style style:name="P288" style:family="paragraph" style:parent-style-name="Standard" style:list-style-name="L10">
      <style:text-properties officeooo:rsid="00272da6" officeooo:paragraph-rsid="005fc6ef"/>
    </style:style>
    <style:style style:name="P289" style:family="paragraph" style:parent-style-name="Standard" style:list-style-name="L11">
      <style:paragraph-properties fo:text-align="justify" style:justify-single-word="false"/>
      <style:text-properties officeooo:rsid="00272da6" officeooo:paragraph-rsid="005fc6ef"/>
    </style:style>
    <style:style style:name="P290" style:family="paragraph" style:parent-style-name="Standard" style:list-style-name="L13">
      <style:paragraph-properties fo:text-align="justify" style:justify-single-word="false"/>
      <style:text-properties officeooo:rsid="00272da6" officeooo:paragraph-rsid="0067e248"/>
    </style:style>
    <style:style style:name="P291" style:family="paragraph" style:parent-style-name="Standard" style:list-style-name="L21">
      <style:paragraph-properties fo:text-align="justify" style:justify-single-word="false"/>
      <style:text-properties officeooo:rsid="00272da6" officeooo:paragraph-rsid="0078fc16"/>
    </style:style>
    <style:style style:name="P292" style:family="paragraph" style:parent-style-name="Standard" style:list-style-name="L3">
      <style:paragraph-properties fo:text-align="justify" style:justify-single-word="false"/>
      <style:text-properties officeooo:rsid="0042eb09" officeooo:paragraph-rsid="0042eb09"/>
    </style:style>
    <style:style style:name="P293" style:family="paragraph" style:parent-style-name="Standard" style:list-style-name="L7">
      <style:paragraph-properties fo:text-align="justify" style:justify-single-word="false"/>
      <style:text-properties officeooo:rsid="0042eb09" officeooo:paragraph-rsid="0051d571"/>
    </style:style>
    <style:style style:name="P294" style:family="paragraph" style:parent-style-name="Standard" style:list-style-name="L1">
      <style:text-properties officeooo:rsid="00490514" officeooo:paragraph-rsid="005003b0"/>
    </style:style>
    <style:style style:name="P295" style:family="paragraph" style:parent-style-name="Standard" style:list-style-name="L1">
      <style:text-properties officeooo:rsid="00490514" officeooo:paragraph-rsid="00490514"/>
    </style:style>
    <style:style style:name="P296" style:family="paragraph" style:parent-style-name="Standard" style:list-style-name="L4">
      <style:text-properties officeooo:rsid="004b4673" officeooo:paragraph-rsid="004b4673"/>
    </style:style>
    <style:style style:name="P297" style:family="paragraph" style:parent-style-name="Standard" style:list-style-name="L1">
      <style:text-properties officeooo:rsid="0103ba70" officeooo:paragraph-rsid="0053a1b3"/>
    </style:style>
    <style:style style:name="P298" style:family="paragraph" style:parent-style-name="Standard" style:list-style-name="L60">
      <style:text-properties officeooo:rsid="0103ba70" officeooo:paragraph-rsid="01109b75"/>
    </style:style>
    <style:style style:name="P299" style:family="paragraph" style:parent-style-name="Standard" style:list-style-name="L60">
      <style:text-properties officeooo:rsid="0103ba70" officeooo:paragraph-rsid="0111991b"/>
    </style:style>
    <style:style style:name="P300" style:family="paragraph" style:parent-style-name="Standard" style:list-style-name="L9">
      <style:paragraph-properties fo:text-align="justify" style:justify-single-word="false"/>
      <style:text-properties officeooo:rsid="00570fd3" officeooo:paragraph-rsid="00570fd3"/>
    </style:style>
    <style:style style:name="P301" style:family="paragraph" style:parent-style-name="Standard" style:list-style-name="L1">
      <style:text-properties officeooo:rsid="005fc6ef" officeooo:paragraph-rsid="007dfd8c"/>
    </style:style>
    <style:style style:name="P302" style:family="paragraph" style:parent-style-name="Standard" style:list-style-name="L1">
      <style:text-properties officeooo:rsid="005fc6ef" officeooo:paragraph-rsid="0067e248"/>
    </style:style>
    <style:style style:name="P303" style:family="paragraph" style:parent-style-name="Standard" style:list-style-name="L1">
      <style:text-properties officeooo:rsid="005fc6ef" officeooo:paragraph-rsid="0078fc16"/>
    </style:style>
    <style:style style:name="P304" style:family="paragraph" style:parent-style-name="Standard" style:list-style-name="L1">
      <style:text-properties officeooo:rsid="005fc6ef" officeooo:paragraph-rsid="0108b8e9"/>
    </style:style>
    <style:style style:name="P305" style:family="paragraph" style:parent-style-name="Standard" style:list-style-name="L14">
      <style:text-properties officeooo:rsid="005fc6ef" officeooo:paragraph-rsid="006cc756"/>
    </style:style>
    <style:style style:name="P306" style:family="paragraph" style:parent-style-name="Standard" style:list-style-name="L14">
      <style:text-properties officeooo:rsid="005fc6ef" officeooo:paragraph-rsid="00709e6b"/>
    </style:style>
    <style:style style:name="P307" style:family="paragraph" style:parent-style-name="Standard" style:list-style-name="L61">
      <style:text-properties officeooo:rsid="005fc6ef" officeooo:paragraph-rsid="0111991b"/>
    </style:style>
    <style:style style:name="P308" style:family="paragraph" style:parent-style-name="Standard" style:list-style-name="L61">
      <style:text-properties officeooo:rsid="005fc6ef" officeooo:paragraph-rsid="01147293"/>
    </style:style>
    <style:style style:name="P309" style:family="paragraph" style:parent-style-name="Standard" style:list-style-name="L1">
      <style:text-properties officeooo:rsid="00631401" officeooo:paragraph-rsid="007dfd8c"/>
    </style:style>
    <style:style style:name="P310" style:family="paragraph" style:parent-style-name="Standard" style:list-style-name="L12">
      <style:text-properties officeooo:rsid="00684807" officeooo:paragraph-rsid="00684807"/>
    </style:style>
    <style:style style:name="P311" style:family="paragraph" style:parent-style-name="Standard" style:list-style-name="L15">
      <style:text-properties officeooo:rsid="00684807" officeooo:paragraph-rsid="006cc756"/>
    </style:style>
    <style:style style:name="P312" style:family="paragraph" style:parent-style-name="Standard" style:list-style-name="L12">
      <style:text-properties officeooo:rsid="006ae1bd" officeooo:paragraph-rsid="006ae1bd"/>
    </style:style>
    <style:style style:name="P313" style:family="paragraph" style:parent-style-name="Standard" style:list-style-name="L16">
      <style:text-properties officeooo:rsid="006d183d" officeooo:paragraph-rsid="006d183d"/>
    </style:style>
    <style:style style:name="P314" style:family="paragraph" style:parent-style-name="Standard" style:list-style-name="L17">
      <style:paragraph-properties fo:text-align="justify" style:justify-single-word="false"/>
      <style:text-properties officeooo:rsid="006d183d" officeooo:paragraph-rsid="006d183d"/>
    </style:style>
    <style:style style:name="P315" style:family="paragraph" style:parent-style-name="Standard" style:list-style-name="L19">
      <style:paragraph-properties fo:text-align="justify" style:justify-single-word="false"/>
      <style:text-properties officeooo:rsid="006d183d" officeooo:paragraph-rsid="006ecd82"/>
    </style:style>
    <style:style style:name="P316" style:family="paragraph" style:parent-style-name="Standard" style:list-style-name="L43">
      <style:paragraph-properties fo:text-align="justify" style:justify-single-word="false"/>
      <style:text-properties officeooo:rsid="006d183d" officeooo:paragraph-rsid="00b556d5"/>
    </style:style>
    <style:style style:name="P317" style:family="paragraph" style:parent-style-name="Standard" style:list-style-name="L42">
      <style:paragraph-properties fo:text-align="justify" style:justify-single-word="false"/>
      <style:text-properties officeooo:rsid="006d183d" officeooo:paragraph-rsid="00d83d57"/>
    </style:style>
    <style:style style:name="P318" style:family="paragraph" style:parent-style-name="Standard" style:list-style-name="L57">
      <style:paragraph-properties fo:text-align="justify" style:justify-single-word="false"/>
      <style:text-properties officeooo:rsid="006d183d" officeooo:paragraph-rsid="00f6c32b"/>
    </style:style>
    <style:style style:name="P319" style:family="paragraph" style:parent-style-name="Standard" style:list-style-name="L18">
      <style:text-properties officeooo:rsid="00736b32" officeooo:paragraph-rsid="00736b32"/>
    </style:style>
    <style:style style:name="P320" style:family="paragraph" style:parent-style-name="Standard" style:list-style-name="L18">
      <style:text-properties officeooo:rsid="00736b32" officeooo:paragraph-rsid="007f9b52"/>
    </style:style>
    <style:style style:name="P321" style:family="paragraph" style:parent-style-name="Standard" style:list-style-name="L28">
      <style:text-properties officeooo:rsid="00736b32" officeooo:paragraph-rsid="008c37e8"/>
    </style:style>
    <style:style style:name="P322" style:family="paragraph" style:parent-style-name="Standard" style:list-style-name="L20">
      <style:text-properties officeooo:rsid="00799b55" officeooo:paragraph-rsid="00799b55"/>
    </style:style>
    <style:style style:name="P323" style:family="paragraph" style:parent-style-name="Standard" style:list-style-name="L20">
      <style:paragraph-properties fo:text-align="justify" style:justify-single-word="false"/>
      <style:text-properties officeooo:rsid="00799b55" officeooo:paragraph-rsid="007e7cc1"/>
    </style:style>
    <style:style style:name="P324" style:family="paragraph" style:parent-style-name="Standard" style:list-style-name="L23">
      <style:paragraph-properties fo:text-align="justify" style:justify-single-word="false"/>
      <style:text-properties officeooo:rsid="00799b55" officeooo:paragraph-rsid="00866800"/>
    </style:style>
    <style:style style:name="P325" style:family="paragraph" style:parent-style-name="Standard" style:list-style-name="L24">
      <style:paragraph-properties fo:text-align="justify" style:justify-single-word="false"/>
      <style:text-properties officeooo:rsid="00799b55" officeooo:paragraph-rsid="0083578d"/>
    </style:style>
    <style:style style:name="P326" style:family="paragraph" style:parent-style-name="Standard" style:list-style-name="L26">
      <style:paragraph-properties fo:text-align="justify" style:justify-single-word="false"/>
      <style:text-properties officeooo:rsid="00799b55" officeooo:paragraph-rsid="0087d185"/>
    </style:style>
    <style:style style:name="P327" style:family="paragraph" style:parent-style-name="Standard" style:list-style-name="L29">
      <style:paragraph-properties fo:text-align="justify" style:justify-single-word="false"/>
      <style:text-properties officeooo:rsid="00799b55" officeooo:paragraph-rsid="008c37e8"/>
    </style:style>
    <style:style style:name="P328" style:family="paragraph" style:parent-style-name="Standard" style:list-style-name="L31">
      <style:paragraph-properties fo:text-align="justify" style:justify-single-word="false"/>
      <style:text-properties officeooo:rsid="00799b55" officeooo:paragraph-rsid="00964fe4"/>
    </style:style>
    <style:style style:name="P329" style:family="paragraph" style:parent-style-name="Standard" style:list-style-name="L33">
      <style:paragraph-properties fo:text-align="justify" style:justify-single-word="false"/>
      <style:text-properties officeooo:rsid="00799b55" officeooo:paragraph-rsid="009e01e9"/>
    </style:style>
    <style:style style:name="P330" style:family="paragraph" style:parent-style-name="Standard" style:list-style-name="L35">
      <style:paragraph-properties fo:text-align="justify" style:justify-single-word="false"/>
      <style:text-properties officeooo:rsid="00799b55" officeooo:paragraph-rsid="009fa0eb"/>
    </style:style>
    <style:style style:name="P331" style:family="paragraph" style:parent-style-name="Standard" style:list-style-name="L38">
      <style:paragraph-properties fo:text-align="justify" style:justify-single-word="false"/>
      <style:text-properties officeooo:rsid="00799b55" officeooo:paragraph-rsid="00a18b49"/>
    </style:style>
    <style:style style:name="P332" style:family="paragraph" style:parent-style-name="Standard" style:list-style-name="L43">
      <style:paragraph-properties fo:text-align="justify" style:justify-single-word="false"/>
      <style:text-properties officeooo:rsid="00799b55" officeooo:paragraph-rsid="00b1b7d9"/>
    </style:style>
    <style:style style:name="P333" style:family="paragraph" style:parent-style-name="Standard" style:list-style-name="L58">
      <style:text-properties officeooo:rsid="00799b55" officeooo:paragraph-rsid="0108b8e9"/>
    </style:style>
    <style:style style:name="P334" style:family="paragraph" style:parent-style-name="Standard" style:list-style-name="L62">
      <style:text-properties officeooo:rsid="00799b55" officeooo:paragraph-rsid="010b0562"/>
    </style:style>
    <style:style style:name="P335" style:family="paragraph" style:parent-style-name="Standard" style:list-style-name="L22">
      <style:paragraph-properties fo:text-align="justify" style:justify-single-word="false"/>
      <style:text-properties officeooo:rsid="007ddfe8" officeooo:paragraph-rsid="007ddfe8"/>
    </style:style>
    <style:style style:name="P336" style:family="paragraph" style:parent-style-name="Standard" style:list-style-name="L22">
      <style:paragraph-properties fo:text-align="justify" style:justify-single-word="false"/>
      <style:text-properties officeooo:rsid="007ddfe8" officeooo:paragraph-rsid="007e7cc1"/>
    </style:style>
    <style:style style:name="P337" style:family="paragraph" style:parent-style-name="Standard" style:list-style-name="L22">
      <style:paragraph-properties fo:text-align="justify" style:justify-single-word="false"/>
      <style:text-properties officeooo:rsid="007ddfe8" officeooo:paragraph-rsid="00847eb0"/>
    </style:style>
    <style:style style:name="P338" style:family="paragraph" style:parent-style-name="Standard" style:list-style-name="L22">
      <style:paragraph-properties fo:text-align="justify" style:justify-single-word="false"/>
      <style:text-properties officeooo:rsid="007ddfe8" officeooo:paragraph-rsid="0088989a"/>
    </style:style>
    <style:style style:name="P339" style:family="paragraph" style:parent-style-name="Standard" style:list-style-name="L22">
      <style:paragraph-properties fo:text-align="justify" style:justify-single-word="false"/>
      <style:text-properties officeooo:rsid="007ddfe8" officeooo:paragraph-rsid="008c37e8"/>
    </style:style>
    <style:style style:name="P340" style:family="paragraph" style:parent-style-name="Standard" style:list-style-name="L22">
      <style:paragraph-properties fo:text-align="justify" style:justify-single-word="false"/>
      <style:text-properties officeooo:rsid="007ddfe8" officeooo:paragraph-rsid="008f574f"/>
    </style:style>
    <style:style style:name="P341" style:family="paragraph" style:parent-style-name="Standard" style:list-style-name="L22">
      <style:paragraph-properties fo:text-align="justify" style:justify-single-word="false"/>
      <style:text-properties officeooo:rsid="007ddfe8" officeooo:paragraph-rsid="009246f4"/>
    </style:style>
    <style:style style:name="P342" style:family="paragraph" style:parent-style-name="Standard" style:list-style-name="L22">
      <style:paragraph-properties fo:text-align="justify" style:justify-single-word="false"/>
      <style:text-properties officeooo:rsid="007ddfe8" officeooo:paragraph-rsid="0093ceaf"/>
    </style:style>
    <style:style style:name="P343" style:family="paragraph" style:parent-style-name="Standard" style:list-style-name="L22">
      <style:paragraph-properties fo:text-align="justify" style:justify-single-word="false"/>
      <style:text-properties officeooo:rsid="007ddfe8" officeooo:paragraph-rsid="009a3c41"/>
    </style:style>
    <style:style style:name="P344" style:family="paragraph" style:parent-style-name="Standard" style:list-style-name="L22">
      <style:paragraph-properties fo:text-align="justify" style:justify-single-word="false"/>
      <style:text-properties officeooo:rsid="007ddfe8" officeooo:paragraph-rsid="009d0b72"/>
    </style:style>
    <style:style style:name="P345" style:family="paragraph" style:parent-style-name="Standard" style:list-style-name="L22">
      <style:paragraph-properties fo:text-align="justify" style:justify-single-word="false"/>
      <style:text-properties officeooo:rsid="007ddfe8" officeooo:paragraph-rsid="009e01e9"/>
    </style:style>
    <style:style style:name="P346" style:family="paragraph" style:parent-style-name="Standard" style:list-style-name="L22">
      <style:paragraph-properties fo:text-align="justify" style:justify-single-word="false"/>
      <style:text-properties officeooo:rsid="007ddfe8" officeooo:paragraph-rsid="009fa0eb"/>
    </style:style>
    <style:style style:name="P347" style:family="paragraph" style:parent-style-name="Standard" style:list-style-name="L22">
      <style:paragraph-properties fo:text-align="justify" style:justify-single-word="false"/>
      <style:text-properties officeooo:rsid="007ddfe8" officeooo:paragraph-rsid="00a257b5"/>
    </style:style>
    <style:style style:name="P348" style:family="paragraph" style:parent-style-name="Standard" style:list-style-name="L22">
      <style:paragraph-properties fo:text-align="justify" style:justify-single-word="false"/>
      <style:text-properties officeooo:rsid="007ddfe8" officeooo:paragraph-rsid="00a4587a"/>
    </style:style>
    <style:style style:name="P349" style:family="paragraph" style:parent-style-name="Standard" style:list-style-name="L22">
      <style:paragraph-properties fo:text-align="justify" style:justify-single-word="false"/>
      <style:text-properties officeooo:rsid="007ddfe8" officeooo:paragraph-rsid="00aa1124"/>
    </style:style>
    <style:style style:name="P350" style:family="paragraph" style:parent-style-name="Standard" style:list-style-name="L22">
      <style:paragraph-properties fo:text-align="justify" style:justify-single-word="false"/>
      <style:text-properties officeooo:rsid="007ddfe8" officeooo:paragraph-rsid="00d823ce"/>
    </style:style>
    <style:style style:name="P351" style:family="paragraph" style:parent-style-name="Standard" style:list-style-name="L39">
      <style:paragraph-properties fo:text-align="justify" style:justify-single-word="false"/>
      <style:text-properties officeooo:rsid="007ddfe8" officeooo:paragraph-rsid="00b1b7d9"/>
    </style:style>
    <style:style style:name="P352" style:family="paragraph" style:parent-style-name="Standard" style:list-style-name="L45">
      <style:paragraph-properties fo:text-align="justify" style:justify-single-word="false"/>
      <style:text-properties officeooo:rsid="007ddfe8" officeooo:paragraph-rsid="00d3a383"/>
    </style:style>
    <style:style style:name="P353" style:family="paragraph" style:parent-style-name="Standard" style:list-style-name="L25">
      <style:text-properties officeooo:paragraph-rsid="0087d185"/>
    </style:style>
    <style:style style:name="P354" style:family="paragraph" style:parent-style-name="Standard" style:list-style-name="L27">
      <style:paragraph-properties fo:text-align="justify" style:justify-single-word="false"/>
      <style:text-properties officeooo:rsid="008afe7f" officeooo:paragraph-rsid="008afe7f"/>
    </style:style>
    <style:style style:name="P355"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356"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357"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358"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359"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360"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361"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362" style:family="paragraph" style:parent-style-name="Standard" style:list-style-name="L28">
      <style:paragraph-properties fo:text-align="start" style:justify-single-word="false"/>
      <style:text-properties officeooo:paragraph-rsid="008c37e8"/>
    </style:style>
    <style:style style:name="P363" style:family="paragraph" style:parent-style-name="Standard" style:list-style-name="L28">
      <style:paragraph-properties fo:text-align="start" style:justify-single-word="false"/>
      <style:text-properties officeooo:paragraph-rsid="00a621ab"/>
    </style:style>
    <style:style style:name="P364" style:family="paragraph" style:parent-style-name="Standard" style:list-style-name="L41">
      <style:paragraph-properties fo:text-align="start" style:justify-single-word="false"/>
      <style:text-properties officeooo:paragraph-rsid="00b1b7d9"/>
    </style:style>
    <style:style style:name="P365" style:family="paragraph" style:parent-style-name="Standard" style:list-style-name="L47">
      <style:paragraph-properties fo:text-align="start" style:justify-single-word="false"/>
      <style:text-properties officeooo:paragraph-rsid="00d3a383"/>
    </style:style>
    <style:style style:name="P366" style:family="paragraph" style:parent-style-name="Standard" style:list-style-name="L56">
      <style:paragraph-properties fo:text-align="start" style:justify-single-word="false"/>
      <style:text-properties officeooo:paragraph-rsid="00f2f124"/>
    </style:style>
    <style:style style:name="P367" style:family="paragraph" style:parent-style-name="Standard" style:list-style-name="L56">
      <style:paragraph-properties fo:text-align="start" style:justify-single-word="false"/>
      <style:text-properties officeooo:paragraph-rsid="00f7637d"/>
    </style:style>
    <style:style style:name="P368" style:family="paragraph" style:parent-style-name="Standard" style:list-style-name="L30">
      <style:text-properties officeooo:rsid="00964fe4" officeooo:paragraph-rsid="00964fe4"/>
    </style:style>
    <style:style style:name="P369" style:family="paragraph" style:parent-style-name="Standard" style:list-style-name="L32">
      <style:text-properties officeooo:rsid="00964fe4" officeooo:paragraph-rsid="009e01e9"/>
    </style:style>
    <style:style style:name="P370" style:family="paragraph" style:parent-style-name="Standard" style:list-style-name="L34">
      <style:text-properties officeooo:rsid="00964fe4" officeooo:paragraph-rsid="009fa0eb"/>
    </style:style>
    <style:style style:name="P371" style:family="paragraph" style:parent-style-name="Standard" style:list-style-name="L37">
      <style:text-properties officeooo:rsid="00964fe4" officeooo:paragraph-rsid="00a621ab"/>
    </style:style>
    <style:style style:name="P372" style:family="paragraph" style:parent-style-name="Standard" style:list-style-name="L40">
      <style:text-properties officeooo:rsid="00964fe4" officeooo:paragraph-rsid="00b1b7d9"/>
    </style:style>
    <style:style style:name="P373" style:family="paragraph" style:parent-style-name="Standard" style:list-style-name="L46">
      <style:text-properties officeooo:rsid="00964fe4" officeooo:paragraph-rsid="00d3a383"/>
    </style:style>
    <style:style style:name="P374" style:family="paragraph" style:parent-style-name="Standard" style:list-style-name="L51">
      <style:text-properties officeooo:rsid="00964fe4" officeooo:paragraph-rsid="00d823ce"/>
    </style:style>
    <style:style style:name="P375" style:family="paragraph" style:parent-style-name="Standard" style:list-style-name="L54">
      <style:text-properties officeooo:rsid="00964fe4" officeooo:paragraph-rsid="00d83d57"/>
    </style:style>
    <style:style style:name="P376" style:family="paragraph" style:parent-style-name="Standard" style:list-style-name="L30">
      <style:text-properties officeooo:rsid="009bafdc" officeooo:paragraph-rsid="009bafdc"/>
    </style:style>
    <style:style style:name="P377" style:family="paragraph" style:parent-style-name="Standard" style:list-style-name="L30">
      <style:text-properties officeooo:rsid="009d0b72" officeooo:paragraph-rsid="009d0b72"/>
    </style:style>
    <style:style style:name="P378" style:family="paragraph" style:parent-style-name="Standard" style:list-style-name="L31">
      <style:paragraph-properties fo:text-align="justify" style:justify-single-word="false"/>
      <style:text-properties officeooo:paragraph-rsid="00964fe4"/>
    </style:style>
    <style:style style:name="P379" style:family="paragraph" style:parent-style-name="Standard" style:list-style-name="L31">
      <style:paragraph-properties fo:text-align="justify" style:justify-single-word="false"/>
      <style:text-properties officeooo:paragraph-rsid="00a6388c"/>
    </style:style>
    <style:style style:name="P380" style:family="paragraph" style:parent-style-name="Standard" style:list-style-name="L31">
      <style:paragraph-properties fo:text-align="justify" style:justify-single-word="false"/>
      <style:text-properties officeooo:paragraph-rsid="010e0880"/>
    </style:style>
    <style:style style:name="P381" style:family="paragraph" style:parent-style-name="Standard" style:list-style-name="L36">
      <style:paragraph-properties fo:text-align="justify" style:justify-single-word="false"/>
      <style:text-properties officeooo:paragraph-rsid="00b1b7d9"/>
    </style:style>
    <style:style style:name="P382" style:family="paragraph" style:parent-style-name="Standard" style:list-style-name="L55">
      <style:paragraph-properties fo:text-align="justify" style:justify-single-word="false"/>
      <style:text-properties officeooo:paragraph-rsid="00f6c32b"/>
    </style:style>
    <style:style style:name="P383" style:family="paragraph" style:parent-style-name="Standard" style:list-style-name="L36">
      <style:paragraph-properties fo:text-align="justify" style:justify-single-word="false"/>
      <style:text-properties officeooo:rsid="00a257b5" officeooo:paragraph-rsid="00a4587a"/>
    </style:style>
    <style:style style:name="P384" style:family="paragraph" style:parent-style-name="Standard" style:list-style-name="L36">
      <style:paragraph-properties fo:text-align="justify" style:justify-single-word="false"/>
      <style:text-properties officeooo:rsid="00a257b5" officeooo:paragraph-rsid="00a393eb"/>
    </style:style>
    <style:style style:name="P385" style:family="paragraph" style:parent-style-name="Standard" style:list-style-name="L36">
      <style:paragraph-properties fo:text-align="justify" style:justify-single-word="false"/>
      <style:text-properties officeooo:rsid="00a257b5" officeooo:paragraph-rsid="00b1b7d9"/>
    </style:style>
    <style:style style:name="P386" style:family="paragraph" style:parent-style-name="Standard" style:list-style-name="L36">
      <style:paragraph-properties fo:text-align="justify" style:justify-single-word="false"/>
      <style:text-properties officeooo:rsid="00a257b5" officeooo:paragraph-rsid="00cc1c4c"/>
    </style:style>
    <style:style style:name="P387" style:family="paragraph" style:parent-style-name="Standard" style:list-style-name="L36">
      <style:paragraph-properties fo:text-align="justify" style:justify-single-word="false"/>
      <style:text-properties officeooo:rsid="00a257b5" officeooo:paragraph-rsid="00d83d57"/>
    </style:style>
    <style:style style:name="P388" style:family="paragraph" style:parent-style-name="Standard" style:list-style-name="L36">
      <style:paragraph-properties fo:text-align="justify" style:justify-single-word="false"/>
      <style:text-properties officeooo:rsid="00a257b5" officeooo:paragraph-rsid="00ec8d5c"/>
    </style:style>
    <style:style style:name="P389" style:family="paragraph" style:parent-style-name="Standard" style:list-style-name="L44">
      <style:paragraph-properties fo:text-align="justify" style:justify-single-word="false"/>
      <style:text-properties officeooo:rsid="00a257b5" officeooo:paragraph-rsid="00d3a383"/>
    </style:style>
    <style:style style:name="P390" style:family="paragraph" style:parent-style-name="Standard" style:list-style-name="L36">
      <style:paragraph-properties fo:text-align="start" style:justify-single-word="false"/>
      <style:text-properties officeooo:rsid="00a257b5" officeooo:paragraph-rsid="00a4587a"/>
    </style:style>
    <style:style style:name="P391" style:family="paragraph" style:parent-style-name="Standard" style:list-style-name="L31">
      <style:paragraph-properties fo:text-align="justify" style:justify-single-word="false"/>
      <style:text-properties officeooo:rsid="00a899dc" officeooo:paragraph-rsid="00a899dc"/>
    </style:style>
    <style:style style:name="P392" style:family="paragraph" style:parent-style-name="Standard" style:list-style-name="L42">
      <style:paragraph-properties fo:text-align="justify" style:justify-single-word="false"/>
      <style:text-properties officeooo:rsid="00bd84ae" officeooo:paragraph-rsid="00bbeaf7"/>
    </style:style>
    <style:style style:name="P393" style:family="paragraph" style:parent-style-name="Standard" style:list-style-name="L53">
      <style:paragraph-properties fo:text-align="justify" style:justify-single-word="false"/>
      <style:text-properties style:font-name="Calibri2" fo:font-size="12pt" fo:font-style="normal" officeooo:rsid="00de022d" officeooo:paragraph-rsid="00de022d" style:font-size-asian="12pt" style:font-style-asian="normal" style:font-size-complex="12pt" style:font-style-complex="normal"/>
    </style:style>
    <style:style style:name="P394" style:family="paragraph" style:parent-style-name="Standard" style:list-style-name="L53">
      <style:paragraph-properties fo:text-align="justify" style:justify-single-word="false"/>
      <style:text-properties fo:color="#000000" style:font-name="Calibri2" fo:font-size="12pt" style:rfc-language-tag="es-ES-u-co-trad" fo:language="es" fo:country="ES" fo:font-style="normal" officeooo:rsid="00de022d" officeooo:paragraph-rsid="00ec8d5c" style:font-size-asian="12pt" style:font-style-asian="normal" style:font-size-complex="12pt" style:font-style-complex="normal"/>
    </style:style>
    <style:style style:name="P395" style:family="paragraph" style:parent-style-name="Standard" style:list-style-name="L36">
      <style:paragraph-properties fo:text-align="justify" style:justify-single-word="false"/>
      <style:text-properties fo:color="#000000" style:font-name="Calibri2" fo:font-size="12pt" style:rfc-language-tag="es-ES-u-co-trad" fo:language="es" fo:country="ES" fo:font-style="normal" officeooo:rsid="00de022d" officeooo:paragraph-rsid="00f24af6" style:font-size-asian="12pt" style:font-style-asian="normal" style:font-size-complex="12pt" style:font-style-complex="normal"/>
    </style:style>
    <style:style style:name="P396" style:family="paragraph" style:parent-style-name="Standard" style:list-style-name="L36">
      <style:paragraph-properties fo:text-align="justify" style:justify-single-word="false"/>
      <style:text-properties fo:color="#0000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397" style:family="paragraph" style:parent-style-name="Standard" style:list-style-name="L36">
      <style:paragraph-properties fo:text-align="start" style:justify-single-word="false"/>
      <style:text-properties fo:color="#0000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398" style:family="paragraph" style:parent-style-name="Standard" style:list-style-name="L36">
      <style:paragraph-properties fo:text-align="start" style:justify-single-word="false"/>
      <style:text-properties fo:color="#000000" style:font-name="Calibri2" fo:font-size="12pt" style:rfc-language-tag="es-ES-u-co-trad" fo:language="es" fo:country="ES" fo:font-style="normal" officeooo:rsid="00de022d" officeooo:paragraph-rsid="0100a5f0" style:font-size-asian="12pt" style:font-style-asian="normal" style:font-size-complex="12pt" style:font-style-complex="normal"/>
    </style:style>
    <style:style style:name="P399" style:family="paragraph" style:parent-style-name="Standard" style:list-style-name="L55">
      <style:paragraph-properties fo:text-align="justify" style:justify-single-word="false"/>
      <style:text-properties officeooo:rsid="00e5e3fc" officeooo:paragraph-rsid="00e5e3fc"/>
    </style:style>
    <style:style style:name="P400" style:family="paragraph" style:parent-style-name="Standard" style:list-style-name="L55">
      <style:paragraph-properties fo:text-align="justify" style:justify-single-word="false"/>
      <style:text-properties officeooo:rsid="00e5e3fc" officeooo:paragraph-rsid="00f6c32b"/>
    </style:style>
    <style:style style:name="P401" style:family="paragraph" style:parent-style-name="Standard" style:list-style-name="L55">
      <style:paragraph-properties fo:text-align="justify" style:justify-single-word="false"/>
      <style:text-properties officeooo:rsid="010503bc" officeooo:paragraph-rsid="010503bc"/>
    </style:style>
    <style:style style:name="P402" style:family="paragraph" style:parent-style-name="Standard" style:list-style-name="L59">
      <style:paragraph-properties fo:text-align="justify" style:justify-single-word="false"/>
      <style:text-properties officeooo:rsid="0108b8e9" officeooo:paragraph-rsid="0108b8e9"/>
    </style:style>
    <style:style style:name="P403" style:family="paragraph" style:parent-style-name="Standard" style:list-style-name="L63">
      <style:paragraph-properties fo:text-align="justify" style:justify-single-word="false"/>
      <style:text-properties officeooo:rsid="0108b8e9" officeooo:paragraph-rsid="0113c6d3"/>
    </style:style>
    <style:style style:name="P404" style:family="paragraph" style:parent-style-name="Standard" style:list-style-name="L62">
      <style:text-properties officeooo:rsid="0113c6d3" officeooo:paragraph-rsid="0113c6d3"/>
    </style:style>
    <style:style style:name="P405" style:family="paragraph" style:parent-style-name="Text_20_body" style:list-style-name="L5">
      <style:paragraph-properties fo:text-align="justify" style:justify-single-word="false"/>
      <style:text-properties officeooo:rsid="004161ac" officeooo:paragraph-rsid="00511cfb"/>
    </style:style>
    <style:style style:name="P406" style:family="paragraph" style:parent-style-name="Text_20_body" style:list-style-name="L5">
      <style:paragraph-properties fo:text-align="justify" style:justify-single-word="false"/>
      <style:text-properties officeooo:rsid="004a8c55" officeooo:paragraph-rsid="00511cfb"/>
    </style:style>
    <style:style style:name="P407"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officeooo:rsid="0042eb09"/>
    </style:style>
    <style:style style:name="T6" style:family="text">
      <style:text-properties officeooo:rsid="00459059"/>
    </style:style>
    <style:style style:name="T7" style:family="text">
      <style:text-properties officeooo:rsid="00470cc1"/>
    </style:style>
    <style:style style:name="T8" style:family="text">
      <style:text-properties fo:font-style="normal" style:font-style-asian="normal" style:font-style-complex="normal"/>
    </style:style>
    <style:style style:name="T9" style:family="text">
      <style:text-properties fo:font-style="normal" officeooo:rsid="0088989a" style:font-style-asian="normal" style:font-style-complex="normal"/>
    </style:style>
    <style:style style:name="T10" style:family="text">
      <style:text-properties fo:font-style="normal" officeooo:rsid="00964fe4" style:font-style-asian="normal" style:font-style-complex="normal"/>
    </style:style>
    <style:style style:name="T11" style:family="text">
      <style:text-properties fo:font-style="normal" officeooo:rsid="00a6388c" style:font-style-asian="normal" style:font-style-complex="normal"/>
    </style:style>
    <style:style style:name="T12" style:family="text">
      <style:text-properties fo:font-style="normal" officeooo:rsid="00a7fe1f" style:font-style-asian="normal" style:font-style-complex="normal"/>
    </style:style>
    <style:style style:name="T13" style:family="text">
      <style:text-properties fo:font-style="normal" officeooo:rsid="00ffc0e8" style:font-style-asian="normal" style:font-style-complex="normal"/>
    </style:style>
    <style:style style:name="T14" style:family="text">
      <style:text-properties fo:font-style="normal" officeooo:rsid="010e0880" style:font-style-asian="normal" style:font-style-complex="normal"/>
    </style:style>
    <style:style style:name="T15" style:family="text">
      <style:text-properties fo:font-style="normal" officeooo:rsid="0113c6d3" style:font-style-asian="normal" style:font-style-complex="normal"/>
    </style:style>
    <style:style style:name="T16" style:family="text">
      <style:text-properties officeooo:rsid="00490514"/>
    </style:style>
    <style:style style:name="T17" style:family="text">
      <style:text-properties officeooo:rsid="004a8c55"/>
    </style:style>
    <style:style style:name="T18" style:family="text">
      <style:text-properties officeooo:rsid="004b1f7f"/>
    </style:style>
    <style:style style:name="T19" style:family="text">
      <style:text-properties fo:color="#000000"/>
    </style:style>
    <style:style style:name="T20" style:family="text">
      <style:text-properties fo:color="#000000" style:font-name="Consolas" fo:font-size="10pt" style:font-size-asian="10pt"/>
    </style:style>
    <style:style style:name="T21" style:family="text">
      <style:text-properties fo:color="#000000" style:font-name="Consolas" fo:font-size="10pt" officeooo:rsid="00bc906c" style:font-size-asian="10pt"/>
    </style:style>
    <style:style style:name="T22" style:family="text">
      <style:text-properties fo:color="#000000" style:font-name="Consolas" fo:font-size="10pt" fo:background-color="#ceccf7" loext:char-shading-value="0" style:font-size-asian="10pt"/>
    </style:style>
    <style:style style:name="T23" style:family="text">
      <style:text-properties fo:color="#000000" style:rfc-language-tag="es-ES-u-co-trad" fo:language="es" fo:country="ES"/>
    </style:style>
    <style:style style:name="T24" style:family="text">
      <style:text-properties fo:color="#2a00ff" style:font-name="Consolas" fo:font-size="10pt" style:font-size-asian="10pt"/>
    </style:style>
    <style:style style:name="T25" style:family="text">
      <style:text-properties fo:color="#2a00ff" style:font-name="Consolas" fo:font-size="10pt" officeooo:rsid="00727fd3" style:font-size-asian="10pt"/>
    </style:style>
    <style:style style:name="T26" style:family="text">
      <style:text-properties fo:color="#2a00ff" style:font-name="Consolas" fo:font-size="10pt" officeooo:rsid="00bc1ead" style:font-size-asian="10pt"/>
    </style:style>
    <style:style style:name="T27" style:family="text">
      <style:text-properties fo:color="#2a00ff" style:font-name="Consolas" fo:font-size="10pt" officeooo:rsid="00bc906c" style:font-size-asian="10pt"/>
    </style:style>
    <style:style style:name="T28" style:family="text">
      <style:text-properties fo:color="#2a00ff" style:font-name="Consolas" fo:font-size="10pt" officeooo:rsid="00bd84ae" style:font-size-asian="10pt"/>
    </style:style>
    <style:style style:name="T29" style:family="text">
      <style:text-properties fo:color="#2a00ff" style:font-name="Consolas" fo:font-size="10pt" fo:background-color="#e8f2fe" loext:char-shading-value="0" style:font-size-asian="10pt"/>
    </style:style>
    <style:style style:name="T30" style:family="text">
      <style:text-properties fo:color="#2a00ff" style:font-name="Consolas" fo:font-size="10pt" style:text-underline-style="solid" style:text-underline-width="auto" style:text-underline-color="font-color" style:font-size-asian="10pt"/>
    </style:style>
    <style:style style:name="T31" style:family="text">
      <style:text-properties style:font-name="Consolas" fo:font-size="10pt" style:font-size-asian="10pt"/>
    </style:style>
    <style:style style:name="T32" style:family="text">
      <style:text-properties style:font-name="Consolas" fo:font-size="10pt" fo:background-color="#e8f2fe" loext:char-shading-value="0" style:font-size-asian="10pt"/>
    </style:style>
    <style:style style:name="T33" style:family="text">
      <style:text-properties officeooo:rsid="0051d571"/>
    </style:style>
    <style:style style:name="T34" style:family="text">
      <style:text-properties officeooo:rsid="0051f614"/>
    </style:style>
    <style:style style:name="T35" style:family="text">
      <style:text-properties fo:color="#3f7f5f" style:font-name="Consolas" fo:font-size="10pt" style:font-size-asian="10pt"/>
    </style:style>
    <style:style style:name="T36" style:family="text">
      <style:text-properties fo:color="#3f7f5f" style:font-name="Consolas" fo:font-size="10pt" officeooo:rsid="00bc906c" style:font-size-asian="10pt"/>
    </style:style>
    <style:style style:name="T37" style:family="text">
      <style:text-properties fo:color="#3f7f5f" style:font-name="Consolas" fo:font-size="10pt" officeooo:rsid="00bd84ae" style:font-size-asian="10pt"/>
    </style:style>
    <style:style style:name="T38" style:family="text">
      <style:text-properties fo:color="#3f7f5f" style:font-name="Consolas" fo:font-size="10pt" style:text-underline-style="solid" style:text-underline-width="auto" style:text-underline-color="font-color" style:font-size-asian="10pt"/>
    </style:style>
    <style:style style:name="T39" style:family="text">
      <style:text-properties officeooo:rsid="005a0c2d"/>
    </style:style>
    <style:style style:name="T40" style:family="text">
      <style:text-properties officeooo:rsid="005aa5a7"/>
    </style:style>
    <style:style style:name="T41" style:family="text">
      <style:text-properties officeooo:rsid="00649684"/>
    </style:style>
    <style:style style:name="T42" style:family="text">
      <style:text-properties officeooo:rsid="00684807"/>
    </style:style>
    <style:style style:name="T43" style:family="text">
      <style:text-properties officeooo:rsid="0068f60b"/>
    </style:style>
    <style:style style:name="T44" style:family="text">
      <style:text-properties officeooo:rsid="006ae1bd"/>
    </style:style>
    <style:style style:name="T45" style:family="text">
      <style:text-properties officeooo:rsid="006cc756"/>
    </style:style>
    <style:style style:name="T46" style:family="text">
      <style:text-properties officeooo:rsid="006cf7b0"/>
    </style:style>
    <style:style style:name="T47" style:family="text">
      <style:text-properties officeooo:rsid="00709e6b"/>
    </style:style>
    <style:style style:name="T48" style:family="text">
      <style:text-properties officeooo:rsid="00727fd3"/>
    </style:style>
    <style:style style:name="T49" style:family="text">
      <style:text-properties fo:color="#7f0055" style:font-name="Consolas" fo:font-size="10pt" fo:font-weight="bold" style:font-size-asian="10pt" style:font-weight-asian="bold"/>
    </style:style>
    <style:style style:name="T50" style:family="text">
      <style:text-properties officeooo:rsid="0077cbd3"/>
    </style:style>
    <style:style style:name="T51" style:family="text">
      <style:text-properties fo:color="#007dc3" style:font-name="Calibri2" fo:font-size="18pt" officeooo:rsid="001bba47" style:font-size-asian="18pt" style:font-size-complex="18pt"/>
    </style:style>
    <style:style style:name="T52" style:family="text">
      <style:text-properties fo:color="#007dc3" style:font-name="Calibri2" fo:font-size="18pt" officeooo:rsid="002651fa" style:font-size-asian="18pt" style:font-size-complex="18pt"/>
    </style:style>
    <style:style style:name="T53" style:family="text">
      <style:text-properties fo:color="#007dc3" style:font-name="Calibri2" fo:font-size="18pt" officeooo:rsid="008e988b" style:font-size-asian="18pt" style:font-size-complex="18pt"/>
    </style:style>
    <style:style style:name="T54" style:family="text">
      <style:text-properties fo:color="#007dc3" style:font-name="Calibri2" fo:font-size="18pt" officeooo:rsid="00af0be9" style:font-size-asian="18pt" style:font-size-complex="18pt"/>
    </style:style>
    <style:style style:name="T55" style:family="text">
      <style:text-properties fo:color="#007dc3" style:font-name="Calibri2" fo:font-size="18pt" officeooo:rsid="00d3a383" style:font-size-asian="18pt" style:font-size-complex="18pt"/>
    </style:style>
    <style:style style:name="T56" style:family="text">
      <style:text-properties fo:color="#007dc3" style:font-name="Calibri2" fo:font-size="18pt" officeooo:rsid="00e14b73" style:font-size-asian="18pt" style:font-size-complex="18pt"/>
    </style:style>
    <style:style style:name="T57" style:family="text">
      <style:text-properties fo:color="#007dc3" style:font-name="Calibri2" fo:font-size="18pt" officeooo:rsid="01025339" style:font-size-asian="18pt" style:font-size-complex="18pt"/>
    </style:style>
    <style:style style:name="T58" style:family="text">
      <style:text-properties fo:color="#007dc3" style:font-name="Calibri2" fo:font-size="18pt" officeooo:rsid="010b0562" style:font-size-asian="18pt" style:font-size-complex="18pt"/>
    </style:style>
    <style:style style:name="T59" style:family="text">
      <style:text-properties fo:color="#007dc3" style:font-name="Calibri2" fo:font-size="18pt" officeooo:rsid="01147293" style:font-size-asian="18pt" style:font-size-complex="18pt"/>
    </style:style>
    <style:style style:name="T60" style:family="text">
      <style:text-properties fo:color="#007dc3" style:font-name="Calibri2" fo:font-size="18pt" officeooo:rsid="01192ae4" style:font-size-asian="18pt" style:font-size-complex="18pt"/>
    </style:style>
    <style:style style:name="T61" style:family="text">
      <style:text-properties fo:color="#007dc3"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62" style:family="text">
      <style:text-properties fo:color="#007dc3"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63" style:family="text">
      <style:text-properties fo:color="#007dc3" style:font-name="Calibri1"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64" style:family="text">
      <style:text-properties fo:color="#007dc3" style:font-name="Calibri1"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65" style:family="text">
      <style:text-properties fo:color="#007dc3" style:font-name="Calibri1"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66" style:family="text">
      <style:text-properties fo:color="#007dc3" style:font-name="Calibri1"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67" style:family="text">
      <style:text-properties fo:color="#007dc3" style:font-name="Calibri1"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68" style:family="text">
      <style:text-properties fo:color="#007dc3" style:font-name="Calibri1"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69" style:family="text">
      <style:text-properties fo:color="#007dc3" style:font-name="Calibri1"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70" style:family="text">
      <style:text-properties fo:color="#007dc3" style:font-name="Calibri1"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style:font-name="Calibri1"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style:font-name="Calibri1"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style:font-name="Calibri1"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style:font-name="Calibri1"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style:font-name="Calibri1"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style:font-name="Calibri1"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style:font-name="Calibri1"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style:font-name="Calibri1"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style:font-name="Calibri1"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style:font-name="Calibri1"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style:font-name="Calibri1"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style:font-name="Calibri1"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4000c8" style:font-name="Consolas" fo:font-size="10pt" fo:font-weight="bold" style:font-size-asian="10pt" style:font-weight-asian="bold"/>
    </style:style>
    <style:style style:name="T84" style:family="text">
      <style:text-properties officeooo:rsid="0083578d"/>
    </style:style>
    <style:style style:name="T85" style:family="text">
      <style:text-properties officeooo:rsid="00847eb0"/>
    </style:style>
    <style:style style:name="T86" style:family="text">
      <style:text-properties officeooo:rsid="00469a69"/>
    </style:style>
    <style:style style:name="T87" style:family="text">
      <style:text-properties officeooo:rsid="0088989a"/>
    </style:style>
    <style:style style:name="T88" style:family="text">
      <style:text-properties officeooo:rsid="00736b32"/>
    </style:style>
    <style:style style:name="T89" style:family="text">
      <style:text-properties fo:font-style="italic" style:font-style-asian="italic" style:font-style-complex="italic"/>
    </style:style>
    <style:style style:name="T90" style:family="text">
      <style:text-properties fo:font-style="italic" officeooo:rsid="00736b32" style:font-style-asian="italic" style:font-style-complex="italic"/>
    </style:style>
    <style:style style:name="T91" style:family="text">
      <style:text-properties fo:font-style="italic" officeooo:rsid="00964fe4" style:font-style-asian="italic" style:font-style-complex="italic"/>
    </style:style>
    <style:style style:name="T92" style:family="text">
      <style:text-properties fo:font-style="italic" officeooo:rsid="00ffc0e8" style:font-style-asian="italic" style:font-style-complex="italic"/>
    </style:style>
    <style:style style:name="T93" style:family="text">
      <style:text-properties fo:font-style="italic" officeooo:rsid="010e0880" style:font-style-asian="italic" style:font-style-complex="italic"/>
    </style:style>
    <style:style style:name="T94" style:family="text">
      <style:text-properties officeooo:rsid="008c37e8"/>
    </style:style>
    <style:style style:name="T95" style:family="text">
      <style:text-properties fo:color="#0000ff" style:font-name="Consolas" fo:font-size="10pt" style:font-size-asian="10pt"/>
    </style:style>
    <style:style style:name="T96" style:family="text">
      <style:text-properties officeooo:rsid="008e988b"/>
    </style:style>
    <style:style style:name="T97" style:family="text">
      <style:text-properties officeooo:rsid="008f574f"/>
    </style:style>
    <style:style style:name="T98" style:family="text">
      <style:text-properties officeooo:rsid="009246f4"/>
    </style:style>
    <style:style style:name="T99" style:family="text">
      <style:text-properties officeooo:rsid="0094c775"/>
    </style:style>
    <style:style style:name="T100" style:family="text">
      <style:text-properties officeooo:rsid="00964fe4"/>
    </style:style>
    <style:style style:name="T101" style:family="text">
      <style:text-properties officeooo:rsid="0099b60c"/>
    </style:style>
    <style:style style:name="T102" style:family="text">
      <style:text-properties officeooo:rsid="00799b55"/>
    </style:style>
    <style:style style:name="T103" style:family="text">
      <style:text-properties officeooo:rsid="009a3c41"/>
    </style:style>
    <style:style style:name="T104" style:family="text">
      <style:text-properties officeooo:rsid="009bafdc"/>
    </style:style>
    <style:style style:name="T105" style:family="text">
      <style:text-properties officeooo:rsid="009d0b72"/>
    </style:style>
    <style:style style:name="T106" style:family="text">
      <style:text-properties officeooo:rsid="009e01e9"/>
    </style:style>
    <style:style style:name="T107" style:family="text">
      <style:text-properties officeooo:rsid="009fa0eb"/>
    </style:style>
    <style:style style:name="T108" style:family="text">
      <style:text-properties officeooo:rsid="00a18b49"/>
    </style:style>
    <style:style style:name="T109" style:family="text">
      <style:text-properties officeooo:rsid="00a257b5"/>
    </style:style>
    <style:style style:name="T110" style:family="text">
      <style:text-properties officeooo:rsid="00a309f2"/>
    </style:style>
    <style:style style:name="T111" style:family="text">
      <style:text-properties officeooo:rsid="00a393eb"/>
    </style:style>
    <style:style style:name="T112" style:family="text">
      <style:text-properties officeooo:rsid="00a4587a"/>
    </style:style>
    <style:style style:name="T113" style:family="text">
      <style:text-properties officeooo:rsid="00a621ab"/>
    </style:style>
    <style:style style:name="T114" style:family="text">
      <style:text-properties officeooo:rsid="00aa1124"/>
    </style:style>
    <style:style style:name="T115" style:family="text">
      <style:text-properties officeooo:rsid="00ac7603"/>
    </style:style>
    <style:style style:name="T116" style:family="text">
      <style:text-properties officeooo:rsid="00b1b7d9"/>
    </style:style>
    <style:style style:name="T117" style:family="text">
      <style:text-properties officeooo:rsid="00bb6d03"/>
    </style:style>
    <style:style style:name="T118" style:family="text">
      <style:text-properties officeooo:rsid="00c0adb5"/>
    </style:style>
    <style:style style:name="T119" style:family="text">
      <style:text-properties officeooo:rsid="00c6f0f3"/>
    </style:style>
    <style:style style:name="T120" style:family="text">
      <style:text-properties officeooo:rsid="00cc29a3"/>
    </style:style>
    <style:style style:name="T121" style:family="text">
      <style:text-properties officeooo:rsid="00ca90d1"/>
    </style:style>
    <style:style style:name="T122" style:family="text">
      <style:text-properties fo:font-weight="bold" officeooo:rsid="00ca90d1" style:font-weight-asian="bold" style:font-weight-complex="bold"/>
    </style:style>
    <style:style style:name="T123" style:family="text">
      <style:text-properties fo:font-weight="normal" officeooo:rsid="00ca90d1" style:font-weight-asian="normal" style:font-weight-complex="normal"/>
    </style:style>
    <style:style style:name="T124" style:family="text">
      <style:text-properties fo:color="#800000" style:font-name="Consolas" fo:font-size="10pt" fo:font-weight="bold" style:font-size-asian="10pt" style:font-weight-asian="bold"/>
    </style:style>
    <style:style style:name="T125" style:family="text">
      <style:text-properties fo:color="#800000" fo:font-weight="bold" style:font-weight-asian="bold"/>
    </style:style>
    <style:style style:name="T126" style:family="text">
      <style:text-properties fo:color="#008000" style:font-name="Consolas" fo:font-size="10pt" style:font-size-asian="10pt"/>
    </style:style>
    <style:style style:name="T127" style:family="text">
      <style:text-properties fo:color="#808080" style:font-name="Consolas" fo:font-size="10pt" style:font-size-asian="10pt"/>
    </style:style>
    <style:style style:name="T128" style:family="text">
      <style:text-properties fo:color="#000080" style:font-name="Consolas" fo:font-size="10pt" fo:font-weight="bold" style:font-size-asian="10pt" style:font-weight-asian="bold"/>
    </style:style>
    <style:style style:name="T129" style:family="text">
      <style:text-properties fo:color="#ff0000"/>
    </style:style>
    <style:style style:name="T130" style:family="text">
      <style:text-properties fo:color="#ff0000" style:font-name="Consolas" fo:font-size="10pt" style:font-size-asian="10pt"/>
    </style:style>
    <style:style style:name="T131" style:family="text">
      <style:text-properties officeooo:rsid="00d58e78"/>
    </style:style>
    <style:style style:name="T132" style:family="text">
      <style:text-properties officeooo:rsid="00d7a81d"/>
    </style:style>
    <style:style style:name="T133" style:family="text">
      <style:text-properties officeooo:rsid="00d823ce"/>
    </style:style>
    <style:style style:name="T134" style:family="text">
      <style:text-properties officeooo:rsid="00de0860"/>
    </style:style>
    <style:style style:name="T135" style:family="text">
      <style:text-properties officeooo:rsid="007eeebb"/>
    </style:style>
    <style:style style:name="T136" style:family="text">
      <style:text-properties officeooo:rsid="00f24af6"/>
    </style:style>
    <style:style style:name="T137" style:family="text">
      <style:text-properties officeooo:rsid="00fa58a2"/>
    </style:style>
    <style:style style:name="T138" style:family="text">
      <style:text-properties officeooo:rsid="00fe1856"/>
    </style:style>
    <style:style style:name="T139" style:family="text">
      <style:text-properties officeooo:rsid="00e5e3fc"/>
    </style:style>
    <style:style style:name="T140" style:family="text">
      <style:text-properties officeooo:rsid="0100a5f0"/>
    </style:style>
    <style:style style:name="T141" style:family="text">
      <style:text-properties officeooo:rsid="01025339"/>
    </style:style>
    <style:style style:name="T142" style:family="text">
      <style:text-properties officeooo:rsid="0106bd86"/>
    </style:style>
    <style:style style:name="T143" style:family="text">
      <style:text-properties officeooo:rsid="0108b8e9"/>
    </style:style>
    <style:style style:name="T144" style:family="text">
      <style:text-properties officeooo:rsid="010fdc29"/>
    </style:style>
    <style:style style:name="T145" style:family="text">
      <style:text-properties officeooo:rsid="01109b75"/>
    </style:style>
    <style:style style:name="T146" style:family="text">
      <style:text-properties officeooo:rsid="0111991b"/>
    </style:style>
    <style:style style:name="T147" style:family="text">
      <style:text-properties officeooo:rsid="0113c6d3"/>
    </style:style>
    <style:style style:name="T148" style:family="text">
      <style:text-properties officeooo:rsid="01147293"/>
    </style:style>
    <style:style style:name="T149" style:family="text">
      <style:text-properties officeooo:rsid="01192ae4"/>
    </style:style>
    <style:style style:name="T150" style:family="text">
      <style:text-properties fo:color="#cc3300" style:font-name="Liberation Sans" fo:font-size="11pt" fo:font-weight="bold" style:font-size-asian="11pt" style:font-weight-asian="bold" style:font-size-complex="11pt"/>
    </style:style>
    <style:style style:name="T151" style:family="text">
      <style:text-properties style:font-name="Liberation Sans" fo:font-size="11pt" style:font-size-asian="11pt" style:font-size-complex="11pt"/>
    </style:style>
    <style:style style:name="T152" style:family="text">
      <style:text-properties style:font-name="Liberation Sans" fo:font-size="11pt" officeooo:rsid="01192ae4" style:font-size-asian="11pt" style:font-size-complex="11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15">Control de versions <text:span text:style-name="T5">de DISTRIBUCIO</text:span></text:p>
      <text:p text:style-name="P216"><text:span text:style-name="T54">2</text:span><text:span text:style-name="T60">0</text:span><text:span text:style-name="T54"> </text:span><text:span text:style-name="T51">d</text:span><text:span text:style-name="T57">e</text:span><text:span text:style-name="T58"> maig</text:span><text:span text:style-name="T55"> </text:span><text:span text:style-name="T51">de </text:span><text:span text:style-name="T52">2</text:span><text:span text:style-name="T53">02</text:span><text:span text:style-name="T56">1</text:span></text:p>
      <text:p text:style-name="P212">Serveis d’Administració Electrònica en el Govern de les Illes Balears</text:p>
      <text:p text:style-name="P213">Lot 3 (Serveis de tramitació d’expedients electrònics)</text:p>
      <text:p text:style-name="P213"/>
      <text:p text:style-name="P213"/>
      <text:p text:style-name="P213"/>
      <text:p text:style-name="P213"/>
      <text:p text:style-name="P214">Oficina Tècnica de Direcció de Projecte</text:p>
      <text:list xml:id="list1789369637" text:style-name="Outline">
        <text:list-header>
          <text:h text:style-name="P255"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217">Control de Canvis</text:p>
          </table:table-cell>
          <table:covered-table-cell/>
          <table:covered-table-cell/>
          <table:covered-table-cell/>
        </table:table-row>
        <table:table-row table:style-name="Taula1.1">
          <table:table-cell table:style-name="Taula1.A2" office:value-type="string">
            <text:p text:style-name="P218">Data</text:p>
          </table:table-cell>
          <table:table-cell table:style-name="Taula1.B2" office:value-type="string">
            <text:p text:style-name="P219">Autor</text:p>
          </table:table-cell>
          <table:table-cell table:style-name="Taula1.B2" office:value-type="string">
            <text:p text:style-name="P219">Versió</text:p>
          </table:table-cell>
          <table:table-cell table:style-name="Taula1.D2" office:value-type="string">
            <text:p text:style-name="P219">Canvis</text:p>
          </table:table-cell>
        </table:table-row>
        <table:table-row table:style-name="Taula1.1">
          <table:table-cell table:style-name="Taula1.A3" office:value-type="string">
            <text:p text:style-name="P220"><text:span text:style-name="T6">04</text:span>/<text:span text:style-name="T6">02</text:span>/<text:span text:style-name="T2">2019</text:span></text:p>
          </table:table-cell>
          <table:table-cell table:style-name="Taula1.B3" office:value-type="string">
            <text:p text:style-name="P221">Limit Tecnologies</text:p>
          </table:table-cell>
          <table:table-cell table:style-name="Taula1.C3" office:value-type="string">
            <text:p text:style-name="P220">v1.0</text:p>
          </table:table-cell>
          <table:table-cell table:style-name="Taula1.D3" office:value-type="string">
            <text:p text:style-name="P220">Versió inicial</text:p>
          </table:table-cell>
        </table:table-row>
        <table:table-row table:style-name="Taula1.1">
          <table:table-cell table:style-name="Taula1.A4" office:value-type="string">
            <text:p text:style-name="P222"/>
          </table:table-cell>
          <table:table-cell table:style-name="Taula1.B4" office:value-type="string">
            <text:p text:style-name="P222"/>
          </table:table-cell>
          <table:table-cell table:style-name="Taula1.C4" office:value-type="string">
            <text:p text:style-name="P222"/>
          </table:table-cell>
          <table:table-cell table:style-name="Taula1.D4" office:value-type="string">
            <text:p text:style-name="P222"/>
          </table:table-cell>
        </table:table-row>
        <table:table-row table:style-name="Taula1.1">
          <table:table-cell table:style-name="Taula1.A5" office:value-type="string">
            <text:p text:style-name="P222"/>
          </table:table-cell>
          <table:table-cell table:style-name="Taula1.B5" office:value-type="string">
            <text:p text:style-name="P222"/>
          </table:table-cell>
          <table:table-cell table:style-name="Taula1.C5" office:value-type="string">
            <text:p text:style-name="P222"/>
          </table:table-cell>
          <table:table-cell table:style-name="Taula1.D5" office:value-type="string">
            <text:p text:style-name="P222"/>
          </table:table-cell>
        </table:table-row>
        <table:table-row table:style-name="Taula1.1">
          <table:table-cell table:style-name="Taula1.A6" office:value-type="string">
            <text:p text:style-name="P222"/>
          </table:table-cell>
          <table:table-cell table:style-name="Taula1.B6" office:value-type="string">
            <text:p text:style-name="P222"/>
          </table:table-cell>
          <table:table-cell table:style-name="Taula1.C6" office:value-type="string">
            <text:p text:style-name="P222"/>
          </table:table-cell>
          <table:table-cell table:style-name="Taula1.D6" office:value-type="string">
            <text:p text:style-name="P222"/>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217">Revisat per</text:p>
          </table:table-cell>
          <table:covered-table-cell/>
          <table:covered-table-cell/>
        </table:table-row>
        <table:table-row table:style-name="Taula2.1">
          <table:table-cell table:style-name="Taula2.A2" office:value-type="string">
            <text:p text:style-name="P218">Nom</text:p>
          </table:table-cell>
          <table:table-cell table:style-name="Taula2.B2" office:value-type="string">
            <text:p text:style-name="P219">Data</text:p>
          </table:table-cell>
          <table:table-cell table:style-name="Taula2.C2" office:value-type="string">
            <text:p text:style-name="P219">Àrea, departament o empresa</text:p>
          </table:table-cell>
        </table:table-row>
        <table:table-row table:style-name="Taula2.1">
          <table:table-cell table:style-name="Taula2.A3" office:value-type="string">
            <text:p text:style-name="P220"/>
          </table:table-cell>
          <table:table-cell table:style-name="Taula2.B3" office:value-type="string">
            <text:p text:style-name="P220"/>
          </table:table-cell>
          <table:table-cell table:style-name="Taula2.C3" office:value-type="string">
            <text:p text:style-name="P220"/>
          </table:table-cell>
        </table:table-row>
        <table:table-row table:style-name="Taula2.1">
          <table:table-cell table:style-name="Taula2.A4" office:value-type="string">
            <text:p text:style-name="P222"/>
          </table:table-cell>
          <table:table-cell table:style-name="Taula2.B4" office:value-type="string">
            <text:p text:style-name="P222"/>
          </table:table-cell>
          <table:table-cell table:style-name="Taula2.C4" office:value-type="string">
            <text:p text:style-name="P222"/>
          </table:table-cell>
        </table:table-row>
        <table:table-row table:style-name="Taula2.1">
          <table:table-cell table:style-name="Taula2.A5" office:value-type="string">
            <text:p text:style-name="P222"/>
          </table:table-cell>
          <table:table-cell table:style-name="Taula2.B5" office:value-type="string">
            <text:p text:style-name="P222"/>
          </table:table-cell>
          <table:table-cell table:style-name="Taula2.C5" office:value-type="string">
            <text:p text:style-name="P222"/>
          </table:table-cell>
        </table:table-row>
        <table:table-row table:style-name="Taula2.1">
          <table:table-cell table:style-name="Taula2.A6" office:value-type="string">
            <text:p text:style-name="P222"/>
          </table:table-cell>
          <table:table-cell table:style-name="Taula2.B6" office:value-type="string">
            <text:p text:style-name="P222"/>
          </table:table-cell>
          <table:table-cell table:style-name="Taula2.C6" office:value-type="string">
            <text:p text:style-name="P222"/>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217">Aprovat per</text:p>
          </table:table-cell>
          <table:covered-table-cell/>
          <table:covered-table-cell/>
        </table:table-row>
        <table:table-row table:style-name="Taula3.1">
          <table:table-cell table:style-name="Taula3.A2" office:value-type="string">
            <text:p text:style-name="P218">Nom</text:p>
          </table:table-cell>
          <table:table-cell table:style-name="Taula3.B2" office:value-type="string">
            <text:p text:style-name="P219">Data</text:p>
          </table:table-cell>
          <table:table-cell table:style-name="Taula3.C2" office:value-type="string">
            <text:p text:style-name="P219">Àrea, departament o empresa</text:p>
          </table:table-cell>
        </table:table-row>
        <table:table-row table:style-name="Taula3.1">
          <table:table-cell table:style-name="Taula3.A3" office:value-type="string">
            <text:p text:style-name="P220"/>
          </table:table-cell>
          <table:table-cell table:style-name="Taula3.B3" office:value-type="string">
            <text:p text:style-name="P220"/>
          </table:table-cell>
          <table:table-cell table:style-name="Taula3.C3" office:value-type="string">
            <text:p text:style-name="P220"/>
          </table:table-cell>
        </table:table-row>
        <table:table-row table:style-name="Taula3.1">
          <table:table-cell table:style-name="Taula3.A4" office:value-type="string">
            <text:p text:style-name="P222"/>
          </table:table-cell>
          <table:table-cell table:style-name="Taula3.B4" office:value-type="string">
            <text:p text:style-name="P222"/>
          </table:table-cell>
          <table:table-cell table:style-name="Taula3.C4" office:value-type="string">
            <text:p text:style-name="P222"/>
          </table:table-cell>
        </table:table-row>
        <table:table-row table:style-name="Taula3.1">
          <table:table-cell table:style-name="Taula3.A5" office:value-type="string">
            <text:p text:style-name="P222"/>
          </table:table-cell>
          <table:table-cell table:style-name="Taula3.B5" office:value-type="string">
            <text:p text:style-name="P222"/>
          </table:table-cell>
          <table:table-cell table:style-name="Taula3.C5" office:value-type="string">
            <text:p text:style-name="P222"/>
          </table:table-cell>
        </table:table-row>
        <table:table-row table:style-name="Taula3.1">
          <table:table-cell table:style-name="Taula3.A6" office:value-type="string">
            <text:p text:style-name="P222"/>
          </table:table-cell>
          <table:table-cell table:style-name="Taula3.B6" office:value-type="string">
            <text:p text:style-name="P222"/>
          </table:table-cell>
          <table:table-cell table:style-name="Taula3.C6" office:value-type="string">
            <text:p text:style-name="P222"/>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217">Llista de distribució</text:p>
          </table:table-cell>
          <table:covered-table-cell/>
          <table:covered-table-cell/>
        </table:table-row>
        <table:table-row table:style-name="Taula6.1">
          <table:table-cell table:style-name="Taula6.A2" office:value-type="string">
            <text:p text:style-name="P218">Nom</text:p>
          </table:table-cell>
          <table:table-cell table:style-name="Taula6.B2" office:value-type="string">
            <text:p text:style-name="P219">Àrea, departament o empresa</text:p>
          </table:table-cell>
          <table:table-cell table:style-name="Taula6.C2" office:value-type="string">
            <text:p text:style-name="P219">Correu electrònic</text:p>
          </table:table-cell>
        </table:table-row>
        <table:table-row table:style-name="Taula6.1">
          <table:table-cell table:style-name="Taula6.A3" office:value-type="string">
            <text:p text:style-name="P220"/>
          </table:table-cell>
          <table:table-cell table:style-name="Taula6.B3" office:value-type="string">
            <text:p text:style-name="P220"/>
          </table:table-cell>
          <table:table-cell table:style-name="Taula6.C3" office:value-type="string">
            <text:p text:style-name="P220"/>
          </table:table-cell>
        </table:table-row>
        <table:table-row table:style-name="Taula6.1">
          <table:table-cell table:style-name="Taula6.A4" office:value-type="string">
            <text:p text:style-name="P222"/>
          </table:table-cell>
          <table:table-cell table:style-name="Taula6.B4" office:value-type="string">
            <text:p text:style-name="P222"/>
          </table:table-cell>
          <table:table-cell table:style-name="Taula6.C4" office:value-type="string">
            <text:p text:style-name="P222"/>
          </table:table-cell>
        </table:table-row>
        <table:table-row table:style-name="Taula6.1">
          <table:table-cell table:style-name="Taula6.A5" office:value-type="string">
            <text:p text:style-name="P222"/>
          </table:table-cell>
          <table:table-cell table:style-name="Taula6.B5" office:value-type="string">
            <text:p text:style-name="P222"/>
          </table:table-cell>
          <table:table-cell table:style-name="Taula6.C5" office:value-type="string">
            <text:p text:style-name="P222"/>
          </table:table-cell>
        </table:table-row>
        <table:table-row table:style-name="Taula6.1">
          <table:table-cell table:style-name="Taula6.A6" office:value-type="string">
            <text:p text:style-name="P222"/>
          </table:table-cell>
          <table:table-cell table:style-name="Taula6.B6" office:value-type="string">
            <text:p text:style-name="P222"/>
          </table:table-cell>
          <table:table-cell table:style-name="Taula6.C6" office:value-type="string">
            <text:p text:style-name="P222"/>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51"><text:a xlink:type="simple" xlink:href="#__RefHeading___Toc21421_3940995463" text:style-name="Index_20_Link" text:visited-style-name="Index_20_Link">Control de versions del document<text:tab/>2</text:a></text:p>
          <text:p text:style-name="P251"><text:a xlink:type="simple" xlink:href="#__RefHeading___Toc21295_3940995463" text:style-name="Index_20_Link" text:visited-style-name="Index_20_Link">1. Històric de versions<text:tab/>4</text:a></text:p>
          <text:p text:style-name="P252"><text:a xlink:type="simple" xlink:href="#__RefHeading___Toc19787_3508694843" text:style-name="Index_20_Link" text:visited-style-name="Index_20_Link">Versió 0.9.18<text:tab/>4</text:a></text:p>
          <text:p text:style-name="P252"><text:a xlink:type="simple" xlink:href="#__RefHeading___Toc17655_2825458360" text:style-name="Index_20_Link" text:visited-style-name="Index_20_Link">Versió 0.9.19<text:tab/>4</text:a></text:p>
          <text:p text:style-name="P252"><text:a xlink:type="simple" xlink:href="#__RefHeading___Toc70927_588639221" text:style-name="Index_20_Link" text:visited-style-name="Index_20_Link">Versió 0.9.20<text:tab/>5</text:a></text:p>
          <text:p text:style-name="P252"><text:a xlink:type="simple" xlink:href="#__RefHeading___Toc18370_3439170243" text:style-name="Index_20_Link" text:visited-style-name="Index_20_Link">Versió 0.9.21<text:tab/>6</text:a></text:p>
          <text:p text:style-name="P252"><text:a xlink:type="simple" xlink:href="#__RefHeading___Toc834_417853881" text:style-name="Index_20_Link" text:visited-style-name="Index_20_Link">Versió 0.9.22<text:tab/>6</text:a></text:p>
          <text:p text:style-name="P252"><text:a xlink:type="simple" xlink:href="#__RefHeading___Toc61704_1680181998" text:style-name="Index_20_Link" text:visited-style-name="Index_20_Link">Versió 0.9.22.2<text:tab/>7</text:a></text:p>
          <text:p text:style-name="P252"><text:a xlink:type="simple" xlink:href="#__RefHeading___Toc20227_1512682159" text:style-name="Index_20_Link" text:visited-style-name="Index_20_Link">Versió 0.9.23<text:tab/>7</text:a></text:p>
          <text:p text:style-name="P252"><text:a xlink:type="simple" xlink:href="#__RefHeading___Toc20229_1512682159" text:style-name="Index_20_Link" text:visited-style-name="Index_20_Link">Versió 0.9.24<text:tab/>8</text:a></text:p>
          <text:p text:style-name="P252"><text:a xlink:type="simple" xlink:href="#__RefHeading___Toc424222_3031935846" text:style-name="Index_20_Link" text:visited-style-name="Index_20_Link">Versió 0.9.24.1<text:tab/>9</text:a></text:p>
          <text:p text:style-name="P252"><text:a xlink:type="simple" xlink:href="#__RefHeading___Toc96292_1762273572" text:style-name="Index_20_Link" text:visited-style-name="Index_20_Link">Versió 0.9.25<text:tab/>10</text:a></text:p>
          <text:p text:style-name="P252"><text:a xlink:type="simple" xlink:href="#__RefHeading___Toc27894_1180952855" text:style-name="Index_20_Link" text:visited-style-name="Index_20_Link">Versió 0.9.25.1 Processar anotacions amb error o pendents d'Arxiu<text:tab/>11</text:a></text:p>
          <text:p text:style-name="P252"><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252"><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252"><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3</text:a></text:p>
          <text:p text:style-name="P252"><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252"><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252"><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252"><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252"><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p text:style-name="P252"><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tab/>26</text:a></text:p>
          <text:p text:style-name="P252"><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7</text:a></text:p>
          <text:p text:style-name="P252"><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7</text:a></text:p>
          <text:p text:style-name="P252"><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28</text:a></text:p>
          <text:p text:style-name="P252"><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29</text:a></text:p>
          <text:p text:style-name="P252"><text:a xlink:type="simple" xlink:href="#__RefHeading___Toc685445_83721363" text:style-name="Index_20_Link" text:visited-style-name="Index_20_Link">Versió 0.9.34.1 Correcció llistat usuaris<text:tab/>30</text:a></text:p>
          <text:p text:style-name="P252"><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 i correccions d'errors</text:a><text:a xlink:type="simple" xlink:href="#__RefHeading___Toc48625_1443764206" text:style-name="Index_20_Link" text:visited-style-name="Index_20_Link"><text:tab/>31</text:a></text:p>
        </text:index-body>
      </text:table-of-content>
      <text:p text:style-name="P5"/>
      <text:list xml:id="list111737762704455" text:continue-numbering="true" text:style-name="Outline">
        <text:list-item>
          <text:h text:style-name="P256" text:outline-level="1"><text:bookmark-start text:name="__RefHeading___Toc21295_3940995463"/>Històric de versions<text:bookmark-end text:name="__RefHeading___Toc21295_3940995463"/></text:h>
          <text:list>
            <text:list-header>
              <text:h text:style-name="P257" text:outline-level="2" text:is-list-header="true"><text:bookmark-start text:name="__RefHeading___Toc19787_3508694843"/>Versió 0.9.18<text:bookmark-end text:name="__RefHeading___Toc19787_3508694843"/></text:h>
            </text:list-header>
          </text:list>
        </text:list-item>
      </text:list>
      <text:p text:style-name="P35">Data: </text:p>
      <text:p text:style-name="P62"><text:tab/><text:span text:style-name="T5">07</text:span>/<text:span text:style-name="T5">02</text:span>/201<text:span text:style-name="T5">9</text:span></text:p>
      <text:p text:style-name="P62">Resum: </text:p>
      <text:p text:style-name="P62"><text:tab/><text:span text:style-name="T5">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62"/>
      <text:p text:style-name="P78"><text:span text:style-name="T4">Canvis realitzats en la versió </text:span><text:a xlink:type="simple" xlink:href="https://github.com/GovernIB/distribucio/milestone/2" text:style-name="Internet_20_link" text:visited-style-name="Visited_20_Internet_20_Link"><text:span text:style-name="T4">0.9.18</text:span></text:a><text:span text:style-name="T4">:</text:span></text:p>
      <text:list xml:id="list1819994567" text:style-name="L1">
        <text:list-item>
          <text:p text:style-name="P283"><text:a xlink:type="simple" xlink:href="https://github.com/GovernIB/distribucio/issues/55" text:style-name="Internet_20_link" text:visited-style-name="Visited_20_Internet_20_Link"><text:span text:style-name="T4">#55</text:span></text:a><text:span text:style-name="T4"> Error JSP amb el canal preferit d'un representant.</text:span></text:p>
        </text:list-item>
        <text:list-item>
          <text:p text:style-name="P283"><text:a xlink:type="simple" xlink:href="https://github.com/GovernIB/distribucio/issues/57" text:style-name="Internet_20_link" text:visited-style-name="Visited_20_Internet_20_Link"><text:span text:style-name="T8">#57</text:span></text:a> Error. Les noves UO no apareixen quan se sincronitza<text:span text:style-name="T7">.</text:span></text:p>
        </text:list-item>
        <text:list-item>
          <text:p text:style-name="P283"><text:a xlink:type="simple" xlink:href="https://github.com/GovernIB/distribucio/issues/60" text:style-name="Internet_20_link" text:visited-style-name="Visited_20_Internet_20_Link"><text:span text:style-name="T8">#60</text:span></text:a> Revisar errors amb el plugin de destió documental</text:p>
        </text:list-item>
      </text:list>
      <text:p text:style-name="P34"/>
      <text:p text:style-name="P35">Base de dades:<text:span text:style-name="T2"> </text:span></text:p>
      <text:list xml:id="list3189187775" text:style-name="L2">
        <text:list-item>
          <text:p text:style-name="P285">Sense canvis</text:p>
        </text:list-item>
      </text:list>
      <text:p text:style-name="P34"/>
      <text:p text:style-name="P8"><text:span text:style-name="T3">Propietats globals</text:span>: </text:p>
      <text:list xml:id="list2017551703" text:style-name="L3">
        <text:list-item>
          <text:p text:style-name="P292">Sense canvis</text:p>
        </text:list-item>
      </text:list>
      <text:p text:style-name="P80"/>
      <text:list xml:id="list111738090718268" text:continue-list="list111737762704455" text:style-name="Outline">
        <text:list-item>
          <text:list>
            <text:list-header>
              <text:h text:style-name="P258" text:outline-level="2" text:is-list-header="true"><text:bookmark-start text:name="__RefHeading___Toc17655_2825458360"/>Versió 0.9.1<text:span text:style-name="T16">9</text:span><text:bookmark-end text:name="__RefHeading___Toc17655_2825458360"/></text:h>
            </text:list-header>
          </text:list>
        </text:list-item>
      </text:list>
      <text:p text:style-name="P36">Data: </text:p>
      <text:p text:style-name="P63"><text:tab/><text:span text:style-name="T18">05</text:span>/<text:span text:style-name="T5">03</text:span>/201<text:span text:style-name="T5">9</text:span></text:p>
      <text:p text:style-name="P63">Resum: </text:p>
      <text:p text:style-name="P82"><text:tab/>Mesures correctores per diversos errors en el tractament de l'alta d'anotacions. Millores per poder veure les anotacions pendents amb errors.</text:p>
      <text:p text:style-name="P63"><text:tab/></text:p>
      <text:p text:style-name="P63"/>
      <text:p text:style-name="P79"><text:span text:style-name="T4">Canvis realitzats en la versió </text:span><text:a xlink:type="simple" xlink:href="https://github.com/GovernIB/distribucio/milestone/3" text:style-name="Internet_20_link" text:visited-style-name="Visited_20_Internet_20_Link"><text:span text:style-name="T4">0.9.19</text:span></text:a><text:span text:style-name="T4">:</text:span></text:p>
      <text:list xml:id="list111738642036274" text:continue-list="list1819994567" text:style-name="L1">
        <text:list-item>
          <text:p text:style-name="P294"><text:a xlink:type="simple" xlink:href="https://github.com/GovernIB/distribucio/issues/38" text:style-name="Internet_20_link" text:visited-style-name="Visited_20_Internet_20_Link"><text:span text:style-name="T8">#38</text:span></text:a> Anotacions amb errors no surten al cercador de l'usuari administrador</text:p>
        </text:list-item>
        <text:list-item>
          <text:p text:style-name="P294"><text:a xlink:type="simple" xlink:href="https://github.com/GovernIB/distribucio/issues/39" text:style-name="Internet_20_link" text:visited-style-name="Visited_20_Internet_20_Link">#39</text:a> Millorar els estats de les anotacions</text:p>
        </text:list-item>
        <text:list-item>
          <text:p text:style-name="P294"><text:a xlink:type="simple" xlink:href="https://github.com/GovernIB/distribucio/issues/42" text:style-name="Internet_20_link" text:visited-style-name="Visited_20_Internet_20_Link">#42</text:a> Marcar anotacions com a no processades després de reenviar-les </text:p>
        </text:list-item>
        <text:list-item>
          <text:p text:style-name="P294"><text:a xlink:type="simple" xlink:href="https://github.com/GovernIB/distribucio/issues/47" text:style-name="Internet_20_link" text:visited-style-name="Visited_20_Internet_20_Link">#47</text:a> Intentar guardar tots els annexos a dins l'arxiu</text:p>
        </text:list-item>
        <text:list-item>
          <text:p text:style-name="P294"><text:a xlink:type="simple" xlink:href="https://github.com/GovernIB/distribucio/issues/50" text:style-name="Internet_20_link" text:visited-style-name="Visited_20_Internet_20_Link">#50</text:a> Error esborrant bústia amb continguts</text:p>
        </text:list-item>
        <text:list-item>
          <text:p text:style-name="P295"><text:a xlink:type="simple" xlink:href="https://github.com/GovernIB/distribucio/issues/51" text:style-name="Internet_20_link" text:visited-style-name="Visited_20_Internet_20_Link">#51</text:a> Revisar els filtres quan es prem INTRO</text:p>
        </text:list-item>
        <text:list-item>
          <text:p text:style-name="P295"><text:a xlink:type="simple" xlink:href="https://github.com/GovernIB/distribucio/issues/52" text:style-name="Internet_20_link" text:visited-style-name="Visited_20_Internet_20_Link">#52</text:a> Error esborrant regles</text:p>
        </text:list-item>
        <text:list-item>
          <text:p text:style-name="P295"><text:a xlink:type="simple" xlink:href="https://github.com/GovernIB/distribucio/issues/53" text:style-name="Internet_20_link" text:visited-style-name="Visited_20_Internet_20_Link">#53</text:a> Problemes de cerca amb accents en els camps de cerca</text:p>
        </text:list-item>
        <text:list-item>
          <text:p text:style-name="P295"><text:a xlink:type="simple" xlink:href="https://github.com/GovernIB/distribucio/issues/58" text:style-name="Internet_20_link" text:visited-style-name="Visited_20_Internet_20_Link">#58</text:a> Descarregar versió imprimible documents annexos</text:p>
        </text:list-item>
        <text:list-item>
          <text:p text:style-name="P295"><text:a xlink:type="simple" xlink:href="https://github.com/GovernIB/distribucio/issues/60" text:style-name="Internet_20_link" text:visited-style-name="Visited_20_Internet_20_Link">#60</text:a> Revisar errors amb el plugin de destió documental</text:p>
        </text:list-item>
        <text:list-item>
          <text:p text:style-name="P295"><text:a xlink:type="simple" xlink:href="https://github.com/GovernIB/distribucio/issues/61" text:style-name="Internet_20_link" text:visited-style-name="Visited_20_Internet_20_Link">#61</text:a> Error amb els filtres per data al contingut de bústies</text:p>
        </text:list-item>
        <text:list-item>
          <text:p text:style-name="P295"><text:soft-page-break/><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295"><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295"><text:a xlink:type="simple" xlink:href="https://github.com/GovernIB/distribucio/issues/64" text:style-name="Internet_20_link" text:visited-style-name="Visited_20_Internet_20_Link">#64</text:a> Mostrar errors integracions als logs</text:p>
        </text:list-item>
        <text:list-item>
          <text:p text:style-name="P295"><text:a xlink:type="simple" xlink:href="https://github.com/GovernIB/distribucio/issues/65" text:style-name="Internet_20_link" text:visited-style-name="Visited_20_Internet_20_Link">#65</text:a> Ajuntar canvis de la branca desenv</text:p>
        </text:list-item>
        <text:list-item>
          <text:p text:style-name="P295"><text:a xlink:type="simple" xlink:href="https://github.com/GovernIB/distribucio/issues/66" text:style-name="Internet_20_link" text:visited-style-name="Visited_20_Internet_20_Link">#66</text:a> Messures correctores de rendiment del llistat d'anotacions pendents</text:p>
        </text:list-item>
      </text:list>
      <text:p text:style-name="P36"/>
      <text:p text:style-name="P36">Base de dades:<text:span text:style-name="T2"> </text:span></text:p>
      <text:list xml:id="list2645176503" text:style-name="L4">
        <text:list-item>
          <text:p text:style-name="P296">Actualització dels literals pels estats i ampliació de la columna del nom del fitxer pels annexos i les firmes.</text:p>
          <text:list>
            <text:list-item>
              <text:p text:style-name="P296">distribucio_update_0.9.19.sql</text:p>
            </text:list-item>
          </text:list>
        </text:list-item>
      </text:list>
      <text:p text:style-name="P36"/>
      <text:p text:style-name="P9"><text:span text:style-name="T3">Propietats globals</text:span>: </text:p>
      <text:list xml:id="list3252286022" text:style-name="L5">
        <text:list-item>
          <text:p text:style-name="P405"><text:span text:style-name="T17">distribucio_update_0.9.19</text:span>.properties: </text:p>
          <text:list>
            <text:list-item>
              <text:p text:style-name="P406">Url base del context per generar els enllaços dins els mails que envia distribució</text:p>
            </text:list-item>
            <text:list-item>
              <text:p text:style-name="P407">Propietats per la distribució i aplicació de regles:</text:p>
              <text:list>
                <text:list-item>
                  <text:p text:style-name="P407">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93"># ESBORRADA es.caib.distribucio.tasca.dist.anotacio.pendent.periode.execucio</text:p>
            <text:p text:style-name="P93"># ESBORRADA es.caib.distribucio.tasca.dist.anotacio.pendent.max.reintents</text:p>
            <text:p text:style-name="P95"># ESBORRADA es.caib.distribucio.tasca.dist.anotacio.asincrona</text:p>
          </table:table-cell>
        </table:table-row>
      </table:table>
      <text:list xml:id="list111736714152294" text:continue-numbering="true" text:style-name="L5">
        <text:list-item>
          <text:list>
            <text:list-item>
              <text:list>
                <text:list-header>
                  <text:p text:style-name="P407"/>
                </text:list-header>
                <text:list-item>
                  <text:p text:style-name="P407">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83"><text:span text:style-name="T31">es.caib.distribucio.tasca.guardar.annexos.temps.espera.execucio=</text:span><text:span text:style-name="T24">60000</text:span></text:p>
            <text:p text:style-name="P223"><text:span text:style-name="T20">es.caib.distribucio.tasca.guardar.annexos.max.reintents=</text:span><text:span text:style-name="T24">2</text:span></text:p>
            <text:p text:style-name="P223"><text:span text:style-name="T20">es.caib.distribucio.tasca.aplicar.regles.temps.espera.execucio=</text:span><text:span text:style-name="T24">300000</text:span></text:p>
            <text:p text:style-name="P223"><text:span text:style-name="T20">es.caib.distribucio.tasca.aplicar.regles.max.reintents=</text:span><text:span text:style-name="T24">2</text:span></text:p>
            <text:p text:style-name="P83"><text:span text:style-name="T31">es.caib.distribucio.tasca.tancar.contenidors.temps.espera.execucio=</text:span><text:span text:style-name="T24">600000</text:span></text:p>
            <text:p text:style-name="P83"><text:span text:style-name="T32">es.caib.distribucio.anotacio.processament.asincron=</text:span><text:span text:style-name="T29">true</text:span></text:p>
          </table:table-cell>
        </table:table-row>
      </table:table>
      <text:p text:style-name="P250"/>
      <text:list xml:id="list111737979832846" text:continue-list="list111738090718268" text:style-name="Outline">
        <text:list-item>
          <text:list>
            <text:list-header>
              <text:h text:style-name="P259" text:outline-level="2" text:is-list-header="true"><text:bookmark-start text:name="__RefHeading___Toc70927_588639221"/>Versió 0.9.<text:span text:style-name="T33">20</text:span><text:bookmark-end text:name="__RefHeading___Toc70927_588639221"/></text:h>
            </text:list-header>
          </text:list>
        </text:list-item>
      </text:list>
      <text:p text:style-name="P37">Data: </text:p>
      <text:p text:style-name="P64"><text:tab/><text:span text:style-name="T33">20</text:span>/<text:span text:style-name="T5">02</text:span>/201<text:span text:style-name="T5">9</text:span></text:p>
      <text:p text:style-name="P64">Resum: </text:p>
      <text:p text:style-name="P64"><text:tab/><text:span text:style-name="T34">Resolució de la descàrrega de documents no PDF firmats amb CAdES i altres modificacions menors.</text:span></text:p>
      <text:p text:style-name="P64"/>
      <text:p text:style-name="P92"><text:span text:style-name="T4">Canvis realitzats en la versió </text:span><text:a xlink:type="simple" xlink:href="https://github.com/GovernIB/distribucio/milestone/4?closed=1" text:style-name="Internet_20_link" text:visited-style-name="Visited_20_Internet_20_Link"><text:span text:style-name="T4">0.9.20</text:span></text:a><text:span text:style-name="T4">:</text:span></text:p>
      <text:list xml:id="list111738793283227" text:continue-list="list111738642036274" text:style-name="L1">
        <text:list-item>
          <text:p text:style-name="P284"><text:a xlink:type="simple" xlink:href="https://github.com/GovernIB/distribucio/issues/73" text:style-name="Internet_20_link" text:visited-style-name="Visited_20_Internet_20_Link">#73</text:a> Revisar notificacions a usuaris per rol</text:p>
        </text:list-item>
        <text:list-item>
          <text:p text:style-name="P284"><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284"><text:a xlink:type="simple" xlink:href="https://github.com/GovernIB/distribucio/issues/71" text:style-name="Internet_20_link" text:visited-style-name="Visited_20_Internet_20_Link">#71</text:a> Modificar posició spinner quan una taula carrega dades</text:p>
        </text:list-item>
        <text:list-item>
          <text:p text:style-name="P284"><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284"><text:soft-page-break/><text:a xlink:type="simple" xlink:href="https://github.com/GovernIB/distribucio/issues/74" text:style-name="Internet_20_link" text:visited-style-name="Visited_20_Internet_20_Link">#74</text:a> Error descarregant la versió imprimible d'arxius CADES no PDFs</text:p>
        </text:list-item>
      </text:list>
      <text:p text:style-name="P37"/>
      <text:p text:style-name="P37">Base de dades:<text:span text:style-name="T2"> </text:span></text:p>
      <text:list xml:id="list3309107439" text:style-name="L6">
        <text:list-item>
          <text:p text:style-name="P286">Sense canvis</text:p>
        </text:list-item>
      </text:list>
      <text:p text:style-name="P37"/>
      <text:p text:style-name="P10"><text:span text:style-name="T3">Propietats globals</text:span>: </text:p>
      <text:list xml:id="list1869267846" text:style-name="L7">
        <text:list-item>
          <text:p text:style-name="P293">Sense canvis</text:p>
        </text:list-item>
      </text:list>
      <text:p text:style-name="P81"/>
      <text:p text:style-name="P81"/>
      <text:p text:style-name="P81"/>
      <text:p text:style-name="P81"/>
      <text:list xml:id="list111738335355113" text:continue-list="list111737979832846" text:style-name="Outline">
        <text:list-item>
          <text:list>
            <text:list-header>
              <text:h text:style-name="P260" text:outline-level="2" text:is-list-header="true"><text:bookmark-start text:name="__RefHeading___Toc18370_3439170243"/>Versió 0.9.<text:span text:style-name="T33">21</text:span><text:bookmark-end text:name="__RefHeading___Toc18370_3439170243"/></text:h>
            </text:list-header>
          </text:list>
        </text:list-item>
      </text:list>
      <text:p text:style-name="P38">Data: <text:span text:style-name="T39">28/03/2019</text:span></text:p>
      <text:p text:style-name="P65"><text:tab/></text:p>
      <text:p text:style-name="P66">Resum:<text:span text:style-name="T40">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65"/>
      <text:p text:style-name="P97"><text:span text:style-name="T4">Canvis realitzats en la versió </text:span><text:a xlink:type="simple" xlink:href="https://github.com/GovernIB/distribucio/milestone/5?closed=1" text:style-name="Internet_20_link" text:visited-style-name="Visited_20_Internet_20_Link"><text:span text:style-name="T4">0.9.21</text:span></text:a><text:span text:style-name="T4">:</text:span></text:p>
      <text:list xml:id="list111738071180580" text:continue-list="list111738793283227" text:style-name="L1">
        <text:list-item>
          <text:p text:style-name="P297"><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297"><text:a xlink:type="simple" xlink:href="https://github.com/GovernIB/distribucio/issues/77" text:style-name="Internet_20_link" text:visited-style-name="Visited_20_Internet_20_Link"><text:span text:style-name="T8">#77</text:span></text:a> No s'envien correus de notificació quan arriba una anotació a la bústia</text:p>
        </text:list-item>
      </text:list>
      <text:p text:style-name="P38">Base de dades:<text:span text:style-name="T2"> </text:span></text:p>
      <text:list xml:id="list613323057" text:style-name="L8">
        <text:list-item>
          <text:p text:style-name="P287">Sense canvis</text:p>
        </text:list-item>
      </text:list>
      <text:p text:style-name="P38"/>
      <text:p text:style-name="P11"><text:span text:style-name="T3">Propietats globals</text:span>: </text:p>
      <text:list xml:id="list4205608501" text:style-name="L9">
        <text:list-item>
          <text:p text:style-name="P300">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93"># ###</text:p>
            <text:p text:style-name="P223"><text:span text:style-name="T35"># URL base </text:span><text:span text:style-name="T38">al</text:span><text:span text:style-name="T35"> </text:span><text:span text:style-name="T38">servei</text:span><text:span text:style-name="T35"> </text:span><text:span text:style-name="T38">de</text:span><text:span text:style-name="T35"> CONCSV per </text:span><text:span text:style-name="T38">verificar</text:span><text:span text:style-name="T35"> el </text:span><text:span text:style-name="T38">codi</text:span><text:span text:style-name="T35"> CSV</text:span></text:p>
            <text:p text:style-name="P228"># ###</text:p>
            <text:p text:style-name="P83"><text:span text:style-name="T31">es.caib.distribucio.concsv.base.url=</text:span><text:span text:style-name="T24">https://dev.caib.es/concsv</text:span></text:p>
          </table:table-cell>
        </table:table-row>
      </table:table>
      <text:p text:style-name="P98"/>
      <text:list xml:id="list111737227108943" text:continue-list="list111738335355113" text:style-name="Outline">
        <text:list-item>
          <text:list>
            <text:list-header>
              <text:h text:style-name="P261" text:outline-level="2" text:is-list-header="true"><text:bookmark-start text:name="__RefHeading___Toc834_417853881"/>Versió 0.9.<text:span text:style-name="T33">22</text:span><text:bookmark-end text:name="__RefHeading___Toc834_417853881"/></text:h>
            </text:list-header>
          </text:list>
        </text:list-item>
      </text:list>
      <text:p text:style-name="P39">Data: <text:span text:style-name="T41">16/04/2019</text:span></text:p>
      <text:p text:style-name="P67"><text:tab/></text:p>
      <text:p text:style-name="P67">Resum:<text:span text:style-name="T40"> Solució a anotacions pendents de processar, esborrat d'arxius temporals. Millora en les notificacions de noves anotacions i metadades ENI del registre als annexos.</text:span></text:p>
      <text:p text:style-name="P67"/>
      <text:p text:style-name="P99"><text:span text:style-name="T4">Canvis realitzats en la versió </text:span><text:a xlink:type="simple" xlink:href="https://github.com/GovernIB/distribucio/milestone/6" text:style-name="Internet_20_link" text:visited-style-name="Visited_20_Internet_20_Link"><text:span text:style-name="T4">0.9.22</text:span></text:a><text:span text:style-name="T4">:</text:span></text:p>
      <text:list xml:id="list111737152820349" text:continue-list="list111738071180580" text:style-name="L1">
        <text:list-item>
          <text:p text:style-name="P301"><text:a xlink:type="simple" xlink:href="https://github.com/GovernIB/distribucio/issues/76" text:style-name="Internet_20_link" text:visited-style-name="Visited_20_Internet_20_Link">#76</text:a>: Missatge d'error erroni esborrant bústia amb regles sense anotacions</text:p>
        </text:list-item>
        <text:list-item>
          <text:p text:style-name="P301"><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301"><text:a xlink:type="simple" xlink:href="https://github.com/GovernIB/distribucio/issues/81" text:style-name="Internet_20_link" text:visited-style-name="Visited_20_Internet_20_Link">#81</text:a>: Afegir número de registre a l'assumpte del correu electrònic</text:p>
        </text:list-item>
        <text:list-item>
          <text:p text:style-name="P301"><text:a xlink:type="simple" xlink:href="https://github.com/GovernIB/distribucio/issues/83" text:style-name="Internet_20_link" text:visited-style-name="Visited_20_Internet_20_Link">#83</text:a>: Error accés usuaris sense permís a bústies</text:p>
        </text:list-item>
        <text:list-item>
          <text:p text:style-name="P301"><text:soft-page-break/><text:a xlink:type="simple" xlink:href="https://github.com/GovernIB/distribucio/issues/84" text:style-name="Internet_20_link" text:visited-style-name="Visited_20_Internet_20_Link">#84</text:a>: Anotacions que queden pendents de enviar annexos a l'Arxiu</text:p>
        </text:list-item>
        <text:list-item>
          <text:p text:style-name="P301"><text:a xlink:type="simple" xlink:href="https://github.com/GovernIB/distribucio/issues/85" text:style-name="Internet_20_link" text:visited-style-name="Visited_20_Internet_20_Link">#85</text:a>: Emplenar les metadades ENI relatives al registre pels annexos</text:p>
        </text:list-item>
        <text:list-item>
          <text:p text:style-name="P301"><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301"><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309"><text:a xlink:type="simple" xlink:href="https://github.com/GovernIB/distribucio/issues/90" text:style-name="Internet_20_link" text:visited-style-name="Visited_20_Internet_20_Link">#90</text:a>: Error sincronitzant UO</text:p>
        </text:list-item>
        <text:list-item>
          <text:p text:style-name="P309"><text:a xlink:type="simple" xlink:href="https://github.com/GovernIB/distribucio/issues/91" text:style-name="Internet_20_link" text:visited-style-name="Visited_20_Internet_20_Link">#91</text:a>: Error creant regla. La bústia no s'associa correctament</text:p>
        </text:list-item>
      </text:list>
      <text:p text:style-name="P100"/>
      <text:p text:style-name="P39">Base de dades:<text:span text:style-name="T2"> </text:span></text:p>
      <text:list xml:id="list22076696" text:style-name="L10">
        <text:list-item>
          <text:p text:style-name="P288">Sense canvis</text:p>
        </text:list-item>
      </text:list>
      <text:p text:style-name="P39"/>
      <text:p text:style-name="P12"><text:span text:style-name="T3">Propietats globals</text:span>: </text:p>
      <text:list xml:id="list304592580" text:style-name="L11">
        <text:list-item>
          <text:p text:style-name="P289">Sense canvis</text:p>
        </text:list-item>
      </text:list>
      <text:p text:style-name="P98"/>
      <text:p text:style-name="P98"/>
      <text:list xml:id="list111737500248365" text:continue-list="list111737227108943" text:style-name="Outline">
        <text:list-item>
          <text:list>
            <text:list-header>
              <text:h text:style-name="P262" text:outline-level="2" text:is-list-header="true"><text:bookmark-start text:name="__RefHeading___Toc61704_1680181998"/>Versió 0.9.<text:span text:style-name="T33">22.2</text:span><text:bookmark-end text:name="__RefHeading___Toc61704_1680181998"/></text:h>
            </text:list-header>
          </text:list>
        </text:list-item>
      </text:list>
      <text:p text:style-name="P40">Data: <text:span text:style-name="T44">03/06/2019</text:span></text:p>
      <text:p text:style-name="P68"><text:tab/></text:p>
      <text:p text:style-name="P68">Resum:<text:span text:style-name="T40"> Correcció urgent per poder enviar anotacions per correu electrònic i veure el detall de les firmes.</text:span></text:p>
      <text:p text:style-name="P68"/>
      <text:p text:style-name="P107"><text:span text:style-name="T4">Canvis realitzats en la versió </text:span><text:a xlink:type="simple" xlink:href="https://github.com/GovernIB/distribucio/releases/tag/Distribucio_0.9.22.2" text:style-name="Internet_20_link" text:visited-style-name="Visited_20_Internet_20_Link"><text:span text:style-name="T4">0.9.22.2</text:span></text:a><text:span text:style-name="T4">:</text:span></text:p>
      <text:list xml:id="list111736795925395" text:continue-list="list111737152820349" text:style-name="L1">
        <text:list-item>
          <text:p text:style-name="P302"><text:a xlink:type="simple" xlink:href="https://github.com/GovernIB/ripea/issues/102" text:style-name="Internet_20_link" text:visited-style-name="Visited_20_Internet_20_Link"><text:span text:style-name="T42">#102</text:span></text:a>: Error enviant anotacions per email</text:p>
        </text:list-item>
        <text:list-item>
          <text:p text:style-name="P302"><text:a xlink:type="simple" xlink:href="https://github.com/GovernIB/distribucio/issues/106" text:style-name="Internet_20_link" text:visited-style-name="Visited_20_Internet_20_Link">#106</text:a> Error consultant bústia per defecte</text:p>
        </text:list-item>
      </text:list>
      <text:p text:style-name="P101"/>
      <text:p text:style-name="P40">Base de dades:<text:span text:style-name="T2"> </text:span></text:p>
      <text:list xml:id="list3118391509" text:style-name="L12">
        <text:list-item>
          <text:p text:style-name="P310">distribucio_update_0.9.22.<text:span text:style-name="T43">2</text:span>.sql:</text:p>
          <text:list>
            <text:list-header>
              <text:p text:style-name="P310">Script d'actualització per corregir les dades d'annexos i firmes d'annexos.</text:p>
              <text:p text:style-name="P312">Corregeix també els codis d'unitat orgànica de les bústies</text:p>
            </text:list-header>
          </text:list>
          <text:p text:style-name="P310"/>
        </text:list-item>
      </text:list>
      <text:p text:style-name="P40"/>
      <text:p text:style-name="P13"><text:span text:style-name="T3">Propietats globals</text:span>: </text:p>
      <text:list xml:id="list590721700" text:style-name="L13">
        <text:list-item>
          <text:p text:style-name="P290">Sense canvis</text:p>
        </text:list-item>
      </text:list>
      <text:p text:style-name="P69"/>
      <text:list xml:id="list111738345458782" text:continue-list="list111737500248365" text:style-name="Outline">
        <text:list-item>
          <text:list>
            <text:list-header>
              <text:h text:style-name="P263" text:outline-level="2" text:is-list-header="true"><text:bookmark-start text:name="__RefHeading___Toc20227_1512682159"/>Versió 0.9.<text:span text:style-name="T33">23</text:span><text:bookmark-end text:name="__RefHeading___Toc20227_1512682159"/></text:h>
            </text:list-header>
          </text:list>
        </text:list-item>
      </text:list>
      <text:p text:style-name="P41">Data: <text:span text:style-name="T45">17/06/2019</text:span></text:p>
      <text:p text:style-name="P73"><text:tab/></text:p>
      <text:p text:style-name="P73">Resum:<text:span text:style-name="T40">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73"/>
      <text:p text:style-name="P108"><text:span text:style-name="T4">Canvis realitzats en la versió </text:span><text:a xlink:type="simple" xlink:href="https://github.com/GovernIB/distribucio/releases/tag/Distribucio_0.9.23" text:style-name="Internet_20_link" text:visited-style-name="Visited_20_Internet_20_Link"><text:span text:style-name="T4">0.9.23</text:span></text:a><text:span text:style-name="T4">:</text:span></text:p>
      <text:list xml:id="list2627632675" text:style-name="L14">
        <text:list-item>
          <text:p text:style-name="P305"><text:a xlink:type="simple" xlink:href="https://github.com/GovernIB/distribucio/issues/108" text:style-name="Internet_20_link" text:visited-style-name="Visited_20_Internet_20_Link">#108</text:a> Nova opció pels administradors per moure contingut entre bústies</text:p>
        </text:list-item>
        <text:list-item>
          <text:p text:style-name="P305"><text:soft-page-break/><text:a xlink:type="simple" xlink:href="https://github.com/GovernIB/distribucio/issues/107" text:style-name="Internet_20_link" text:visited-style-name="Visited_20_Internet_20_Link">#107</text:a> Poder veure el contingut de bústies innactives</text:p>
        </text:list-item>
        <text:list-item>
          <text:p text:style-name="P305"><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305"><text:a xlink:type="simple" xlink:href="https://github.com/GovernIB/distribucio/issues/88" text:style-name="Internet_20_link" text:visited-style-name="Visited_20_Internet_20_Link">#88</text:a> Backoffices asíncrons</text:p>
        </text:list-item>
        <text:list-item>
          <text:p text:style-name="P305"><text:a xlink:type="simple" xlink:href="https://github.com/GovernIB/distribucio/issues/99" text:style-name="Internet_20_link" text:visited-style-name="Visited_20_Internet_20_Link">#99</text:a> Compatibilitat amb regles a partir del codi assumpte</text:p>
        </text:list-item>
        <text:list-item>
          <text:p text:style-name="P305"><text:a xlink:type="simple" xlink:href="https://github.com/GovernIB/distribucio/issues/98" text:style-name="Internet_20_link" text:visited-style-name="Visited_20_Internet_20_Link">#98</text:a> Eliminar informació de la data de còpia en el número de registre</text:p>
        </text:list-item>
        <text:list-item>
          <text:p text:style-name="P305"><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305"><text:a xlink:type="simple" xlink:href="https://github.com/GovernIB/distribucio/issues/95" text:style-name="Internet_20_link" text:visited-style-name="Visited_20_Internet_20_Link">#95</text:a> Error botó tancar detall anotació sense modal</text:p>
        </text:list-item>
        <text:list-item>
          <text:p text:style-name="P305"><text:a xlink:type="simple" xlink:href="https://github.com/GovernIB/distribucio/issues/93" text:style-name="Internet_20_link" text:visited-style-name="Visited_20_Internet_20_Link">#93</text:a> NullPointerException reintentant processament</text:p>
        </text:list-item>
        <text:list-item>
          <text:p text:style-name="P305"><text:a xlink:type="simple" xlink:href="https://github.com/GovernIB/distribucio/issues/92" text:style-name="Internet_20_link" text:visited-style-name="Visited_20_Internet_20_Link">#92</text:a> Error nodes duplicats a l'Arxiu</text:p>
        </text:list-item>
        <text:list-item>
          <text:p text:style-name="P305"><text:a xlink:type="simple" xlink:href="https://github.com/GovernIB/distribucio/issues/89" text:style-name="Internet_20_link" text:visited-style-name="Visited_20_Internet_20_Link">#89</text:a> Tractar firmar amb CADEs els PDF que arribin sense firmar</text:p>
        </text:list-item>
        <text:list-item>
          <text:p text:style-name="P305"><text:a xlink:type="simple" xlink:href="https://github.com/GovernIB/distribucio/issues/59" text:style-name="Internet_20_link" text:visited-style-name="Visited_20_Internet_20_Link">#59</text:a> Regles a partir del codi SIA</text:p>
        </text:list-item>
      </text:list>
      <text:p text:style-name="P102"/>
      <text:p text:style-name="P41">Base de dades:<text:span text:style-name="T2"> </text:span></text:p>
      <text:list xml:id="list997497358" text:style-name="L15">
        <text:list-item>
          <text:p text:style-name="P311">distribucio_update_0.9.2<text:span text:style-name="T46">3</text:span>.sql:</text:p>
        </text:list-item>
      </text:list>
      <text:list xml:id="list1875211698" text:style-name="L16">
        <text:list-item>
          <text:p text:style-name="P313">Canvis per tenir el codi de procediment SIA de l'anotació.</text:p>
        </text:list-item>
        <text:list-item>
          <text:p text:style-name="P313">Script per treure la data del número de registre en el cas de les còpies d'anotacions.</text:p>
        </text:list-item>
        <text:list-item>
          <text:p text:style-name="P313">Canvis per poder treballar amb backoffices de Distribució.</text:p>
        </text:list-item>
      </text:list>
      <text:list xml:id="list111738467864669" text:continue-list="list997497358" text:style-name="L15">
        <text:list-header>
          <text:p text:style-name="P311"/>
        </text:list-header>
      </text:list>
      <text:p text:style-name="P41"/>
      <text:p text:style-name="P14"><text:span text:style-name="T3">Propietats globals</text:span>: </text:p>
      <text:list xml:id="list1091075853" text:style-name="L17">
        <text:list-item>
          <text:p text:style-name="P314">Noves propietats afegides pels backoffices de Distribució. Les propietats que contenen "test" són per provar els backoffices amb la propia aplicació de Distribució.</text:p>
          <text:list>
            <text:list-item>
              <text:p text:style-name="P314">distribucio_update_0.9.23.properties:</text:p>
            </text:list-item>
          </text:list>
        </text:list-item>
      </text:list>
      <text:p text:style-name="P109"/>
      <table:table table:name="Tabla4" table:style-name="Tabla4">
        <table:table-column table:style-name="Tabla4.A"/>
        <table:table-row table:style-name="Tabla4.1">
          <table:table-cell table:style-name="Tabla4.A1" office:value-type="string">
            <text:p text:style-name="P93"># ################### #</text:p>
            <text:p text:style-name="P228"># PROPERTIES AFEGIDES #</text:p>
            <text:p text:style-name="P228"># ################### #</text:p>
            <text:p text:style-name="P232"/>
            <text:p text:style-name="P223"><text:span text:style-name="T35"># </text:span><text:span text:style-name="T38">Backoffices</text:span><text:span text:style-name="T35"> </text:span><text:span text:style-name="T38">asíncrons</text:span></text:p>
            <text:p text:style-name="P223"><text:span text:style-name="T20">es.caib.distribucio.tasca.enviar.anotacions.backoffice.temps.espera.execucio=</text:span><text:span text:style-name="T24">60000</text:span></text:p>
            <text:p text:style-name="P223"><text:span text:style-name="T20">es.caib.distribucio.backoffice.integracio.clau=</text:span><text:span text:style-name="T24">clauSecreta</text:span></text:p>
            <text:p text:style-name="P223"><text:span text:style-name="T20">es.caib.distribucio.backoffice.integracio.retornarAnnexIFirmaContingut=</text:span><text:span text:style-name="T24">false</text:span></text:p>
            <text:p text:style-name="P232"/>
            <text:p text:style-name="P223"><text:span text:style-name="T20">es.caib.distribucio.backoffice.test.backofficeIntegracio.url=</text:span><text:span text:style-name="T24">https://dev.caib.es/distribucio/ws/backofficeIntegracio</text:span></text:p>
            <text:p text:style-name="P223"><text:span text:style-name="T20">es.caib.distribucio.backoffice.test.backofficeIntegracio.usuari=</text:span><text:span text:style-name="T24">USUARI</text:span></text:p>
            <text:p text:style-name="P83"><text:span text:style-name="T31">es.caib.distribucio.backoffice.test.backofficeIntegracio.contrasenya=</text:span><text:span text:style-name="T24">CONTRASENYA</text:span></text:p>
          </table:table-cell>
        </table:table-row>
      </table:table>
      <text:p text:style-name="P109"/>
      <text:p text:style-name="P109"/>
      <text:list xml:id="list111737008472869" text:continue-list="list111738345458782" text:style-name="Outline">
        <text:list-item>
          <text:list>
            <text:list-header>
              <text:h text:style-name="P264" text:outline-level="2" text:is-list-header="true"><text:bookmark-start text:name="__RefHeading___Toc20229_1512682159"/>Versió 0.9.<text:span text:style-name="T33">24</text:span><text:bookmark-end text:name="__RefHeading___Toc20229_1512682159"/></text:h>
            </text:list-header>
          </text:list>
        </text:list-item>
      </text:list>
      <text:p text:style-name="P42">Data: <text:span text:style-name="T50">08/07/2019</text:span></text:p>
      <text:p text:style-name="P74"><text:tab/></text:p>
      <text:p text:style-name="P74">Resum:<text:span text:style-name="T40">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74"><text:soft-page-break/></text:p>
      <text:p text:style-name="P111"><text:span text:style-name="T4">Canvis realitzats en la versió </text:span><text:a xlink:type="simple" xlink:href="https://github.com/GovernIB/distribucio/milestone/9?closed=1" text:style-name="Internet_20_link" text:visited-style-name="Visited_20_Internet_20_Link"><text:span text:style-name="T4">0.9.24</text:span></text:a><text:span text:style-name="T4">:</text:span></text:p>
      <text:list xml:id="list111738302545773" text:continue-list="list2627632675" text:style-name="L14">
        <text:list-item>
          <text:p text:style-name="P306"><text:a xlink:type="simple" xlink:href="https://github.com/GovernIB/distribucio/issues/101" text:style-name="Internet_20_link" text:visited-style-name="Visited_20_Internet_20_Link">#101</text:a> 00107_DIST_classificació</text:p>
        </text:list-item>
        <text:list-item>
          <text:p text:style-name="P306"><text:a xlink:type="simple" xlink:href="https://github.com/GovernIB/distribucio/issues/110" text:style-name="Internet_20_link" text:visited-style-name="Visited_20_Internet_20_Link">#110</text:a> Afegir camp ntiEstadoElaboracion als annexos del WS de backoffice</text:p>
        </text:list-item>
        <text:list-item>
          <text:p text:style-name="P306"><text:a xlink:type="simple" xlink:href="https://github.com/GovernIB/distribucio/issues/111" text:style-name="Internet_20_link" text:visited-style-name="Visited_20_Internet_20_Link">#111</text:a><text:span text:style-name="T47"> </text:span>Afegir la posibilitat de reintentar el processament d'anotacions amb errors</text:p>
        </text:list-item>
        <text:list-item>
          <text:p text:style-name="P306"><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306"><text:a xlink:type="simple" xlink:href="https://github.com/GovernIB/distribucio/issues/113" text:style-name="Internet_20_link" text:visited-style-name="Visited_20_Internet_20_Link">#113</text:a> Error en la pàgina de monitor d'integracions</text:p>
        </text:list-item>
        <text:list-item>
          <text:p text:style-name="P306"><text:a xlink:type="simple" xlink:href="https://github.com/GovernIB/distribucio/issues/114" text:style-name="Internet_20_link" text:visited-style-name="Visited_20_Internet_20_Link"><text:span text:style-name="T8">#114</text:span></text:a> Es perden els interessats reenviant entre bústies</text:p>
        </text:list-item>
      </text:list>
      <text:p text:style-name="P103"/>
      <text:p text:style-name="P42">Base de dades:<text:span text:style-name="T2"> </text:span></text:p>
      <text:list xml:id="list3699257460" text:style-name="L18">
        <text:list-item>
          <text:p text:style-name="P319">Canvis per ampliar el camp d'observacions del backoffice i per incloure els codis de pais, província i municipi en les anotacions de registre.</text:p>
          <text:list>
            <text:list-item>
              <text:p text:style-name="P319">distribucio_update_0.9.24.sql</text:p>
            </text:list-item>
          </text:list>
        </text:list-item>
      </text:list>
      <table:table table:name="Tabla6" table:style-name="Tabla6">
        <table:table-column table:style-name="Tabla6.A"/>
        <table:table-row table:style-name="Tabla6.1">
          <table:table-cell table:style-name="Tabla6.A1" office:value-type="string">
            <text:p text:style-name="P83"><text:span text:style-name="T49">ALTER</text:span><text:span text:style-name="T31"> </text:span><text:span text:style-name="T49">TABLE</text:span><text:span text:style-name="T31"> DIS_REGISTRE MODIFY BACK_OBSERVACIONS VARCHAR2(4000);</text:span></text:p>
            <text:p text:style-name="P232"/>
            <text:p text:style-name="P235">-- #109 Afegir codis de municipi, país i província a les anotacions de registre </text:p>
            <text:p text:style-name="P235">-- amplia la columna de la descripció del país</text:p>
            <text:p text:style-name="P223"><text:span text:style-name="T49">ALTER</text:span><text:span text:style-name="T20"> </text:span><text:span text:style-name="T49">TABLE</text:span><text:span text:style-name="T20"> DIS_REGISTRE_INTER MODIFY PAIS VARCHAR2(100);</text:span></text:p>
            <text:p text:style-name="P235">-- afegeix les noves columnes</text:p>
            <text:p text:style-name="P223"><text:span text:style-name="T49">ALTER</text:span><text:span text:style-name="T20"> </text:span><text:span text:style-name="T49">TABLE</text:span><text:span text:style-name="T20"> DIS_REGISTRE_INTER </text:span><text:span text:style-name="T49">ADD</text:span><text:span text:style-name="T20"> PAIS_CODI VARCHAR2(4);</text:span></text:p>
            <text:p text:style-name="P223"><text:span text:style-name="T49">ALTER</text:span><text:span text:style-name="T20"> </text:span><text:span text:style-name="T49">TABLE</text:span><text:span text:style-name="T20"> DIS_REGISTRE_INTER </text:span><text:span text:style-name="T49">ADD</text:span><text:span text:style-name="T20"> PROVINCIA_CODI VARCHAR2(4);</text:span></text:p>
            <text:p text:style-name="P83"><text:span text:style-name="T49">ALTER</text:span><text:span text:style-name="T31"> </text:span><text:span text:style-name="T49">TABLE</text:span><text:span text:style-name="T31"> DIS_REGISTRE_INTER </text:span><text:span text:style-name="T49">ADD</text:span><text:span text:style-name="T31"> MUNICIPI_CODI VARCHAR2(4);</text:span></text:p>
          </table:table-cell>
        </table:table-row>
      </table:table>
      <text:p text:style-name="P112"/>
      <text:p text:style-name="P42"/>
      <text:p text:style-name="P15"><text:span text:style-name="T3">Propietats globals</text:span>: </text:p>
      <text:list xml:id="list1566991311" text:style-name="L19">
        <text:list-item>
          <text:p text:style-name="P315">Noves propietats afegides <text:span text:style-name="T48">per configurar el plugin de procediments de consulta a Rolsac</text:span>.</text:p>
          <text:list>
            <text:list-item>
              <text:p text:style-name="P315">distribucio_update_0.9.2<text:span text:style-name="T48">4</text:span>.properties:</text:p>
            </text:list-item>
          </text:list>
        </text:list-item>
      </text:list>
      <text:p text:style-name="P110"/>
      <table:table table:name="Tabla5" table:style-name="Tabla5">
        <table:table-column table:style-name="Tabla5.A"/>
        <table:table-row table:style-name="Tabla5.1">
          <table:table-cell table:style-name="Tabla5.A1" office:value-type="string">
            <text:p text:style-name="P94"># ################### #</text:p>
            <text:p text:style-name="P228"># PROPERTIES AFEGIDES #</text:p>
            <text:p text:style-name="P228"># ################### #</text:p>
            <text:p text:style-name="P232"/>
            <text:p text:style-name="P223"><text:span text:style-name="T35"># </text:span><text:span text:style-name="T38">Plugin</text:span><text:span text:style-name="T35"> </text:span><text:span text:style-name="T38">de</text:span><text:span text:style-name="T35"> </text:span><text:span text:style-name="T38">consulta</text:span><text:span text:style-name="T35"> </text:span><text:span text:style-name="T38">de</text:span><text:span text:style-name="T35"> </text:span><text:span text:style-name="T38">procediments</text:span></text:p>
            <text:p text:style-name="P223"><text:span text:style-name="T20">es.caib.distribucio.plugin.procediment.class=</text:span><text:span text:style-name="T24">es.caib.distribucio.plugin.caib.procediment.ProcedimentPluginRolsac</text:span></text:p>
            <text:p text:style-name="P223"><text:span text:style-name="T20">es.caib.distribucio.plugin.procediment.rolsac.service.url=</text:span><text:span text:style-name="T24">https://proves.caib.es/rolsac/api/rest/v1/procedimientos</text:span></text:p>
            <text:p text:style-name="P223"><text:span text:style-name="T20">es.caib.distribucio.plugin.procediment.rolsac.service.username=</text:span><text:span text:style-name="T24">$distribucio_rolsac</text:span></text:p>
            <text:p text:style-name="P84"><text:span text:style-name="T31">es.caib.distribucio.plugin.procediment.rolsac.service.password=</text:span><text:span text:style-name="T25">********</text:span><text:span text:style-name="T31"> </text:span></text:p>
          </table:table-cell>
        </table:table-row>
      </table:table>
      <text:p text:style-name="P110"/>
      <text:p text:style-name="P110"/>
      <text:list xml:id="list111737759112937" text:continue-list="list111737008472869" text:style-name="Outline">
        <text:list-item>
          <text:list>
            <text:list-header>
              <text:h text:style-name="P265" text:outline-level="2" text:is-list-header="true"><text:bookmark-start text:name="__RefHeading___Toc424222_3031935846"/>Versió 0.9.<text:span text:style-name="T33">24.1</text:span><text:bookmark-end text:name="__RefHeading___Toc424222_3031935846"/></text:h>
            </text:list-header>
          </text:list>
        </text:list-item>
      </text:list>
      <text:p text:style-name="P43">Data: 04/09/2019</text:p>
      <text:p text:style-name="P75"><text:tab/></text:p>
      <text:p text:style-name="P75">Resum: Correcció de l'enviament d'emails d'avisos de notificació de nous elements pendents a les bústies pels usuaris amb permisos sobre les bústies i l'error de processament pel camp del paràmetre 1 dels logs quan el l'extracte supera els 255 caracters.</text:p>
      <text:p text:style-name="P75"/>
      <text:p text:style-name="P113"><text:soft-page-break/><text:span text:style-name="T4">Canvis realitzats en la versió </text:span><text:a xlink:type="simple" xlink:href="https://github.com/GovernIB/distribucio/milestone/12?closed=1" text:style-name="Internet_20_link" text:visited-style-name="Visited_20_Internet_20_Link"><text:span text:style-name="T4">0.9.24.1</text:span></text:a><text:span text:style-name="T4">:</text:span></text:p>
      <text:list xml:id="list111736921724289" text:continue-list="list111736795925395" text:style-name="L1">
        <text:list-item>
          <text:p text:style-name="P303"><text:a xlink:type="simple" xlink:href="https://github.com/GovernIB/distribucio/issues/127" text:style-name="Internet_20_link" text:visited-style-name="Visited_20_Internet_20_Link">#127</text:a> No s'envien els enviaments d'avisos de nous elements a les busties</text:p>
        </text:list-item>
        <text:list-item>
          <text:p text:style-name="P303"><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04"/>
      <text:p text:style-name="P43">Base de dades:<text:span text:style-name="T2"> </text:span></text:p>
      <text:list xml:id="list2459274278" text:style-name="L20">
        <text:list-item>
          <text:p text:style-name="P322">Sense canvis</text:p>
        </text:list-item>
      </text:list>
      <text:p text:style-name="P43"/>
      <text:p text:style-name="P16"><text:span text:style-name="T3">Propietats globals</text:span>: </text:p>
      <text:list xml:id="list1822744220" text:style-name="L21">
        <text:list-item>
          <text:p text:style-name="P291">Sense canvis</text:p>
        </text:list-item>
      </text:list>
      <text:p text:style-name="P16"/>
      <text:list xml:id="list111738052055651" text:continue-list="list111737759112937" text:style-name="Outline">
        <text:list-item>
          <text:list>
            <text:list-header>
              <text:h text:style-name="P266" text:outline-level="2" text:is-list-header="true"><text:bookmark-start text:name="__RefHeading___Toc96292_1762273572"/>Versió 0.9.25<text:bookmark-end text:name="__RefHeading___Toc96292_1762273572"/></text:h>
            </text:list-header>
          </text:list>
        </text:list-item>
      </text:list>
      <text:p text:style-name="P18">Data: 20/09/2019</text:p>
      <text:p text:style-name="P129"/>
      <text:p text:style-name="P145">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18"/>
      <text:list xml:id="list1437976043" text:style-name="L22">
        <text:list-item>
          <text:p text:style-name="P335"><text:a xlink:type="simple" xlink:href="https://github.com/GovernIB/distribucio/issues/82" text:style-name="Internet_20_link" text:visited-style-name="Visited_20_Internet_20_Link">#82</text:a> Usuaris puguin veure anotacions amb errors</text:p>
        </text:list-item>
        <text:list-item>
          <text:p text:style-name="P335"><text:a xlink:type="simple" xlink:href="https://github.com/GovernIB/distribucio/issues/94" text:style-name="Internet_20_link" text:visited-style-name="Visited_20_Internet_20_Link">#94</text:a> Implementació d'un sistema d'avisos</text:p>
        </text:list-item>
        <text:list-item>
          <text:p text:style-name="P335"><text:a xlink:type="simple" xlink:href="https://github.com/GovernIB/distribucio/issues/100" text:style-name="Internet_20_link" text:visited-style-name="Visited_20_Internet_20_Link">#100</text:a> <text:s/>Nou filtre en localitzador d'anotacions </text:p>
        </text:list-item>
        <text:list-item>
          <text:p text:style-name="P335"><text:a xlink:type="simple" xlink:href="https://github.com/GovernIB/distribucio/issues/103" text:style-name="Internet_20_link" text:visited-style-name="Visited_20_Internet_20_Link">#103</text:a> Afegir el camp "backoffice" a les anotacions de registre</text:p>
        </text:list-item>
        <text:list-item>
          <text:p text:style-name="P335"><text:a xlink:type="simple" xlink:href="https://github.com/GovernIB/distribucio/issues/104" text:style-name="Internet_20_link" text:visited-style-name="Visited_20_Internet_20_Link">#104</text:a> Múltiples codis SIA a les regles</text:p>
        </text:list-item>
        <text:list-item>
          <text:p text:style-name="P335"><text:a xlink:type="simple" xlink:href="https://github.com/GovernIB/distribucio/issues/105" text:style-name="Internet_20_link" text:visited-style-name="Visited_20_Internet_20_Link">#105</text:a> Informació unificada d'accions sobre una anotació</text:p>
        </text:list-item>
        <text:list-item>
          <text:p text:style-name="P335"><text:a xlink:type="simple" xlink:href="https://github.com/GovernIB/distribucio/issues/112" text:style-name="Internet_20_link" text:visited-style-name="Visited_20_Internet_20_Link">#112</text:a> Corregir informació interessats i representants a l'email</text:p>
        </text:list-item>
        <text:list-item>
          <text:p text:style-name="P335"><text:a xlink:type="simple" xlink:href="https://github.com/GovernIB/distribucio/issues/115" text:style-name="Internet_20_link" text:visited-style-name="Visited_20_Internet_20_Link">#115</text:a> Posar <text:s/>les pantalles de l'aplicació a pantalla completa</text:p>
        </text:list-item>
        <text:list-item>
          <text:p text:style-name="P335"><text:a xlink:type="simple" xlink:href="https://github.com/GovernIB/distribucio/issues/116" text:style-name="Internet_20_link" text:visited-style-name="Visited_20_Internet_20_Link">#116</text:a> Canvis pantalla principal</text:p>
        </text:list-item>
        <text:list-item>
          <text:p text:style-name="P335"><text:a xlink:type="simple" xlink:href="https://github.com/GovernIB/distribucio/issues/117" text:style-name="Internet_20_link" text:visited-style-name="Visited_20_Internet_20_Link">#117</text:a> Classificació permetre consultar procediments en UOs filles</text:p>
        </text:list-item>
        <text:list-item>
          <text:p text:style-name="P335"><text:a xlink:type="simple" xlink:href="https://github.com/GovernIB/distribucio/issues/118" text:style-name="Internet_20_link" text:visited-style-name="Visited_20_Internet_20_Link">#118</text:a> Nous camps pel WS d'alta d'anotacions de registre</text:p>
        </text:list-item>
        <text:list-item>
          <text:p text:style-name="P335"><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335"><text:a xlink:type="simple" xlink:href="https://github.com/GovernIB/distribucio/issues/120" text:style-name="Internet_20_link" text:visited-style-name="Visited_20_Internet_20_Link">#120</text:a> Lentitud en la càrrega de diferents pantalles</text:p>
        </text:list-item>
        <text:list-item>
          <text:p text:style-name="P335"><text:a xlink:type="simple" xlink:href="https://github.com/GovernIB/distribucio/issues/121" text:style-name="Internet_20_link" text:visited-style-name="Visited_20_Internet_20_Link">#121</text:a> Problema amb l’enviament de correus</text:p>
        </text:list-item>
        <text:list-item>
          <text:p text:style-name="P335"><text:a xlink:type="simple" xlink:href="https://github.com/GovernIB/distribucio/issues/123" text:style-name="Internet_20_link" text:visited-style-name="Visited_20_Internet_20_Link">#123</text:a> Eliminar obligatorietat del camp Tipo Asunto</text:p>
        </text:list-item>
        <text:list-item>
          <text:p text:style-name="P335"><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335"><text:a xlink:type="simple" xlink:href="https://github.com/GovernIB/distribucio/issues/125" text:style-name="Internet_20_link" text:visited-style-name="Visited_20_Internet_20_Link">#125</text:a> Errors trobats durant la validació 2019.08.25</text:p>
        </text:list-item>
        <text:list-item>
          <text:p text:style-name="P335"><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335"><text:a xlink:type="simple" xlink:href="https://github.com/GovernIB/distribucio/issues/129" text:style-name="Internet_20_link" text:visited-style-name="Visited_20_Internet_20_Link">#129</text:a> Millora enviament avisos noves anotacions</text:p>
        </text:list-item>
        <text:list-item>
          <text:p text:style-name="P335"><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335"><text:a xlink:type="simple" xlink:href="https://github.com/GovernIB/distribucio/issues/131" text:style-name="Internet_20_link" text:visited-style-name="Visited_20_Internet_20_Link">#131</text:a> Nou camp tipusES pel WS d'alta d'anotacions de registre</text:p>
        </text:list-item>
        <text:list-item>
          <text:p text:style-name="P336"><text:a xlink:type="simple" xlink:href="https://github.com/GovernIB/distribucio/issues/132" text:style-name="Internet_20_link" text:visited-style-name="Visited_20_Internet_20_Link">#132</text:a> Nullpointer enviant anotació amb annexos sense firmes</text:p>
        </text:list-item>
        <text:list-item>
          <text:p text:style-name="P336"><text:a xlink:type="simple" xlink:href="https://github.com/GovernIB/distribucio/issues/134" text:style-name="Internet_20_link" text:visited-style-name="Visited_20_Internet_20_Link">#134</text:a> Posar els reenviaments a l'històric d'accions</text:p>
        </text:list-item>
      </text:list>
      <text:p text:style-name="P114"/>
      <text:p text:style-name="P44">Base de dades:<text:span text:style-name="T2"> </text:span></text:p>
      <text:list xml:id="list111736832321039" text:continue-list="list3699257460" text:style-name="L18">
        <text:list-item>
          <text:p text:style-name="P320">Nova taula pel sistema d'avisos. Noves columnes pels nous camps del WS d'alta. Camp pel codi de backoffice en les regles. Camp tipus assumpte ara pot ser null.</text:p>
          <text:list>
            <text:list-item>
              <text:p text:style-name="P320"><text:soft-page-break/>distribucio_update_0.9.25.sql</text:p>
            </text:list-item>
          </text:list>
        </text:list-item>
      </text:list>
      <table:table table:name="Table1" table:style-name="Table1">
        <table:table-column table:style-name="Table1.A"/>
        <table:table-row table:style-name="Table1.1">
          <table:table-cell table:style-name="Table1.A1" office:value-type="string">
            <text:p text:style-name="P158">-- #94 Implementació d'un sistema d'avisos </text:p>
            <text:p text:style-name="P223"><text:span text:style-name="T49">CREATE</text:span><text:span text:style-name="T20"> </text:span><text:span text:style-name="T49">TABLE</text:span><text:span text:style-name="T20"> DIS_AVIS</text:span></text:p>
            <text:p text:style-name="P239">(</text:p>
            <text:p text:style-name="P223"><text:span text:style-name="T20"><text:s text:c="2"/>ID <text:s text:c="18"/>NUMBER(19) <text:s text:c="14"/></text:span><text:span text:style-name="T49">NOT</text:span><text:span text:style-name="T20"> </text:span><text:span text:style-name="T83">NULL</text:span><text:span text:style-name="T20">,</text:span></text:p>
            <text:p text:style-name="P223"><text:span text:style-name="T20"><text:s text:c="2"/>ASSUMPTE <text:s text:c="12"/>VARCHAR2(256) <text:s text:c="11"/></text:span><text:span text:style-name="T49">NOT</text:span><text:span text:style-name="T20"> </text:span><text:span text:style-name="T83">NULL</text:span><text:span text:style-name="T20">,</text:span></text:p>
            <text:p text:style-name="P223"><text:span text:style-name="T20"><text:s text:c="2"/>MISSATGE <text:s text:c="12"/>VARCHAR2(2048) <text:s text:c="10"/></text:span><text:span text:style-name="T49">NOT</text:span><text:span text:style-name="T20"> </text:span><text:span text:style-name="T83">NULL</text:span><text:span text:style-name="T20">,</text:span></text:p>
            <text:p text:style-name="P223"><text:span text:style-name="T20"><text:s text:c="2"/>DATA_INICI <text:s text:c="10"/></text:span><text:span text:style-name="T49">TIMESTAMP</text:span><text:span text:style-name="T20">(6) <text:s text:c="12"/></text:span><text:span text:style-name="T49">NOT</text:span><text:span text:style-name="T20"> </text:span><text:span text:style-name="T83">NULL</text:span><text:span text:style-name="T20">,</text:span></text:p>
            <text:p text:style-name="P223"><text:span text:style-name="T20"><text:s text:c="2"/>DATA_FINAL <text:s text:c="10"/></text:span><text:span text:style-name="T49">TIMESTAMP</text:span><text:span text:style-name="T20">(6) <text:s text:c="12"/></text:span><text:span text:style-name="T49">NOT</text:span><text:span text:style-name="T20"> </text:span><text:span text:style-name="T83">NULL</text:span><text:span text:style-name="T20">,</text:span></text:p>
            <text:p text:style-name="P223"><text:span text:style-name="T20"><text:s text:c="2"/>ACTIU <text:s text:c="15"/>NUMBER(1) <text:s text:c="15"/></text:span><text:span text:style-name="T49">NOT</text:span><text:span text:style-name="T20"> </text:span><text:span text:style-name="T83">NULL</text:span><text:span text:style-name="T20">,</text:span></text:p>
            <text:p text:style-name="P223"><text:span text:style-name="T20"><text:s text:c="2"/>AVIS_NIVELL <text:s text:c="8"/>VARCHAR2(10) <text:s text:c="12"/></text:span><text:span text:style-name="T49">NOT</text:span><text:span text:style-name="T20"> </text:span><text:span text:style-name="T83">NULL</text:span><text:span text:style-name="T20">,</text:span></text:p>
            <text:p text:style-name="P239"><text:s text:c="2"/>CREATEDBY_CODI <text:s text:c="6"/>VARCHAR2(64),</text:p>
            <text:p text:style-name="P223"><text:span text:style-name="T20"><text:s text:c="2"/>CREATEDDATE <text:s text:c="9"/></text:span><text:span text:style-name="T49">TIMESTAMP</text:span><text:span text:style-name="T20">(6),</text:span></text:p>
            <text:p text:style-name="P239"><text:s text:c="2"/>LASTMODIFIEDBY_CODI <text:s/>VARCHAR2(64),</text:p>
            <text:p text:style-name="P223"><text:span text:style-name="T20"><text:s text:c="2"/>LASTMODIFIEDDATE <text:s text:c="4"/></text:span><text:span text:style-name="T49">TIMESTAMP</text:span><text:span text:style-name="T20">(6)</text:span></text:p>
            <text:p text:style-name="P239">);</text:p>
            <text:p text:style-name="P232"/>
            <text:p text:style-name="P223"><text:span text:style-name="T49">ALTER</text:span><text:span text:style-name="T20"> </text:span><text:span text:style-name="T49">TABLE</text:span><text:span text:style-name="T20"> DIS_AVIS </text:span><text:span text:style-name="T49">ADD</text:span><text:span text:style-name="T20"> (</text:span></text:p>
            <text:p text:style-name="P223"><text:span text:style-name="T20"><text:s text:c="2"/></text:span><text:span text:style-name="T49">CONSTRAINT</text:span><text:span text:style-name="T20"> DIS_AVIS_PK </text:span><text:span text:style-name="T49">PRIMARY</text:span><text:span text:style-name="T20"> </text:span><text:span text:style-name="T49">KEY</text:span><text:span text:style-name="T20"> (ID));</text:span></text:p>
            <text:p text:style-name="P232"/>
            <text:p text:style-name="P223"><text:span text:style-name="T49">CREATE</text:span><text:span text:style-name="T20"> </text:span><text:span text:style-name="T49">INDEX</text:span><text:span text:style-name="T20"> DIS_AVIS_DATA_INICI_I </text:span><text:span text:style-name="T49">ON</text:span><text:span text:style-name="T20"> DIS_AVIS(DATA_INICI);</text:span></text:p>
            <text:p text:style-name="P223"><text:span text:style-name="T49">CREATE</text:span><text:span text:style-name="T20"> </text:span><text:span text:style-name="T49">INDEX</text:span><text:span text:style-name="T20"> DIS_AVIS_DATA_FINAL_I </text:span><text:span text:style-name="T49">ON</text:span><text:span text:style-name="T20"> DIS_AVIS(DATA_FINAL);</text:span></text:p>
            <text:p text:style-name="P232"/>
            <text:p text:style-name="P223"><text:span text:style-name="T20">GRANT </text:span><text:span text:style-name="T49">SELECT</text:span><text:span text:style-name="T20">, </text:span><text:span text:style-name="T49">UPDATE</text:span><text:span text:style-name="T20">, </text:span><text:span text:style-name="T49">INSERT</text:span><text:span text:style-name="T20">, </text:span><text:span text:style-name="T49">DELETE</text:span><text:span text:style-name="T20"> </text:span><text:span text:style-name="T49">ON</text:span><text:span text:style-name="T20"> DIS_AVIS TO WWW_DISTRIBUCIO; </text:span></text:p>
            <text:p text:style-name="P232"/>
            <text:p text:style-name="P232"/>
            <text:p text:style-name="P235">-- #103 Afegir el camp "backoffice" a les anotacions de registre i a les regles</text:p>
            <text:p text:style-name="P223"><text:span text:style-name="T49">ALTER</text:span><text:span text:style-name="T20"> </text:span><text:span text:style-name="T49">TABLE</text:span><text:span text:style-name="T20"> DIS_REGLA </text:span><text:span text:style-name="T49">ADD</text:span><text:span text:style-name="T20"> BACKOFFICE_CODI VARCHAR2(20);</text:span></text:p>
            <text:p text:style-name="P223"><text:span text:style-name="T49">ALTER</text:span><text:span text:style-name="T20"> </text:span><text:span text:style-name="T49">TABLE</text:span><text:span text:style-name="T20"> DIS_REGISTRE </text:span><text:span text:style-name="T49">ADD</text:span><text:span text:style-name="T20"> BACK_CODI VARCHAR2(20);</text:span></text:p>
            <text:p text:style-name="P232"/>
            <text:p text:style-name="P232"/>
            <text:p text:style-name="P235">-- #118: Nous camps pel WS d'alta d'anotacions de registre </text:p>
            <text:p text:style-name="P223"><text:span text:style-name="T49">ALTER</text:span><text:span text:style-name="T20"> </text:span><text:span text:style-name="T49">TABLE</text:span><text:span text:style-name="T20"> DIS_REGISTRE </text:span><text:span text:style-name="T49">ADD</text:span><text:span text:style-name="T20"> PRESENCIAL NUMBER(1);</text:span></text:p>
            <text:p text:style-name="P223"><text:span text:style-name="T49">ALTER</text:span><text:span text:style-name="T20"> </text:span><text:span text:style-name="T49">TABLE</text:span><text:span text:style-name="T20"> </text:span><text:span text:style-name="T22">DIS_REGISTRE_INTER</text:span><text:span text:style-name="T20"> </text:span><text:span text:style-name="T49">ADD</text:span><text:span text:style-name="T20"> CODI_DIRE VARCHAR2(64);</text:span></text:p>
            <text:p text:style-name="P232"/>
            <text:p text:style-name="P235">-- #123 Eliminar obligatorietat del camp Tipo Asunto</text:p>
            <text:p text:style-name="P223"><text:span text:style-name="T49">ALTER</text:span><text:span text:style-name="T20"> </text:span><text:span text:style-name="T49">TABLE</text:span><text:span text:style-name="T20"> DIS_REGISTRE MODIFY (ASSUMPTE_TIPUS_CODI </text:span><text:span text:style-name="T83">NULL</text:span><text:span text:style-name="T20">);</text:span></text:p>
          </table:table-cell>
        </table:table-row>
      </table:table>
      <text:p text:style-name="P125"/>
      <text:p text:style-name="P44"/>
      <text:p text:style-name="P17"><text:span text:style-name="T3">Propietats globals</text:span>: </text:p>
      <text:list xml:id="list111737808550743" text:continue-list="list2459274278" text:style-name="L20">
        <text:list-item>
          <text:p text:style-name="P323">Sense canvis</text:p>
        </text:list-item>
      </text:list>
      <text:list xml:id="list111738054405793" text:continue-list="list111738052055651" text:style-name="Outline">
        <text:list-item>
          <text:list>
            <text:list-header>
              <text:h text:style-name="P267" text:outline-level="2" text:is-list-header="true"><text:bookmark-start text:name="__RefHeading___Toc27894_1180952855"/>Versió 0.9.25<text:span text:style-name="T84">.1 Processar anotacions amb error o pendents d'Arxiu</text:span><text:bookmark-end text:name="__RefHeading___Toc27894_1180952855"/></text:h>
            </text:list-header>
          </text:list>
        </text:list-item>
      </text:list>
      <text:p text:style-name="P19">Data: 15/10/2019</text:p>
      <text:p text:style-name="P130"/>
      <text:p text:style-name="P146">Resum: Correcció per poder marcar com a processades anotacions amb error o pendents de guardar els annexos a l'Arxiu. Es corregeix perquè l'opció apareixia deshabilitada a l'usuari.</text:p>
      <text:p text:style-name="P19"/>
      <text:list xml:id="list111737239322260" text:continue-list="list1437976043" text:style-name="L22">
        <text:list-item>
          <text:p text:style-name="P337"><text:a xlink:type="simple" xlink:href="https://github.com/GovernIB/distribucio/issues/144" text:style-name="Internet_20_link" text:visited-style-name="Visited_20_Internet_20_Link">#144</text:a><text:span text:style-name="T85"> </text:span>Permetre marcar com a processades les anotacions amb error o pendents de l'Arxiu</text:p>
        </text:list-item>
      </text:list>
      <text:p text:style-name="P115"/>
      <text:p text:style-name="P45">Base de dades:<text:span text:style-name="T2"> </text:span></text:p>
      <text:list xml:id="list3216485198" text:style-name="L23">
        <text:list-item>
          <text:p text:style-name="P324">Sense canvis</text:p>
        </text:list-item>
      </text:list>
      <text:p text:style-name="P45"><text:soft-page-break/></text:p>
      <text:p text:style-name="P19"><text:span text:style-name="T3">Propietats globals</text:span>: </text:p>
      <text:list xml:id="list1206241184" text:style-name="L24">
        <text:list-item>
          <text:p text:style-name="P325">Sense canvis</text:p>
        </text:list-item>
      </text:list>
      <text:list xml:id="list111738270295524" text:continue-list="list111738054405793" text:style-name="Outline">
        <text:list-item>
          <text:list>
            <text:list-header>
              <text:h text:style-name="P269" text:outline-level="2" text:is-list-header="true"><text:bookmark-start text:name="__RefHeading___Toc85863_1909005118"/><text:span text:style-name="T86">Versió 0.9.2</text:span><text:span text:style-name="T61">6</text:span><text:span text:style-name="T62"> Resolució problemes i llibreria per backoffices</text:span><text:bookmark-end text:name="__RefHeading___Toc85863_1909005118"/></text:h>
            </text:list-header>
          </text:list>
        </text:list-item>
      </text:list>
      <text:p text:style-name="P20">Data: 11/11/2019</text:p>
      <text:p text:style-name="P131"/>
      <text:p text:style-name="P147">Resum: Resolució de diferents errors i nova llibreria d'utilitats per backoffices de DISTRIBUCIO.</text:p>
      <text:p text:style-name="P20"/>
      <text:list xml:id="list111737278745547" text:continue-list="list111737239322260" text:style-name="L22">
        <text:list-item>
          <text:p text:style-name="P338"><text:a xlink:type="simple" xlink:href="https://github.com/GovernIB/distribucio/issues/133" text:style-name="Internet_20_link" text:visited-style-name="Visited_20_Internet_20_Link">#133</text:a><text:span text:style-name="T87"> </text:span><text:s/>Llibreria integració Backoffice - Arxiu</text:p>
        </text:list-item>
        <text:list-item>
          <text:p text:style-name="P338"><text:a xlink:type="simple" xlink:href="https://github.com/GovernIB/distribucio/issues/149" text:style-name="Internet_20_link" text:visited-style-name="Visited_20_Internet_20_Link">#149</text:a><text:span text:style-name="T87"> </text:span>Error guardant annexos a l'Arxiu</text:p>
        </text:list-item>
        <text:list-item>
          <text:p text:style-name="P338"><text:a xlink:type="simple" xlink:href="https://github.com/GovernIB/distribucio/issues/148" text:style-name="Internet_20_link" text:visited-style-name="Visited_20_Internet_20_Link">#148</text:a><text:span text:style-name="T87"> </text:span>Enllaç erroni email notificació noves anotacions</text:p>
        </text:list-item>
        <text:list-item>
          <text:p text:style-name="P338"><text:a xlink:type="simple" xlink:href="https://github.com/GovernIB/distribucio/issues/146" text:style-name="Internet_20_link" text:visited-style-name="Visited_20_Internet_20_Link">#146</text:a><text:span text:style-name="T87"> </text:span>Error AJAX: [0] abort</text:p>
        </text:list-item>
        <text:list-item>
          <text:p text:style-name="P338"><text:a xlink:type="simple" xlink:href="https://github.com/GovernIB/distribucio/issues/145" text:style-name="Internet_20_link" text:visited-style-name="Visited_20_Internet_20_Link">#145</text:a><text:span text:style-name="T87"> </text:span>Error reprocessant anotacions pendents de backoffices</text:p>
        </text:list-item>
        <text:list-item>
          <text:p text:style-name="P338"><text:a xlink:type="simple" xlink:href="https://github.com/GovernIB/distribucio/issues/147" text:style-name="Internet_20_link" text:visited-style-name="Visited_20_Internet_20_Link">#147</text:a><text:span text:style-name="T87"> </text:span>Revisió i correcció de diferents aspectes de Distribució</text:p>
        </text:list-item>
        <text:list-item>
          <text:p text:style-name="P338"><text:a xlink:type="simple" xlink:href="https://github.com/GovernIB/distribucio/issues/143" text:style-name="Internet_20_link" text:visited-style-name="Visited_20_Internet_20_Link">#143</text:a><text:span text:style-name="T87"> </text:span>Error DIS_CONTINGUT_MULT_UK creant bústies</text:p>
        </text:list-item>
      </text:list>
      <text:p text:style-name="P116"/>
      <text:p text:style-name="P46">Base de dades:<text:span text:style-name="T2"> </text:span></text:p>
      <text:list xml:id="list926175455" text:style-name="L25">
        <text:list-item>
          <text:p text:style-name="P353"><text:span text:style-name="T88">Eliminació de la restricció de clau única</text:span><text:span text:style-name="T90"> DIS_CONTINGUT_MULT_UK</text:span><text:span text:style-name="T9"> que no permetia crear bústies amb el mateix nom</text:span><text:span text:style-name="T90"> </text:span><text:span text:style-name="T9">per a diferents unitats orgániques</text:span><text:span text:style-name="T88">.</text:span></text:p>
          <text:list>
            <text:list-item>
              <text:p text:style-name="P353"><text:a xlink:type="simple" xlink:href="https://github.com/GovernIB/distribucio/blob/dis-0.9/scripts/bbdd/1.0/oracle/updates/distribucio_update_0.9.26.sql" text:style-name="Internet_20_link" text:visited-style-name="Visited_20_Internet_20_Link"><text:span text:style-name="T88">distribucio_update_0.9.26.sql</text:span></text:a><text:span text:style-name="T88"> (Oracle)</text:span></text:p>
            </text:list-item>
          </text:list>
        </text:list-item>
      </text:list>
      <text:p text:style-name="P169"/>
      <table:table table:name="Table2" table:style-name="Table2">
        <table:table-column table:style-name="Table2.A"/>
        <table:table-row table:style-name="Table2.1">
          <table:table-cell table:style-name="Table2.A1" office:value-type="string">
            <text:p text:style-name="P159">-- #143 Error DIS_CONTINGUT_MULT_UK creant bústies</text:p>
            <text:p text:style-name="P235">-- Elimina la restricció de la taula de continguts</text:p>
            <text:p text:style-name="P232"/>
            <text:p text:style-name="P170"><text:span text:style-name="T49">ALTER</text:span><text:span text:style-name="T20"> </text:span><text:span text:style-name="T49">TABLE</text:span><text:span text:style-name="T20"> DIS_CONTINGUT </text:span><text:span text:style-name="T49">DROP</text:span><text:span text:style-name="T20"> </text:span><text:span text:style-name="T49">CONSTRAINT</text:span><text:span text:style-name="T20"> DIS_CONTINGUT_MULT_UK;</text:span></text:p>
          </table:table-cell>
        </table:table-row>
      </table:table>
      <text:p text:style-name="P126"/>
      <text:p text:style-name="P46"/>
      <text:p text:style-name="P20"><text:span text:style-name="T3">Propietats globals</text:span>: </text:p>
      <text:list xml:id="list2609281934" text:style-name="L26">
        <text:list-item>
          <text:p text:style-name="P326">Sense canvis</text:p>
        </text:list-item>
      </text:list>
      <text:p text:style-name="P163"/>
      <text:p text:style-name="P173">Canvis a les llibreries:</text:p>
      <text:list xml:id="list3768690338" text:style-name="L27">
        <text:list-item>
          <text:p text:style-name="P354"><text:span text:style-name="T89">distribucio-backoffice-utils</text:span><text:span text:style-name="T8">: Nova llibreria amb utilitats pels </text:span><text:span text:style-name="T89">backoffices</text:span><text:span text:style-name="T8"> de DISTRIBUCIO</text:span></text:p>
          <text:list>
            <text:list-item>
              <text:p text:style-name="P355">Versió: 0.9.26</text:p>
            </text:list-item>
          </text:list>
        </text:list-item>
      </text:list>
      <text:p text:style-name="P174"/>
      <text:list xml:id="list111737657186664" text:continue-list="list111738270295524" text:style-name="Outline">
        <text:list-item>
          <text:list>
            <text:list-header>
              <text:h text:style-name="P270" text:outline-level="2" text:is-list-header="true"><text:bookmark-start text:name="__RefHeading___Toc85865_1909005118"/><text:span text:style-name="T86">Versió 0.9.</text:span><text:span text:style-name="T61">2</text:span><text:span text:style-name="T63">7</text:span><text:span text:style-name="T62"> </text:span><text:span text:style-name="T63">Problemes de rendiment i altres errors</text:span><text:bookmark-end text:name="__RefHeading___Toc85865_1909005118"/></text:h>
            </text:list-header>
          </text:list>
        </text:list-item>
      </text:list>
      <text:p text:style-name="P132">Data: 0<text:span text:style-name="T98">3</text:span>/06/2020</text:p>
      <text:p text:style-name="P132"/>
      <text:p text:style-name="P148">Resum: <text:span text:style-name="T94">Millora de la consulta de registres d'usuaris per evitar errors de problemes de rendiment</text:span>.<text:span text:style-name="T96"> També es resolen altres errors com annexos amb el mateix nom provinents de Regweb o alta d'anotacions amb documents sense firmes.</text:span></text:p>
      <text:p text:style-name="P21"/>
      <text:list xml:id="list111737378261993" text:continue-list="list111737278745547" text:style-name="L22">
        <text:list-item>
          <text:p text:style-name="P339"><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94">7</text:span></text:a><text:span text:style-name="T94"> </text:span>Distribucio es queda sense connexions a BBDD</text:p>
        </text:list-item>
        <text:list-item>
          <text:p text:style-name="P339"><text:a xlink:type="simple" xlink:href="https://github.com/GovernIB/distribucio/issues/154" text:style-name="Internet_20_link" text:visited-style-name="Visited_20_Internet_20_Link">#154</text:a><text:span text:style-name="T94"> </text:span>Error al guardar annexes de registre quan tenen el mateix nom </text:p>
        </text:list-item>
        <text:list-item>
          <text:p text:style-name="P339"><text:soft-page-break/><text:a xlink:type="simple" xlink:href="https://github.com/GovernIB/distribucio/issues/150" text:style-name="Internet_20_link" text:visited-style-name="Visited_20_Internet_20_Link">#150</text:a><text:span text:style-name="T94"> </text:span>Millorar velocitat de càrrega de la pantalla d'usuari </text:p>
        </text:list-item>
        <text:list-item>
          <text:p text:style-name="P339"><text:a xlink:type="simple" xlink:href="https://github.com/GovernIB/distribucio/issues/158" text:style-name="Internet_20_link" text:visited-style-name="Visited_20_Internet_20_Link">#158</text:a><text:span text:style-name="T94"> </text:span>Optimitzar el temps que arriba l’anotació fins a la bústia. </text:p>
        </text:list-item>
        <text:list-item>
          <text:p text:style-name="P340"><text:a xlink:type="simple" xlink:href="https://github.com/GovernIB/distribucio/issues/156" text:style-name="Internet_20_link" text:visited-style-name="Visited_20_Internet_20_Link">#156</text:a><text:span text:style-name="T97"> </text:span>Error recuperant annexos sense firma des de Ripea com a backoffice de Distribució </text:p>
        </text:list-item>
        <text:list-item>
          <text:p text:style-name="P341"><text:a xlink:type="simple" xlink:href="https://github.com/GovernIB/distribucio/issues/169" text:style-name="Internet_20_link" text:visited-style-name="Visited_20_Internet_20_Link">#169</text:a><text:span text:style-name="T98"> </text:span>Error de compilació. Afegir la versió al plugin jaxws-maven-plugin </text:p>
        </text:list-item>
        <text:list-item>
          <text:p text:style-name="P342"><text:a xlink:type="simple" xlink:href="https://github.com/GovernIB/distribucio/issues/171" text:style-name="Internet_20_link" text:visited-style-name="Visited_20_Internet_20_Link">#171</text:a><text:span text:style-name="T99"> </text:span>Modificar tamany de camps de la taula DIS_REGISTRE </text:p>
        </text:list-item>
      </text:list>
      <text:p text:style-name="P117"/>
      <text:p text:style-name="P47">Base de dades:<text:span text:style-name="T2"> </text:span></text:p>
      <text:list xml:id="list2376115052" text:style-name="L28">
        <text:list-item>
          <text:p text:style-name="P321">Nova columna per determinar si una anotació de registre està pendent de processament o està processada per millorar el rendiment de les consultes.</text:p>
          <text:list>
            <text:list-item>
              <text:p text:style-name="P362"><text:a xlink:type="simple" xlink:href="https://github.com/GovernIB/distribucio/blob/dis-0.9/scripts/bbdd/1.0/oracle/updates/distribucio_update_0.9.27.sql" text:style-name="Internet_20_link" text:visited-style-name="Visited_20_Internet_20_Link"><text:span text:style-name="T88">distribucio_update_0.9.27.sql</text:span></text:a><text:span text:style-name="T88"> (Oracle)</text:span></text:p>
            </text:list-item>
          </text:list>
        </text:list-item>
      </text:list>
      <text:p text:style-name="P187"/>
      <table:table table:name="Table3" table:style-name="Table3">
        <table:table-column table:style-name="Table3.A"/>
        <table:table-row table:style-name="Table3.1">
          <table:table-cell table:style-name="Table3.A1" office:value-type="string">
            <text:p text:style-name="P160">-- #157 Distribucio es queda sense connexions a BBDD </text:p>
            <text:p text:style-name="P235">-- S'ha de millorar la consulta de registres. Es crea una columna nova per determinar si està pendent</text:p>
            <text:p text:style-name="P232"/>
            <text:p text:style-name="P235">-- Afegeix una columna de processament</text:p>
            <text:p text:style-name="P223"><text:span text:style-name="T49">ALTER</text:span><text:span text:style-name="T20"> </text:span><text:span text:style-name="T49">TABLE</text:span><text:span text:style-name="T20"> DISTRIBUCIO.DIS_REGISTRE </text:span><text:span text:style-name="T49">ADD</text:span><text:span text:style-name="T20"> PENDENT NUMBER </text:span><text:span text:style-name="T49">DEFAULT</text:span><text:span text:style-name="T20"> 1 </text:span><text:span text:style-name="T49">NOT</text:span><text:span text:style-name="T20"> </text:span><text:span text:style-name="T83">NULL</text:span><text:span text:style-name="T20">;</text:span></text:p>
            <text:p text:style-name="P235">-- Posa com a processades les que tinguin l'estat de processat</text:p>
            <text:p text:style-name="P223"><text:span text:style-name="T49">UPDATE</text:span><text:span text:style-name="T20"> DIS_REGISTRE </text:span><text:span text:style-name="T49">SET</text:span><text:span text:style-name="T20"> PENDENT = 0</text:span></text:p>
            <text:p text:style-name="P223"><text:span text:style-name="T49">WHERE</text:span><text:span text:style-name="T20"> PROCES_ESTAT </text:span><text:span text:style-name="T49">IN</text:span><text:span text:style-name="T20"> (</text:span><text:span text:style-name="T95">'BUSTIA_PROCESSADA'</text:span><text:span text:style-name="T20">, </text:span><text:span text:style-name="T95">'BACK_PENDENT'</text:span><text:span text:style-name="T20">, </text:span><text:span text:style-name="T95">'BACK_REBUDA'</text:span><text:span text:style-name="T20">, </text:span><text:span text:style-name="T95">'BACK_PROCESSADA'</text:span><text:span text:style-name="T20">, </text:span><text:span text:style-name="T95">'BACK_REBUTJADA'</text:span><text:span text:style-name="T20">, </text:span><text:span text:style-name="T95">'BACK_ERROR'</text:span><text:span text:style-name="T20">);</text:span></text:p>
            <text:p text:style-name="P235">-- Crea un índex per a la nova columna </text:p>
            <text:p text:style-name="P171"><text:span text:style-name="T49">CREATE</text:span><text:span text:style-name="T20"> </text:span><text:span text:style-name="T49">INDEX</text:span><text:span text:style-name="T20"> DIS_REGISTRE_PENDENT_I </text:span><text:span text:style-name="T49">ON</text:span><text:span text:style-name="T20"> DISTRIBUCIO.DIS_REGISTRE (PENDENT);</text:span></text:p>
            <text:p text:style-name="P85"/>
            <text:p text:style-name="P160">-- #171 Modificar tamany de camps de la taula DIS_REGISTRE </text:p>
            <text:p text:style-name="P235">-- S'han d'igualar els camps EXPOSA, SOLICITA, MOTIU_REBUIG al regweb3</text:p>
            <text:p text:style-name="P235">-- i posar-los com a LOB.</text:p>
            <text:p text:style-name="P232"/>
            <text:p text:style-name="P235">-- Per canviar el tipus de la columna:</text:p>
            <text:p text:style-name="P232"/>
            <text:p text:style-name="P235">-- 1 Canvia el nom de la columna actual</text:p>
            <text:p text:style-name="P223"><text:span text:style-name="T49">ALTER</text:span><text:span text:style-name="T20"> </text:span><text:span text:style-name="T49">TABLE</text:span><text:span text:style-name="T20"> DIS_REGISTRE RENAME </text:span><text:span text:style-name="T49">COLUMN</text:span><text:span text:style-name="T20"> EXPOSA TO EXPOSA2;</text:span></text:p>
            <text:p text:style-name="P223"><text:span text:style-name="T49">ALTER</text:span><text:span text:style-name="T20"> </text:span><text:span text:style-name="T49">TABLE</text:span><text:span text:style-name="T20"> DIS_REGISTRE RENAME </text:span><text:span text:style-name="T49">COLUMN</text:span><text:span text:style-name="T20"> SOLICITA TO SOLICITA2;</text:span></text:p>
            <text:p text:style-name="P223"><text:span text:style-name="T49">ALTER</text:span><text:span text:style-name="T20"> </text:span><text:span text:style-name="T49">TABLE</text:span><text:span text:style-name="T20"> DIS_REGISTRE RENAME </text:span><text:span text:style-name="T49">COLUMN</text:span><text:span text:style-name="T20"> MOTIU_REBUIG TO MOTIU_REBUIG2;</text:span></text:p>
            <text:p text:style-name="P235">-- 2 Afegeix les noves columnes</text:p>
            <text:p text:style-name="P223"><text:span text:style-name="T49">ALTER</text:span><text:span text:style-name="T20"> </text:span><text:span text:style-name="T49">TABLE</text:span><text:span text:style-name="T20"> DIS_REGISTRE </text:span><text:span text:style-name="T49">ADD</text:span><text:span text:style-name="T20"> (EXPOSA CLOB);</text:span></text:p>
            <text:p text:style-name="P223"><text:span text:style-name="T49">ALTER</text:span><text:span text:style-name="T20"> </text:span><text:span text:style-name="T49">TABLE</text:span><text:span text:style-name="T20"> DIS_REGISTRE </text:span><text:span text:style-name="T49">ADD</text:span><text:span text:style-name="T20"> (SOLICITA CLOB);</text:span></text:p>
            <text:p text:style-name="P223"><text:span text:style-name="T49">ALTER</text:span><text:span text:style-name="T20"> </text:span><text:span text:style-name="T49">TABLE</text:span><text:span text:style-name="T20"> DIS_REGISTRE </text:span><text:span text:style-name="T49">ADD</text:span><text:span text:style-name="T20"> (MOTIU_REBUIG CLOB);</text:span></text:p>
            <text:p text:style-name="P235">-- 3 Copia les dades</text:p>
            <text:p text:style-name="P223"><text:span text:style-name="T49">UPDATE</text:span><text:span text:style-name="T20"> DIS_REGISTRE </text:span><text:span text:style-name="T49">SET</text:span><text:span text:style-name="T20"> EXPOSA=EXPOSA2;</text:span></text:p>
            <text:p text:style-name="P223"><text:span text:style-name="T49">UPDATE</text:span><text:span text:style-name="T20"> DIS_REGISTRE </text:span><text:span text:style-name="T49">SET</text:span><text:span text:style-name="T20"> SOLICITA=SOLICITA2;</text:span></text:p>
            <text:p text:style-name="P223"><text:span text:style-name="T49">UPDATE</text:span><text:span text:style-name="T20"> DIS_REGISTRE </text:span><text:span text:style-name="T49">SET</text:span><text:span text:style-name="T20"> MOTIU_REBUIG=MOTIU_REBUIG2;</text:span></text:p>
            <text:p text:style-name="P235">-- 4 Esborra les columnes antigues</text:p>
            <text:p text:style-name="P223"><text:span text:style-name="T49">ALTER</text:span><text:span text:style-name="T20"> </text:span><text:span text:style-name="T49">TABLE</text:span><text:span text:style-name="T20"> DIS_REGISTRE </text:span><text:span text:style-name="T49">DROP</text:span><text:span text:style-name="T20"> </text:span><text:span text:style-name="T49">COLUMN</text:span><text:span text:style-name="T20"> EXPOSA2;</text:span></text:p>
            <text:p text:style-name="P223"><text:span text:style-name="T49">ALTER</text:span><text:span text:style-name="T20"> </text:span><text:span text:style-name="T49">TABLE</text:span><text:span text:style-name="T20"> DIS_REGISTRE </text:span><text:span text:style-name="T49">DROP</text:span><text:span text:style-name="T20"> </text:span><text:span text:style-name="T49">COLUMN</text:span><text:span text:style-name="T20"> SOLICITA2;</text:span></text:p>
            <text:p text:style-name="P223"><text:span text:style-name="T49">ALTER</text:span><text:span text:style-name="T20"> </text:span><text:span text:style-name="T49">TABLE</text:span><text:span text:style-name="T20"> DIS_REGISTRE </text:span><text:span text:style-name="T49">DROP</text:span><text:span text:style-name="T20"> </text:span><text:span text:style-name="T49">COLUMN</text:span><text:span text:style-name="T20"> MOTIU_REBUIG2;</text:span></text:p>
            <text:p text:style-name="P235">-- 5 Refà l'índex</text:p>
            <text:p text:style-name="P171"><text:span text:style-name="T49">ALTER</text:span><text:span text:style-name="T20"> </text:span><text:span text:style-name="T49">INDEX</text:span><text:span text:style-name="T20"> DIS_REGISTRE_PK REBUILD;</text:span></text:p>
          </table:table-cell>
        </table:table-row>
      </table:table>
      <text:p text:style-name="P127"/>
      <text:p text:style-name="P47"/>
      <text:p text:style-name="P21"><text:span text:style-name="T3">Propietats globals</text:span>: </text:p>
      <text:list xml:id="list3400213600" text:style-name="L29">
        <text:list-item>
          <text:p text:style-name="P327">Sense canvis</text:p>
        </text:list-item>
      </text:list>
      <text:p text:style-name="P164"/>
      <text:p text:style-name="P164"><text:soft-page-break/></text:p>
      <text:list xml:id="list111736810487882" text:continue-list="list111737657186664" text:style-name="Outline">
        <text:list-item>
          <text:list>
            <text:list-header>
              <text:h text:style-name="P271" text:outline-level="2" text:is-list-header="true"><text:bookmark-start text:name="__RefHeading___Toc294707_93553639"/><text:span text:style-name="T86">Versió 0.9.</text:span><text:span text:style-name="T61">2</text:span><text:span text:style-name="T64">8</text:span><text:span text:style-name="T62"> </text:span><text:span text:style-name="T63">M</text:span><text:span text:style-name="T65">illores i llibreria sistra2 pels backoffices</text:span><text:bookmark-end text:name="__RefHeading___Toc294707_93553639"/></text:h>
            </text:list-header>
          </text:list>
        </text:list-item>
      </text:list>
      <text:p text:style-name="P133">Data: <text:span text:style-name="T101">03</text:span>/0<text:span text:style-name="T100">7</text:span>/2020</text:p>
      <text:p text:style-name="P133"/>
      <text:p text:style-name="P149">Resum: Modificació de l'enviament d'anotacions per correu electrònic. Llistats d'usuaris per bústia.<text:span text:style-name="T103"> Marcar anotacions enviades per email.</text:span> Nova utilitat pels backoffices de Distribució per interpretar documents annexos tècnics de sistra2 de formularis i pagaments.</text:p>
      <text:p text:style-name="P22"/>
      <text:list xml:id="list111738802098508" text:continue-list="list111737378261993" text:style-name="L22">
        <text:list-item>
          <text:p text:style-name="P343"><text:a xlink:type="simple" xlink:href="https://github.com/GovernIB/distribucio/issues/151" text:style-name="Internet_20_link" text:visited-style-name="Visited_20_Internet_20_Link"><text:span text:style-name="T103">#151</text:span></text:a><text:span text:style-name="T103"> </text:span>Rendiment de l'enviament per email d'una anotació de registre</text:p>
        </text:list-item>
        <text:list-item>
          <text:p text:style-name="P343"><text:a xlink:type="simple" xlink:href="https://github.com/GovernIB/distribucio/issues/175" text:style-name="Internet_20_link" text:visited-style-name="Visited_20_Internet_20_Link"><text:span text:style-name="T103">#175</text:span></text:a><text:span text:style-name="T103"> </text:span>Guardar informació de firmes d'annexos per no haver-els de consultar cada vegada</text:p>
        </text:list-item>
        <text:list-item>
          <text:p text:style-name="P343"><text:a xlink:type="simple" xlink:href="https://github.com/GovernIB/distribucio/issues/142" text:style-name="Internet_20_link" text:visited-style-name="Visited_20_Internet_20_Link"><text:span text:style-name="T103">#142</text:span></text:a><text:span text:style-name="T103"> </text:span>Revisar i corregir llargades dels camps de les anotacions</text:p>
        </text:list-item>
        <text:list-item>
          <text:p text:style-name="P343"><text:a xlink:type="simple" xlink:href="https://github.com/GovernIB/distribucio/issues/140" text:style-name="Internet_20_link" text:visited-style-name="Visited_20_Internet_20_Link"><text:span text:style-name="T103">#140</text:span></text:a><text:span text:style-name="T103"> </text:span>Revisar enumerats a la BBDD</text:p>
        </text:list-item>
        <text:list-item>
          <text:p text:style-name="P343"><text:a xlink:type="simple" xlink:href="https://github.com/GovernIB/distribucio/issues/165" text:style-name="Internet_20_link" text:visited-style-name="Visited_20_Internet_20_Link"><text:span text:style-name="T103">#165</text:span></text:a><text:span text:style-name="T103"> </text:span>Desenvolupar llibreria per poder obtenir les dades dels fitxers tècnics que venen de registres</text:p>
        </text:list-item>
        <text:list-item>
          <text:p text:style-name="P343"><text:a xlink:type="simple" xlink:href="https://github.com/GovernIB/distribucio/issues/168" text:style-name="Internet_20_link" text:visited-style-name="Visited_20_Internet_20_Link"><text:span text:style-name="T103">#168</text:span></text:a><text:span text:style-name="T103"> </text:span>Llistat d'usuaris en el detall d'una bústia i fulla exportable d'usuaris per bústia i unitat orgànica</text:p>
        </text:list-item>
        <text:list-item>
          <text:p text:style-name="P343"><text:a xlink:type="simple" xlink:href="https://github.com/GovernIB/distribucio/issues/153" text:style-name="Internet_20_link" text:visited-style-name="Visited_20_Internet_20_Link"><text:span text:style-name="T103">#153</text:span></text:a><text:span text:style-name="T103"> </text:span>Revisar el marcador d'anotacions pendents de processar</text:p>
        </text:list-item>
        <text:list-item>
          <text:p text:style-name="P343"><text:a xlink:type="simple" xlink:href="https://github.com/GovernIB/distribucio/issues/152" text:style-name="Internet_20_link" text:visited-style-name="Visited_20_Internet_20_Link">#152</text:a><text:span text:style-name="T103"> </text:span>Marcar les anotacions de registre que s'han enviat per email </text:p>
        </text:list-item>
        <text:list-item>
          <text:p text:style-name="P344"><text:a xlink:type="simple" xlink:href="https://github.com/GovernIB/distribucio/issues/184" text:style-name="Internet_20_link" text:visited-style-name="Visited_20_Internet_20_Link">#184</text:a><text:span text:style-name="T105"> </text:span>Error filtrant anotacions pendents. Apareixen anotacions processades a la bústia</text:p>
        </text:list-item>
      </text:list>
      <text:p text:style-name="P118"/>
      <text:p text:style-name="P48">Base de dades:<text:span text:style-name="T2"> </text:span></text:p>
      <text:list xml:id="list1947492946" text:style-name="L30">
        <text:list-item>
          <text:p text:style-name="P368">distribucio_update_0.9.28.sql<text:span text:style-name="T104">:</text:span></text:p>
          <text:list>
            <text:list-item>
              <text:p text:style-name="P376">Canvi d'enumerats.</text:p>
            </text:list-item>
            <text:list-item>
              <text:p text:style-name="P376">Revisió de camps llargades SICRES</text:p>
            </text:list-item>
            <text:list-item>
              <text:p text:style-name="P376">Guardar informació de les firmes</text:p>
            </text:list-item>
            <text:list-item>
              <text:p text:style-name="P376">Marcar anotacions enviades per email.</text:p>
            </text:list-item>
            <text:list-item>
              <text:p text:style-name="P377">Corregir error anotacions que apareixen com a pendents</text:p>
            </text:list-item>
          </text:list>
        </text:list-item>
      </text:list>
      <text:p text:style-name="P48"/>
      <text:p text:style-name="P22"><text:span text:style-name="T3">Propietats globals</text:span>: </text:p>
      <text:list xml:id="list383183771" text:style-name="L31">
        <text:list-item>
          <text:p text:style-name="P328">Sense canvis</text:p>
        </text:list-item>
      </text:list>
      <text:p text:style-name="P165"/>
      <text:p text:style-name="P70">Altres: </text:p>
      <text:list xml:id="list111737570717955" text:continue-numbering="true" text:style-name="L31">
        <text:list-item>
          <text:p text:style-name="P378"><text:span text:style-name="T102">Nova versió 0.9.28 de la llibreria de </text:span><text:span text:style-name="T91">distribucio-backoffices-utils</text:span><text:span text:style-name="T10"> amb la separació de les utilitats de l'Arxiu i Sistra2. La classe </text:span><text:span text:style-name="T91">BackofficesUtils</text:span><text:span text:style-name="T10"> de la versió 0.9.26 passa a anomenar-se </text:span><text:span text:style-name="T91">BackofficeArxiuUtils</text:span><text:span text:style-name="T10">.</text:span></text:p>
        </text:list-item>
      </text:list>
      <text:p text:style-name="P175"/>
      <text:list xml:id="list111736958707258" text:continue-list="list111736810487882" text:style-name="Outline">
        <text:list-item>
          <text:list>
            <text:list-header>
              <text:h text:style-name="P272" text:outline-level="2" text:is-list-header="true"><text:bookmark-start text:name="__RefHeading___Toc136111_1193039826"/><text:span text:style-name="T86">Versió 0.9.</text:span><text:span text:style-name="T61">2</text:span><text:span text:style-name="T64">8</text:span><text:span text:style-name="T66">.1</text:span><text:span text:style-name="T62"> </text:span><text:span text:style-name="T63">C</text:span><text:span text:style-name="T66">orrecció error enviant via email</text:span><text:bookmark-end text:name="__RefHeading___Toc136111_1193039826"/></text:h>
            </text:list-header>
          </text:list>
        </text:list-item>
      </text:list>
      <text:p text:style-name="P134">Data: <text:span text:style-name="T101">10</text:span>/0<text:span text:style-name="T100">7</text:span>/2020</text:p>
      <text:p text:style-name="P134"/>
      <text:p text:style-name="P150">Resum: Correcció de l'error en l'enviament via email.</text:p>
      <text:p text:style-name="P23"/>
      <text:list xml:id="list111737417248842" text:continue-list="list111738802098508" text:style-name="L22">
        <text:list-item>
          <text:p text:style-name="P345"><text:a xlink:type="simple" xlink:href="https://github.com/GovernIB/distribucio/issues/189" text:style-name="Internet_20_link" text:visited-style-name="Visited_20_Internet_20_Link">#189</text:a><text:span text:style-name="T106"> </text:span>Error de concurrència enviant anotacio via email</text:p>
        </text:list-item>
      </text:list>
      <text:p text:style-name="P119"/>
      <text:p text:style-name="P49"><text:soft-page-break/>Base de dades:<text:span text:style-name="T2"> </text:span></text:p>
      <text:list xml:id="list2310009952" text:style-name="L32">
        <text:list-item>
          <text:p text:style-name="P369">S<text:span text:style-name="T106">ense canvis</text:span></text:p>
        </text:list-item>
      </text:list>
      <text:p text:style-name="P49"/>
      <text:p text:style-name="P23"><text:span text:style-name="T3">Propietats globals</text:span>: </text:p>
      <text:list xml:id="list3880129671" text:style-name="L33">
        <text:list-item>
          <text:p text:style-name="P329">Sense canvis</text:p>
        </text:list-item>
      </text:list>
      <text:list xml:id="list111738039175486" text:continue-list="list111736958707258" text:style-name="Outline">
        <text:list-item>
          <text:list>
            <text:list-header>
              <text:h text:style-name="P273" text:outline-level="2" text:is-list-header="true"><text:bookmark-start text:name="__RefHeading___Toc468536_3846289567"/><text:span text:style-name="T86">Versió 0.9.</text:span><text:span text:style-name="T61">2</text:span><text:span text:style-name="T64">8</text:span><text:span text:style-name="T66">.</text:span><text:span text:style-name="T67">2</text:span><text:span text:style-name="T62"> </text:span><text:span text:style-name="T63">C</text:span><text:span text:style-name="T66">orrecció e</text:span><text:span text:style-name="T67">rror annex justificant</text:span><text:bookmark-end text:name="__RefHeading___Toc468536_3846289567"/></text:h>
            </text:list-header>
          </text:list>
        </text:list-item>
      </text:list>
      <text:p text:style-name="P135">Data: <text:span text:style-name="T101">16</text:span>/0<text:span text:style-name="T100">7</text:span>/2020</text:p>
      <text:p text:style-name="P135"/>
      <text:p text:style-name="P151">Resum: Correcció de l'error que fa que es mostri el justificant com un annex.</text:p>
      <text:p text:style-name="P24"/>
      <text:list xml:id="list111736816073738" text:continue-list="list111737417248842" text:style-name="L22">
        <text:list-item>
          <text:p text:style-name="P346"><text:a xlink:type="simple" xlink:href="https://github.com/GovernIB/distribucio/issues/196" text:style-name="Internet_20_link" text:visited-style-name="Visited_20_Internet_20_Link">#196</text:a><text:span text:style-name="T107"> </text:span>Es mostra el justificant com un annex </text:p>
        </text:list-item>
      </text:list>
      <text:p text:style-name="P188"/>
      <text:p text:style-name="P120"/>
      <text:p text:style-name="P50">Base de dades:<text:span text:style-name="T2"> </text:span></text:p>
      <text:list xml:id="list119823761" text:style-name="L34">
        <text:list-item>
          <text:p text:style-name="P370">S<text:span text:style-name="T106">ense canvis</text:span></text:p>
        </text:list-item>
      </text:list>
      <text:p text:style-name="P50"/>
      <text:p text:style-name="P24"><text:span text:style-name="T3">Propietats globals</text:span>: </text:p>
      <text:list xml:id="list1193580266" text:style-name="L35">
        <text:list-item>
          <text:p text:style-name="P330">Sense canvis</text:p>
        </text:list-item>
      </text:list>
      <text:p text:style-name="P166"/>
      <text:list xml:id="list111737765803916" text:continue-list="list111738039175486" text:style-name="Outline">
        <text:list-item>
          <text:list>
            <text:list-header>
              <text:h text:style-name="P274" text:outline-level="2" text:is-list-header="true"><text:bookmark-start text:name="__RefHeading___Toc86628_3242410572"/><text:span text:style-name="T86">Versió 0.9.</text:span><text:span text:style-name="T61">2</text:span><text:span text:style-name="T64">9</text:span><text:span text:style-name="T62"> </text:span><text:span text:style-name="T63">M</text:span><text:span text:style-name="T68">illores de rendiment i correccions</text:span><text:bookmark-end text:name="__RefHeading___Toc86628_3242410572"/></text:h>
            </text:list-header>
          </text:list>
        </text:list-item>
      </text:list>
      <text:p text:style-name="P136">Data: <text:span text:style-name="T101">09</text:span>/0<text:span text:style-name="T100">9</text:span>/2020<text:span text:style-name="T108"> 15:00h</text:span></text:p>
      <text:p text:style-name="P136"/>
      <text:p text:style-name="P152">Resum: Millores de rendiment i del sistema de logs. Refactorització interna per millorar el codi. Millores en la localització d'anotacions per administradors. Correcció scripts BBDD per Postgres i altres errors.</text:p>
      <text:p text:style-name="P136"/>
      <text:p text:style-name="P189">Canvis i millores:</text:p>
      <text:list xml:id="list787096059" text:style-name="L36">
        <text:list-item>
          <text:p text:style-name="P383"><text:a xlink:type="simple" xlink:href="https://github.com/GovernIB/distribucio/issues/213" text:style-name="Internet_20_link" text:visited-style-name="Visited_20_Internet_20_Link">#213</text:a><text:span text:style-name="T112"> </text:span>Afegir filtres a la gestió de bústies </text:p>
        </text:list-item>
        <text:list-item>
          <text:p text:style-name="P383"><text:a xlink:type="simple" xlink:href="https://github.com/GovernIB/distribucio/issues/141" text:style-name="Internet_20_link" text:visited-style-name="Visited_20_Internet_20_Link">#141</text:a><text:span text:style-name="T112"> </text:span>Revisar el sistema de logs </text:p>
        </text:list-item>
        <text:list-item>
          <text:p text:style-name="P383"><text:a xlink:type="simple" xlink:href="https://github.com/GovernIB/distribucio/issues/207" text:style-name="Internet_20_link" text:visited-style-name="Visited_20_Internet_20_Link">#207</text:a><text:span text:style-name="T112"> </text:span>Informar a l'usuari que la petició de reintent de processament està en procés.</text:p>
        </text:list-item>
        <text:list-item>
          <text:p text:style-name="P383"><text:a xlink:type="simple" xlink:href="https://github.com/GovernIB/distribucio/issues/206" text:style-name="Internet_20_link" text:visited-style-name="Visited_20_Internet_20_Link">#206</text:a><text:span text:style-name="T112"> </text:span>Diferenciar les unitats organitzatives actives de les inactives als desplegables. </text:p>
        </text:list-item>
        <text:list-item>
          <text:p text:style-name="P383"><text:a xlink:type="simple" xlink:href="https://github.com/GovernIB/distribucio/issues/139" text:style-name="Internet_20_link" text:visited-style-name="Visited_20_Internet_20_Link">#139</text:a><text:span text:style-name="T112"> </text:span>Eliminar camp unitatOrganicaCodi de la bústia </text:p>
        </text:list-item>
        <text:list-item>
          <text:p text:style-name="P383"><text:a xlink:type="simple" xlink:href="https://github.com/GovernIB/distribucio/issues/137" text:style-name="Internet_20_link" text:visited-style-name="Visited_20_Internet_20_Link">#137</text:a><text:span text:style-name="T112"> </text:span>Refactoritzar el mètode DistribucioPluginArxiuImpl.saveAnnexosAsDocumentInArxiu</text:p>
        </text:list-item>
        <text:list-item>
          <text:p text:style-name="P383"><text:a xlink:type="simple" xlink:href="https://github.com/GovernIB/distribucio/issues/180" text:style-name="Internet_20_link" text:visited-style-name="Visited_20_Internet_20_Link">#180</text:a><text:span text:style-name="T112"> </text:span>Millorar el rendiment del canvi de vista en arbre a la gestió de bústies </text:p>
        </text:list-item>
        <text:list-item>
          <text:p text:style-name="P383"><text:a xlink:type="simple" xlink:href="https://github.com/GovernIB/distribucio/issues/138" text:style-name="Internet_20_link" text:visited-style-name="Visited_20_Internet_20_Link">#138</text:a><text:span text:style-name="T112"> </text:span>Comprovar bústia i comprovar contingut fan el mateix, unificar-les </text:p>
        </text:list-item>
        <text:list-item>
          <text:p text:style-name="P383"><text:a xlink:type="simple" xlink:href="https://github.com/GovernIB/distribucio/issues/136" text:style-name="Internet_20_link" text:visited-style-name="Visited_20_Internet_20_Link">#136</text:a><text:span text:style-name="T112"> </text:span>Netejar el mètode toContingutDto </text:p>
        </text:list-item>
        <text:list-item>
          <text:p text:style-name="P383"><text:a xlink:type="simple" xlink:href="https://github.com/GovernIB/distribucio/issues/203" text:style-name="Internet_20_link" text:visited-style-name="Visited_20_Internet_20_Link">#203</text:a><text:span text:style-name="T112"> </text:span>Opció per reintentar el processament massiu d'anotacions erròn<text:span text:style-name="T110">i</text:span>es </text:p>
        </text:list-item>
        <text:list-item>
          <text:p text:style-name="P383"><text:a xlink:type="simple" xlink:href="https://github.com/GovernIB/distribucio/issues/186" text:style-name="Internet_20_link" text:visited-style-name="Visited_20_Internet_20_Link">#186</text:a><text:span text:style-name="T112"> </text:span>Modificar els filtres que cerquen UO a DIR3 per què només cerquin unitats orgàniques actives </text:p>
        </text:list-item>
        <text:list-item>
          <text:p text:style-name="P383"><text:a xlink:type="simple" xlink:href="https://github.com/GovernIB/distribucio/issues/179" text:style-name="Internet_20_link" text:visited-style-name="Visited_20_Internet_20_Link">#179</text:a><text:span text:style-name="T112"> </text:span>Ampliar els detalls del Localitzador d'anotacions de registre </text:p>
        </text:list-item>
        <text:list-item>
          <text:p text:style-name="P383"><text:a xlink:type="simple" xlink:href="https://github.com/GovernIB/distribucio/issues/194" text:style-name="Internet_20_link" text:visited-style-name="Visited_20_Internet_20_Link">#194</text:a><text:span text:style-name="T112"> </text:span>A la pantalla de consulta d'anotacions de registre d'administrador apareix bloquejat el camp bústia del filtre </text:p>
        </text:list-item>
        <text:list-item>
          <text:p text:style-name="P383"><text:a xlink:type="simple" xlink:href="https://github.com/GovernIB/distribucio/issues/183" text:style-name="Internet_20_link" text:visited-style-name="Visited_20_Internet_20_Link">#183</text:a><text:span text:style-name="T112"> </text:span>Recordar la posició en el llistat si es produeix un error </text:p>
        </text:list-item>
        <text:list-item>
          <text:p text:style-name="P383"><text:soft-page-break/><text:a xlink:type="simple" xlink:href="https://github.com/GovernIB/distribucio/issues/188" text:style-name="Internet_20_link" text:visited-style-name="Visited_20_Internet_20_Link">#188</text:a><text:span text:style-name="T112"> </text:span>Alineació de l'icona de mail cap a l'esquerra </text:p>
        </text:list-item>
        <text:list-item>
          <text:p text:style-name="P383"><text:a xlink:type="simple" xlink:href="https://github.com/GovernIB/distribucio/issues/176" text:style-name="Internet_20_link" text:visited-style-name="Visited_20_Internet_20_Link">#176</text:a><text:span text:style-name="T112"> </text:span>Traducció de literals del paginador </text:p>
        </text:list-item>
        <text:list-item>
          <text:p text:style-name="P390"><text:a xlink:type="simple" xlink:href="https://github.com/GovernIB/distribucio/issues/178" text:style-name="Internet_20_link" text:visited-style-name="Visited_20_Internet_20_Link">#178</text:a><text:span text:style-name="T112"> </text:span>Eliminar els espais als filtres del Localitzador d'anotacions de registre </text:p>
        </text:list-item>
        <text:list-item>
          <text:p text:style-name="P384"><text:a xlink:type="simple" xlink:href="https://github.com/GovernIB/distribucio/issues/177" text:style-name="Internet_20_link" text:visited-style-name="Visited_20_Internet_20_Link">#177</text:a><text:span text:style-name="T111"> </text:span>Afegir filtres a la gestió d'unitats organitzatives</text:p>
        </text:list-item>
      </text:list>
      <text:p text:style-name="P189">Errors:</text:p>
      <text:p text:style-name="P25"/>
      <text:list xml:id="list111737546417893" text:continue-list="list111736816073738" text:style-name="L22">
        <text:list-item>
          <text:p text:style-name="P347"><text:a xlink:type="simple" xlink:href="https://github.com/GovernIB/distribucio/issues/202" text:style-name="Internet_20_link" text:visited-style-name="Visited_20_Internet_20_Link">#202</text:a><text:span text:style-name="T109"> </text:span>L'estat d'error no es visualitza correctament al seguiment d'integracions</text:p>
        </text:list-item>
        <text:list-item>
          <text:p text:style-name="P348"><text:a xlink:type="simple" xlink:href="https://github.com/GovernIB/distribucio/issues/215" text:style-name="Internet_20_link" text:visited-style-name="Visited_20_Internet_20_Link">#215</text:a><text:span text:style-name="T112"> </text:span>Error consulta avisos actius a PostgreSQL </text:p>
        </text:list-item>
        <text:list-item>
          <text:p text:style-name="P348"><text:a xlink:type="simple" xlink:href="https://github.com/GovernIB/distribucio/issues/191" text:style-name="Internet_20_link" text:visited-style-name="Visited_20_Internet_20_Link">#191</text:a><text:span text:style-name="T112"> </text:span>Revisar l'accés a Distribucio quan hi ha sessions amb altres aplicacions </text:p>
        </text:list-item>
        <text:list-item>
          <text:p text:style-name="P348"><text:a xlink:type="simple" xlink:href="https://github.com/GovernIB/distribucio/issues/201" text:style-name="Internet_20_link" text:visited-style-name="Visited_20_Internet_20_Link">#201</text:a><text:span text:style-name="T112"> </text:span>Evitar errors de tipus "Local address contains control or whitespace in string" </text:p>
        </text:list-item>
        <text:list-item>
          <text:p text:style-name="P348"><text:a xlink:type="simple" xlink:href="https://github.com/GovernIB/distribucio/issues/209" text:style-name="Internet_20_link" text:visited-style-name="Visited_20_Internet_20_Link">#209</text:a><text:span text:style-name="T112"> </text:span>Duplicate child name not allowed </text:p>
        </text:list-item>
        <text:list-item>
          <text:p text:style-name="P348"><text:a xlink:type="simple" xlink:href="https://github.com/GovernIB/distribucio/issues/187" text:style-name="Internet_20_link" text:visited-style-name="Visited_20_Internet_20_Link">#187</text:a><text:span text:style-name="T112"> </text:span>Actualitzar llibreria de datatables a versió 1.10+ </text:p>
        </text:list-item>
        <text:list-item>
          <text:p text:style-name="P348"><text:a xlink:type="simple" xlink:href="https://github.com/GovernIB/distribucio/issues/198" text:style-name="Internet_20_link" text:visited-style-name="Visited_20_Internet_20_Link">#198</text:a><text:span text:style-name="T112"> </text:span>Revisar si és necessari guardar la informació del justificant a la taula d'annexos </text:p>
        </text:list-item>
        <text:list-item>
          <text:p text:style-name="P348"><text:a xlink:type="simple" xlink:href="https://github.com/GovernIB/distribucio/issues/192" text:style-name="Internet_20_link" text:visited-style-name="Visited_20_Internet_20_Link">#192</text:a><text:span text:style-name="T112"> </text:span>Copiar detall de les firmes quan es reenviï una anotació amb còpia a una altra bústia </text:p>
        </text:list-item>
        <text:list-item>
          <text:p text:style-name="P348"><text:a xlink:type="simple" xlink:href="https://github.com/GovernIB/distribucio/issues/205" text:style-name="Internet_20_link" text:visited-style-name="Visited_20_Internet_20_Link">#205</text:a><text:span text:style-name="T112"> </text:span>Revisar java.lang.NullPointerException </text:p>
        </text:list-item>
        <text:list-item>
          <text:p text:style-name="P348"><text:a xlink:type="simple" xlink:href="https://github.com/GovernIB/distribucio/issues/208" text:style-name="Internet_20_link" text:visited-style-name="Visited_20_Internet_20_Link">#208</text:a><text:span text:style-name="T112"> </text:span>Error en els scripts de creació de l'esquema de BBDD per PostgreSQL </text:p>
        </text:list-item>
        <text:list-item>
          <text:p text:style-name="P348"><text:a xlink:type="simple" xlink:href="https://github.com/GovernIB/distribucio/issues/204" text:style-name="Internet_20_link" text:visited-style-name="Visited_20_Internet_20_Link">#204</text:a><text:span text:style-name="T112"> </text:span>No es pot reintentar el processament d'una anotació després d'un proxy error </text:p>
        </text:list-item>
        <text:list-item>
          <text:p text:style-name="P348"><text:a xlink:type="simple" xlink:href="https://github.com/GovernIB/distribucio/issues/185" text:style-name="Internet_20_link" text:visited-style-name="Visited_20_Internet_20_Link">#185</text:a><text:span text:style-name="T112"> </text:span>Treure el literal no traduït "Destinataris: " i destinataris repetits del log d'accions quan s'envia via email </text:p>
        </text:list-item>
        <text:list-item>
          <text:p text:style-name="P348"><text:a xlink:type="simple" xlink:href="https://github.com/GovernIB/distribucio/issues/199" text:style-name="Internet_20_link" text:visited-style-name="Visited_20_Internet_20_Link">#199</text:a><text:span text:style-name="T112"> </text:span>Errada al manual d'integració </text:p>
        </text:list-item>
        <text:list-item>
          <text:p text:style-name="P348"><text:a xlink:type="simple" xlink:href="https://github.com/GovernIB/distribucio/issues/197" text:style-name="Internet_20_link" text:visited-style-name="Visited_20_Internet_20_Link">#197</text:a><text:span text:style-name="T112"> </text:span>Investigar excepció "Caller unauthorized" </text:p>
        </text:list-item>
        <text:list-item>
          <text:p text:style-name="P348"><text:a xlink:type="simple" xlink:href="https://github.com/GovernIB/distribucio/issues/200" text:style-name="Internet_20_link" text:visited-style-name="Visited_20_Internet_20_Link">#200</text:a><text:span text:style-name="T112"> </text:span>Error accedint a l'arbre de bústies </text:p>
        </text:list-item>
        <text:list-item>
          <text:p text:style-name="P348"><text:a xlink:type="simple" xlink:href="https://github.com/GovernIB/distribucio/issues/195" text:style-name="Internet_20_link" text:visited-style-name="Visited_20_Internet_20_Link">#195</text:a><text:span text:style-name="T112"> </text:span>Investigar excepció ""java.lang.IllegalStateException: No puedo limpiar el búfer..." </text:p>
        </text:list-item>
        <text:list-item>
          <text:p text:style-name="P348"><text:a xlink:type="simple" xlink:href="https://github.com/GovernIB/distribucio/issues/181" text:style-name="Internet_20_link" text:visited-style-name="Visited_20_Internet_20_Link">#181</text:a><text:span text:style-name="T112"> </text:span>Revisar els rols de les bústies sense codi dir3 </text:p>
        </text:list-item>
        <text:list-item>
          <text:p text:style-name="P348"><text:a xlink:type="simple" xlink:href="https://github.com/GovernIB/distribucio/issues/174" text:style-name="Internet_20_link" text:visited-style-name="Visited_20_Internet_20_Link">#174</text:a><text:span text:style-name="T112"> </text:span>Revisar la paginació de monitoritzar Integracions </text:p>
        </text:list-item>
        <text:list-item>
          <text:p text:style-name="P349"><text:a xlink:type="simple" xlink:href="https://github.com/GovernIB/distribucio/issues/216" text:style-name="Internet_20_link" text:visited-style-name="Visited_20_Internet_20_Link">#216</text:a><text:span text:style-name="T114"> </text:span>Error javax.ejb.EJBAccessException: Invalid User</text:p>
        </text:list-item>
        <text:list-item>
          <text:p text:style-name="P349"><text:a xlink:type="simple" xlink:href="https://github.com/GovernIB/distribucio/issues/217" text:style-name="Internet_20_link" text:visited-style-name="Visited_20_Internet_20_Link">#217</text:a><text:span text:style-name="T114"> </text:span>Error marcant les bústies innactives a l'arbre d'administració de bústies </text:p>
        </text:list-item>
        <text:list-item>
          <text:p text:style-name="P349"><text:a xlink:type="simple" xlink:href="https://github.com/GovernIB/distribucio/issues/218" text:style-name="Internet_20_link" text:visited-style-name="Visited_20_Internet_20_Link">#218</text:a><text:span text:style-name="T114"> </text:span>Error en la llibreria distribucio-backoffcie-utils per incorporar informació de l'annex </text:p>
        </text:list-item>
      </text:list>
      <text:p text:style-name="P121"/>
      <text:p text:style-name="P51">Base de dades:<text:span text:style-name="T2"> </text:span></text:p>
      <text:list xml:id="list3081094365" text:style-name="L37">
        <text:list-header>
          <text:p text:style-name="P371"/>
        </text:list-header>
      </text:list>
      <text:list xml:id="list111738505594300" text:continue-list="list2376115052" text:style-name="L28">
        <text:list-item>
          <text:list>
            <text:list-item>
              <text:p text:style-name="P363"><text:a xlink:type="simple" xlink:href="https://github.com/GovernIB/distribucio/blob/dis-0.9/scripts/bbdd/1.0/oracle/updates/distribucio_update_0.9.29.sql" text:style-name="Internet_20_link" text:visited-style-name="Visited_20_Internet_20_Link"><text:span text:style-name="T113">distribucio_update_0.9.29.sql</text:span></text:a><text:span text:style-name="T113"> (Oracle)</text:span></text:p>
            </text:list-item>
          </text:list>
        </text:list-item>
      </text:list>
      <text:p text:style-name="P196"/>
      <table:table table:name="Table4" table:style-name="Table4">
        <table:table-column table:style-name="Table4.A"/>
        <table:table-row table:style-name="Table4.1">
          <table:table-cell table:style-name="Table4.A1" office:value-type="string">
            <text:p text:style-name="P161">-- #139 Eliminar camp unitatOrganicaCodi de la bústia </text:p>
            <text:p text:style-name="P232"/>
            <text:p text:style-name="P223"><text:span text:style-name="T49">ALTER</text:span><text:span text:style-name="T20"> </text:span><text:span text:style-name="T49">TABLE</text:span><text:span text:style-name="T20"> DIS_BUSTIA</text:span></text:p>
            <text:p text:style-name="P223"><text:span text:style-name="T49">DROP</text:span><text:span text:style-name="T20"> (</text:span></text:p>
            <text:p text:style-name="P239"><text:s text:c="4"/>UNITAT_CODI</text:p>
            <text:p text:style-name="P239">);</text:p>
            <text:p text:style-name="P232"/>
            <text:p text:style-name="P235">-- #141 Revisar el sistema de logs</text:p>
            <text:p text:style-name="P235">-- Creació d'una nova taula de paràmetres dels logs i traspàs de dades cap a la nova taula.</text:p>
            <text:p text:style-name="P239"><text:s/></text:p>
            <text:p text:style-name="P223"><text:span text:style-name="T49">CREATE</text:span><text:span text:style-name="T20"> </text:span><text:span text:style-name="T49">TABLE</text:span><text:span text:style-name="T20"> DIS_CONT_LOG_PARAM</text:span></text:p>
            <text:p text:style-name="P239">(</text:p>
            <text:p text:style-name="P223"><text:span text:style-name="T20"><text:s text:c="4"/>ID NUMBER(19) </text:span><text:span text:style-name="T49">NOT</text:span><text:span text:style-name="T20"> </text:span><text:span text:style-name="T83">NULL</text:span><text:span text:style-name="T20">,</text:span></text:p>
            <text:p text:style-name="P223"><text:span text:style-name="T20"><text:s text:c="4"/>CONT_LOG_ID NUMBER(19) </text:span><text:span text:style-name="T49">NOT</text:span><text:span text:style-name="T20"> </text:span><text:span text:style-name="T83">NULL</text:span><text:span text:style-name="T20">,</text:span></text:p>
            <text:p text:style-name="P223"><text:span text:style-name="T20"><text:s text:c="4"/>NUMERO NUMBER(19) </text:span><text:span text:style-name="T49">NOT</text:span><text:span text:style-name="T20"> </text:span><text:span text:style-name="T83">NULL</text:span><text:span text:style-name="T20">,</text:span></text:p>
            <text:p text:style-name="P223"><text:soft-page-break/><text:span text:style-name="T20"><text:s text:c="4"/>VALOR VARCHAR2(256) </text:span><text:span text:style-name="T49">NOT</text:span><text:span text:style-name="T20"> </text:span><text:span text:style-name="T83">NULL</text:span><text:span text:style-name="T20">,</text:span></text:p>
            <text:p text:style-name="P239"><text:s text:c="4"/>CREATEDBY_CODI VARCHAR2(64),</text:p>
            <text:p text:style-name="P223"><text:span text:style-name="T20"><text:s text:c="4"/>CREATEDDATE </text:span><text:span text:style-name="T49">TIMESTAMP</text:span><text:span text:style-name="T20">(6),</text:span></text:p>
            <text:p text:style-name="P239"><text:s text:c="4"/>LASTMODIFIEDBY_CODI VARCHAR2(64),</text:p>
            <text:p text:style-name="P223"><text:span text:style-name="T20"><text:s text:c="4"/>LASTMODIFIEDDATE </text:span><text:span text:style-name="T49">TIMESTAMP</text:span><text:span text:style-name="T20">(6)</text:span></text:p>
            <text:p text:style-name="P239">);</text:p>
            <text:p text:style-name="P223"><text:span text:style-name="T49">ALTER</text:span><text:span text:style-name="T20"> </text:span><text:span text:style-name="T49">TABLE</text:span><text:span text:style-name="T20"> DIS_CONT_LOG_PARAM </text:span><text:span text:style-name="T49">ADD</text:span><text:span text:style-name="T20"> </text:span><text:span text:style-name="T49">CONSTRAINT</text:span><text:span text:style-name="T20"> DIS_CONT_LOG_PARAM_PK </text:span><text:span text:style-name="T49">PRIMARY</text:span><text:span text:style-name="T20"> </text:span><text:span text:style-name="T49">KEY</text:span><text:span text:style-name="T20"> (ID);</text:span></text:p>
            <text:p text:style-name="P223"><text:span text:style-name="T49">ALTER</text:span><text:span text:style-name="T20"> </text:span><text:span text:style-name="T49">TABLE</text:span><text:span text:style-name="T20"> DIS_CONT_LOG_PARAM </text:span><text:span text:style-name="T49">ADD</text:span><text:span text:style-name="T20"> </text:span><text:span text:style-name="T49">CONSTRAINT</text:span><text:span text:style-name="T20"> DIS_CONT_LOG_CONT_LOG_PARAM_FK </text:span><text:span text:style-name="T49">FOREIGN</text:span><text:span text:style-name="T20"> </text:span><text:span text:style-name="T49">KEY</text:span><text:span text:style-name="T20"> (CONT_LOG_ID) </text:span><text:span text:style-name="T49">REFERENCES</text:span><text:span text:style-name="T20"> DIS_CONT_LOG(ID);</text:span></text:p>
            <text:p text:style-name="P223"><text:span text:style-name="T20">GRANT </text:span><text:span text:style-name="T49">SELECT</text:span><text:span text:style-name="T20">, </text:span><text:span text:style-name="T49">UPDATE</text:span><text:span text:style-name="T20">, </text:span><text:span text:style-name="T49">INSERT</text:span><text:span text:style-name="T20">, </text:span><text:span text:style-name="T49">DELETE</text:span><text:span text:style-name="T20"> </text:span><text:span text:style-name="T49">ON</text:span><text:span text:style-name="T20"> DIS_CONT_LOG_PARAM TO WWW_DISTRIBUCIO;</text:span></text:p>
            <text:p text:style-name="P232"/>
            <text:p text:style-name="P223"><text:span text:style-name="T49">insert</text:span><text:span text:style-name="T20"> </text:span><text:span text:style-name="T49">into</text:span><text:span text:style-name="T20"> DIS_CONT_LOG_PARAM (ID, CONT_LOG_ID, NUMERO, VALOR) </text:span></text:p>
            <text:p text:style-name="P239">(</text:p>
            <text:p text:style-name="P223"><text:span text:style-name="T20"><text:tab/></text:span><text:span text:style-name="T49">SELECT</text:span><text:span text:style-name="T20"> </text:span></text:p>
            <text:p text:style-name="P239"><text:tab/><text:tab/><text:tab/><text:span text:style-name="T115">DIS_H</text:span>IBERNATE_SEQ.nextval,</text:p>
            <text:p text:style-name="P239"><text:tab/><text:tab/><text:tab/>l.id,</text:p>
            <text:p text:style-name="P223"><text:span text:style-name="T20"><text:tab/><text:tab/><text:tab/>1 </text:span><text:span text:style-name="T49">AS</text:span><text:span text:style-name="T20"> numero,</text:span></text:p>
            <text:p text:style-name="P223"><text:span text:style-name="T20"><text:tab/><text:tab/><text:tab/>l.PARAM1 </text:span><text:span text:style-name="T49">AS</text:span><text:span text:style-name="T20"> valor</text:span></text:p>
            <text:p text:style-name="P223"><text:span text:style-name="T20"><text:tab/></text:span><text:span text:style-name="T49">FROM</text:span><text:span text:style-name="T20"> DIS_CONT_LOG l</text:span></text:p>
            <text:p text:style-name="P223"><text:span text:style-name="T20"><text:s text:c="4"/></text:span><text:span text:style-name="T49">WHERE</text:span><text:span text:style-name="T20"> l.PARAM1 </text:span><text:span text:style-name="T49">IS</text:span><text:span text:style-name="T20"> </text:span><text:span text:style-name="T49">NOT</text:span><text:span text:style-name="T20"> </text:span><text:span text:style-name="T83">NULL</text:span></text:p>
            <text:p text:style-name="P239">);</text:p>
            <text:p text:style-name="P232"/>
            <text:p text:style-name="P223"><text:span text:style-name="T49">insert</text:span><text:span text:style-name="T20"> </text:span><text:span text:style-name="T49">into</text:span><text:span text:style-name="T20"> DIS_CONT_LOG_PARAM (ID, CONT_LOG_ID, NUMERO, VALOR) </text:span></text:p>
            <text:p text:style-name="P239">(</text:p>
            <text:p text:style-name="P223"><text:span text:style-name="T20"><text:tab/></text:span><text:span text:style-name="T49">SELECT</text:span><text:span text:style-name="T20"> </text:span></text:p>
            <text:p text:style-name="P240"><text:tab/><text:tab/><text:tab/><text:span text:style-name="T115">DIS_H</text:span>IBERNATE_SEQ.nextval,</text:p>
            <text:p text:style-name="P239"><text:tab/><text:tab/><text:tab/>l.id,</text:p>
            <text:p text:style-name="P223"><text:span text:style-name="T20"><text:tab/><text:tab/><text:tab/>2 </text:span><text:span text:style-name="T49">AS</text:span><text:span text:style-name="T20"> numero,</text:span></text:p>
            <text:p text:style-name="P223"><text:span text:style-name="T20"><text:tab/><text:tab/><text:tab/>l.PARAM2 </text:span><text:span text:style-name="T49">AS</text:span><text:span text:style-name="T20"> valor</text:span></text:p>
            <text:p text:style-name="P223"><text:span text:style-name="T20"><text:tab/></text:span><text:span text:style-name="T49">FROM</text:span><text:span text:style-name="T20"> DIS_CONT_LOG l</text:span></text:p>
            <text:p text:style-name="P223"><text:span text:style-name="T20"><text:s text:c="4"/></text:span><text:span text:style-name="T49">WHERE</text:span><text:span text:style-name="T20"> l.PARAM2 </text:span><text:span text:style-name="T49">IS</text:span><text:span text:style-name="T20"> </text:span><text:span text:style-name="T49">NOT</text:span><text:span text:style-name="T20"> </text:span><text:span text:style-name="T83">NULL</text:span></text:p>
            <text:p text:style-name="P86">);</text:p>
          </table:table-cell>
        </table:table-row>
      </table:table>
      <text:p text:style-name="P52"/>
      <text:p text:style-name="P51"/>
      <text:p text:style-name="P25"><text:span text:style-name="T3">Propietats globals</text:span>: </text:p>
      <text:list xml:id="list1236612309" text:style-name="L38">
        <text:list-item>
          <text:p text:style-name="P331">Sense canvis</text:p>
        </text:list-item>
      </text:list>
      <text:p text:style-name="P167"/>
      <text:p text:style-name="P71">Altres: </text:p>
      <text:list xml:id="list111737804193918" text:continue-list="list111737570717955" text:style-name="L31">
        <text:list-item>
          <text:p text:style-name="P379"><text:span text:style-name="T102">Nova versió 0.9.29 de la llibreria de </text:span><text:span text:style-name="T91">distribucio-backoffices-utils</text:span><text:span text:style-name="T10"> a</text:span><text:span text:style-name="T11">mb correccions d'errors de la versió anterior 0.9.28 per les utilitats dels backoffices de Distribucio.</text:span><text:span text:style-name="T12"> Publicació del javadoc i el codi font per poder facilitar el desenvolupament d'integradors.</text:span></text:p>
        </text:list-item>
        <text:list-item>
          <text:p text:style-name="P391"><text:span text:style-name="T12">A</text:span><text:span text:style-name="T8">ssegurar que està definida la propietat </text:span><text:span text:style-name="T89">es.caib.distribucio.default.user.language</text:span><text:span text:style-name="T8"> al fitxer de propietats per evitar errors amb nous usuaris.</text:span></text:p>
        </text:list-item>
      </text:list>
      <text:p text:style-name="P176"/>
      <text:p text:style-name="P176"/>
      <text:list xml:id="list111738949228829" text:continue-list="list111737765803916" text:style-name="Outline">
        <text:list-item>
          <text:list>
            <text:list-header>
              <text:h text:style-name="P275" text:outline-level="2" text:is-list-header="true"><text:bookmark-start text:name="__RefHeading___Toc90703_2906097068"/><text:span text:style-name="T86">Versió 0.9.</text:span><text:span text:style-name="T69">30 </text:span><text:span text:style-name="T70">Metadades de digitalització i altres millores. Correccions errors PostgreSQL </text:span><text:bookmark-end text:name="__RefHeading___Toc90703_2906097068"/></text:h>
            </text:list-header>
          </text:list>
        </text:list-item>
      </text:list>
      <text:p text:style-name="P137">Data: <text:span text:style-name="T101">10</text:span>/0<text:span text:style-name="T116">7</text:span>/2020<text:span text:style-name="T108"> 15:00h</text:span></text:p>
      <text:p text:style-name="P137"/>
      <text:p text:style-name="P153">Resum: <text:span text:style-name="T117">Afegides les metadades de digitalització en el servei d'alta d'anotacions. Altres millores visuals i adaptació per poder emprar el plugin d'Arxiu de filesystem. Conté correccions menors, </text:span><text:soft-page-break/><text:span text:style-name="T117">correcció d'errors amb BBDD PostgreSQL i un script per convertir tots els camps VARCHAR2(BYTE) a VARCHAR2(CHAR).</text:span></text:p>
      <text:p text:style-name="P137"/>
      <text:p text:style-name="P190">Canvis i millores:</text:p>
      <text:list xml:id="list111737261011977" text:continue-list="list787096059" text:style-name="L36">
        <text:list-item>
          <text:p text:style-name="P385"><text:a xlink:type="simple" xlink:href="https://github.com/GovernIB/distribucio/issues/230" text:style-name="Internet_20_link" text:visited-style-name="Visited_20_Internet_20_Link">#230</text:a> Adaptar el plugin d'Arxiu per poder guardar al sistema de fitxers</text:p>
        </text:list-item>
        <text:list-item>
          <text:p text:style-name="P385"><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385"><text:a xlink:type="simple" xlink:href="https://github.com/GovernIB/distribucio/issues/211" text:style-name="Internet_20_link" text:visited-style-name="Visited_20_Internet_20_Link">#211</text:a> Afegir manual d'usuari</text:p>
        </text:list-item>
        <text:list-item>
          <text:p text:style-name="P385"><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381"><text:a xlink:type="simple" xlink:href="https://github.com/GovernIB/distribucio/issues/223" text:style-name="Internet_20_link" text:visited-style-name="Visited_20_Internet_20_Link"><text:span text:style-name="T109">#223</text:span></text:a><text:span text:style-name="T109"> Acció detalls per defecte</text:span></text:p>
        </text:list-item>
        <text:list-item>
          <text:p text:style-name="P385"><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385"><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385"><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385"><text:a xlink:type="simple" xlink:href="https://github.com/GovernIB/distribucio/issues/182" text:style-name="Internet_20_link" text:visited-style-name="Visited_20_Internet_20_Link">#182</text:a> Afegir monitor per les mètriques</text:p>
        </text:list-item>
        <text:list-item>
          <text:p text:style-name="P385"><text:a xlink:type="simple" xlink:href="https://github.com/GovernIB/distribucio/issues/224" text:style-name="Internet_20_link" text:visited-style-name="Visited_20_Internet_20_Link">#224</text:a> Mostrar el codi DIR3 en l'arbre de bústies</text:p>
        </text:list-item>
      </text:list>
      <text:p text:style-name="P190">Errors:</text:p>
      <text:p text:style-name="P26"/>
      <text:list xml:id="list2159729424" text:style-name="L39">
        <text:list-item>
          <text:p text:style-name="P351"><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351"><text:a xlink:type="simple" xlink:href="https://github.com/GovernIB/distribucio/issues/229" text:style-name="Internet_20_link" text:visited-style-name="Visited_20_Internet_20_Link">#229</text:a> Investigar per què ha fallat un script de migració de dades</text:p>
        </text:list-item>
        <text:list-item>
          <text:p text:style-name="P351"><text:a xlink:type="simple" xlink:href="https://github.com/GovernIB/distribucio/issues/219" text:style-name="Internet_20_link" text:visited-style-name="Visited_20_Internet_20_Link">#219</text:a> Eliminar Wa<text:span text:style-name="T117">r</text:span>nings de Maven</text:p>
        </text:list-item>
        <text:list-item>
          <text:p text:style-name="P351"><text:a xlink:type="simple" xlink:href="https://github.com/GovernIB/distribucio/issues/227" text:style-name="Internet_20_link" text:visited-style-name="Visited_20_Internet_20_Link">#227</text:a><text:span text:style-name="T117"> </text:span>Revisar scripts de BBDD per a que la seqüència utilitzada sigui DIS_HIBERNATE_SEQ</text:p>
        </text:list-item>
        <text:list-item>
          <text:p text:style-name="P351"><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351"><text:a xlink:type="simple" xlink:href="https://github.com/GovernIB/distribucio/issues/226" text:style-name="Internet_20_link" text:visited-style-name="Visited_20_Internet_20_Link">#226</text:a><text:span text:style-name="T117"> </text:span>Errors diversos de Distribucio amb BBDD Postgres</text:p>
        </text:list-item>
      </text:list>
      <text:p text:style-name="P122"/>
      <text:p text:style-name="P53">Base de dades:<text:span text:style-name="T2"> </text:span></text:p>
      <text:list xml:id="list2465540942" text:style-name="L40">
        <text:list-item>
          <text:p text:style-name="P372">Script per afegir nou camp per guardar noves metadades de digitalització en format JSON i per modificar el tipus de tots dels VARCHAR2 que s'han creat amb tipus per defecte BYTE.</text:p>
        </text:list-item>
      </text:list>
      <text:list xml:id="list3198753569" text:style-name="L41">
        <text:list-item>
          <text:list>
            <text:list-item>
              <text:p text:style-name="P364"><text:a xlink:type="simple" xlink:href="https://github.com/GovernIB/distribucio/blob/dis-0.9/scripts/bbdd/1.0/oracle/updates/distribucio_update_0.9.30.sql" text:style-name="Internet_20_link" text:visited-style-name="Visited_20_Internet_20_Link"><text:span text:style-name="T113">distribucio_update_0.9.30.sql</text:span></text:a><text:span text:style-name="T113"> (Oracle)</text:span></text:p>
            </text:list-item>
          </text:list>
        </text:list-item>
      </text:list>
      <text:p text:style-name="P197"/>
      <table:table table:name="Tabela1" table:style-name="Tabela1">
        <table:table-column table:style-name="Tabela1.A"/>
        <table:table-row table:style-name="Tabela1.1">
          <table:table-cell table:style-name="Tabela1.A1" office:value-type="string">
            <text:p text:style-name="P162">-- #155: Actualitzar interficie d'integració amb registre per tractar metadades de digitalització </text:p>
            <text:p text:style-name="P232"/>
            <text:p text:style-name="P223"><text:span text:style-name="T49">ALTER</text:span><text:span text:style-name="T20"> </text:span><text:span text:style-name="T49">TABLE</text:span><text:span text:style-name="T20"> DIS_REGISTRE_ANNEX</text:span></text:p>
            <text:p text:style-name="P223"><text:span text:style-name="T49">ADD</text:span><text:span text:style-name="T20"> (</text:span></text:p>
            <text:p text:style-name="P239"><text:s text:c="4"/>META_DADES VARCHAR2(4000)</text:p>
            <text:p text:style-name="P239">);</text:p>
            <text:p text:style-name="P232"/>
            <text:p text:style-name="P235">-- #228: Error en altes d'anotacions amb observacions de més de 50 caràcters</text:p>
            <text:p text:style-name="P232"/>
            <text:p text:style-name="P223"><text:span text:style-name="T49">ALTER</text:span><text:span text:style-name="T20"> </text:span><text:span text:style-name="T49">TABLE</text:span><text:span text:style-name="T20"> DIS_ALERTA MODIFY </text:span></text:p>
            <text:p text:style-name="P239">(</text:p>
            <text:p text:style-name="P223"><text:span text:style-name="T20"><text:s text:c="2"/>TEXT <text:s text:c="16"/><text:tab/>VARCHAR2(256 </text:span><text:span text:style-name="T49">CHAR</text:span><text:span text:style-name="T20">),</text:span></text:p>
            <text:p text:style-name="P223"><text:span text:style-name="T20"><text:s text:c="2"/>ERROR <text:s text:c="15"/><text:tab/>VARCHAR2(2048 </text:span><text:span text:style-name="T49">CHAR</text:span><text:span text:style-name="T20">),</text:span></text:p>
            <text:p text:style-name="P223"><text:span text:style-name="T20"><text:s text:c="2"/>CREATEDBY_CODI <text:s text:c="6"/><text:tab/>VARCHAR2(64 </text:span><text:span text:style-name="T49">CHAR</text:span><text:span text:style-name="T20">),</text:span></text:p>
            <text:p text:style-name="P223"><text:span text:style-name="T20"><text:s text:c="2"/>LASTMODIFIEDBY_CODI <text:s/><text:tab/>VARCHAR2(64 </text:span><text:span text:style-name="T49">CHAR</text:span><text:span text:style-name="T20">)</text:span></text:p>
            <text:p text:style-name="P239">);</text:p>
            <text:p text:style-name="P232"/>
            <text:p text:style-name="P223"><text:span text:style-name="T49">ALTER</text:span><text:span text:style-name="T20"> </text:span><text:span text:style-name="T49">TABLE</text:span><text:span text:style-name="T20"> DIS_USUARI MODIFY</text:span></text:p>
            <text:p text:style-name="P239">(</text:p>
            <text:p text:style-name="P223"><text:span text:style-name="T20"><text:s text:c="2"/>CODI <text:s text:c="9"/><text:tab/><text:tab/>VARCHAR2(64 </text:span><text:span text:style-name="T49">CHAR</text:span><text:span text:style-name="T20">),</text:span></text:p>
            <text:p text:style-name="P223"><text:soft-page-break/><text:span text:style-name="T20"><text:s text:c="2"/>NIF <text:s text:c="10"/><text:tab/><text:tab/>VARCHAR2(9 </text:span><text:span text:style-name="T49">CHAR</text:span><text:span text:style-name="T20">),</text:span></text:p>
            <text:p text:style-name="P223"><text:span text:style-name="T20"><text:s text:c="2"/>NOM <text:s text:c="10"/><text:tab/><text:tab/>VARCHAR2(200 </text:span><text:span text:style-name="T49">CHAR</text:span><text:span text:style-name="T20">),</text:span></text:p>
            <text:p text:style-name="P223"><text:span text:style-name="T20"><text:s text:c="2"/>EMAIL <text:s text:c="8"/><text:tab/><text:tab/>VARCHAR2(200 </text:span><text:span text:style-name="T49">CHAR</text:span><text:span text:style-name="T20">),</text:span></text:p>
            <text:p text:style-name="P223"><text:span text:style-name="T20"><text:s text:c="2"/>IDIOMA<text:tab/><text:tab/><text:tab/><text:tab/>VARCHAR2(2 </text:span><text:span text:style-name="T49">CHAR</text:span><text:span text:style-name="T20">)</text:span></text:p>
            <text:p text:style-name="P239">);</text:p>
            <text:p text:style-name="P232"/>
            <text:p text:style-name="P223"><text:span text:style-name="T49">ALTER</text:span><text:span text:style-name="T20"> </text:span><text:span text:style-name="T49">TABLE</text:span><text:span text:style-name="T20"> DIS_ENTITAT MODIFY</text:span></text:p>
            <text:p text:style-name="P239">(</text:p>
            <text:p text:style-name="P223"><text:span text:style-name="T20"><text:s text:c="2"/>CODI <text:s text:c="16"/>VARCHAR2(64 </text:span><text:span text:style-name="T49">CHAR</text:span><text:span text:style-name="T20">),</text:span></text:p>
            <text:p text:style-name="P223"><text:span text:style-name="T20"><text:s text:c="2"/>NOM <text:s text:c="17"/>VARCHAR2(256 </text:span><text:span text:style-name="T49">CHAR</text:span><text:span text:style-name="T20">),</text:span></text:p>
            <text:p text:style-name="P223"><text:span text:style-name="T20"><text:s text:c="2"/>DESCRIPCIO <text:s text:c="10"/>VARCHAR2(1024 </text:span><text:span text:style-name="T49">CHAR</text:span><text:span text:style-name="T20">),</text:span></text:p>
            <text:p text:style-name="P223"><text:span text:style-name="T20"><text:s text:c="2"/>CIF <text:s text:c="17"/>VARCHAR2(9 </text:span><text:span text:style-name="T49">CHAR</text:span><text:span text:style-name="T20">),</text:span></text:p>
            <text:p text:style-name="P223"><text:span text:style-name="T20"><text:s text:c="2"/>CODI_DIR3 <text:s text:c="11"/>VARCHAR2(9 </text:span><text:span text:style-name="T49">CHAR</text:span><text:span text:style-name="T20">),</text:span></text:p>
            <text:p text:style-name="P223"><text:span text:style-name="T20"><text:s text:c="2"/>CREATEDBY_CODI <text:s text:c="6"/>VARCHAR2(64 </text:span><text:span text:style-name="T49">CHAR</text:span><text:span text:style-name="T20">),</text:span></text:p>
            <text:p text:style-name="P223"><text:span text:style-name="T20"><text:s text:c="2"/>LASTMODIFIEDBY_CODI <text:s/>VARCHAR2(64 </text:span><text:span text:style-name="T49">CHAR</text:span><text:span text:style-name="T20">)</text:span></text:p>
            <text:p text:style-name="P239">);</text:p>
            <text:p text:style-name="P232"/>
            <text:p text:style-name="P223"><text:span text:style-name="T49">ALTER</text:span><text:span text:style-name="T20"> </text:span><text:span text:style-name="T49">TABLE</text:span><text:span text:style-name="T20"> DIS_CONTINGUT MODIFY</text:span></text:p>
            <text:p text:style-name="P239">(</text:p>
            <text:p text:style-name="P223"><text:span text:style-name="T20"><text:s text:c="2"/>NOM <text:s text:c="17"/>VARCHAR2(1024 </text:span><text:span text:style-name="T49">CHAR</text:span><text:span text:style-name="T20">),</text:span></text:p>
            <text:p text:style-name="P223"><text:span text:style-name="T20"><text:s text:c="2"/>TIPUS <text:s text:c="15"/>VARCHAR2(8 </text:span><text:span text:style-name="T49">CHAR</text:span><text:span text:style-name="T20">),</text:span></text:p>
            <text:p text:style-name="P223"><text:span text:style-name="T20"><text:s text:c="2"/>ARXIU_UUID <text:s text:c="10"/>VARCHAR2(36 </text:span><text:span text:style-name="T49">CHAR</text:span><text:span text:style-name="T20">),</text:span></text:p>
            <text:p text:style-name="P223"><text:span text:style-name="T20"><text:s text:c="2"/>CREATEDBY_CODI <text:s text:c="6"/>VARCHAR2(64 </text:span><text:span text:style-name="T49">CHAR</text:span><text:span text:style-name="T20">),</text:span></text:p>
            <text:p text:style-name="P223"><text:span text:style-name="T20"><text:s text:c="2"/>LASTMODIFIEDBY_CODI <text:s/>VARCHAR2(64 </text:span><text:span text:style-name="T49">CHAR</text:span><text:span text:style-name="T20">)</text:span></text:p>
            <text:p text:style-name="P239">);</text:p>
            <text:p text:style-name="P232"/>
            <text:p text:style-name="P223"><text:span text:style-name="T49">ALTER</text:span><text:span text:style-name="T20"> </text:span><text:span text:style-name="T49">TABLE</text:span><text:span text:style-name="T20"> DIS_CONT_MOV MODIFY</text:span></text:p>
            <text:p text:style-name="P239">(</text:p>
            <text:p text:style-name="P223"><text:span text:style-name="T20"><text:s text:c="2"/>REMITENT_CODI <text:s text:c="7"/>VARCHAR2(64 </text:span><text:span text:style-name="T49">CHAR</text:span><text:span text:style-name="T20">),</text:span></text:p>
            <text:p text:style-name="P223"><text:span text:style-name="T20"><text:s text:c="2"/>COMENTARI <text:s text:c="11"/>VARCHAR2(256 </text:span><text:span text:style-name="T49">CHAR</text:span><text:span text:style-name="T20">),</text:span></text:p>
            <text:p text:style-name="P223"><text:span text:style-name="T20"><text:s text:c="2"/>CREATEDBY_CODI <text:s text:c="6"/>VARCHAR2(64 </text:span><text:span text:style-name="T49">CHAR</text:span><text:span text:style-name="T20">),</text:span></text:p>
            <text:p text:style-name="P223"><text:span text:style-name="T20"><text:s text:c="2"/>LASTMODIFIEDBY_CODI <text:s/>VARCHAR2(64 </text:span><text:span text:style-name="T49">CHAR</text:span><text:span text:style-name="T20">)</text:span></text:p>
            <text:p text:style-name="P239">);</text:p>
            <text:p text:style-name="P232"/>
            <text:p text:style-name="P232"/>
            <text:p text:style-name="P223"><text:span text:style-name="T49">ALTER</text:span><text:span text:style-name="T20"> </text:span><text:span text:style-name="T49">TABLE</text:span><text:span text:style-name="T20"> DIS_CONT_MOV_EMAIL MODIFY </text:span></text:p>
            <text:p text:style-name="P239">(</text:p>
            <text:p text:style-name="P223"><text:span text:style-name="T20"><text:s text:c="2"/>DESTINATARI_CODI<text:tab/><text:tab/>VARCHAR2(64 </text:span><text:span text:style-name="T49">CHAR</text:span><text:span text:style-name="T20">),</text:span></text:p>
            <text:p text:style-name="P223"><text:span text:style-name="T20"><text:s text:c="2"/>DESTINATARI_EMAIL<text:tab/><text:tab/>VARCHAR2(256 </text:span><text:span text:style-name="T49">CHAR</text:span><text:span text:style-name="T20">),</text:span></text:p>
            <text:p text:style-name="P223"><text:span text:style-name="T20"><text:s text:c="2"/>UNITAT_ORGANITZATIVA <text:tab/>VARCHAR2(256 </text:span><text:span text:style-name="T49">CHAR</text:span><text:span text:style-name="T20">),</text:span></text:p>
            <text:p text:style-name="P223"><text:span text:style-name="T20"><text:s text:c="2"/>CREATEDBY_CODI <text:s text:c="6"/><text:tab/>VARCHAR2(64 </text:span><text:span text:style-name="T49">CHAR</text:span><text:span text:style-name="T20">),</text:span></text:p>
            <text:p text:style-name="P223"><text:span text:style-name="T20"><text:s text:c="2"/>LASTMODIFIEDBY_CODI <text:s/><text:tab/>VARCHAR2(64 </text:span><text:span text:style-name="T49">CHAR</text:span><text:span text:style-name="T20">)</text:span></text:p>
            <text:p text:style-name="P239">);</text:p>
            <text:p text:style-name="P232"/>
            <text:p text:style-name="P223"><text:span text:style-name="T49">ALTER</text:span><text:span text:style-name="T20"> </text:span><text:span text:style-name="T49">TABLE</text:span><text:span text:style-name="T20"> DIS_CONT_LOG MODIFY</text:span></text:p>
            <text:p text:style-name="P239">(</text:p>
            <text:p text:style-name="P223"><text:span text:style-name="T20"><text:s text:c="2"/>TIPUS <text:s text:c="15"/>VARCHAR2(30 </text:span><text:span text:style-name="T49">CHAR</text:span><text:span text:style-name="T20">),</text:span></text:p>
            <text:p text:style-name="P223"><text:span text:style-name="T20"><text:s text:c="2"/>OBJECTE_ID <text:s text:c="10"/>VARCHAR2(256 </text:span><text:span text:style-name="T49">CHAR</text:span><text:span text:style-name="T20">),</text:span></text:p>
            <text:p text:style-name="P223"><text:span text:style-name="T20"><text:s text:c="2"/>OBJECTE_LOG_TIPUS <text:s text:c="3"/>VARCHAR2(30 </text:span><text:span text:style-name="T49">CHAR</text:span><text:span text:style-name="T20">),</text:span></text:p>
            <text:p text:style-name="P223"><text:span text:style-name="T20"><text:s text:c="2"/>OBJECTE_TIPUS <text:s text:c="7"/>VARCHAR2(12 </text:span><text:span text:style-name="T49">CHAR</text:span><text:span text:style-name="T20">),</text:span></text:p>
            <text:p text:style-name="P223"><text:span text:style-name="T20"><text:s text:c="2"/>PARAM1 <text:s text:c="14"/>VARCHAR2(256 </text:span><text:span text:style-name="T49">CHAR</text:span><text:span text:style-name="T20">),</text:span></text:p>
            <text:p text:style-name="P223"><text:span text:style-name="T20"><text:s text:c="2"/>PARAM2 <text:s text:c="14"/>VARCHAR2(256 </text:span><text:span text:style-name="T49">CHAR</text:span><text:span text:style-name="T20">),</text:span></text:p>
            <text:p text:style-name="P223"><text:span text:style-name="T20"><text:s text:c="2"/>CREATEDBY_CODI <text:s text:c="6"/>VARCHAR2(64 </text:span><text:span text:style-name="T49">CHAR</text:span><text:span text:style-name="T20">),</text:span></text:p>
            <text:p text:style-name="P223"><text:span text:style-name="T20"><text:s text:c="2"/>LASTMODIFIEDBY_CODI <text:s/>VARCHAR2(64 </text:span><text:span text:style-name="T49">CHAR</text:span><text:span text:style-name="T20">)</text:span></text:p>
            <text:p text:style-name="P239">);</text:p>
            <text:p text:style-name="P232"/>
            <text:p text:style-name="P223"><text:span text:style-name="T49">ALTER</text:span><text:span text:style-name="T20"> </text:span><text:span text:style-name="T49">TABLE</text:span><text:span text:style-name="T20"> DIS_REGISTRE MODIFY</text:span></text:p>
            <text:p text:style-name="P239">(</text:p>
            <text:p text:style-name="P223"><text:soft-page-break/><text:span text:style-name="T20"><text:s text:c="2"/>TIPUS <text:s text:c="17"/>VARCHAR2(1 </text:span><text:span text:style-name="T49">CHAR</text:span><text:span text:style-name="T20">),</text:span></text:p>
            <text:p text:style-name="P223"><text:span text:style-name="T20"><text:s text:c="2"/>UNITAT_ADM <text:s text:c="12"/>VARCHAR2(21 </text:span><text:span text:style-name="T49">CHAR</text:span><text:span text:style-name="T20">),</text:span></text:p>
            <text:p text:style-name="P223"><text:span text:style-name="T20"><text:s text:c="2"/>UNITAT_ADM_DESC <text:s text:c="7"/>VARCHAR2(100 </text:span><text:span text:style-name="T49">CHAR</text:span><text:span text:style-name="T20">),</text:span></text:p>
            <text:p text:style-name="P223"><text:span text:style-name="T20"><text:s text:c="2"/>NUMERO <text:s text:c="16"/>VARCHAR2(255 </text:span><text:span text:style-name="T49">CHAR</text:span><text:span text:style-name="T20">),</text:span></text:p>
            <text:p text:style-name="P223"><text:span text:style-name="T20"><text:s text:c="2"/>IDENTIFICADOR <text:s text:c="9"/>VARCHAR2(100 </text:span><text:span text:style-name="T49">CHAR</text:span><text:span text:style-name="T20">),</text:span></text:p>
            <text:p text:style-name="P223"><text:span text:style-name="T20"><text:s text:c="2"/>ENTITAT_CODI <text:s text:c="10"/>VARCHAR2(255 </text:span><text:span text:style-name="T49">CHAR</text:span><text:span text:style-name="T20">),</text:span></text:p>
            <text:p text:style-name="P223"><text:span text:style-name="T20"><text:s text:c="2"/>ENTITAT_DESC <text:s text:c="10"/>VARCHAR2(255 </text:span><text:span text:style-name="T49">CHAR</text:span><text:span text:style-name="T20">),</text:span></text:p>
            <text:p text:style-name="P223"><text:span text:style-name="T20"><text:s text:c="2"/>OFICINA_CODI <text:s text:c="10"/>VARCHAR2(21 </text:span><text:span text:style-name="T49">CHAR</text:span><text:span text:style-name="T20">),</text:span></text:p>
            <text:p text:style-name="P223"><text:span text:style-name="T20"><text:s text:c="2"/>OFICINA_DESC <text:s text:c="10"/>VARCHAR2(300 </text:span><text:span text:style-name="T49">CHAR</text:span><text:span text:style-name="T20">),</text:span></text:p>
            <text:p text:style-name="P223"><text:span text:style-name="T20"><text:s text:c="2"/>LLIBRE_CODI <text:s text:c="11"/>VARCHAR2(4 </text:span><text:span text:style-name="T49">CHAR</text:span><text:span text:style-name="T20">),</text:span></text:p>
            <text:p text:style-name="P223"><text:span text:style-name="T20"><text:s text:c="2"/>LLIBRE_DESC <text:s text:c="11"/>VARCHAR2(255 </text:span><text:span text:style-name="T49">CHAR</text:span><text:span text:style-name="T20">),</text:span></text:p>
            <text:p text:style-name="P223"><text:span text:style-name="T20"><text:s text:c="2"/>EXTRACTE <text:s text:c="14"/>VARCHAR2(240 </text:span><text:span text:style-name="T49">CHAR</text:span><text:span text:style-name="T20">),</text:span></text:p>
            <text:p text:style-name="P223"><text:span text:style-name="T20"><text:s text:c="2"/>ASSUMPTE_TIPUS_CODI <text:s text:c="3"/>VARCHAR2(16 </text:span><text:span text:style-name="T49">CHAR</text:span><text:span text:style-name="T20">),</text:span></text:p>
            <text:p text:style-name="P223"><text:span text:style-name="T20"><text:s text:c="2"/>ASSUMPTE_TIPUS_DESC <text:s text:c="3"/>VARCHAR2(100 </text:span><text:span text:style-name="T49">CHAR</text:span><text:span text:style-name="T20">),</text:span></text:p>
            <text:p text:style-name="P223"><text:span text:style-name="T20"><text:s text:c="2"/>ASSUMPTE_CODI <text:s text:c="9"/>VARCHAR2(16 </text:span><text:span text:style-name="T49">CHAR</text:span><text:span text:style-name="T20">),</text:span></text:p>
            <text:p text:style-name="P223"><text:span text:style-name="T20"><text:s text:c="2"/>ASSUMPTE_DESC <text:s text:c="9"/>VARCHAR2(255 </text:span><text:span text:style-name="T49">CHAR</text:span><text:span text:style-name="T20">),</text:span></text:p>
            <text:p text:style-name="P223"><text:span text:style-name="T20"><text:s text:c="2"/>PROCEDIMENT_CODI <text:s text:c="6"/>VARCHAR2(64 </text:span><text:span text:style-name="T49">CHAR</text:span><text:span text:style-name="T20">),</text:span></text:p>
            <text:p text:style-name="P223"><text:span text:style-name="T20"><text:s text:c="2"/>REFERENCIA <text:s text:c="12"/>VARCHAR2(16 </text:span><text:span text:style-name="T49">CHAR</text:span><text:span text:style-name="T20">),</text:span></text:p>
            <text:p text:style-name="P223"><text:span text:style-name="T20"><text:s text:c="2"/>EXPEDIENT_NUM <text:s text:c="9"/>VARCHAR2(80 </text:span><text:span text:style-name="T49">CHAR</text:span><text:span text:style-name="T20">),</text:span></text:p>
            <text:p text:style-name="P223"><text:span text:style-name="T20"><text:s text:c="2"/>NUM_ORIG <text:tab/><text:tab/><text:tab/> <text:s text:c="4"/>VARCHAR2(80 </text:span><text:span text:style-name="T49">CHAR</text:span><text:span text:style-name="T20">),</text:span></text:p>
            <text:p text:style-name="P223"><text:span text:style-name="T20"><text:s text:c="2"/>IDIOMA_CODI <text:s text:c="11"/>VARCHAR2(19 </text:span><text:span text:style-name="T49">CHAR</text:span><text:span text:style-name="T20">),</text:span></text:p>
            <text:p text:style-name="P223"><text:span text:style-name="T20"><text:s text:c="2"/>IDIOMA_DESC <text:s text:c="11"/>VARCHAR2(100 </text:span><text:span text:style-name="T49">CHAR</text:span><text:span text:style-name="T20">),</text:span></text:p>
            <text:p text:style-name="P223"><text:span text:style-name="T20"><text:s text:c="2"/>TRANSPORT_TIPUS_CODI <text:s text:c="2"/>VARCHAR2(20 </text:span><text:span text:style-name="T49">CHAR</text:span><text:span text:style-name="T20">),</text:span></text:p>
            <text:p text:style-name="P223"><text:span text:style-name="T20"><text:s text:c="2"/>TRANSPORT_TIPUS_DESC <text:s text:c="2"/>VARCHAR2(100 </text:span><text:span text:style-name="T49">CHAR</text:span><text:span text:style-name="T20">),</text:span></text:p>
            <text:p text:style-name="P223"><text:span text:style-name="T20"><text:s text:c="2"/>TRANSPORT_NUM <text:s text:c="9"/>VARCHAR2(20 </text:span><text:span text:style-name="T49">CHAR</text:span><text:span text:style-name="T20">),</text:span></text:p>
            <text:p text:style-name="P223"><text:span text:style-name="T20"><text:s text:c="2"/>USUARI_CODI <text:s text:c="11"/>VARCHAR2(20 </text:span><text:span text:style-name="T49">CHAR</text:span><text:span text:style-name="T20">),</text:span></text:p>
            <text:p text:style-name="P223"><text:span text:style-name="T20"><text:s text:c="2"/>USUARI_NOM <text:s text:c="12"/>VARCHAR2(767 </text:span><text:span text:style-name="T49">CHAR</text:span><text:span text:style-name="T20">),</text:span></text:p>
            <text:p text:style-name="P223"><text:span text:style-name="T20"><text:s text:c="2"/>USUARI_CONTACTE <text:s text:c="7"/>VARCHAR2(255 </text:span><text:span text:style-name="T49">CHAR</text:span><text:span text:style-name="T20">),</text:span></text:p>
            <text:p text:style-name="P223"><text:span text:style-name="T20"><text:s text:c="2"/>APLICACIO_CODI <text:s text:c="8"/>VARCHAR2(255 </text:span><text:span text:style-name="T49">CHAR</text:span><text:span text:style-name="T20">),</text:span></text:p>
            <text:p text:style-name="P223"><text:span text:style-name="T20"><text:s text:c="2"/>APLICACIO_VERSIO <text:s text:c="6"/>VARCHAR2(255 </text:span><text:span text:style-name="T49">CHAR</text:span><text:span text:style-name="T20">),</text:span></text:p>
            <text:p text:style-name="P223"><text:span text:style-name="T20"><text:s text:c="2"/>DOCFIS_CODI <text:s text:c="11"/>VARCHAR2(19 </text:span><text:span text:style-name="T49">CHAR</text:span><text:span text:style-name="T20">),</text:span></text:p>
            <text:p text:style-name="P223"><text:span text:style-name="T20"><text:s text:c="2"/>DOCFIS_DESC <text:s text:c="11"/>VARCHAR2(100 </text:span><text:span text:style-name="T49">CHAR</text:span><text:span text:style-name="T20">),</text:span></text:p>
            <text:p text:style-name="P223"><text:span text:style-name="T20"><text:s text:c="2"/>OBSERVACIONS <text:s text:c="10"/>VARCHAR2(50 </text:span><text:span text:style-name="T49">CHAR</text:span><text:span text:style-name="T20">),</text:span></text:p>
            <text:p text:style-name="P223"><text:span text:style-name="T20"><text:s text:c="2"/>PROCES_ESTAT <text:s text:c="10"/>VARCHAR2(64 </text:span><text:span text:style-name="T49">CHAR</text:span><text:span text:style-name="T20">),</text:span></text:p>
            <text:p text:style-name="P223"><text:span text:style-name="T20"><text:s text:c="2"/>PROCES_ERROR <text:s text:c="10"/>VARCHAR2(1024 </text:span><text:span text:style-name="T49">CHAR</text:span><text:span text:style-name="T20">),</text:span></text:p>
            <text:p text:style-name="P223"><text:span text:style-name="T20"><text:s text:c="2"/>CREATEDBY_CODI <text:s text:c="8"/>VARCHAR2(256 </text:span><text:span text:style-name="T49">CHAR</text:span><text:span text:style-name="T20">),</text:span></text:p>
            <text:p text:style-name="P223"><text:span text:style-name="T20"><text:s text:c="2"/>LASTMODIFIEDBY_CODI <text:s text:c="3"/>VARCHAR2(256 </text:span><text:span text:style-name="T49">CHAR</text:span><text:span text:style-name="T20">),</text:span></text:p>
            <text:p text:style-name="P223"><text:span text:style-name="T20"><text:s text:c="2"/>PROCES_ESTAT_SISTRA <text:s text:c="3"/>VARCHAR2(16 </text:span><text:span text:style-name="T49">CHAR</text:span><text:span text:style-name="T20">),</text:span></text:p>
            <text:p text:style-name="P223"><text:span text:style-name="T20"><text:s text:c="2"/>SISTRA_ID_TRAM <text:tab/> <text:s text:c="4"/>VARCHAR2(20 </text:span><text:span text:style-name="T49">CHAR</text:span><text:span text:style-name="T20">),</text:span></text:p>
            <text:p text:style-name="P223"><text:span text:style-name="T20"><text:s text:c="2"/>SISTRA_ID_PROC <text:tab/> <text:s text:c="4"/>VARCHAR2(100 </text:span><text:span text:style-name="T49">CHAR</text:span><text:span text:style-name="T20">),</text:span></text:p>
            <text:p text:style-name="P223"><text:span text:style-name="T20"><text:s text:c="2"/>OFICINA_ORIG_CODI <text:s text:c="5"/>VARCHAR2(21 </text:span><text:span text:style-name="T49">CHAR</text:span><text:span text:style-name="T20">),</text:span></text:p>
            <text:p text:style-name="P223"><text:span text:style-name="T20"><text:s text:c="2"/>OFICINA_ORIG_DESC <text:s text:c="5"/>VARCHAR2(100 </text:span><text:span text:style-name="T49">CHAR</text:span><text:span text:style-name="T20">),</text:span></text:p>
            <text:p text:style-name="P223"><text:span text:style-name="T20"><text:s text:c="2"/>JUSTIFICANT_ARXIU_UUID VARCHAR2(256 </text:span><text:span text:style-name="T49">CHAR</text:span><text:span text:style-name="T20">),</text:span></text:p>
            <text:p text:style-name="P223"><text:span text:style-name="T20"><text:s text:c="2"/>EXPEDIENT_ARXIU_UUID <text:s text:c="2"/>VARCHAR2(100 </text:span><text:span text:style-name="T49">CHAR</text:span><text:span text:style-name="T20">),</text:span></text:p>
            <text:p text:style-name="P223"><text:span text:style-name="T20"><text:s text:c="2"/>BACK_OBSERVACIONS <text:tab/>VARCHAR2(4000 </text:span><text:span text:style-name="T49">CHAR</text:span><text:span text:style-name="T20">),</text:span></text:p>
            <text:p text:style-name="P223"><text:span text:style-name="T20"><text:s text:c="2"/>BACK_CODI <text:tab/><text:tab/><text:tab/>VARCHAR2(20 </text:span><text:span text:style-name="T49">CHAR</text:span><text:span text:style-name="T20">)</text:span></text:p>
            <text:p text:style-name="P239">);</text:p>
            <text:p text:style-name="P232"/>
            <text:p text:style-name="P223"><text:span text:style-name="T49">ALTER</text:span><text:span text:style-name="T20"> </text:span><text:span text:style-name="T49">TABLE</text:span><text:span text:style-name="T20"> DIS_REGISTRE_ANNEX MODIFY</text:span></text:p>
            <text:p text:style-name="P239">(</text:p>
            <text:p text:style-name="P223"><text:span text:style-name="T20"><text:s text:c="2"/>TITOL <text:s text:c="15"/>VARCHAR2(200 </text:span><text:span text:style-name="T49">CHAR</text:span><text:span text:style-name="T20">),</text:span></text:p>
            <text:p text:style-name="P223"><text:span text:style-name="T20"><text:s text:c="2"/>FITXER_NOM <text:s text:c="10"/>VARCHAR2(256 </text:span><text:span text:style-name="T49">CHAR</text:span><text:span text:style-name="T20">),</text:span></text:p>
            <text:p text:style-name="P223"><text:span text:style-name="T20"><text:s text:c="2"/>FITXER_MIME <text:s text:c="9"/>VARCHAR2(100 </text:span><text:span text:style-name="T49">CHAR</text:span><text:span text:style-name="T20">),</text:span></text:p>
            <text:p text:style-name="P223"><text:span text:style-name="T20"><text:s text:c="2"/>FITXER_ARXIU_UUID <text:s text:c="3"/>VARCHAR2(256 </text:span><text:span text:style-name="T49">CHAR</text:span><text:span text:style-name="T20">),</text:span></text:p>
            <text:p text:style-name="P223"><text:span text:style-name="T20"><text:s text:c="2"/>LOCALITZACIO <text:s text:c="8"/>VARCHAR2(80 </text:span><text:span text:style-name="T49">CHAR</text:span><text:span text:style-name="T20">),</text:span></text:p>
            <text:p text:style-name="P223"><text:span text:style-name="T20"><text:s text:c="2"/>ORIGEN_CIUADM <text:s text:c="7"/>VARCHAR2(1 </text:span><text:span text:style-name="T49">CHAR</text:span><text:span text:style-name="T20">),</text:span></text:p>
            <text:p text:style-name="P223"><text:span text:style-name="T20"><text:s text:c="2"/>NTI_TIPUS_DOC <text:s text:c="7"/>VARCHAR2(4 </text:span><text:span text:style-name="T49">CHAR</text:span><text:span text:style-name="T20">),</text:span></text:p>
            <text:p text:style-name="P223"><text:span text:style-name="T20"><text:s text:c="2"/>SICRES_TIPUS_DOC <text:s text:c="4"/>VARCHAR2(2 </text:span><text:span text:style-name="T49">CHAR</text:span><text:span text:style-name="T20">),</text:span></text:p>
            <text:p text:style-name="P223"><text:soft-page-break/><text:span text:style-name="T20"><text:s text:c="2"/>NTI_ELABORACIO_ESTAT VARCHAR2(4 </text:span><text:span text:style-name="T49">CHAR</text:span><text:span text:style-name="T20">),</text:span></text:p>
            <text:p text:style-name="P223"><text:span text:style-name="T20"><text:s text:c="2"/>OBSERVACIONS <text:s text:c="8"/>VARCHAR2(50 </text:span><text:span text:style-name="T49">CHAR</text:span><text:span text:style-name="T20">),</text:span></text:p>
            <text:p text:style-name="P223"><text:span text:style-name="T20"><text:s text:c="2"/>FIRMA_FITXER_NOM <text:s text:c="4"/>VARCHAR2(80 </text:span><text:span text:style-name="T49">CHAR</text:span><text:span text:style-name="T20">),</text:span></text:p>
            <text:p text:style-name="P223"><text:span text:style-name="T20"><text:s text:c="2"/>FIRMA_FITXER_MIME <text:s text:c="3"/>VARCHAR2(30 </text:span><text:span text:style-name="T49">CHAR</text:span><text:span text:style-name="T20">),</text:span></text:p>
            <text:p text:style-name="P223"><text:span text:style-name="T20"><text:s text:c="2"/>FIRMA_FITXER_ARXIU_UUID <text:s/>VARCHAR2(100 </text:span><text:span text:style-name="T49">CHAR</text:span><text:span text:style-name="T20">),</text:span></text:p>
            <text:p text:style-name="P223"><text:span text:style-name="T20"><text:s text:c="2"/>FIRMA_CSV <text:s text:c="11"/>VARCHAR2(256 </text:span><text:span text:style-name="T49">CHAR</text:span><text:span text:style-name="T20">),</text:span></text:p>
            <text:p text:style-name="P223"><text:span text:style-name="T20"><text:s text:c="2"/></text:span><text:span text:style-name="T49">TIMESTAMP</text:span><text:span text:style-name="T20"> <text:s text:c="11"/>VARCHAR2(100 </text:span><text:span text:style-name="T49">CHAR</text:span><text:span text:style-name="T20">),</text:span></text:p>
            <text:p text:style-name="P223"><text:span text:style-name="T20"><text:s text:c="2"/>VALIDACIO_OCSP <text:s text:c="6"/>VARCHAR2(100 </text:span><text:span text:style-name="T49">CHAR</text:span><text:span text:style-name="T20">),</text:span></text:p>
            <text:p text:style-name="P223"><text:span text:style-name="T20"><text:s text:c="2"/>CREATEDBY_CODI <text:s text:c="6"/>VARCHAR2(256 </text:span><text:span text:style-name="T49">CHAR</text:span><text:span text:style-name="T20">),</text:span></text:p>
            <text:p text:style-name="P223"><text:span text:style-name="T20"><text:s text:c="2"/>LASTMODIFIEDBY_CODI <text:s/>VARCHAR2(256 </text:span><text:span text:style-name="T49">CHAR</text:span><text:span text:style-name="T20">),</text:span></text:p>
            <text:p text:style-name="P223"><text:span text:style-name="T20"><text:s text:c="2"/>GESDOC_DOC_ID <text:tab/> <text:s text:c="2"/>VARCHAR2(50 </text:span><text:span text:style-name="T49">CHAR</text:span><text:span text:style-name="T20">),</text:span></text:p>
            <text:p text:style-name="P223"><text:span text:style-name="T20"><text:s text:c="2"/>META_DADES <text:tab/><text:tab/> <text:s text:c="2"/>VARCHAR2(4000 </text:span><text:span text:style-name="T49">CHAR</text:span><text:span text:style-name="T20">)</text:span></text:p>
            <text:p text:style-name="P239">);</text:p>
            <text:p text:style-name="P232"/>
            <text:p text:style-name="P223"><text:span text:style-name="T49">ALTER</text:span><text:span text:style-name="T20"> </text:span><text:span text:style-name="T49">TABLE</text:span><text:span text:style-name="T20"> DIS_REGISTRE_ANNEX_FIRMA MODIFY</text:span></text:p>
            <text:p text:style-name="P239">(</text:p>
            <text:p text:style-name="P223"><text:span text:style-name="T20"><text:s text:c="2"/>TIPUS<text:tab/><text:tab/> <text:s text:c="10"/>VARCHAR2(30 </text:span><text:span text:style-name="T49">CHAR</text:span><text:span text:style-name="T20">),</text:span></text:p>
            <text:p text:style-name="P223"><text:span text:style-name="T20"><text:s text:c="2"/>PERFIL <text:s text:c="3"/><text:tab/> <text:s text:c="6"/>VARCHAR2(30 </text:span><text:span text:style-name="T49">CHAR</text:span><text:span text:style-name="T20">),</text:span></text:p>
            <text:p text:style-name="P223"><text:span text:style-name="T20"><text:s text:c="2"/>FITXER_NOM <text:s text:c="10"/>VARCHAR2(256 </text:span><text:span text:style-name="T49">CHAR</text:span><text:span text:style-name="T20">),</text:span></text:p>
            <text:p text:style-name="P223"><text:span text:style-name="T20"><text:s text:c="2"/>TIPUS_MIME <text:s text:c="10"/>VARCHAR2(30 </text:span><text:span text:style-name="T49">CHAR</text:span><text:span text:style-name="T20">),</text:span></text:p>
            <text:p text:style-name="P223"><text:span text:style-name="T20"><text:s text:c="2"/>CSV_REGULACIO<text:tab/><text:tab/> <text:s text:c="2"/>VARCHAR2(640 </text:span><text:span text:style-name="T49">CHAR</text:span><text:span text:style-name="T20">),</text:span></text:p>
            <text:p text:style-name="P223"><text:span text:style-name="T20"><text:s text:c="2"/>CREATEDBY_CODI <text:s text:c="6"/>VARCHAR2(256 </text:span><text:span text:style-name="T49">CHAR</text:span><text:span text:style-name="T20">),</text:span></text:p>
            <text:p text:style-name="P223"><text:span text:style-name="T20"><text:s text:c="2"/>LASTMODIFIEDBY_CODI <text:s/>VARCHAR2(256 </text:span><text:span text:style-name="T49">CHAR</text:span><text:span text:style-name="T20">),</text:span></text:p>
            <text:p text:style-name="P223"><text:span text:style-name="T20"><text:s text:c="2"/>GESDOC_FIR_ID <text:tab/> <text:s text:c="2"/>VARCHAR2(50 </text:span><text:span text:style-name="T49">CHAR</text:span><text:span text:style-name="T20">)</text:span></text:p>
            <text:p text:style-name="P239">);</text:p>
            <text:p text:style-name="P232"/>
            <text:p text:style-name="P223"><text:span text:style-name="T49">ALTER</text:span><text:span text:style-name="T20"> </text:span><text:span text:style-name="T49">TABLE</text:span><text:span text:style-name="T20"> DIS_REGISTRE_FIRMA_DETALL MODIFY</text:span></text:p>
            <text:p text:style-name="P239">(</text:p>
            <text:p text:style-name="P223"><text:span text:style-name="T20"><text:s text:c="4"/>RESPONSABLE_NIF VARCHAR2(30 </text:span><text:span text:style-name="T49">CHAR</text:span><text:span text:style-name="T20">),</text:span></text:p>
            <text:p text:style-name="P223"><text:span text:style-name="T20"><text:s text:c="4"/>RESPONSABLE_NOM VARCHAR2(256 </text:span><text:span text:style-name="T49">CHAR</text:span><text:span text:style-name="T20">),</text:span></text:p>
            <text:p text:style-name="P223"><text:span text:style-name="T20"><text:s text:c="4"/>EMISSOR_CERTIFICAT VARCHAR2(2000 </text:span><text:span text:style-name="T49">CHAR</text:span><text:span text:style-name="T20">),</text:span></text:p>
            <text:p text:style-name="P223"><text:span text:style-name="T20"><text:s text:c="4"/>CREATEDBY_CODI <text:s text:c="6"/><text:tab/>VARCHAR2(64 </text:span><text:span text:style-name="T49">CHAR</text:span><text:span text:style-name="T20">),</text:span></text:p>
            <text:p text:style-name="P223"><text:span text:style-name="T20"><text:s text:c="4"/>LASTMODIFIEDBY_CODI <text:s/><text:tab/>VARCHAR2(64 </text:span><text:span text:style-name="T49">CHAR</text:span><text:span text:style-name="T20">)</text:span></text:p>
            <text:p text:style-name="P239">);</text:p>
            <text:p text:style-name="P232"/>
            <text:p text:style-name="P223"><text:span text:style-name="T49">ALTER</text:span><text:span text:style-name="T20"> </text:span><text:span text:style-name="T49">TABLE</text:span><text:span text:style-name="T20"> DIS_REGISTRE_INTER MODIFY</text:span></text:p>
            <text:p text:style-name="P239">(</text:p>
            <text:p text:style-name="P223"><text:span text:style-name="T20"><text:s text:c="2"/>ADRESA <text:s text:c="14"/>VARCHAR2(640 </text:span><text:span text:style-name="T49">CHAR</text:span><text:span text:style-name="T20">),</text:span></text:p>
            <text:p text:style-name="P223"><text:span text:style-name="T20"><text:s text:c="2"/>CANAL_PREF <text:s text:c="10"/>VARCHAR2(8 </text:span><text:span text:style-name="T49">CHAR</text:span><text:span text:style-name="T20">),</text:span></text:p>
            <text:p text:style-name="P223"><text:span text:style-name="T20"><text:s text:c="2"/>CODI_POSTAL <text:s text:c="9"/>VARCHAR2(20 </text:span><text:span text:style-name="T49">CHAR</text:span><text:span text:style-name="T20">),</text:span></text:p>
            <text:p text:style-name="P223"><text:span text:style-name="T20"><text:s text:c="2"/>DOC_NUM <text:s text:c="13"/>VARCHAR2(68 </text:span><text:span text:style-name="T49">CHAR</text:span><text:span text:style-name="T20">),</text:span></text:p>
            <text:p text:style-name="P223"><text:span text:style-name="T20"><text:s text:c="2"/>DOC_TIPUS <text:s text:c="11"/>VARCHAR2(4 </text:span><text:span text:style-name="T49">CHAR</text:span><text:span text:style-name="T20">),</text:span></text:p>
            <text:p text:style-name="P223"><text:span text:style-name="T20"><text:s text:c="2"/>EMAIL <text:s text:c="15"/>VARCHAR2(640 </text:span><text:span text:style-name="T49">CHAR</text:span><text:span text:style-name="T20">),</text:span></text:p>
            <text:p text:style-name="P223"><text:span text:style-name="T20"><text:s text:c="2"/>EMAIL_HAB <text:s text:c="11"/>VARCHAR2(640 </text:span><text:span text:style-name="T49">CHAR</text:span><text:span text:style-name="T20">),</text:span></text:p>
            <text:p text:style-name="P223"><text:span text:style-name="T20"><text:s text:c="2"/>LLINATGE1 <text:s text:c="11"/>VARCHAR2(255 </text:span><text:span text:style-name="T49">CHAR</text:span><text:span text:style-name="T20">),</text:span></text:p>
            <text:p text:style-name="P223"><text:span text:style-name="T20"><text:s text:c="2"/>LLINATGE2 <text:s text:c="11"/>VARCHAR2(255 </text:span><text:span text:style-name="T49">CHAR</text:span><text:span text:style-name="T20">),</text:span></text:p>
            <text:p text:style-name="P223"><text:span text:style-name="T20"><text:s text:c="2"/>NOM <text:s text:c="17"/>VARCHAR2(255 </text:span><text:span text:style-name="T49">CHAR</text:span><text:span text:style-name="T20">),</text:span></text:p>
            <text:p text:style-name="P223"><text:span text:style-name="T20"><text:s text:c="2"/>OBSERVACIONS <text:s text:c="8"/>VARCHAR2(640 </text:span><text:span text:style-name="T49">CHAR</text:span><text:span text:style-name="T20">),</text:span></text:p>
            <text:p text:style-name="P223"><text:span text:style-name="T20"><text:s text:c="2"/>PAIS <text:s text:c="16"/>VARCHAR2(100 </text:span><text:span text:style-name="T49">CHAR</text:span><text:span text:style-name="T20">),</text:span></text:p>
            <text:p text:style-name="P223"><text:span text:style-name="T20"><text:s text:c="2"/>PAIS_CODI <text:s text:c="11"/>VARCHAR2(4 </text:span><text:span text:style-name="T49">CHAR</text:span><text:span text:style-name="T20">),</text:span></text:p>
            <text:p text:style-name="P223"><text:span text:style-name="T20"><text:s text:c="2"/>PROVINCIA <text:s text:c="11"/>VARCHAR2(100 </text:span><text:span text:style-name="T49">CHAR</text:span><text:span text:style-name="T20">),</text:span></text:p>
            <text:p text:style-name="P223"><text:span text:style-name="T20"><text:s text:c="2"/>PROVINCIA_CODI <text:s text:c="6"/>VARCHAR2(4 </text:span><text:span text:style-name="T49">CHAR</text:span><text:span text:style-name="T20">),</text:span></text:p>
            <text:p text:style-name="P223"><text:span text:style-name="T20"><text:s text:c="2"/>MUNICIPI <text:s text:c="12"/>VARCHAR2(100 </text:span><text:span text:style-name="T49">CHAR</text:span><text:span text:style-name="T20">),</text:span></text:p>
            <text:p text:style-name="P223"><text:span text:style-name="T20"><text:s text:c="2"/>MUNICIPI_CODI <text:s text:c="7"/>VARCHAR2(4 </text:span><text:span text:style-name="T49">CHAR</text:span><text:span text:style-name="T20">),</text:span></text:p>
            <text:p text:style-name="P223"><text:span text:style-name="T20"><text:s text:c="2"/>RAO_SOCIAL <text:s text:c="10"/>VARCHAR2(2000 </text:span><text:span text:style-name="T49">CHAR</text:span><text:span text:style-name="T20">),</text:span></text:p>
            <text:p text:style-name="P223"><text:span text:style-name="T20"><text:s text:c="2"/>TELEFON <text:s text:c="13"/>VARCHAR2(80 </text:span><text:span text:style-name="T49">CHAR</text:span><text:span text:style-name="T20">),</text:span></text:p>
            <text:p text:style-name="P223"><text:span text:style-name="T20"><text:s text:c="2"/>TIPUS <text:s text:c="15"/>VARCHAR2(19 </text:span><text:span text:style-name="T49">CHAR</text:span><text:span text:style-name="T20">),</text:span></text:p>
            <text:p text:style-name="P223"><text:span text:style-name="T20"><text:s text:c="2"/>CREATEDBY_CODI <text:s text:c="6"/>VARCHAR2(256 </text:span><text:span text:style-name="T49">CHAR</text:span><text:span text:style-name="T20">),</text:span></text:p>
            <text:p text:style-name="P223"><text:soft-page-break/><text:span text:style-name="T20"><text:s text:c="2"/>LASTMODIFIEDBY_CODI <text:s/>VARCHAR2(256 </text:span><text:span text:style-name="T49">CHAR</text:span><text:span text:style-name="T20">),</text:span></text:p>
            <text:p text:style-name="P223"><text:span text:style-name="T20"><text:s text:c="2"/>CODI_DIRE <text:tab/><text:tab/><text:tab/>VARCHAR2(64 </text:span><text:span text:style-name="T49">CHAR</text:span><text:span text:style-name="T20">)</text:span></text:p>
            <text:p text:style-name="P239">);</text:p>
            <text:p text:style-name="P232"/>
            <text:p text:style-name="P223"><text:span text:style-name="T49">ALTER</text:span><text:span text:style-name="T20"> </text:span><text:span text:style-name="T49">TABLE</text:span><text:span text:style-name="T20"> DIS_REGLA MODIFY</text:span></text:p>
            <text:p text:style-name="P239">(</text:p>
            <text:p text:style-name="P223"><text:span text:style-name="T20"><text:s text:c="2"/>ASSUMPTE_CODI <text:s text:c="7"/>VARCHAR2(16 </text:span><text:span text:style-name="T49">CHAR</text:span><text:span text:style-name="T20">),</text:span></text:p>
            <text:p text:style-name="P223"><text:span text:style-name="T20"><text:s text:c="2"/>DESCRIPCIO <text:s text:c="10"/>VARCHAR2(1024 </text:span><text:span text:style-name="T49">CHAR</text:span><text:span text:style-name="T20">),</text:span></text:p>
            <text:p text:style-name="P223"><text:span text:style-name="T20"><text:s text:c="2"/>NOM <text:s text:c="17"/>VARCHAR2(256 </text:span><text:span text:style-name="T49">CHAR</text:span><text:span text:style-name="T20">),</text:span></text:p>
            <text:p text:style-name="P223"><text:span text:style-name="T20"><text:s text:c="2"/>TIPUS <text:s text:c="15"/>VARCHAR2(32 </text:span><text:span text:style-name="T49">CHAR</text:span><text:span text:style-name="T20">),</text:span></text:p>
            <text:p text:style-name="P223"><text:span text:style-name="T20"><text:s text:c="2"/>UNITAT_CODI <text:s text:c="9"/>VARCHAR2(9 </text:span><text:span text:style-name="T49">CHAR</text:span><text:span text:style-name="T20">),</text:span></text:p>
            <text:p text:style-name="P223"><text:span text:style-name="T20"><text:s text:c="2"/>CREATEDBY_CODI <text:s text:c="6"/>VARCHAR2(256 </text:span><text:span text:style-name="T49">CHAR</text:span><text:span text:style-name="T20">),</text:span></text:p>
            <text:p text:style-name="P223"><text:span text:style-name="T20"><text:s text:c="2"/>LASTMODIFIEDBY_CODI <text:s/>VARCHAR2(256 </text:span><text:span text:style-name="T49">CHAR</text:span><text:span text:style-name="T20">),</text:span></text:p>
            <text:p text:style-name="P223"><text:span text:style-name="T20"><text:s text:c="2"/>CONTRASENYA <text:s text:c="9"/>VARCHAR2(64 </text:span><text:span text:style-name="T49">CHAR</text:span><text:span text:style-name="T20">),</text:span></text:p>
            <text:p text:style-name="P223"><text:span text:style-name="T20"><text:s text:c="2"/>TIPUS_BACKOFFICE <text:s text:c="4"/>VARCHAR2(255 </text:span><text:span text:style-name="T49">CHAR</text:span><text:span text:style-name="T20">),</text:span></text:p>
            <text:p text:style-name="P223"><text:span text:style-name="T20"><text:s text:c="2"/>URL <text:s text:c="17"/>VARCHAR2(256 </text:span><text:span text:style-name="T49">CHAR</text:span><text:span text:style-name="T20">),</text:span></text:p>
            <text:p text:style-name="P223"><text:span text:style-name="T20"><text:s text:c="2"/>USUARI <text:s text:c="14"/>VARCHAR2(64 </text:span><text:span text:style-name="T49">CHAR</text:span><text:span text:style-name="T20">),</text:span></text:p>
            <text:p text:style-name="P223"><text:span text:style-name="T20"><text:s text:c="2"/>PROCEDIMENT_CODI <text:s text:c="4"/>VARCHAR2(64 </text:span><text:span text:style-name="T49">CHAR</text:span><text:span text:style-name="T20">),</text:span></text:p>
            <text:p text:style-name="P223"><text:span text:style-name="T20"><text:s text:c="2"/>BACKOFFICE_CODI <text:s text:c="4"/>VARCHAR2(20 </text:span><text:span text:style-name="T49">CHAR</text:span><text:span text:style-name="T20">)</text:span></text:p>
            <text:p text:style-name="P239">);</text:p>
            <text:p text:style-name="P232"/>
            <text:p text:style-name="P223"><text:span text:style-name="T49">ALTER</text:span><text:span text:style-name="T20"> </text:span><text:span text:style-name="T49">TABLE</text:span><text:span text:style-name="T20"> DIS_ACL_CLASS MODIFY</text:span></text:p>
            <text:p text:style-name="P239">(</text:p>
            <text:p text:style-name="P223"><text:span text:style-name="T20"><text:s text:c="2"/>CLASS <text:s/>VARCHAR2(100 </text:span><text:span text:style-name="T49">CHAR</text:span><text:span text:style-name="T20">)</text:span></text:p>
            <text:p text:style-name="P239">);</text:p>
            <text:p text:style-name="P232"/>
            <text:p text:style-name="P223"><text:span text:style-name="T49">ALTER</text:span><text:span text:style-name="T20"> </text:span><text:span text:style-name="T49">TABLE</text:span><text:span text:style-name="T20"> DIS_ACL_SID MODIFY</text:span></text:p>
            <text:p text:style-name="P239">(</text:p>
            <text:p text:style-name="P223"><text:span text:style-name="T20"><text:s text:c="2"/>SID <text:s text:c="7"/>VARCHAR2(100 </text:span><text:span text:style-name="T49">CHAR</text:span><text:span text:style-name="T20">)</text:span></text:p>
            <text:p text:style-name="P239">);</text:p>
            <text:p text:style-name="P232"/>
            <text:p text:style-name="P223"><text:span text:style-name="T49">ALTER</text:span><text:span text:style-name="T20"> </text:span><text:span text:style-name="T49">TABLE</text:span><text:span text:style-name="T20"> DIS_CONT_COMMENT MODIFY</text:span></text:p>
            <text:p text:style-name="P239">(</text:p>
            <text:p text:style-name="P223"><text:span text:style-name="T20"><text:s text:c="2"/>TEXT<text:tab/><text:tab/><text:tab/><text:tab/> <text:s text:c="2"/>VARCHAR2 (1024 </text:span><text:span text:style-name="T49">CHAR</text:span><text:span text:style-name="T20">),</text:span></text:p>
            <text:p text:style-name="P223"><text:span text:style-name="T20"><text:s text:c="2"/>CREATEDBY_CODI <text:s text:c="6"/>VARCHAR2(64 </text:span><text:span text:style-name="T49">CHAR</text:span><text:span text:style-name="T20">),</text:span></text:p>
            <text:p text:style-name="P223"><text:span text:style-name="T20"><text:s text:c="2"/>LASTMODIFIEDBY_CODI <text:s/>VARCHAR2(64 </text:span><text:span text:style-name="T49">CHAR</text:span><text:span text:style-name="T20">)</text:span></text:p>
            <text:p text:style-name="P239">);</text:p>
            <text:p text:style-name="P232"/>
            <text:p text:style-name="P223"><text:span text:style-name="T49">ALTER</text:span><text:span text:style-name="T20"> </text:span><text:span text:style-name="T49">TABLE</text:span><text:span text:style-name="T20"> DIS_UNITAT_ORGANITZATIVA MODIFY </text:span></text:p>
            <text:p text:style-name="P239">(</text:p>
            <text:p text:style-name="P223"><text:span text:style-name="T20"><text:s text:c="2"/>CODI <text:tab/><text:tab/><text:tab/><text:tab/><text:tab/><text:tab/>VARCHAR2(9 </text:span><text:span text:style-name="T49">CHAR</text:span><text:span text:style-name="T20">),</text:span></text:p>
            <text:p text:style-name="P223"><text:span text:style-name="T20"><text:s text:c="2"/>DENOMINACIO <text:tab/><text:tab/><text:tab/><text:tab/>VARCHAR2(300 </text:span><text:span text:style-name="T49">CHAR</text:span><text:span text:style-name="T20">),</text:span></text:p>
            <text:p text:style-name="P223"><text:span text:style-name="T20"><text:s text:c="2"/>NIF_CIF <text:tab/><text:tab/><text:tab/><text:tab/><text:tab/>VARCHAR2(9 </text:span><text:span text:style-name="T49">CHAR</text:span><text:span text:style-name="T20">),</text:span></text:p>
            <text:p text:style-name="P223"><text:span text:style-name="T20"><text:s text:c="2"/>CODI_UNITAT_SUPERIOR <text:tab/><text:tab/>VARCHAR2(9 </text:span><text:span text:style-name="T49">CHAR</text:span><text:span text:style-name="T20">),</text:span></text:p>
            <text:p text:style-name="P223"><text:span text:style-name="T20"><text:s text:c="2"/>CODI_UNITAT_ARREL <text:tab/><text:tab/>VARCHAR2(9 </text:span><text:span text:style-name="T49">CHAR</text:span><text:span text:style-name="T20">),</text:span></text:p>
            <text:p text:style-name="P223"><text:span text:style-name="T20"><text:s text:c="2"/>ESTAT <text:tab/><text:tab/><text:tab/><text:tab/><text:tab/>VARCHAR2(1 </text:span><text:span text:style-name="T49">CHAR</text:span><text:span text:style-name="T20">),</text:span></text:p>
            <text:p text:style-name="P223"><text:span text:style-name="T20"><text:s text:c="2"/>CODI_PAIS <text:tab/><text:tab/><text:tab/><text:tab/>VARCHAR2(3 </text:span><text:span text:style-name="T49">CHAR</text:span><text:span text:style-name="T20">),</text:span></text:p>
            <text:p text:style-name="P223"><text:span text:style-name="T20"><text:s text:c="2"/>CODI_COMUNITAT <text:tab/><text:tab/><text:tab/>VARCHAR2(2 </text:span><text:span text:style-name="T49">CHAR</text:span><text:span text:style-name="T20">),</text:span></text:p>
            <text:p text:style-name="P223"><text:span text:style-name="T20"><text:s text:c="2"/>CODI_PROVINCIA <text:tab/><text:tab/><text:tab/>VARCHAR2(2 </text:span><text:span text:style-name="T49">CHAR</text:span><text:span text:style-name="T20">),</text:span></text:p>
            <text:p text:style-name="P223"><text:span text:style-name="T20"><text:s text:c="2"/>CODI_POSTAL <text:tab/><text:tab/><text:tab/><text:tab/>VARCHAR2(5 </text:span><text:span text:style-name="T49">CHAR</text:span><text:span text:style-name="T20">),</text:span></text:p>
            <text:p text:style-name="P223"><text:span text:style-name="T20"><text:s text:c="2"/>NOM_LOCALITAT <text:tab/><text:tab/><text:tab/>VARCHAR2(50 </text:span><text:span text:style-name="T49">CHAR</text:span><text:span text:style-name="T20">),</text:span></text:p>
            <text:p text:style-name="P223"><text:span text:style-name="T20"><text:s text:c="2"/>LOCALITAT <text:tab/><text:tab/><text:tab/><text:tab/>VARCHAR2(40 </text:span><text:span text:style-name="T49">CHAR</text:span><text:span text:style-name="T20">),</text:span></text:p>
            <text:p text:style-name="P223"><text:span text:style-name="T20"><text:s text:c="2"/>ADRESSA <text:tab/><text:tab/><text:tab/><text:tab/><text:tab/>VARCHAR2(70 </text:span><text:span text:style-name="T49">CHAR</text:span><text:span text:style-name="T20">),</text:span></text:p>
            <text:p text:style-name="P223"><text:span text:style-name="T20"><text:s text:c="2"/>NOM_VIA <text:tab/><text:tab/><text:tab/><text:tab/><text:tab/>VARCHAR2(200 </text:span><text:span text:style-name="T49">CHAR</text:span><text:span text:style-name="T20">),</text:span></text:p>
            <text:p text:style-name="P223"><text:span text:style-name="T20"><text:s text:c="2"/>NUM_VIA <text:tab/><text:tab/><text:tab/><text:tab/><text:tab/>VARCHAR2(100 </text:span><text:span text:style-name="T49">CHAR</text:span><text:span text:style-name="T20">),</text:span></text:p>
            <text:p text:style-name="P223"><text:span text:style-name="T20"><text:s text:c="2"/>TIPUS_TRANSICIO <text:tab/><text:tab/> <text:s text:c="3"/>VARCHAR2(12 </text:span><text:span text:style-name="T49">CHAR</text:span><text:span text:style-name="T20">),</text:span></text:p>
            <text:p text:style-name="P223"><text:span text:style-name="T20"><text:s text:c="2"/>CREATEDBY_CODI <text:s text:c="6"/><text:tab/><text:tab/>VARCHAR2(256 </text:span><text:span text:style-name="T49">CHAR</text:span><text:span text:style-name="T20">),</text:span></text:p>
            <text:p text:style-name="P223"><text:span text:style-name="T20"><text:s text:c="2"/>LASTMODIFIEDBY_CODI <text:s/><text:tab/><text:tab/>VARCHAR2(256 </text:span><text:span text:style-name="T49">CHAR</text:span><text:span text:style-name="T20">),</text:span></text:p>
            <text:p text:style-name="P223"><text:soft-page-break/><text:span text:style-name="T20"><text:s text:c="2"/>CODI_DIR3_ENTITAT<text:tab/><text:tab/> <text:tab/>VARCHAR2(9 </text:span><text:span text:style-name="T49">CHAR</text:span><text:span text:style-name="T20">)</text:span></text:p>
            <text:p text:style-name="P239">);</text:p>
            <text:p text:style-name="P232"/>
            <text:p text:style-name="P223"><text:span text:style-name="T49">ALTER</text:span><text:span text:style-name="T20"> </text:span><text:span text:style-name="T49">TABLE</text:span><text:span text:style-name="T20"> DIS_AVIS MODIFY</text:span></text:p>
            <text:p text:style-name="P239">(</text:p>
            <text:p text:style-name="P223"><text:span text:style-name="T20"><text:s text:c="2"/>ASSUMPTE <text:s text:c="12"/>VARCHAR2(256 </text:span><text:span text:style-name="T49">CHAR</text:span><text:span text:style-name="T20">),</text:span></text:p>
            <text:p text:style-name="P223"><text:span text:style-name="T20"><text:s text:c="2"/>MISSATGE <text:s text:c="12"/>VARCHAR2(2048 </text:span><text:span text:style-name="T49">CHAR</text:span><text:span text:style-name="T20">),</text:span></text:p>
            <text:p text:style-name="P223"><text:span text:style-name="T20"><text:s text:c="2"/>AVIS_NIVELL <text:s text:c="8"/>VARCHAR2(10 </text:span><text:span text:style-name="T49">CHAR</text:span><text:span text:style-name="T20">),</text:span></text:p>
            <text:p text:style-name="P223"><text:span text:style-name="T20"><text:s text:c="2"/>CREATEDBY_CODI <text:s text:c="6"/>VARCHAR2(64 </text:span><text:span text:style-name="T49">CHAR</text:span><text:span text:style-name="T20">),</text:span></text:p>
            <text:p text:style-name="P223"><text:span text:style-name="T20"><text:s text:c="2"/>LASTMODIFIEDBY_CODI <text:s/>VARCHAR2(64 </text:span><text:span text:style-name="T49">CHAR</text:span><text:span text:style-name="T20">)</text:span></text:p>
            <text:p text:style-name="P239">);</text:p>
            <text:p text:style-name="P232"/>
            <text:p text:style-name="P223"><text:span text:style-name="T49">ALTER</text:span><text:span text:style-name="T20"> </text:span><text:span text:style-name="T49">TABLE</text:span><text:span text:style-name="T20"> DIS_CONT_LOG_PARAM MODIFY</text:span></text:p>
            <text:p text:style-name="P239">(</text:p>
            <text:p text:style-name="P223"><text:span text:style-name="T20"><text:s text:c="4"/>VALOR VARCHAR2(256 </text:span><text:span text:style-name="T49">CHAR</text:span><text:span text:style-name="T20">),</text:span></text:p>
            <text:p text:style-name="P223"><text:span text:style-name="T20"><text:s text:c="4"/>CREATEDBY_CODI VARCHAR2(64 </text:span><text:span text:style-name="T49">CHAR</text:span><text:span text:style-name="T20">),</text:span></text:p>
            <text:p text:style-name="P223"><text:span text:style-name="T20"><text:s text:c="4"/>LASTMODIFIEDBY_CODI VARCHAR2(64 </text:span><text:span text:style-name="T49">CHAR</text:span><text:span text:style-name="T20">)</text:span></text:p>
            <text:p text:style-name="P87">);</text:p>
            <text:p text:style-name="P245"/>
            <text:p text:style-name="P241"/>
          </table:table-cell>
        </table:table-row>
      </table:table>
      <text:p text:style-name="P53"/>
      <text:p text:style-name="P53"/>
      <text:p text:style-name="P26"><text:span text:style-name="T3">Propietats globals</text:span>: </text:p>
      <text:list xml:id="list3099842288" text:style-name="L42">
        <text:list-item>
          <text:p text:style-name="P392">En cas de voler utilitzar el plugin de filesystem d'Arxiu en comptes de l'Arxiu de la CAIB s'han de configurar les següents propietats.</text:p>
        </text:list-item>
      </text:list>
      <text:list xml:id="list3882452285" text:style-name="L43">
        <text:list-header>
          <text:p text:style-name="P316"/>
        </text:list-header>
      </text:list>
      <table:table table:name="Tabela2" table:style-name="Tabela2">
        <table:table-column table:style-name="Tabela2.A"/>
        <table:table-row table:style-name="Tabela2.1">
          <table:table-cell table:style-name="Tabela2.A1" office:value-type="string">
            <text:p text:style-name="P96"># ################### #</text:p>
            <text:p text:style-name="P228"># PROPERTIES AFEGIDES #</text:p>
            <text:p text:style-name="P228"># ################### #</text:p>
            <text:p text:style-name="P232"/>
            <text:p text:style-name="P223"><text:span text:style-name="T35">#230 </text:span><text:span text:style-name="T38">Adaptar</text:span><text:span text:style-name="T35"> el </text:span><text:span text:style-name="T38">plugin</text:span><text:span text:style-name="T35"> d'Arxiu per </text:span><text:span text:style-name="T38">poder</text:span><text:span text:style-name="T35"> </text:span><text:span text:style-name="T38">guardar</text:span><text:span text:style-name="T35"> </text:span><text:span text:style-name="T38">al</text:span><text:span text:style-name="T35"> </text:span><text:span text:style-name="T38">sistema</text:span><text:span text:style-name="T35"> </text:span><text:span text:style-name="T38">de</text:span><text:span text:style-name="T35"> </text:span><text:span text:style-name="T38">fitxers</text:span><text:span text:style-name="T35"> </text:span></text:p>
            <text:p text:style-name="P239"/>
            <text:p text:style-name="P225"><text:span text:style-name="T35">#</text:span><text:span text:style-name="T36"> Configuració del plugin de Distribució d'Arxiu per guardar documents al filesystem</text:span><text:span text:style-name="T37"> utilitzant la implementació del plugin del filesystem</text:span></text:p>
            <text:p text:style-name="P225"><text:span text:style-name="T21">es.caib.distribucio.plugin.arxiu.class=</text:span><text:span text:style-name="T27">es.caib.plugins.arxiu.caib.</text:span><text:span text:style-name="T28">ArxiuPluginFilesystem</text:span></text:p>
            <text:p text:style-name="P224"><text:span text:style-name="T20">es.caib.distribucio.plugin.arxiu.filesystem.base.path=</text:span><text:span text:style-name="T24">/opt/</text:span><text:span text:style-name="T30">distribucio</text:span><text:span text:style-name="T24">/</text:span><text:span text:style-name="T26">arxiu</text:span><text:span text:style-name="T30">filesystem</text:span></text:p>
            <text:p text:style-name="P172"><text:span text:style-name="T20">es.caib.distribucio.plugin.arxiu.filesystem.organ.codi.dir3=</text:span><text:span text:style-name="T24">A0</text:span><text:span text:style-name="T26">0000000</text:span></text:p>
          </table:table-cell>
        </table:table-row>
      </table:table>
      <text:list xml:id="list111737173120526" text:continue-numbering="true" text:style-name="L43">
        <text:list-header>
          <text:p text:style-name="P332"/>
        </text:list-header>
      </text:list>
      <text:p text:style-name="P177"/>
      <text:p text:style-name="P177"/>
      <text:list xml:id="list111738323473811" text:continue-list="list111738949228829" text:style-name="Outline">
        <text:list-item>
          <text:list>
            <text:list-header>
              <text:h text:style-name="P276" text:outline-level="2" text:is-list-header="true"><text:bookmark-start text:name="__RefHeading___Toc104146_3965979134"/><text:span text:style-name="T86">Versió 0.9.</text:span><text:span text:style-name="T69">31 </text:span><text:span text:style-name="T70">M</text:span><text:span text:style-name="T71">illora de regles</text:span><text:span text:style-name="T70"> i altres millores. </text:span><text:bookmark-end text:name="__RefHeading___Toc104146_3965979134"/></text:h>
            </text:list-header>
          </text:list>
        </text:list-item>
      </text:list>
      <text:p text:style-name="P139">Data: <text:span text:style-name="T101">25</text:span>/<text:span text:style-name="T118">11</text:span>/2020<text:span text:style-name="T108"> 15:00h</text:span></text:p>
      <text:p text:style-name="P139"/>
      <text:p text:style-name="P155">Resum: Millora de regles, actualitza<text:span text:style-name="T119">ció</text:span> ma<text:span text:style-name="T119">n</text:span>ual d'usuari, revisar anotacions al log<text:span text:style-name="T119">s</text:span>.<text:span text:style-name="T121"> Actualització de la referència al plugin Arxiu CAIB de la 2.0.5 a la 2.0.7.1.</text:span></text:p>
      <text:p text:style-name="P139"/>
      <text:p text:style-name="P192">Canvis i millores:</text:p>
      <text:list xml:id="list3296396030" text:style-name="L44">
        <text:list-item>
          <text:p text:style-name="P389"><text:a xlink:type="simple" xlink:href="https://github.com/GovernIB/distribucio/issues/159" text:style-name="Internet_20_link" text:visited-style-name="Visited_20_Internet_20_Link">#159</text:a>: Millora de regles. Regles enca<text:span text:style-name="T119">d</text:span>e<text:span text:style-name="T119">n</text:span>ades</text:p>
        </text:list-item>
        <text:list-item>
          <text:p text:style-name="P389"><text:a xlink:type="simple" xlink:href="https://github.com/GovernIB/distribucio/issues/236" text:style-name="Internet_20_link" text:visited-style-name="Visited_20_Internet_20_Link">#236</text:a>: Millora de regles. Nou tipus de regla "reenviar a UO"</text:p>
        </text:list-item>
        <text:list-item>
          <text:p text:style-name="P389"><text:soft-page-break/><text:a xlink:type="simple" xlink:href="https://github.com/GovernIB/distribucio/issues/237" text:style-name="Internet_20_link" text:visited-style-name="Visited_20_Internet_20_Link">#237</text:a>: Millora de regles. Modificar definició de la regla</text:p>
        </text:list-item>
        <text:list-item>
          <text:p text:style-name="P389"><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389"><text:a xlink:type="simple" xlink:href="https://github.com/GovernIB/distribucio/issues/235" text:style-name="Internet_20_link" text:visited-style-name="Visited_20_Internet_20_Link">#235</text:a>: Millora de regles. Manteniment de backoffices</text:p>
        </text:list-item>
        <text:list-item>
          <text:p text:style-name="P389"><text:a xlink:type="simple" xlink:href="https://github.com/GovernIB/distribucio/issues/193" text:style-name="Internet_20_link" text:visited-style-name="Visited_20_Internet_20_Link">#193</text:a>: Actualitzar manual d'usuari</text:p>
        </text:list-item>
        <text:list-item>
          <text:p text:style-name="P389"><text:a xlink:type="simple" xlink:href="https://github.com/GovernIB/distribucio/issues/231" text:style-name="Internet_20_link" text:visited-style-name="Visited_20_Internet_20_Link">#231</text:a>: Revisar anotacions al log</text:p>
        </text:list-item>
        <text:list-item>
          <text:p text:style-name="P389"><text:a xlink:type="simple" xlink:href="https://github.com/GovernIB/distribucio/issues/233" text:style-name="Internet_20_link" text:visited-style-name="Visited_20_Internet_20_Link">#233</text:a>: Informació de les metadades de signatura dels documents</text:p>
        </text:list-item>
      </text:list>
      <text:p text:style-name="P192">Errors:</text:p>
      <text:p text:style-name="P28"/>
      <text:list xml:id="list45433487" text:style-name="L45">
        <text:list-item>
          <text:p text:style-name="P352"><text:a xlink:type="simple" xlink:href="https://github.com/GovernIB/distribucio/issues/250" text:style-name="Internet_20_link" text:visited-style-name="Visited_20_Internet_20_Link">#250</text:a>: Corregir la llargada del camp DIS_REGISTRE.UNITAT_ADM_DESC</text:p>
        </text:list-item>
      </text:list>
      <text:p text:style-name="P123"/>
      <text:p text:style-name="P54">Base de dades:<text:span text:style-name="T2"> </text:span></text:p>
      <text:list xml:id="list3576624084" text:style-name="L46">
        <text:list-item>
          <text:p text:style-name="P373">Script per afegir nous camps de regles i nova taula de backoffice per millorar funcionalitat de regles.<text:span text:style-name="T121"> </text:span><text:span text:style-name="T122">Atenció!:</text:span><text:span text:style-name="T123"> S'ha de posar un codi d'usuari que existeixi en la inserció de registres en la taula DIS_BACKOFFICE.</text:span></text:p>
        </text:list-item>
      </text:list>
      <text:list xml:id="list3049957444" text:style-name="L47">
        <text:list-item>
          <text:list>
            <text:list-item>
              <text:p text:style-name="P365"><text:a xlink:type="simple" xlink:href="https://github.com/GovernIB/distribucio/blob/dis-0.9/scripts/bbdd/1.0/oracle/updates/distribucio_update_0.9.31.sql" text:style-name="Internet_20_link" text:visited-style-name="Visited_20_Internet_20_Link"><text:span text:style-name="T113">distribucio_update_0.9.31.sql</text:span></text:a><text:span text:style-name="T113"> (Oracle)</text:span></text:p>
            </text:list-item>
          </text:list>
        </text:list-item>
      </text:list>
      <text:p text:style-name="P198"/>
      <table:table table:name="Table5" table:style-name="Table5">
        <table:table-column table:style-name="Table5.A"/>
        <table:table-row table:style-name="Table5.1">
          <table:table-cell table:style-name="Table5.A1" office:value-type="string">
            <text:p text:style-name="P88"/>
            <text:p text:style-name="P236">-- #235: Millora de regles. Manteniment de backoffices</text:p>
            <text:p text:style-name="P247">-- ! posar un codi d'usuari que existeixi </text:p>
            <text:p text:style-name="P233"/>
            <text:p text:style-name="P226"><text:span text:style-name="T49">CREATE</text:span><text:span text:style-name="T20"> </text:span><text:span text:style-name="T49">TABLE</text:span><text:span text:style-name="T20"> DIS_BACKOFFICE</text:span></text:p>
            <text:p text:style-name="P242">(</text:p>
            <text:p text:style-name="P226"><text:span text:style-name="T20"><text:s text:c="4"/>ID NUMBER(19) </text:span><text:span text:style-name="T49">NOT</text:span><text:span text:style-name="T20"> </text:span><text:span text:style-name="T83">NULL</text:span><text:span text:style-name="T20">,</text:span></text:p>
            <text:p text:style-name="P226"><text:span text:style-name="T20"><text:s text:c="4"/>TIPUS VARCHAR2(256 </text:span><text:span text:style-name="T49">CHAR</text:span><text:span text:style-name="T20">) </text:span><text:span text:style-name="T49">NOT</text:span><text:span text:style-name="T20"> </text:span><text:span text:style-name="T83">NULL</text:span><text:span text:style-name="T20">,</text:span></text:p>
            <text:p text:style-name="P226"><text:span text:style-name="T20"><text:s text:c="4"/>CODI VARCHAR2(20 </text:span><text:span text:style-name="T49">CHAR</text:span><text:span text:style-name="T20">) </text:span><text:span text:style-name="T49">NOT</text:span><text:span text:style-name="T20"> </text:span><text:span text:style-name="T83">NULL</text:span><text:span text:style-name="T20">,</text:span></text:p>
            <text:p text:style-name="P226"><text:span text:style-name="T20"><text:s text:c="4"/>NOM VARCHAR2(64 </text:span><text:span text:style-name="T49">CHAR</text:span><text:span text:style-name="T20">) </text:span><text:span text:style-name="T49">NOT</text:span><text:span text:style-name="T20"> </text:span><text:span text:style-name="T83">NULL</text:span><text:span text:style-name="T20">,</text:span></text:p>
            <text:p text:style-name="P226"><text:span text:style-name="T20"><text:s text:c="4"/>URL VARCHAR2(256 </text:span><text:span text:style-name="T49">CHAR</text:span><text:span text:style-name="T20">) </text:span><text:span text:style-name="T49">NOT</text:span><text:span text:style-name="T20"> </text:span><text:span text:style-name="T83">NULL</text:span><text:span text:style-name="T20">,</text:span></text:p>
            <text:p text:style-name="P226"><text:span text:style-name="T20"><text:s text:c="4"/>USUARI VARCHAR2(64 </text:span><text:span text:style-name="T49">CHAR</text:span><text:span text:style-name="T20">),</text:span></text:p>
            <text:p text:style-name="P226"><text:span text:style-name="T20"><text:s text:c="4"/>CONTRASENYA VARCHAR2(64 </text:span><text:span text:style-name="T49">CHAR</text:span><text:span text:style-name="T20">),</text:span></text:p>
            <text:p text:style-name="P242"><text:s text:c="4"/>INTENTS NUMBER(10,0),</text:p>
            <text:p text:style-name="P242"><text:s text:c="4"/>TEMPS_ENTRE_INTENTS NUMBER(10,0),</text:p>
            <text:p text:style-name="P226"><text:span text:style-name="T20"><text:s text:c="4"/>ENTITAT_ID NUMBER(19) </text:span><text:span text:style-name="T49">NOT</text:span><text:span text:style-name="T20"> </text:span><text:span text:style-name="T83">NULL</text:span><text:span text:style-name="T20">,</text:span></text:p>
            <text:p text:style-name="P226"><text:span text:style-name="T20"><text:s text:c="4"/>CREATEDBY_CODI VARCHAR2(64 </text:span><text:span text:style-name="T49">CHAR</text:span><text:span text:style-name="T20">),</text:span></text:p>
            <text:p text:style-name="P226"><text:span text:style-name="T20"><text:s text:c="4"/>CREATEDDATE </text:span><text:span text:style-name="T49">TIMESTAMP</text:span><text:span text:style-name="T20">(6),</text:span></text:p>
            <text:p text:style-name="P226"><text:span text:style-name="T20"><text:s text:c="4"/>LASTMODIFIEDBY_CODI VARCHAR2(64 </text:span><text:span text:style-name="T49">CHAR</text:span><text:span text:style-name="T20">),</text:span></text:p>
            <text:p text:style-name="P226"><text:span text:style-name="T20"><text:s text:c="4"/>LASTMODIFIEDDATE </text:span><text:span text:style-name="T49">TIMESTAMP</text:span><text:span text:style-name="T20">(6)</text:span></text:p>
            <text:p text:style-name="P242">);</text:p>
            <text:p text:style-name="P233"/>
            <text:p text:style-name="P226"><text:span text:style-name="T49">ALTER</text:span><text:span text:style-name="T20"> </text:span><text:span text:style-name="T49">TABLE</text:span><text:span text:style-name="T20"> DIS_BACKOFFICE </text:span><text:span text:style-name="T49">ADD</text:span><text:span text:style-name="T20"> </text:span><text:span text:style-name="T49">CONSTRAINT</text:span><text:span text:style-name="T20"> DIS_BACKOFFICE_PK </text:span><text:span text:style-name="T49">PRIMARY</text:span><text:span text:style-name="T20"> </text:span><text:span text:style-name="T49">KEY</text:span><text:span text:style-name="T20"> (ID);</text:span></text:p>
            <text:p text:style-name="P226"><text:span text:style-name="T49">ALTER</text:span><text:span text:style-name="T20"> </text:span><text:span text:style-name="T49">TABLE</text:span><text:span text:style-name="T20"> DIS_BACKOFFICE </text:span><text:span text:style-name="T49">ADD</text:span><text:span text:style-name="T20"> </text:span><text:span text:style-name="T49">CONSTRAINT</text:span><text:span text:style-name="T20"> DIS_ENTITAT_BACKOFFICE_FK </text:span><text:span text:style-name="T49">FOREIGN</text:span><text:span text:style-name="T20"> </text:span><text:span text:style-name="T49">KEY</text:span><text:span text:style-name="T20"> (ENTITAT_ID) </text:span><text:span text:style-name="T49">REFERENCES</text:span><text:span text:style-name="T20"> DIS_ENTITAT(ID);</text:span></text:p>
            <text:p text:style-name="P233"/>
            <text:p text:style-name="P226"><text:span text:style-name="T20">GRANT </text:span><text:span text:style-name="T49">SELECT</text:span><text:span text:style-name="T20">, </text:span><text:span text:style-name="T49">UPDATE</text:span><text:span text:style-name="T20">, </text:span><text:span text:style-name="T49">INSERT</text:span><text:span text:style-name="T20">, </text:span><text:span text:style-name="T49">DELETE</text:span><text:span text:style-name="T20"> </text:span><text:span text:style-name="T49">ON</text:span><text:span text:style-name="T20"> DIS_BACKOFFICE TO WWW_DISTRIBUCIO;</text:span></text:p>
            <text:p text:style-name="P233"/>
            <text:p text:style-name="P236">-- 1 Afegeix els nous backoffices a la taula de backoffices</text:p>
            <text:p text:style-name="P226"><text:span text:style-name="T124">INSERT</text:span><text:span text:style-name="T20"> </text:span><text:span text:style-name="T124">INTO</text:span><text:span text:style-name="T20"> DIS_BACKOFFICE</text:span></text:p>
            <text:p text:style-name="P242">(</text:p>
            <text:p text:style-name="P242"><text:s text:c="4"/>ID,</text:p>
            <text:p text:style-name="P242"><text:s text:c="4"/>TIPUS,</text:p>
            <text:p text:style-name="P242"><text:s text:c="4"/>CODI,</text:p>
            <text:p text:style-name="P242"><text:s text:c="4"/>NOM,</text:p>
            <text:p text:style-name="P242"><text:s text:c="4"/>URL,</text:p>
            <text:p text:style-name="P242"><text:s text:c="4"/>USUARI,</text:p>
            <text:p text:style-name="P242"><text:s text:c="4"/>CONTRASENYA,</text:p>
            <text:p text:style-name="P242"><text:soft-page-break/><text:s text:c="4"/>INTENTS,</text:p>
            <text:p text:style-name="P242"><text:s text:c="4"/>TEMPS_ENTRE_INTENTS,</text:p>
            <text:p text:style-name="P242"><text:s text:c="4"/>ENTITAT_ID,</text:p>
            <text:p text:style-name="P242"><text:s text:c="4"/>CREATEDBY_CODI,</text:p>
            <text:p text:style-name="P242"><text:s text:c="4"/>CREATEDDATE</text:p>
            <text:p text:style-name="P242">)</text:p>
            <text:p text:style-name="P242">(</text:p>
            <text:p text:style-name="P226"><text:span text:style-name="T20"><text:tab/></text:span><text:span text:style-name="T124">SELECT</text:span></text:p>
            <text:p text:style-name="P242"><text:tab/><text:tab/>DIS_HIBERNATE_SEQ.nextval,</text:p>
            <text:p text:style-name="P242"><text:tab/> <text:s text:c="3"/>TIPUS,</text:p>
            <text:p text:style-name="P242"><text:tab/> <text:s text:c="3"/>CODI,</text:p>
            <text:p text:style-name="P242"><text:tab/> <text:s text:c="3"/>CODI,</text:p>
            <text:p text:style-name="P242"><text:tab/> <text:s text:c="3"/>URL,</text:p>
            <text:p text:style-name="P242"><text:tab/> <text:s text:c="3"/>USUARI,</text:p>
            <text:p text:style-name="P242"><text:tab/> <text:s text:c="3"/>CONTRASENYA,</text:p>
            <text:p text:style-name="P242"><text:tab/> <text:s text:c="3"/>INTENTS,</text:p>
            <text:p text:style-name="P242"><text:tab/> <text:s text:c="3"/>TEMPS_ENTRE_INTENTS,</text:p>
            <text:p text:style-name="P242"><text:tab/> <text:s text:c="3"/>ENTITAT_ID,</text:p>
            <text:p text:style-name="P226"><text:span text:style-name="T20"><text:tab/> <text:s text:c="3"/></text:span><text:span text:style-name="T126">'u81599'</text:span><text:span text:style-name="T20">, </text:span><text:span text:style-name="T127">-- CREATEDBY_CODI: ! posar un codi d'usuari que existeixi</text:span></text:p>
            <text:p text:style-name="P226"><text:span text:style-name="T20"><text:tab/> <text:s text:c="3"/></text:span><text:span text:style-name="T124">SYSDATE</text:span></text:p>
            <text:p text:style-name="P226"><text:span text:style-name="T20"><text:tab/></text:span><text:span text:style-name="T124">FROM</text:span><text:span text:style-name="T20"> (</text:span></text:p>
            <text:p text:style-name="P226"><text:span text:style-name="T20"><text:tab/><text:tab/></text:span><text:span text:style-name="T124">SELECT</text:span><text:span text:style-name="T20"> </text:span><text:span text:style-name="T124">DISTINCT</text:span></text:p>
            <text:p text:style-name="P226"><text:span text:style-name="T20"><text:tab/><text:tab/> <text:s text:c="3"/></text:span><text:span text:style-name="T128">NVL</text:span><text:span text:style-name="T20">(r.TIPUS_BACKOFFICE, </text:span><text:span text:style-name="T126">'DISTRIBUCIO'</text:span><text:span text:style-name="T20">) TIPUS ,</text:span></text:p>
            <text:p text:style-name="P226"><text:span text:style-name="T20"><text:tab/><text:tab/> <text:s text:c="3"/></text:span><text:span text:style-name="T128">NVL</text:span><text:span text:style-name="T20">(r.BACKOFFICE_CODI, </text:span><text:span text:style-name="T126">'Backoffice_'</text:span><text:span text:style-name="T20">||rownum) CODI,</text:span></text:p>
            <text:p text:style-name="P226"><text:span text:style-name="T20"><text:tab/><text:tab/> <text:s text:c="3"/></text:span><text:span text:style-name="T128">NVL</text:span><text:span text:style-name="T20">(URL, </text:span><text:span text:style-name="T126">'http://camp.obligatori'</text:span><text:span text:style-name="T20">) URL,</text:span></text:p>
            <text:p text:style-name="P242"><text:tab/><text:tab/> <text:s text:c="3"/>USUARI,</text:p>
            <text:p text:style-name="P242"><text:tab/><text:tab/> <text:s text:c="3"/>CONTRASENYA,</text:p>
            <text:p text:style-name="P242"><text:tab/><text:tab/> <text:s text:c="3"/>INTENTS,</text:p>
            <text:p text:style-name="P242"><text:tab/><text:tab/> <text:s text:c="3"/>TEMPS_ENTRE_INTENTS,</text:p>
            <text:p text:style-name="P242"><text:tab/><text:tab/> <text:s text:c="3"/>ENTITAT_ID</text:p>
            <text:p text:style-name="P226"><text:span text:style-name="T20"><text:tab/><text:tab/></text:span><text:span text:style-name="T124">FROM</text:span><text:span text:style-name="T20"> DIS_REGLA r</text:span></text:p>
            <text:p text:style-name="P226"><text:span text:style-name="T20"><text:tab/><text:tab/></text:span><text:span text:style-name="T124">WHERE</text:span><text:span text:style-name="T20"> r.TIPUS = </text:span><text:span text:style-name="T126">'BACKOFFICE'</text:span></text:p>
            <text:p text:style-name="P242"><text:tab/>)</text:p>
            <text:p text:style-name="P226"><text:span text:style-name="T20">)</text:span><text:span text:style-name="T130">;</text:span></text:p>
            <text:p text:style-name="P233"/>
            <text:p text:style-name="P247">-- 2 Actualitza la referència de les regles tipus bakcoffice amb el registre que li toqui</text:p>
            <text:p text:style-name="P226"><text:span text:style-name="T124">UPDATE</text:span><text:span text:style-name="T20"> DIS_REGLA r </text:span><text:span text:style-name="T124">SET</text:span><text:span text:style-name="T20"> BACKOFFICE_DESTI_ID = </text:span></text:p>
            <text:p text:style-name="P242">( </text:p>
            <text:p text:style-name="P226"><text:span text:style-name="T20"><text:tab/></text:span><text:span text:style-name="T124">SELECT</text:span><text:span text:style-name="T20"> ID </text:span></text:p>
            <text:p text:style-name="P226"><text:span text:style-name="T20"><text:tab/></text:span><text:span text:style-name="T124">FROM</text:span><text:span text:style-name="T20"> DIS_BACKOFFICE b</text:span></text:p>
            <text:p text:style-name="P226"><text:span text:style-name="T20"><text:tab/></text:span><text:span text:style-name="T124">WHERE</text:span><text:span text:style-name="T20"> ROWNUM = </text:span><text:span text:style-name="T95">1</text:span></text:p>
            <text:p text:style-name="P226"><text:span text:style-name="T20"><text:tab/> <text:tab/></text:span><text:span text:style-name="T124">AND</text:span><text:span text:style-name="T20"> r.TIPUS_BACKOFFICE = b.TIPUS </text:span></text:p>
            <text:p text:style-name="P226"><text:span text:style-name="T20"><text:tab/> <text:tab/></text:span><text:span text:style-name="T124">AND</text:span><text:span text:style-name="T20"> (r.BACKOFFICE_CODI = b.CODI)</text:span></text:p>
            <text:p text:style-name="P226"><text:span text:style-name="T20"><text:tab/> <text:tab/></text:span><text:span text:style-name="T124">AND</text:span><text:span text:style-name="T20"> r.URL = b.URL </text:span></text:p>
            <text:p text:style-name="P226"><text:span text:style-name="T20"><text:tab/> <text:tab/></text:span><text:span text:style-name="T124">AND</text:span><text:span text:style-name="T20"> r.ENTITAT_ID = b.ENTITAT_ID</text:span></text:p>
            <text:p text:style-name="P226"><text:span text:style-name="T20"><text:tab/> <text:tab/></text:span><text:span text:style-name="T124">AND</text:span><text:span text:style-name="T20"> ((r.USUARI = b.USUARI ) </text:span><text:span text:style-name="T124">OR</text:span><text:span text:style-name="T20"> (r.USUARI </text:span><text:span text:style-name="T124">IS</text:span><text:span text:style-name="T20"> </text:span><text:span text:style-name="T124">NULL</text:span><text:span text:style-name="T20"> </text:span><text:span text:style-name="T124">AND</text:span><text:span text:style-name="T20"> b.USUARI </text:span><text:span text:style-name="T124">IS</text:span><text:span text:style-name="T20"> </text:span><text:span text:style-name="T124">NULL</text:span><text:span text:style-name="T20">))</text:span></text:p>
            <text:p text:style-name="P226"><text:span text:style-name="T20"><text:tab/> <text:tab/></text:span><text:span text:style-name="T124">AND</text:span><text:span text:style-name="T20"> ((r.CONTRASENYA = b.CONTRASENYA <text:s/>) </text:span><text:span text:style-name="T124">OR</text:span><text:span text:style-name="T20"> (r.CONTRASENYA </text:span><text:span text:style-name="T124">IS</text:span><text:span text:style-name="T20"> </text:span><text:span text:style-name="T124">NULL</text:span><text:span text:style-name="T20"> </text:span><text:span text:style-name="T124">AND</text:span><text:span text:style-name="T20"> b.CONTRASENYA </text:span><text:span text:style-name="T124">IS</text:span><text:span text:style-name="T20"> </text:span><text:span text:style-name="T124">NULL</text:span><text:span text:style-name="T20">))</text:span></text:p>
            <text:p text:style-name="P226"><text:span text:style-name="T20"><text:tab/> <text:tab/></text:span><text:span text:style-name="T124">AND</text:span><text:span text:style-name="T20"> ((r.INTENTS = b.INTENTS <text:s/>) </text:span><text:span text:style-name="T124">OR</text:span><text:span text:style-name="T20"> (r.INTENTS </text:span><text:span text:style-name="T124">IS</text:span><text:span text:style-name="T20"> </text:span><text:span text:style-name="T124">NULL</text:span><text:span text:style-name="T20"> </text:span><text:span text:style-name="T124">AND</text:span><text:span text:style-name="T20"> b.INTENTS </text:span><text:span text:style-name="T124">IS</text:span><text:span text:style-name="T20"> </text:span><text:span text:style-name="T124">NULL</text:span><text:span text:style-name="T20">))</text:span></text:p>
            <text:p text:style-name="P226"><text:span text:style-name="T20"><text:tab/> <text:tab/></text:span><text:span text:style-name="T124">AND</text:span><text:span text:style-name="T20"> ((r.TEMPS_ENTRE_INTENTS = b.TEMPS_ENTRE_INTENTS <text:s/>) </text:span><text:span text:style-name="T124">OR</text:span><text:span text:style-name="T20"> (r.TEMPS_ENTRE_INTENTS </text:span><text:span text:style-name="T124">IS</text:span><text:span text:style-name="T20"> </text:span><text:span text:style-name="T124">NULL</text:span><text:span text:style-name="T20"> </text:span><text:span text:style-name="T124">AND</text:span><text:span text:style-name="T20"> b.TEMPS_ENTRE_INTENTS </text:span><text:span text:style-name="T124">IS</text:span><text:span text:style-name="T20"> </text:span><text:span text:style-name="T124">NULL</text:span><text:span text:style-name="T20">))</text:span></text:p>
            <text:p text:style-name="P242">)</text:p>
            <text:p text:style-name="P242"><text:span text:style-name="T125">WHERE</text:span> R.BACKOFFICE_CODI <text:span text:style-name="T125">IS</text:span> <text:span text:style-name="T125">NOT</text:span> <text:span text:style-name="T125">NULL</text:span><text:span text:style-name="T129">;</text:span></text:p>
            <text:p text:style-name="P233"/>
            <text:p text:style-name="P236">-- #237: Millora de regles. Modificar definició de la regla</text:p>
            <text:p text:style-name="P233"/>
            <text:p text:style-name="P226"><text:soft-page-break/><text:span text:style-name="T49">ALTER</text:span><text:span text:style-name="T20"> </text:span><text:span text:style-name="T49">TABLE</text:span><text:span text:style-name="T20"> DIS_REGLA</text:span></text:p>
            <text:p text:style-name="P226"><text:span text:style-name="T49">ADD</text:span><text:span text:style-name="T20"> (</text:span></text:p>
            <text:p text:style-name="P242"><text:s text:c="4"/>BUSTIA_FILTRE_ID NUMBER(19),</text:p>
            <text:p text:style-name="P242"><text:s text:c="4"/>BACKOFFICE_DESTI_ID NUMBER(19)</text:p>
            <text:p text:style-name="P242">);</text:p>
            <text:p text:style-name="P233"/>
            <text:p text:style-name="P226"><text:span text:style-name="T49">ALTER</text:span><text:span text:style-name="T20"> </text:span><text:span text:style-name="T49">TABLE</text:span><text:span text:style-name="T20"> DIS_REGLA </text:span><text:span text:style-name="T49">ADD</text:span><text:span text:style-name="T20"> </text:span><text:span text:style-name="T49">CONSTRAINT</text:span><text:span text:style-name="T20"> DIS_BUSTIA_FILTRE_REGLA_FK </text:span><text:span text:style-name="T49">FOREIGN</text:span><text:span text:style-name="T20"> </text:span><text:span text:style-name="T49">KEY</text:span><text:span text:style-name="T20"> (BUSTIA_FILTRE_ID) </text:span><text:span text:style-name="T49">REFERENCES</text:span><text:span text:style-name="T20"> DIS_BUSTIA(ID);</text:span></text:p>
            <text:p text:style-name="P226"><text:span text:style-name="T49">ALTER</text:span><text:span text:style-name="T20"> </text:span><text:span text:style-name="T49">TABLE</text:span><text:span text:style-name="T20"> DIS_REGLA </text:span><text:span text:style-name="T49">ADD</text:span><text:span text:style-name="T20"> </text:span><text:span text:style-name="T49">CONSTRAINT</text:span><text:span text:style-name="T20"> DIS_BACKOFFICE_DESTI_REGLA_FK </text:span><text:span text:style-name="T49">FOREIGN</text:span><text:span text:style-name="T20"> </text:span><text:span text:style-name="T49">KEY</text:span><text:span text:style-name="T20"> (BACKOFFICE_DESTI_ID) </text:span><text:span text:style-name="T49">REFERENCES</text:span><text:span text:style-name="T20"> DIS_BACKOFFICE(ID);</text:span></text:p>
            <text:p text:style-name="P233"/>
            <text:p text:style-name="P233"/>
            <text:p text:style-name="P233"/>
            <text:p text:style-name="P236">-- #250: Ampliació de la columna DIS_REGISTRE.UNITAT_ADM_DESC per igualar-la a DIS_UNITAT_ORGANITZATIVA.DENOMINACIO</text:p>
            <text:p text:style-name="P233"/>
            <text:p text:style-name="P226"><text:span text:style-name="T49">ALTER</text:span><text:span text:style-name="T20"> </text:span><text:span text:style-name="T49">TABLE</text:span><text:span text:style-name="T20"> DIS_REGISTRE MODIFY UNITAT_ADM_DESC VARCHAR2(300 </text:span><text:span text:style-name="T49">CHAR</text:span><text:span text:style-name="T20">);</text:span></text:p>
            <text:p text:style-name="P233"/>
            <text:p text:style-name="P233"/>
            <text:p text:style-name="P236">-- #236: Millora de regles. Nou tipus de regla "reenviar a UO"</text:p>
            <text:p text:style-name="P233"/>
            <text:p text:style-name="P226"><text:span text:style-name="T49">ALTER</text:span><text:span text:style-name="T20"> </text:span><text:span text:style-name="T49">TABLE</text:span><text:span text:style-name="T20"> DIS_REGLA</text:span></text:p>
            <text:p text:style-name="P226"><text:span text:style-name="T49">ADD</text:span><text:span text:style-name="T20"> (</text:span></text:p>
            <text:p text:style-name="P242"><text:s text:c="4"/>UNITAT_DESTI_ID NUMBER(19)</text:p>
            <text:p text:style-name="P242">);</text:p>
            <text:p text:style-name="P233"/>
            <text:p text:style-name="P226"><text:span text:style-name="T49">ALTER</text:span><text:span text:style-name="T20"> </text:span><text:span text:style-name="T49">TABLE</text:span><text:span text:style-name="T20"> DIS_REGLA </text:span><text:span text:style-name="T49">ADD</text:span><text:span text:style-name="T20"> </text:span><text:span text:style-name="T49">CONSTRAINT</text:span><text:span text:style-name="T20"> DIS_UNITAT_DESTI_REGLA_FK </text:span><text:span text:style-name="T49">FOREIGN</text:span><text:span text:style-name="T20"> </text:span><text:span text:style-name="T49">KEY</text:span><text:span text:style-name="T20"> (UNITAT_DESTI_ID) </text:span><text:span text:style-name="T49">REFERENCES</text:span><text:span text:style-name="T20"> DIS_UNITAT_ORGANITZATIVA(ID);</text:span></text:p>
            <text:p text:style-name="P88"/>
            <text:p text:style-name="P242"/>
          </table:table-cell>
        </table:table-row>
      </table:table>
      <text:p text:style-name="P54"/>
      <text:p text:style-name="P28"><text:span text:style-name="T3">Propietats globals</text:span>: </text:p>
      <text:list xml:id="list3297319738" text:style-name="L48">
        <text:list-item>
          <text:p text:style-name="P356">Sense canvis</text:p>
        </text:list-item>
      </text:list>
      <text:p text:style-name="P179"/>
      <text:list xml:id="list111738090388253" text:continue-list="list111738323473811" text:style-name="Outline">
        <text:list-item>
          <text:list>
            <text:list-header>
              <text:h text:style-name="P277" text:outline-level="2" text:is-list-header="true"><text:bookmark-start text:name="__RefHeading___Toc387429_3965979134"/><text:span text:style-name="T86">Versió 0.9.</text:span><text:span text:style-name="T69">3</text:span><text:span text:style-name="T72">2</text:span><text:span text:style-name="T69"> </text:span><text:span text:style-name="T73">Millores visuals</text:span><text:span text:style-name="T70">. </text:span><text:bookmark-end text:name="__RefHeading___Toc387429_3965979134"/></text:h>
            </text:list-header>
          </text:list>
        </text:list-item>
      </text:list>
      <text:p text:style-name="P138">Data: 2020.12.0<text:span text:style-name="T132">3</text:span> 15:00h</text:p>
      <text:p text:style-name="P138"/>
      <text:p text:style-name="P154">Resum: <text:span text:style-name="T120">M</text:span>illores visuals<text:span text:style-name="T131"> i botons d'accions i navegació en el detall de les anotacions.</text:span></text:p>
      <text:p text:style-name="P138"/>
      <text:p text:style-name="P191">Canvis i millores:</text:p>
      <text:list xml:id="list111738863497216" text:continue-list="list111737261011977" text:style-name="L36">
        <text:list-item>
          <text:p text:style-name="P386"><text:a xlink:type="simple" xlink:href="https://github.com/GovernIB/distribucio/issues/242" text:style-name="Internet_20_link" text:visited-style-name="Visited_20_Internet_20_Link">#242</text:a>: Nova pestanya de resum als detalls d'una anotació</text:p>
        </text:list-item>
        <text:list-item>
          <text:p text:style-name="P386"><text:a xlink:type="simple" xlink:href="https://github.com/GovernIB/distribucio/issues/240" text:style-name="Internet_20_link" text:visited-style-name="Visited_20_Internet_20_Link">#240</text:a>: Navegació entre registres</text:p>
        </text:list-item>
        <text:list-item>
          <text:p text:style-name="P386"><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386"><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386"><text:a xlink:type="simple" xlink:href="https://github.com/GovernIB/distribucio/issues/239" text:style-name="Internet_20_link" text:visited-style-name="Visited_20_Internet_20_Link">#239</text:a>: Afegir accions en els detalls</text:p>
        </text:list-item>
        <text:list-item>
          <text:p text:style-name="P386"><text:a xlink:type="simple" xlink:href="https://github.com/GovernIB/distribucio/issues/247" text:style-name="Internet_20_link" text:visited-style-name="Visited_20_Internet_20_Link">#247</text:a>: Opció per descarregar tots els documents d'una anotació</text:p>
        </text:list-item>
        <text:list-item>
          <text:p text:style-name="P386"><text:a xlink:type="simple" xlink:href="https://github.com/GovernIB/distribucio/issues/244" text:style-name="Internet_20_link" text:visited-style-name="Visited_20_Internet_20_Link">#244</text:a>: Poder filtrar dins del desplegable de bústies i que surtin ordenades</text:p>
          <text:p text:style-name="P386"/>
        </text:list-item>
      </text:list>
      <text:p text:style-name="P191">Errors:</text:p>
      <text:list xml:id="list935599007" text:style-name="L49">
        <text:list-item>
          <text:p text:style-name="P358"><text:a xlink:type="simple" xlink:href="https://github.com/GovernIB/distribucio/issues/238" text:style-name="Internet_20_link" text:visited-style-name="Visited_20_Internet_20_Link">#238</text:a>: Error obrint l'enllaç de comunicació de nova anotació</text:p>
        </text:list-item>
        <text:list-item>
          <text:p text:style-name="P358"><text:soft-page-break/><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359"><text:a xlink:type="simple" xlink:href="https://github.com/GovernIB/distribucio/issues/257" text:style-name="Internet_20_link" text:visited-style-name="Visited_20_Internet_20_Link">#257</text:a><text:span text:style-name="T132"> </text:span>Error sincronitzant canvi de noms d'unitats orgániques amb el DIR3 </text:p>
        </text:list-item>
      </text:list>
      <text:p text:style-name="P180"/>
      <text:p text:style-name="P184">Base de dades:<text:span text:style-name="T2"> </text:span></text:p>
      <text:list xml:id="list218443275" text:style-name="L50">
        <text:list-item>
          <text:p text:style-name="P357">Sense canvis</text:p>
        </text:list-item>
      </text:list>
      <text:p text:style-name="P178"/>
      <text:p text:style-name="P27"><text:span text:style-name="T3">Propietats globals</text:span>: </text:p>
      <text:list xml:id="list111737133122722" text:continue-numbering="true" text:style-name="L50">
        <text:list-item>
          <text:p text:style-name="P357">Sense canvis</text:p>
        </text:list-item>
      </text:list>
      <text:list xml:id="list111737885253589" text:continue-list="list111738090388253" text:style-name="Outline">
        <text:list-item>
          <text:list>
            <text:list-header>
              <text:h text:style-name="P278" text:outline-level="2" text:is-list-header="true"><text:bookmark-start text:name="__RefHeading___Toc210152_2228722299"/><text:span text:style-name="T86">Versió 0.9.</text:span><text:span text:style-name="T74">32</text:span><text:span text:style-name="T66">.</text:span><text:span text:style-name="T74">1</text:span><text:span text:style-name="T62"> </text:span><text:span text:style-name="T63">C</text:span><text:span text:style-name="T66">orrecció e</text:span><text:span text:style-name="T67">rror d</text:span><text:span text:style-name="T74">escarrega</text:span><text:bookmark-end text:name="__RefHeading___Toc210152_2228722299"/></text:h>
            </text:list-header>
          </text:list>
        </text:list-item>
      </text:list>
      <text:p text:style-name="P140">Data: <text:span text:style-name="T133">13</text:span>/0<text:span text:style-name="T133">1</text:span>/202<text:span text:style-name="T133">1</text:span></text:p>
      <text:p text:style-name="P29"/>
      <text:list xml:id="list111738926469449" text:continue-list="list111737546417893" text:style-name="L22">
        <text:list-item>
          <text:p text:style-name="P350"><text:a xlink:type="simple" xlink:href="https://github.com/GovernIB/distribucio/issues/261" text:style-name="Internet_20_link" text:visited-style-name="Visited_20_Internet_20_Link"><text:span text:style-name="T133">#</text:span></text:a><text:a xlink:type="simple" xlink:href="https://github.com/GovernIB/distribucio/issues/261" text:style-name="Internet_20_link" text:visited-style-name="Visited_20_Internet_20_Link">261</text:a><text:span text:style-name="T107"> Problema amb la descàrrega dels fitxers de les anotacions de registre</text:span></text:p>
        </text:list-item>
      </text:list>
      <text:p text:style-name="P124"/>
      <text:p text:style-name="P55">Base de dades:<text:span text:style-name="T2"> </text:span></text:p>
      <text:list xml:id="list2827548017" text:style-name="L51">
        <text:list-item>
          <text:p text:style-name="P374">S<text:span text:style-name="T106">ense canvis</text:span></text:p>
        </text:list-item>
      </text:list>
      <text:p text:style-name="P55"/>
      <text:p text:style-name="P29"><text:span text:style-name="T3">Propietats globals</text:span>: </text:p>
      <text:list xml:id="list1436605253" text:style-name="L52">
        <text:list-item>
          <text:p text:style-name="P361">Sense canvis</text:p>
        </text:list-item>
      </text:list>
      <text:p text:style-name="P185"/>
      <text:list xml:id="list111738985306063" text:continue-list="list111737885253589" text:style-name="Outline">
        <text:list-item>
          <text:list>
            <text:list-header>
              <text:h text:style-name="P279" text:outline-level="2" text:is-list-header="true"><text:bookmark-start text:name="__RefHeading___Toc210154_2228722299"/><text:span text:style-name="T86">Versió 0.9.</text:span><text:span text:style-name="T74">3</text:span><text:span text:style-name="T75">3</text:span><text:span text:style-name="T62"> </text:span><text:span text:style-name="T76">No tancar modal, API firma simple i corre</text:span><text:span text:style-name="T78">c</text:span><text:span text:style-name="T76">ció errors d</text:span><text:span text:style-name="T77">escarregant annexos</text:span><text:bookmark-end text:name="__RefHeading___Toc210154_2228722299"/></text:h>
            </text:list-header>
          </text:list>
        </text:list-item>
      </text:list>
      <text:p text:style-name="P141">Data: <text:span text:style-name="T134">11</text:span>/0<text:span text:style-name="T133">2</text:span>/202<text:span text:style-name="T133">1 13:00h</text:span></text:p>
      <text:p text:style-name="P141"/>
      <text:p text:style-name="P142"><text:span text:style-name="T135">Resum: No tancar la modal després de realitzar accions. Canvi API firma. Permetre reenviar i marcar coma processades massivament. Altres millores i </text:span>correcció d'errors descarregant annexos i altres errors menors. <text:span text:style-name="T135">.</text:span></text:p>
      <text:p text:style-name="P141"/>
      <text:p text:style-name="P193">Canvis i millores:</text:p>
      <text:list xml:id="list111738243756625" text:continue-list="list111738863497216" text:style-name="L36">
        <text:list-item>
          <text:p text:style-name="P387"><text:a xlink:type="simple" xlink:href="https://github.com/GovernIB/distribucio/issues/264" text:style-name="Internet_20_link" text:visited-style-name="Visited_20_Internet_20_Link">#264</text:a> No sortir de la navegació quan es reenvia una anotació</text:p>
        </text:list-item>
        <text:list-item>
          <text:p text:style-name="P387"><text:a xlink:type="simple" xlink:href="https://github.com/GovernIB/distribucio/issues/241" text:style-name="Internet_20_link" text:visited-style-name="Visited_20_Internet_20_Link">#241</text:a> Posar un visor de documents per als annexos</text:p>
        </text:list-item>
        <text:list-item>
          <text:p text:style-name="P387"><text:a xlink:type="simple" xlink:href="https://github.com/GovernIB/distribucio/issues/243" text:style-name="Internet_20_link" text:visited-style-name="Visited_20_Internet_20_Link">#243</text:a> Canviar l'API de firma amb passarel·la per l'API de firma simple</text:p>
        </text:list-item>
        <text:list-item>
          <text:p text:style-name="P387"><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387"><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387"><text:a xlink:type="simple" xlink:href="https://github.com/GovernIB/distribucio/issues/266" text:style-name="Internet_20_link" text:visited-style-name="Visited_20_Internet_20_Link">#266</text:a> Afegir el remitent al contingut del correu</text:p>
        </text:list-item>
        <text:list-item>
          <text:p text:style-name="P387"><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387"><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387"><text:a xlink:type="simple" xlink:href="https://github.com/GovernIB/distribucio/issues/259" text:style-name="Internet_20_link" text:visited-style-name="Visited_20_Internet_20_Link">#259</text:a> Afegir accions de les anotacions als administradors</text:p>
        </text:list-item>
        <text:list-item>
          <text:p text:style-name="P387"><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388"><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387"/>
        </text:list-item>
      </text:list>
      <text:p text:style-name="P193"><text:soft-page-break/>Errors:</text:p>
      <text:list xml:id="list3948612785" text:style-name="L53">
        <text:list-item>
          <text:p text:style-name="P360"><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360"><text:a xlink:type="simple" xlink:href="https://github.com/GovernIB/distribucio/issues/260" text:style-name="Internet_20_link" text:visited-style-name="Visited_20_Internet_20_Link">#260</text:a> No es descarrega el justificant en el fitxer comprimit de documents</text:p>
        </text:list-item>
        <text:list-item>
          <text:p text:style-name="P393"><text:a xlink:type="simple" xlink:href="https://github.com/GovernIB/distribucio/issues/269" text:style-name="Internet_20_link" text:visited-style-name="Visited_20_Internet_20_Link">#269</text:a><text:span text:style-name="T23"> Estat estrany al reenviar/processar una anotació des de la URL del correu</text:span></text:p>
        </text:list-item>
        <text:list-item>
          <text:p text:style-name="P394"><text:a xlink:type="simple" xlink:href="https://github.com/GovernIB/distribucio/issues/232" text:style-name="Internet_20_link" text:visited-style-name="Visited_20_Internet_20_Link">#232</text:a>: Error descarregant annex pendent de guardar-se a l'Arxiu</text:p>
        </text:list-item>
        <text:list-item>
          <text:p text:style-name="P394"><text:a xlink:type="simple" xlink:href="https://github.com/GovernIB/distribucio/issues/273" text:style-name="Internet_20_link" text:visited-style-name="Visited_20_Internet_20_Link">#273</text:a><text:span text:style-name="T23">: Revisar la descàrrega d'annexos amb firma detached guardats o no a l'Arxiu</text:span></text:p>
        </text:list-item>
      </text:list>
      <text:p text:style-name="P181"/>
      <text:p text:style-name="P56">Base de dades:<text:span text:style-name="T2"> </text:span></text:p>
      <text:list xml:id="list937704271" text:style-name="L54">
        <text:list-item>
          <text:p text:style-name="P375">S<text:span text:style-name="T106">ense canvis</text:span></text:p>
        </text:list-item>
      </text:list>
      <text:p text:style-name="P56"/>
      <text:p text:style-name="P30"><text:span text:style-name="T3">Propietats globals</text:span>: </text:p>
      <text:list xml:id="list3579128544" text:style-name="L55">
        <text:list-item>
          <text:p text:style-name="P399">Per tal d'emprar l'API de firma simple s'ha de canviar la configuració del plugin de signatura i afegir propietats d'autenticació.</text:p>
        </text:list-item>
        <text:list-item>
          <text:p text:style-name="P399">Per poder filtrar l'arbre d'unitats al reenviament s'ha afegit una propietat opcional.</text:p>
        </text:list-item>
      </text:list>
      <text:list xml:id="list111737213864449" text:continue-list="list3099842288" text:style-name="L42">
        <text:list-header>
          <text:p text:style-name="P317"/>
        </text:list-header>
      </text:list>
      <table:table table:name="Tabela3" table:style-name="Tabela3">
        <table:table-column table:style-name="Tabela3.A"/>
        <table:table-row table:style-name="Tabela3.1">
          <table:table-cell table:style-name="Tabela3.A1" office:value-type="string">
            <text:p text:style-name="P230"># ###################### #</text:p>
            <text:p text:style-name="P228"># PROPERTIES MODIFICADES #</text:p>
            <text:p text:style-name="P228"># ###################### #</text:p>
            <text:p text:style-name="P232"/>
            <text:p text:style-name="P223"><text:span text:style-name="T35"># 243: </text:span><text:span text:style-name="T38">Canviar</text:span><text:span text:style-name="T35"> l'API </text:span><text:span text:style-name="T38">de</text:span><text:span text:style-name="T35"> </text:span><text:span text:style-name="T38">firma</text:span><text:span text:style-name="T35"> </text:span><text:span text:style-name="T38">amb</text:span><text:span text:style-name="T35"> passarel·la per l'API </text:span><text:span text:style-name="T38">de</text:span><text:span text:style-name="T35"> </text:span><text:span text:style-name="T38">firma</text:span><text:span text:style-name="T35"> simple </text:span></text:p>
            <text:p text:style-name="P223"><text:span text:style-name="T20">es.caib.distribucio.plugin.signatura.class=</text:span><text:span text:style-name="T24">es.caib.distribucio.plugin.caib.signatura.FirmaSimplePluginPortafib</text:span></text:p>
            <text:p text:style-name="P232"/>
            <text:p text:style-name="P232"/>
            <text:p text:style-name="P228"># ################### #</text:p>
            <text:p text:style-name="P228"># PROPERTIES AFEGIDES #</text:p>
            <text:p text:style-name="P228"># ################### #</text:p>
            <text:p text:style-name="P232"/>
            <text:p text:style-name="P223"><text:span text:style-name="T35"># 243: </text:span><text:span text:style-name="T38">Canviar</text:span><text:span text:style-name="T35"> l'API </text:span><text:span text:style-name="T38">de</text:span><text:span text:style-name="T35"> </text:span><text:span text:style-name="T38">firma</text:span><text:span text:style-name="T35"> </text:span><text:span text:style-name="T38">amb</text:span><text:span text:style-name="T35"> passarel·la per l'API </text:span><text:span text:style-name="T38">de</text:span><text:span text:style-name="T35"> </text:span><text:span text:style-name="T38">firma</text:span><text:span text:style-name="T35"> simple </text:span></text:p>
            <text:p text:style-name="P223"><text:span text:style-name="T20">es.caib.distribucio.plugin.api.firma.en.servidor.simple.endpoint=</text:span><text:span text:style-name="T29">https://dev.caib.es/portafib/common/rest/apifirmaenservidorsimple/v1/</text:span></text:p>
            <text:p text:style-name="P223"><text:span text:style-name="T20">es.caib.distribucio.plugin.api.firma.en.servidor.simple.username=</text:span><text:span text:style-name="T24">USERNAME</text:span></text:p>
            <text:p text:style-name="P223"><text:span text:style-name="T20">es.caib.distribucio.plugin.api.firma.en.servidor.simple.password=</text:span><text:span text:style-name="T24">PASSWORD</text:span></text:p>
            <text:p text:style-name="P232"/>
            <text:p text:style-name="P223"><text:span text:style-name="T35"># 265: </text:span><text:span text:style-name="T38">Poder</text:span><text:span text:style-name="T35"> </text:span><text:span text:style-name="T38">filtrar</text:span><text:span text:style-name="T35"> l'arbre d'unitats </text:span><text:span text:style-name="T38">al</text:span><text:span text:style-name="T35"> </text:span><text:span text:style-name="T38">reenviament</text:span><text:span text:style-name="T35"> i </text:span><text:span text:style-name="T38">desplegar</text:span><text:span text:style-name="T35"> fins </text:span><text:span text:style-name="T38">al</text:span><text:span text:style-name="T35"> </text:span><text:span text:style-name="T38">nivell</text:span><text:span text:style-name="T35"> X d'unitats</text:span></text:p>
            <text:p text:style-name="P223"><text:span text:style-name="T35"># </text:span><text:span text:style-name="T38">Propietat</text:span><text:span text:style-name="T35"> per </text:span><text:span text:style-name="T38">indicar</text:span><text:span text:style-name="T35"> fins a </text:span><text:span text:style-name="T38">quin</text:span><text:span text:style-name="T35"> </text:span><text:span text:style-name="T38">nivell</text:span><text:span text:style-name="T35"> </text:span><text:span text:style-name="T38">obrir</text:span><text:span text:style-name="T35"> l'arbre d'unitats </text:span><text:span text:style-name="T38">al</text:span><text:span text:style-name="T35"> </text:span><text:span text:style-name="T38">reenviar</text:span><text:span text:style-name="T35"> </text:span><text:span text:style-name="T38">una</text:span><text:span text:style-name="T35"> </text:span><text:span text:style-name="T38">anotació</text:span><text:span text:style-name="T35"> (</text:span><text:span text:style-name="T38">defecte</text:span><text:span text:style-name="T35"> = 1)</text:span></text:p>
            <text:p text:style-name="P223"><text:span text:style-name="T20">es.caib.distribucio.contingut.enviar.arbre.nivell=</text:span><text:span text:style-name="T24">1</text:span></text:p>
          </table:table-cell>
        </table:table-row>
      </table:table>
      <text:p text:style-name="P186"/>
      <text:p text:style-name="P186"/>
      <text:p text:style-name="P186"/>
      <text:p text:style-name="P186"/>
      <text:list xml:id="list111738923377951" text:continue-list="list111738985306063" text:style-name="Outline">
        <text:list-item>
          <text:list>
            <text:list-header>
              <text:h text:style-name="P280" text:outline-level="2" text:is-list-header="true"><text:bookmark-start text:name="__RefHeading___Toc182672_83721363"/><text:span text:style-name="T86">Versió 0.9.</text:span><text:span text:style-name="T74">3</text:span><text:span text:style-name="T75">3</text:span><text:span text:style-name="T79">.1</text:span><text:span text:style-name="T62"> </text:span><text:span text:style-name="T77">Permetre realitzar accions sobre anotacions pendent d'Arxiu que hagin esgotat els reintents</text:span><text:bookmark-end text:name="__RefHeading___Toc182672_83721363"/></text:h>
            </text:list-header>
          </text:list>
        </text:list-item>
      </text:list>
      <text:p text:style-name="P143">Data: 05/03/2021 11:00h</text:p>
      <text:p text:style-name="P143"/>
      <text:p text:style-name="P156"><text:soft-page-break/>Resum: Permetre realitzar accions sobre anotacions pendent d'Arxiu que hagin esgotat els reintents</text:p>
      <text:p text:style-name="P143"/>
      <text:p text:style-name="P194">Canvis i millores:</text:p>
      <text:list xml:id="list111738415288331" text:continue-list="list111738243756625" text:style-name="L36">
        <text:list-item>
          <text:p text:style-name="P395"><text:a xlink:type="simple" xlink:href="https://github.com/GovernIB/distribucio/issues/286" text:style-name="Internet_20_link" text:visited-style-name="Visited_20_Internet_20_Link">#286</text:a><text:span text:style-name="T136"> Permetre realitzar accions sobre anotacions pendent d'Arxiu que hagin esgotat els reintents</text:span></text:p>
        </text:list-item>
      </text:list>
      <text:p text:style-name="P182"/>
      <text:p text:style-name="P57">Base de dades:<text:span text:style-name="T2"> </text:span></text:p>
      <text:list xml:id="list3234706676" text:style-name="L56">
        <text:list-item>
          <text:list>
            <text:list-item>
              <text:p text:style-name="P366"><text:a xlink:type="simple" xlink:href="https://github.com/GovernIB/distribucio/blob/dis-0.9/scripts/bbdd/1.0/oracle/updates/distribucio_update_0.9.33.1.sql" text:style-name="Internet_20_link" text:visited-style-name="Visited_20_Internet_20_Link"><text:span text:style-name="T113">distribucio_update_0.9.33.1.sql</text:span></text:a><text:span text:style-name="T113"> (Oracle)</text:span></text:p>
            </text:list-item>
          </text:list>
        </text:list-item>
      </text:list>
      <text:p text:style-name="P199"/>
      <table:table table:name="Tabela4" table:style-name="Tabela4">
        <table:table-column table:style-name="Tabela4.A"/>
        <table:table-row table:style-name="Tabela4.1">
          <table:table-cell table:style-name="Tabela4.A1" office:value-type="string">
            <text:p text:style-name="P89"/>
            <text:p text:style-name="P237">-- #286: Permetre realitzar accions sobre anotacions pendent d'Arxiu que hagin esgotat els reintents</text:p>
            <text:p text:style-name="P232"/>
            <text:p text:style-name="P223"><text:span text:style-name="T49">UPDATE</text:span><text:span text:style-name="T20"> DIS_REGISTRE </text:span><text:span text:style-name="T49">SET</text:span><text:span text:style-name="T20"> PROCES_INTENTS = PROCES_INTENTS -1 </text:span><text:span text:style-name="T49">WHERE</text:span><text:span text:style-name="T20"> PROCES_ESTAT = </text:span><text:span text:style-name="T95">'ARXIU_PENDENT'</text:span><text:span text:style-name="T20">;</text:span></text:p>
            <text:p text:style-name="P223"><text:span text:style-name="T49">UPDATE</text:span><text:span text:style-name="T20"> DIS_REGISTRE </text:span><text:span text:style-name="T49">SET</text:span><text:span text:style-name="T20"> PROCES_INTENTS = 0 </text:span><text:span text:style-name="T49">WHERE</text:span><text:span text:style-name="T20"> PROCES_INTENTS = -1;</text:span></text:p>
            <text:p text:style-name="P243"/>
            <text:p text:style-name="P234"/>
            <text:p text:style-name="P234"/>
            <text:p text:style-name="P246"/>
            <text:p text:style-name="P243"/>
          </table:table-cell>
        </table:table-row>
      </table:table>
      <text:p text:style-name="P57"/>
      <text:list xml:id="list111738309375337" text:continue-list="list111738923377951" text:style-name="Outline">
        <text:list-item>
          <text:list>
            <text:list-header>
              <text:h text:style-name="P281" text:outline-level="2" text:is-list-header="true"><text:bookmark-start text:name="__RefHeading___Toc248294_83721363"/><text:span text:style-name="T86">Versió 0.9.</text:span><text:span text:style-name="T74">3</text:span><text:span text:style-name="T75">4</text:span><text:span text:style-name="T62"> </text:span><text:span text:style-name="T80">Processar anotacions de registre en paral·lel</text:span><text:bookmark-end text:name="__RefHeading___Toc248294_83721363"/></text:h>
            </text:list-header>
          </text:list>
        </text:list-item>
      </text:list>
      <text:p text:style-name="P144">Data: <text:span text:style-name="T142">21</text:span>/<text:span text:style-name="T141">04</text:span>/2021 <text:span text:style-name="T137">13</text:span>:00h</text:p>
      <text:p text:style-name="P144"/>
      <text:p text:style-name="P157">Resum: <text:span text:style-name="T138">Processament d'anotacions pendent d'Arxiu en paral·lel. Millores de navegació i unificació del llistat d'anotacions per usuaris i administradors.</text:span></text:p>
      <text:p text:style-name="P144"/>
      <text:p text:style-name="P195">Canvis i millores:</text:p>
      <text:list xml:id="list111738335496330" text:continue-list="list111738415288331" text:style-name="L36">
        <text:list-item>
          <text:p text:style-name="P396"><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396"><text:a xlink:type="simple" xlink:href="https://github.com/GovernIB/distribucio/issues/290" text:style-name="Internet_20_link" text:visited-style-name="Visited_20_Internet_20_Link">#290</text:a>: Nous perfils de firma BASELINE</text:p>
        </text:list-item>
        <text:list-item>
          <text:p text:style-name="P396"><text:a xlink:type="simple" xlink:href="https://github.com/GovernIB/distribucio/issues/289" text:style-name="Internet_20_link" text:visited-style-name="Visited_20_Internet_20_Link">#289</text:a>: Actualitzar tipus documentals EMGDE</text:p>
        </text:list-item>
        <text:list-item>
          <text:p text:style-name="P396"><text:a xlink:type="simple" xlink:href="https://github.com/GovernIB/distribucio/issues/271" text:style-name="Internet_20_link" text:visited-style-name="Visited_20_Internet_20_Link">#271</text:a>: Modificar l'aplicació per suportar el perfil de firma 'BASIC'</text:p>
        </text:list-item>
        <text:list-item>
          <text:p text:style-name="P396"><text:a xlink:type="simple" xlink:href="https://github.com/GovernIB/distribucio/issues/285" text:style-name="Internet_20_link" text:visited-style-name="Visited_20_Internet_20_Link">#285</text:a>: Revisar paginació a la pantalla de llistat d'anotacions de l'usuari</text:p>
        </text:list-item>
        <text:list-item>
          <text:p text:style-name="P396"><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396"><text:a xlink:type="simple" xlink:href="https://github.com/GovernIB/distribucio/issues/282" text:style-name="Internet_20_link" text:visited-style-name="Visited_20_Internet_20_Link">#282</text:a>: Processar anotacions pendents d'Arxiu en paral·lel</text:p>
        </text:list-item>
        <text:list-item>
          <text:p text:style-name="P396"><text:a xlink:type="simple" xlink:href="https://github.com/GovernIB/distribucio/issues/255" text:style-name="Internet_20_link" text:visited-style-name="Visited_20_Internet_20_Link">#255</text:a>: Mejora del mensaje en el resumen de acciones</text:p>
        </text:list-item>
        <text:list-item>
          <text:p text:style-name="P396"><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396"><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396"><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396"><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396"><text:a xlink:type="simple" xlink:href="https://github.com/GovernIB/distribucio/issues/253" text:style-name="Internet_20_link" text:visited-style-name="Visited_20_Internet_20_Link">#253</text:a>: No permetre Backoffices amb codis repetits</text:p>
        </text:list-item>
        <text:list-item>
          <text:p text:style-name="P396"><text:a xlink:type="simple" xlink:href="https://github.com/GovernIB/distribucio/issues/256" text:style-name="Internet_20_link" text:visited-style-name="Visited_20_Internet_20_Link">#256</text:a>: Añadir la columna "buzón" y crear una columna "Destino" o "Acción"</text:p>
        </text:list-item>
        <text:list-item>
          <text:p text:style-name="P396"><text:a xlink:type="simple" xlink:href="https://github.com/GovernIB/distribucio/issues/270" text:style-name="Internet_20_link" text:visited-style-name="Visited_20_Internet_20_Link">#270</text:a>: Color capçalera i el logo configurables</text:p>
        </text:list-item>
        <text:list-item>
          <text:p text:style-name="P396"><text:soft-page-break/><text:a xlink:type="simple" xlink:href="https://github.com/GovernIB/distribucio/issues/280" text:style-name="Internet_20_link" text:visited-style-name="Visited_20_Internet_20_Link">#280</text:a>: Posar les firmes del visor de documents en una sola línia</text:p>
        </text:list-item>
      </text:list>
      <text:p text:style-name="P91"/>
      <text:p text:style-name="P195">Errors:</text:p>
      <text:list xml:id="list111737367718577" text:continue-numbering="true" text:style-name="L36">
        <text:list-item>
          <text:p text:style-name="P397"><text:a xlink:type="simple" xlink:href="https://github.com/GovernIB/distribucio/issues/278" text:style-name="Internet_20_link" text:visited-style-name="Visited_20_Internet_20_Link">#278</text:a>: Revisar el tancament d'expedients a Distribucio</text:p>
        </text:list-item>
        <text:list-item>
          <text:p text:style-name="P397"><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397"><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398"><text:a xlink:type="simple" xlink:href="https://github.com/GovernIB/distribucio/issues/311" text:style-name="Internet_20_link" text:visited-style-name="Visited_20_Internet_20_Link">#311</text:a><text:span text:style-name="T140"> </text:span>Error obrint o realitzant accions amb anotacions sense bústia assignada </text:p>
        </text:list-item>
      </text:list>
      <text:p text:style-name="P183"/>
      <text:p text:style-name="P31"><text:span text:style-name="T3">Propietats globals</text:span>: </text:p>
      <text:list xml:id="list111738258832830" text:continue-list="list3579128544" text:style-name="L55">
        <text:list-item>
          <text:p text:style-name="P400">Per tal d'emprar l'API de firma simple s'ha de canviar la configuració del plugin de signatura i afegir propietats d'autenticació.</text:p>
        </text:list-item>
        <text:list-item>
          <text:p text:style-name="P382"><text:span text:style-name="T139">Per processar les anotacions pendents d'Arxiu en paral·lel s'ha afegit una propietat opcional per indicar el número de </text:span><text:span text:style-name="T92">threads</text:span><text:span text:style-name="T13"> que processen anotacions en paral·lel, per defecte el seu valor és 5</text:span><text:span text:style-name="T139">.</text:span></text:p>
        </text:list-item>
        <text:list-item>
          <text:p text:style-name="P401">Per especificar opcionalment el perfil de firma a emprar en la firma simple en el servidor.</text:p>
        </text:list-item>
      </text:list>
      <text:list xml:id="list2388702601" text:style-name="L57">
        <text:list-header>
          <text:p text:style-name="P318"/>
        </text:list-header>
      </text:list>
      <table:table table:name="Tabela5" table:style-name="Tabela5">
        <table:table-column table:style-name="Tabela5.A"/>
        <table:table-row table:style-name="Tabela5.1">
          <table:table-cell table:style-name="Tabela5.A1" office:value-type="string">
            <text:p text:style-name="P227"><text:span text:style-name="T35">#275: </text:span><text:span text:style-name="T38">Actualitzar</text:span><text:span text:style-name="T35"> </text:span><text:span text:style-name="T38">la</text:span><text:span text:style-name="T35"> </text:span><text:span text:style-name="T38">versió</text:span><text:span text:style-name="T35"> </text:span><text:span text:style-name="T38">de</text:span><text:span text:style-name="T35"> </text:span><text:span text:style-name="T38">la</text:span><text:span text:style-name="T35"> </text:span><text:span text:style-name="T38">libreria</text:span><text:span text:style-name="T35"> </text:span><text:span text:style-name="T38">pluginsib</text:span><text:span text:style-name="T35">-</text:span><text:span text:style-name="T38">validatesignature</text:span><text:span text:style-name="T35"> 2.0.5</text:span></text:p>
            <text:p text:style-name="P229"># ESBORRADA es.caib.distribucio.plugins.validatesignature.afirmacxf.ignoreservercertificates</text:p>
            <text:p text:style-name="P248"/>
            <text:p text:style-name="P248"/>
            <text:p text:style-name="P248"/>
            <text:p text:style-name="P231">#282: Processar anotacions pendents d'Arxiu en paral·lel</text:p>
            <text:p text:style-name="P249"><text:span text:style-name="T20">es.caib.distribucio.tasca.guardar.annexos.max.threads.parallel=</text:span><text:span text:style-name="T24">5</text:span></text:p>
            <text:p text:style-name="P248"/>
            <text:p text:style-name="P231">#284: Propietat opcional per especificar el perfil de firma per la firma simple en el servidor. Per defecte: "CADES_DETACHED"</text:p>
            <text:p text:style-name="P248"><text:span text:style-name="T19">es.caib.distribucio.plugin.api.firma.en.servidor.simple.perfil=</text:span>CADES_DETACHED</text:p>
            <text:p text:style-name="P248"/>
          </table:table-cell>
        </table:table-row>
      </table:table>
      <text:p text:style-name="P200"/>
      <text:p text:style-name="P58">Base de dades:<text:span text:style-name="T2"> </text:span></text:p>
      <text:list xml:id="list111738358825514" text:continue-list="list3234706676" text:style-name="L56">
        <text:list-item>
          <text:list>
            <text:list-item>
              <text:p text:style-name="P367"><text:a xlink:type="simple" xlink:href="https://github.com/GovernIB/distribucio/blob/dis-0.9/scripts/bbdd/1.0/oracle/updates/distribucio_update_0.9.34.sql" text:style-name="Internet_20_link" text:visited-style-name="Visited_20_Internet_20_Link"><text:span text:style-name="T113">distribucio_update_0.9.34.sql</text:span></text:a><text:span text:style-name="T113"> (Oracle)</text:span></text:p>
            </text:list-item>
          </text:list>
        </text:list-item>
      </text:list>
      <text:p text:style-name="P205"/>
      <table:table table:name="Tabela6" table:style-name="Tabela6">
        <table:table-column table:style-name="Tabela6.A"/>
        <table:table-row table:style-name="Tabela6.1">
          <table:table-cell table:style-name="Tabela6.A1" office:value-type="string">
            <text:p text:style-name="P90"/>
            <text:p text:style-name="P238">-- #270: Color capçalera i el logo configurables</text:p>
            <text:p text:style-name="P238"/>
            <text:p text:style-name="P223"><text:span text:style-name="T49">ALTER</text:span><text:span text:style-name="T20"> </text:span><text:span text:style-name="T49">TABLE</text:span><text:span text:style-name="T20"> DIS_ENTITAT </text:span><text:span text:style-name="T49">ADD</text:span><text:span text:style-name="T20"> LOGO_CAP BLOB;</text:span></text:p>
            <text:p text:style-name="P223"><text:span text:style-name="T49">ALTER</text:span><text:span text:style-name="T20"> </text:span><text:span text:style-name="T49">TABLE</text:span><text:span text:style-name="T20"> DIS_ENTITAT </text:span><text:span text:style-name="T49">ADD</text:span><text:span text:style-name="T20"> COLOR_FONS VARCHAR2(32 </text:span><text:span text:style-name="T49">CHAR</text:span><text:span text:style-name="T20">);</text:span></text:p>
            <text:p text:style-name="P223"><text:span text:style-name="T49">ALTER</text:span><text:span text:style-name="T20"> </text:span><text:span text:style-name="T49">TABLE</text:span><text:span text:style-name="T20"> DIS_ENTITAT </text:span><text:span text:style-name="T49">ADD</text:span><text:span text:style-name="T20"> COLOR_LLETRA VARCHAR2(32 </text:span><text:span text:style-name="T49">CHAR</text:span><text:span text:style-name="T20">);</text:span></text:p>
            <text:p text:style-name="P244"/>
          </table:table-cell>
        </table:table-row>
      </table:table>
      <text:p text:style-name="P201"/>
      <text:list xml:id="list111737584987599" text:continue-list="list111738309375337" text:style-name="Outline">
        <text:list-item>
          <text:list>
            <text:list-header>
              <text:h text:style-name="P268" text:outline-level="2" text:is-list-header="true"><text:bookmark-start text:name="__RefHeading___Toc685445_83721363"/>Versió 0.9.<text:span text:style-name="T143">34.1 Correcció llistat usuaris</text:span><text:bookmark-end text:name="__RefHeading___Toc685445_83721363"/></text:h>
            </text:list-header>
          </text:list>
        </text:list-item>
      </text:list>
      <text:p text:style-name="P59">Data: 23/04/2021 11:00h</text:p>
      <text:p text:style-name="P76"><text:tab/></text:p>
      <text:p text:style-name="P76">Resum: Correcció de seguretat en el llistat d'usuaris.</text:p>
      <text:p text:style-name="P76"/>
      <text:p text:style-name="P207"><text:soft-page-break/>Canvis realitzats en la versió 0.9.34.1:</text:p>
      <text:list xml:id="list111738836497271" text:continue-list="list111736921724289" text:style-name="L1">
        <text:list-item>
          <text:p text:style-name="P304"><text:a xlink:type="simple" xlink:href="https://github.com/GovernIB/distribucio/issues/326" text:style-name="Internet_20_link" text:visited-style-name="Visited_20_Internet_20_Link">#326</text:a><text:span text:style-name="T143"> </text:span>Als usuaris sense cap bústia els aparexen llistades totes les anotacions </text:p>
        </text:list-item>
      </text:list>
      <text:p text:style-name="P106"/>
      <text:p text:style-name="P59">Base de dades:<text:span text:style-name="T2"> </text:span></text:p>
      <text:list xml:id="list170376936" text:style-name="L58">
        <text:list-item>
          <text:p text:style-name="P333">Sense canvis</text:p>
        </text:list-item>
      </text:list>
      <text:p text:style-name="P59"/>
      <text:p text:style-name="P32"><text:span text:style-name="T3">Propietats globals</text:span>: </text:p>
      <text:list xml:id="list2862693270" text:style-name="L59">
        <text:list-item>
          <text:p text:style-name="P402">Sense canvis</text:p>
        </text:list-item>
      </text:list>
      <text:p text:style-name="P202"/>
      <text:list xml:id="list111737143659398" text:continue-list="list111737584987599" text:style-name="Outline">
        <text:list-item>
          <text:list>
            <text:list-header>
              <text:h text:style-name="P282" text:outline-level="2" text:is-list-header="true"><text:bookmark-start text:name="__RefHeading___Toc48625_1443764206"/><text:span text:style-name="T86">Versió 0.9.3</text:span><text:span text:style-name="T81">5</text:span><text:span text:style-name="T86"> </text:span><text:span text:style-name="T61">M</text:span><text:span text:style-name="T82">illores d'interfície i correccions d'errors</text:span><text:bookmark-end text:name="__RefHeading___Toc48625_1443764206"/></text:h>
            </text:list-header>
          </text:list>
        </text:list-item>
      </text:list>
      <text:p text:style-name="P206">Data: <text:span text:style-name="T144">20</text:span>/05/2021 <text:span text:style-name="T148">11</text:span>:00h</text:p>
      <text:p text:style-name="P77"><text:tab/></text:p>
      <text:p text:style-name="P77">Resum: Diverses millores i canvis d'interfícies menors i correcció d'errors.</text:p>
      <text:p text:style-name="P77"/>
      <text:p text:style-name="P61">C<text:span text:style-name="T144">anvis i millores:</text:span></text:p>
      <text:list xml:id="list1664021303" text:style-name="L60">
        <text:list-item>
          <text:p text:style-name="P298"><text:a xlink:type="simple" xlink:href="https://github.com/GovernIB/distribucio/issues/331" text:style-name="Internet_20_link" text:visited-style-name="Visited_20_Internet_20_Link">#331</text:a><text:span text:style-name="T145"> </text:span>Modificar filtre pantalla de moviments</text:p>
        </text:list-item>
        <text:list-item>
          <text:p text:style-name="P298"><text:a xlink:type="simple" xlink:href="https://github.com/GovernIB/distribucio/issues/323" text:style-name="Internet_20_link" text:visited-style-name="Visited_20_Internet_20_Link">#323</text:a><text:span text:style-name="T145"> </text:span>Modificar el tractament d'annexos tipus XADES ATTACHED </text:p>
        </text:list-item>
        <text:list-item>
          <text:p text:style-name="P298"><text:a xlink:type="simple" xlink:href="https://github.com/GovernIB/distribucio/issues/317" text:style-name="Internet_20_link" text:visited-style-name="Visited_20_Internet_20_Link">#317</text:a><text:span text:style-name="T145"> </text:span>Tenir l'acció 'històric d'accions' en el desplegable de "Accions" del detall d'una anotació </text:p>
        </text:list-item>
        <text:list-item>
          <text:p text:style-name="P298"><text:a xlink:type="simple" xlink:href="https://github.com/GovernIB/distribucio/issues/316" text:style-name="Internet_20_link" text:visited-style-name="Visited_20_Internet_20_Link">#316</text:a><text:span text:style-name="T145"> </text:span>Ampliar el camp comentari de 256 caràcters a 4096 caràcters </text:p>
        </text:list-item>
        <text:list-item>
          <text:p text:style-name="P298"><text:a xlink:type="simple" xlink:href="https://github.com/GovernIB/distribucio/issues/310" text:style-name="Internet_20_link" text:visited-style-name="Visited_20_Internet_20_Link">#310</text:a><text:span text:style-name="T145"> </text:span>En la vista de moviments no han d'apareixer les opcions </text:p>
        </text:list-item>
        <text:list-item>
          <text:p text:style-name="P298"><text:a xlink:type="simple" xlink:href="https://github.com/GovernIB/distribucio/issues/309" text:style-name="Internet_20_link" text:visited-style-name="Visited_20_Internet_20_Link">#309</text:a><text:span text:style-name="T145"> </text:span>El botó de vista de moviments hauria d'estar al costat del botó 'bústies'</text:p>
        </text:list-item>
        <text:list-item>
          <text:p text:style-name="P298"><text:a xlink:type="simple" xlink:href="https://github.com/GovernIB/distribucio/issues/308" text:style-name="Internet_20_link" text:visited-style-name="Visited_20_Internet_20_Link">#308</text:a><text:span text:style-name="T145"> </text:span>Filtratge de procediments en la classificació de les anotacions </text:p>
        </text:list-item>
        <text:list-item>
          <text:p text:style-name="P298"><text:a xlink:type="simple" xlink:href="https://github.com/GovernIB/distribucio/issues/306" text:style-name="Internet_20_link" text:visited-style-name="Visited_20_Internet_20_Link">#306</text:a><text:span text:style-name="T145"> </text:span>Error quan es vol accedir a una bustia sense permis </text:p>
        </text:list-item>
        <text:list-item>
          <text:p text:style-name="P298"><text:a xlink:type="simple" xlink:href="https://github.com/GovernIB/distribucio/issues/303" text:style-name="Internet_20_link" text:visited-style-name="Visited_20_Internet_20_Link">#303</text:a><text:span text:style-name="T145"> </text:span>Modificar el client de Distribució per retornar el uuid del justificant </text:p>
        </text:list-item>
        <text:list-item>
          <text:p text:style-name="P298"><text:a xlink:type="simple" xlink:href="https://github.com/GovernIB/distribucio/issues/302" text:style-name="Internet_20_link" text:visited-style-name="Visited_20_Internet_20_Link">#302</text:a><text:span text:style-name="T145"> </text:span>Permetre descarregar annexos sense custodiar des del correu electrònic </text:p>
        </text:list-item>
        <text:list-item>
          <text:p text:style-name="P298"><text:a xlink:type="simple" xlink:href="https://github.com/GovernIB/distribucio/issues/300" text:style-name="Internet_20_link" text:visited-style-name="Visited_20_Internet_20_Link">#300</text:a><text:span text:style-name="T145"> </text:span>Poder posar comentaris amb @codi_usuari i notificar per email </text:p>
        </text:list-item>
        <text:list-item>
          <text:p text:style-name="P298"><text:a xlink:type="simple" xlink:href="https://github.com/GovernIB/distribucio/issues/299" text:style-name="Internet_20_link" text:visited-style-name="Visited_20_Internet_20_Link">#299</text:a><text:span text:style-name="T145"> </text:span>Poder reservar/agafar un assentament abans de marcar-lo com a processat </text:p>
        </text:list-item>
        <text:list-item>
          <text:p text:style-name="P298"><text:a xlink:type="simple" xlink:href="https://github.com/GovernIB/distribucio/issues/298" text:style-name="Internet_20_link" text:visited-style-name="Visited_20_Internet_20_Link">#298</text:a><text:span text:style-name="T145"> </text:span>Comentaris de reenviament en els comentaris de l'assentament </text:p>
        </text:list-item>
        <text:list-item>
          <text:p text:style-name="P298"><text:a xlink:type="simple" xlink:href="https://github.com/GovernIB/distribucio/issues/297" text:style-name="Internet_20_link" text:visited-style-name="Visited_20_Internet_20_Link">#297</text:a><text:span text:style-name="T145"> </text:span>Poder marcar bústies com a favorits </text:p>
        </text:list-item>
        <text:list-item>
          <text:p text:style-name="P299"><text:a xlink:type="simple" xlink:href="https://github.com/GovernIB/distribucio/issues/295" text:style-name="Internet_20_link" text:visited-style-name="Visited_20_Internet_20_Link">#295</text:a><text:span text:style-name="T146"> </text:span>Poder reenviar a bústies només per a coneixement </text:p>
        </text:list-item>
        <text:list-item>
          <text:p text:style-name="P299"><text:a xlink:type="simple" xlink:href="https://github.com/GovernIB/distribucio/issues/294" text:style-name="Internet_20_link" text:visited-style-name="Visited_20_Internet_20_Link">#294</text:a><text:span text:style-name="T146"> </text:span>Quan es marqui un element per Coneixement/Tramitació s'afegirà text al final dels <text:span text:style-name="T146"><text:s/></text:span>comentaris </text:p>
        </text:list-item>
        <text:list-item>
          <text:p text:style-name="P299"><text:a xlink:type="simple" xlink:href="https://github.com/GovernIB/distribucio/issues/293" text:style-name="Internet_20_link" text:visited-style-name="Visited_20_Internet_20_Link">#293</text:a><text:span text:style-name="T146"> </text:span>Afegir el plugin "checkbox plugin" per seleccionar bústies sense haver d'usar el CTRL </text:p>
        </text:list-item>
        <text:list-item>
          <text:p text:style-name="P299"><text:a xlink:type="simple" xlink:href="https://github.com/GovernIB/distribucio/issues/291" text:style-name="Internet_20_link" text:visited-style-name="Visited_20_Internet_20_Link">#291</text:a><text:span text:style-name="T146"> </text:span>Permetre que els usuaris administradors pugui operar amb anotacions sense tenir en compte el permís sobre la bústia </text:p>
        </text:list-item>
        <text:list-item>
          <text:p text:style-name="P299"><text:a xlink:type="simple" xlink:href="https://github.com/GovernIB/distribucio/issues/288" text:style-name="Internet_20_link" text:visited-style-name="Visited_20_Internet_20_Link">#288</text:a><text:span text:style-name="T146"> </text:span>Filtrat de bústies </text:p>
        </text:list-item>
        <text:list-item>
          <text:p text:style-name="P299"><text:a xlink:type="simple" xlink:href="https://github.com/GovernIB/distribucio/issues/274" text:style-name="Internet_20_link" text:visited-style-name="Visited_20_Internet_20_Link">#274</text:a><text:span text:style-name="T146"> </text:span>Permetre descarregar tots els documents des del missatge de correu </text:p>
        </text:list-item>
        <text:list-item>
          <text:p text:style-name="P299"><text:a xlink:type="simple" xlink:href="https://github.com/GovernIB/distribucio/issues/254" text:style-name="Internet_20_link" text:visited-style-name="Visited_20_Internet_20_Link">#254</text:a><text:span text:style-name="T146"> </text:span>Classificació de l'anotació de registre </text:p>
        </text:list-item>
        <text:list-item>
          <text:p text:style-name="P299"><text:a xlink:type="simple" xlink:href="https://github.com/GovernIB/distribucio/issues/338" text:style-name="Internet_20_link" text:visited-style-name="Visited_20_Internet_20_Link">#338</text:a> Posar enllaç a l'anotació al correu de menció</text:p>
        </text:list-item>
        <text:list-item>
          <text:p text:style-name="P299"><text:a xlink:type="simple" xlink:href="https://github.com/GovernIB/distribucio/issues/339" text:style-name="Internet_20_link" text:visited-style-name="Visited_20_Internet_20_Link">#339</text:a> Millores en la reserva d'assentaments </text:p>
        </text:list-item>
      </text:list>
      <text:p text:style-name="P207">Errors:</text:p>
      <text:list xml:id="list2567741409" text:style-name="L61">
        <text:list-item>
          <text:p text:style-name="P307"><text:a xlink:type="simple" xlink:href="https://github.com/GovernIB/distribucio/issues/327" text:style-name="Internet_20_link" text:visited-style-name="Visited_20_Internet_20_Link">#327</text:a><text:span text:style-name="T146"> </text:span>Programar tancament expedient en comptes de tancar quan un backoffice comuniqui l'estat de processat </text:p>
        </text:list-item>
        <text:list-item>
          <text:p text:style-name="P307"><text:a xlink:type="simple" xlink:href="https://github.com/GovernIB/distribucio/issues/324" text:style-name="Internet_20_link" text:visited-style-name="Visited_20_Internet_20_Link">#324</text:a><text:span text:style-name="T146"> </text:span>Habilitar el visor de PDFs en el resum del detall si l'arxiu té l'extensió .pdf </text:p>
        </text:list-item>
        <text:list-item>
          <text:p text:style-name="P307"><text:soft-page-break/><text:a xlink:type="simple" xlink:href="https://github.com/GovernIB/distribucio/issues/312" text:style-name="Internet_20_link" text:visited-style-name="Visited_20_Internet_20_Link">#312</text:a><text:span text:style-name="T146"> </text:span>Error visor PDF </text:p>
        </text:list-item>
        <text:list-item>
          <text:p text:style-name="P307"><text:a xlink:type="simple" xlink:href="https://github.com/GovernIB/distribucio/issues/307" text:style-name="Internet_20_link" text:visited-style-name="Visited_20_Internet_20_Link">#307</text:a><text:span text:style-name="T146"> </text:span>Error EJBAccessException processant anotacions de forma múltiple </text:p>
        </text:list-item>
        <text:list-item>
          <text:p text:style-name="P307"><text:a xlink:type="simple" xlink:href="https://github.com/GovernIB/distribucio/issues/305" text:style-name="Internet_20_link" text:visited-style-name="Visited_20_Internet_20_Link">#305</text:a><text:span text:style-name="T146"> </text:span>Ampliar detall d'error de custòdia del document </text:p>
        </text:list-item>
        <text:list-item>
          <text:p text:style-name="P307"><text:a xlink:type="simple" xlink:href="https://github.com/GovernIB/distribucio/issues/342" text:style-name="Internet_20_link" text:visited-style-name="Visited_20_Internet_20_Link">#342</text:a> Revisar logs de DEV per Distribucio</text:p>
        </text:list-item>
        <text:list-item>
          <text:p text:style-name="P308"><text:a xlink:type="simple" xlink:href="https://github.com/GovernIB/distribucio/issues/336" text:style-name="Internet_20_link" text:visited-style-name="Visited_20_Internet_20_Link">#336</text:a><text:span text:style-name="T148"> </text:span>Usuaris no veuen el contingut de una subbústia </text:p>
        </text:list-item>
      </text:list>
      <text:p text:style-name="P105"/>
      <text:p text:style-name="P60">Base de dades:<text:span text:style-name="T2"> </text:span></text:p>
      <text:list xml:id="list3727295584" text:style-name="L62">
        <text:list-item>
          <text:p text:style-name="P334">distribucio_update_0.9.35.sql<text:span text:style-name="T147"> (Oracle)</text:span></text:p>
          <text:list>
            <text:list-item>
              <text:p text:style-name="P404">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table-cell table:style-name="Table6.A1" office:value-type="string">
            <text:p text:style-name="P235">-- #295 Poder reenviar a bústies només per a coneixement</text:p>
            <text:p text:style-name="P232"/>
            <text:p text:style-name="P223"><text:span text:style-name="T49">ALTER</text:span><text:span text:style-name="T20"> </text:span><text:span text:style-name="T49">TABLE</text:span><text:span text:style-name="T20"> DIS_CONT_MOV </text:span><text:span text:style-name="T49">ADD</text:span><text:span text:style-name="T20"> PER_CONEIXEMENT NUMBER(1);</text:span></text:p>
            <text:p text:style-name="P232"/>
            <text:p text:style-name="P235">-- #294 Quan es marqui un element per Coneixement/Tramitació s'afegirà text al final dels comentaris</text:p>
            <text:p text:style-name="P232"/>
            <text:p text:style-name="P223"><text:span text:style-name="T49">ALTER</text:span><text:span text:style-name="T20"> </text:span><text:span text:style-name="T49">TABLE</text:span><text:span text:style-name="T20"> DIS_CONT_MOV </text:span><text:span text:style-name="T49">ADD</text:span><text:span text:style-name="T20"> COMENTARI_DESTINS VARCHAR2(256 </text:span><text:span text:style-name="T49">CHAR</text:span><text:span text:style-name="T20">);</text:span></text:p>
            <text:p text:style-name="P232"/>
            <text:p text:style-name="P235">-- #297 Poder marcar bústies com a favorits</text:p>
            <text:p text:style-name="P232"/>
            <text:p text:style-name="P223"><text:span text:style-name="T49">CREATE</text:span><text:span text:style-name="T20"> </text:span><text:span text:style-name="T49">TABLE</text:span><text:span text:style-name="T20"> DIS_BUSTIA_FAVORIT</text:span></text:p>
            <text:p text:style-name="P239">(</text:p>
            <text:p text:style-name="P223"><text:span text:style-name="T20"><text:s text:c="4"/>ID <text:s text:c="17"/>NUMBER(19,0) <text:s text:c="7"/></text:span><text:span text:style-name="T49">NOT</text:span><text:span text:style-name="T20"> </text:span><text:span text:style-name="T83">NULL</text:span><text:span text:style-name="T20">, </text:span></text:p>
            <text:p text:style-name="P223"><text:span text:style-name="T20"><text:s text:c="4"/>BUSTIA_ID <text:s text:c="10"/>NUMBER(19,0) <text:s text:c="7"/></text:span><text:span text:style-name="T49">NOT</text:span><text:span text:style-name="T20"> </text:span><text:span text:style-name="T83">NULL</text:span><text:span text:style-name="T20">, </text:span></text:p>
            <text:p text:style-name="P223"><text:span text:style-name="T20"><text:s text:c="4"/>USUARI_CODI <text:s text:c="8"/>VARCHAR2(64 </text:span><text:span text:style-name="T49">CHAR</text:span><text:span text:style-name="T20">) <text:s text:c="2"/></text:span><text:span text:style-name="T49">NOT</text:span><text:span text:style-name="T20"> </text:span><text:span text:style-name="T83">NULL</text:span><text:span text:style-name="T20">, </text:span></text:p>
            <text:p text:style-name="P223"><text:span text:style-name="T20"><text:tab/>CREATEDBY_CODI <text:s text:c="5"/>VARCHAR2(64 </text:span><text:span text:style-name="T49">CHAR</text:span><text:span text:style-name="T20">), </text:span></text:p>
            <text:p text:style-name="P223"><text:span text:style-name="T20"><text:tab/>CREATEDDATE <text:s text:c="8"/></text:span><text:span text:style-name="T49">TIMESTAMP</text:span><text:span text:style-name="T20"> (6), </text:span></text:p>
            <text:p text:style-name="P223"><text:span text:style-name="T20"><text:tab/>LASTMODIFIEDBY_CODI VARCHAR2(64 </text:span><text:span text:style-name="T49">CHAR</text:span><text:span text:style-name="T20">), </text:span></text:p>
            <text:p text:style-name="P223"><text:span text:style-name="T20"><text:tab/>LASTMODIFIEDDATE <text:s text:c="3"/></text:span><text:span text:style-name="T49">TIMESTAMP</text:span><text:span text:style-name="T20"> (6)</text:span></text:p>
            <text:p text:style-name="P239">);</text:p>
            <text:p text:style-name="P232"/>
            <text:p text:style-name="P223"><text:span text:style-name="T49">ALTER</text:span><text:span text:style-name="T20"> </text:span><text:span text:style-name="T49">TABLE</text:span><text:span text:style-name="T20"> DIS_BUSTIA_FAVORIT </text:span><text:span text:style-name="T49">ADD</text:span><text:span text:style-name="T20"> (</text:span></text:p>
            <text:p text:style-name="P223"><text:span text:style-name="T49">CONSTRAINT</text:span><text:span text:style-name="T20"> DIS_BUSTIA_FAV_BUSTIA_FK </text:span><text:span text:style-name="T49">FOREIGN</text:span><text:span text:style-name="T20"> </text:span><text:span text:style-name="T49">KEY</text:span><text:span text:style-name="T20"> (BUSTIA_ID)</text:span></text:p>
            <text:p text:style-name="P223"><text:span text:style-name="T20"><text:s text:c="4"/></text:span><text:span text:style-name="T49">REFERENCES</text:span><text:span text:style-name="T20"> DIS_BUSTIA (ID),</text:span></text:p>
            <text:p text:style-name="P223"><text:span text:style-name="T49">CONSTRAINT</text:span><text:span text:style-name="T20"> DIS_BUSTIA_FAV_USUARI_FK </text:span><text:span text:style-name="T49">FOREIGN</text:span><text:span text:style-name="T20"> </text:span><text:span text:style-name="T49">KEY</text:span><text:span text:style-name="T20"> (USUARI_CODI)</text:span></text:p>
            <text:p text:style-name="P223"><text:span text:style-name="T20"><text:s text:c="4"/></text:span><text:span text:style-name="T49">REFERENCES</text:span><text:span text:style-name="T20"> DIS_USUARI (CODI),</text:span></text:p>
            <text:p text:style-name="P223"><text:span text:style-name="T49">CONSTRAINT</text:span><text:span text:style-name="T20"> DIS_USUCRE_BUSTFAV_FK </text:span><text:span text:style-name="T49">FOREIGN</text:span><text:span text:style-name="T20"> </text:span><text:span text:style-name="T49">KEY</text:span><text:span text:style-name="T20"> (CREATEDBY_CODI)</text:span></text:p>
            <text:p text:style-name="P223"><text:span text:style-name="T20"><text:s text:c="4"/></text:span><text:span text:style-name="T49">REFERENCES</text:span><text:span text:style-name="T20"> DIS_USUARI (CODI),</text:span></text:p>
            <text:p text:style-name="P223"><text:span text:style-name="T49">CONSTRAINT</text:span><text:span text:style-name="T20"> DIS_USUMOD_BUSTFAV_FK </text:span><text:span text:style-name="T49">FOREIGN</text:span><text:span text:style-name="T20"> </text:span><text:span text:style-name="T49">KEY</text:span><text:span text:style-name="T20"> (LASTMODIFIEDBY_CODI)</text:span></text:p>
            <text:p text:style-name="P223"><text:span text:style-name="T20"><text:s text:c="4"/></text:span><text:span text:style-name="T49">REFERENCES</text:span><text:span text:style-name="T20"> DIS_USUARI (CODI));</text:span></text:p>
            <text:p text:style-name="P239"><text:tab/></text:p>
            <text:p text:style-name="P223"><text:span text:style-name="T49">ALTER</text:span><text:span text:style-name="T20"> </text:span><text:span text:style-name="T49">TABLE</text:span><text:span text:style-name="T20"> DIS_BUSTIA_FAVORIT </text:span></text:p>
            <text:p text:style-name="P223"><text:span text:style-name="T20"><text:tab/></text:span><text:span text:style-name="T49">ADD</text:span><text:span text:style-name="T20"> </text:span><text:span text:style-name="T49">CONSTRAINT</text:span><text:span text:style-name="T20"> DIS_BUSTIA_FAV_MULT_UK </text:span></text:p>
            <text:p text:style-name="P223"><text:span text:style-name="T20"><text:tab/></text:span><text:span text:style-name="T49">UNIQUE</text:span><text:span text:style-name="T20"> (</text:span></text:p>
            <text:p text:style-name="P239"><text:tab/><text:tab/><text:tab/>BUSTIA_ID, </text:p>
            <text:p text:style-name="P239"><text:tab/><text:tab/><text:tab/>USUARI_CODI);</text:p>
            <text:p text:style-name="P239"><text:tab/></text:p>
            <text:p text:style-name="P223"><text:span text:style-name="T49">CREATE</text:span><text:span text:style-name="T20"> </text:span><text:span text:style-name="T49">INDEX</text:span><text:span text:style-name="T20"> DIS_BUSTIA_FAV_BUSTIA_FK_I </text:span><text:span text:style-name="T49">ON</text:span><text:span text:style-name="T20"> DIS_BUSTIA_FAVORIT(BUSTIA_ID);</text:span></text:p>
            <text:p text:style-name="P223"><text:span text:style-name="T49">CREATE</text:span><text:span text:style-name="T20"> </text:span><text:span text:style-name="T49">INDEX</text:span><text:span text:style-name="T20"> DIS_BUSTIA_FAV_USUARI_FK_I </text:span><text:span text:style-name="T49">ON</text:span><text:span text:style-name="T20"> DIS_BUSTIA_FAVORIT(USUARI_CODI);</text:span></text:p>
            <text:p text:style-name="P232"/>
            <text:p text:style-name="P223"><text:span text:style-name="T20">GRANT </text:span><text:span text:style-name="T49">SELECT</text:span><text:span text:style-name="T20">, </text:span><text:span text:style-name="T49">UPDATE</text:span><text:span text:style-name="T20">, </text:span><text:span text:style-name="T49">INSERT</text:span><text:span text:style-name="T20">, </text:span><text:span text:style-name="T49">DELETE</text:span><text:span text:style-name="T20"> </text:span><text:span text:style-name="T49">ON</text:span><text:span text:style-name="T20"> DIS_BUSTIA_FAVORIT TO WWW_DISTRIBUCIO;</text:span></text:p>
            <text:p text:style-name="P232"/>
            <text:p text:style-name="P235">-- #299 Poder reservar/agafar un assentament abans de marcar-lo com a processat</text:p>
            <text:p text:style-name="P223"><text:span text:style-name="T49">ALTER</text:span><text:span text:style-name="T20"> </text:span><text:span text:style-name="T49">TABLE</text:span><text:span text:style-name="T20"> DIS_REGISTRE </text:span><text:span text:style-name="T49">ADD</text:span><text:span text:style-name="T20"> AGAFAT_PER VARCHAR2(64 </text:span><text:span text:style-name="T49">CHAR</text:span><text:span text:style-name="T20">);</text:span></text:p>
            <text:p text:style-name="P232"><text:soft-page-break/></text:p>
            <text:p text:style-name="P223"><text:span text:style-name="T49">ALTER</text:span><text:span text:style-name="T20"> </text:span><text:span text:style-name="T49">TABLE</text:span><text:span text:style-name="T20"> DIS_REGISTRE </text:span><text:span text:style-name="T49">ADD</text:span><text:span text:style-name="T20"> </text:span><text:span text:style-name="T49">CONSTRAINT</text:span><text:span text:style-name="T20"> DIS_AGAFATPER_REGISTRE_FK </text:span><text:span text:style-name="T49">FOREIGN</text:span><text:span text:style-name="T20"> </text:span><text:span text:style-name="T49">KEY</text:span><text:span text:style-name="T20"> (AGAFAT_PER) </text:span><text:span text:style-name="T49">REFERENCES</text:span><text:span text:style-name="T20"> DIS_USUARI (CODI);</text:span></text:p>
            <text:p text:style-name="P223"><text:span text:style-name="T49">CREATE</text:span><text:span text:style-name="T20"> </text:span><text:span text:style-name="T49">INDEX</text:span><text:span text:style-name="T20"> DIS_AGAFATPER_REGISTRE_FK_I </text:span><text:span text:style-name="T49">ON</text:span><text:span text:style-name="T20"> DIS_REGISTRE(AGAFAT_PER);</text:span></text:p>
            <text:p text:style-name="P232"/>
            <text:p text:style-name="P235">-- #316: Ampliar el camp comentari de 256 caràcters a 4096 caràcters</text:p>
            <text:p text:style-name="P223"><text:span text:style-name="T49">ALTER</text:span><text:span text:style-name="T20"> </text:span><text:span text:style-name="T49">TABLE</text:span><text:span text:style-name="T20"> DIS_CONT_MOV MODIFY COMENTARI VARCHAR2(3940 </text:span><text:span text:style-name="T49">CHAR</text:span><text:span text:style-name="T20">);</text:span></text:p>
            <text:p text:style-name="P223"><text:span text:style-name="T49">ALTER</text:span><text:span text:style-name="T20"> </text:span><text:span text:style-name="T49">TABLE</text:span><text:span text:style-name="T20"> DIS_CONT_COMMENT MODIFY TEXT VARCHAR2(4000 </text:span><text:span text:style-name="T49">CHAR</text:span><text:span text:style-name="T20">);</text:span></text:p>
            <text:p text:style-name="P232"/>
            <text:p text:style-name="P235">-- #305 Ampliar detall d'error de custòdia del document</text:p>
            <text:p text:style-name="P223"><text:span text:style-name="T49">ALTER</text:span><text:span text:style-name="T20"> </text:span><text:span text:style-name="T49">TABLE</text:span><text:span text:style-name="T20"> DIS_REGISTRE RENAME </text:span><text:span text:style-name="T49">COLUMN</text:span><text:span text:style-name="T20"> PROCES_ERROR TO PROCES_ERROR2;</text:span></text:p>
            <text:p text:style-name="P223"><text:span text:style-name="T49">ALTER</text:span><text:span text:style-name="T20"> </text:span><text:span text:style-name="T49">TABLE</text:span><text:span text:style-name="T20"> DIS_REGISTRE </text:span><text:span text:style-name="T49">ADD</text:span><text:span text:style-name="T20"> (PROCES_ERROR CLOB);</text:span></text:p>
            <text:p text:style-name="Standard"><text:span text:style-name="T49">UPDATE</text:span><text:span text:style-name="T20"> DIS_REGISTRE </text:span><text:span text:style-name="T49">SET</text:span><text:span text:style-name="T20"> PROCES_ERROR=PROCES_ERROR2;</text:span></text:p>
          </table:table-cell>
        </table:table-row>
      </table:table>
      <text:p text:style-name="P168"/>
      <text:p text:style-name="P60"/>
      <text:p text:style-name="P60"/>
      <text:p text:style-name="P33"><text:span text:style-name="T3">Propietats globals</text:span>: </text:p>
      <text:list xml:id="list3786011855" text:style-name="L63">
        <text:list-item>
          <text:p text:style-name="P403">A<text:span text:style-name="T147">fegides propietats per habilitar o deshabilitar noves funcions a nivell d'interfície i funcionament.</text:span></text:p>
        </text:list-item>
      </text:list>
      <table:table table:name="Table7" table:style-name="Table7">
        <table:table-column table:style-name="Table7.A"/>
        <table:table-row>
          <table:table-cell table:style-name="Table7.A1" office:value-type="string">
            <text:p text:style-name="P128"><text:span text:style-name="T35">#294 </text:span><text:span text:style-name="T38">Quan</text:span><text:span text:style-name="T35"> </text:span><text:span text:style-name="T38">es</text:span><text:span text:style-name="T35"> </text:span><text:span text:style-name="T38">marqui</text:span><text:span text:style-name="T35"> </text:span><text:span text:style-name="T38">un</text:span><text:span text:style-name="T35"> element per </text:span><text:span text:style-name="T38">Coneixement</text:span><text:span text:style-name="T35">/</text:span><text:span text:style-name="T38">Tramitació</text:span><text:span text:style-name="T35"> s'afegirà text </text:span><text:span text:style-name="T38">al</text:span><text:span text:style-name="T35"> final </text:span><text:span text:style-name="T38">dels</text:span><text:span text:style-name="T35"> </text:span><text:span text:style-name="T38">comentaris</text:span></text:p>
            <text:p text:style-name="P223"><text:span text:style-name="T35">#298 </text:span><text:span text:style-name="T38">Comentaris</text:span><text:span text:style-name="T35"> </text:span><text:span text:style-name="T38">de</text:span><text:span text:style-name="T35"> </text:span><text:span text:style-name="T38">reenviament</text:span><text:span text:style-name="T35"> </text:span><text:span text:style-name="T38">en</text:span><text:span text:style-name="T35"> els </text:span><text:span text:style-name="T38">comentaris</text:span><text:span text:style-name="T35"> </text:span><text:span text:style-name="T38">de</text:span><text:span text:style-name="T35"> l'assentament</text:span></text:p>
            <text:p text:style-name="P223"><text:span text:style-name="T20">es.caib.distribucio.contingut.enviar.crear.comentari=</text:span><text:span text:style-name="T24">false</text:span></text:p>
            <text:p text:style-name="P232"/>
            <text:p text:style-name="P223"><text:span text:style-name="T35">#295 </text:span><text:span text:style-name="T38">Poder</text:span><text:span text:style-name="T35"> </text:span><text:span text:style-name="T38">reenviar</text:span><text:span text:style-name="T35"> a </text:span><text:span text:style-name="T38">bústies</text:span><text:span text:style-name="T35"> </text:span><text:span text:style-name="T38">només</text:span><text:span text:style-name="T35"> per a </text:span><text:span text:style-name="T38">coneixement</text:span><text:span text:style-name="T35"> </text:span></text:p>
            <text:p text:style-name="P223"><text:span text:style-name="T20">es.caib.distribucio.contingut.enviar.coneixement=</text:span><text:span text:style-name="T24">false</text:span></text:p>
            <text:p text:style-name="P232"/>
            <text:p text:style-name="P223"><text:span text:style-name="T35">#297 </text:span><text:span text:style-name="T38">Poder</text:span><text:span text:style-name="T35"> </text:span><text:span text:style-name="T38">marcar</text:span><text:span text:style-name="T35"> </text:span><text:span text:style-name="T38">bústies</text:span><text:span text:style-name="T35"> </text:span><text:span text:style-name="T38">com</text:span><text:span text:style-name="T35"> a </text:span><text:span text:style-name="T38">favorits</text:span></text:p>
            <text:p text:style-name="P223"><text:span text:style-name="T20">es.caib.distribucio.contingut.reenviar.favorits=</text:span><text:span text:style-name="T24">false</text:span></text:p>
            <text:p text:style-name="P232"/>
            <text:p text:style-name="P223"><text:span text:style-name="T35">#299 </text:span><text:span text:style-name="T38">Poder</text:span><text:span text:style-name="T35"> </text:span><text:span text:style-name="T38">reservar</text:span><text:span text:style-name="T35">/</text:span><text:span text:style-name="T38">agafar</text:span><text:span text:style-name="T35"> </text:span><text:span text:style-name="T38">un</text:span><text:span text:style-name="T35"> </text:span><text:span text:style-name="T38">assentament</text:span><text:span text:style-name="T35"> </text:span><text:span text:style-name="T38">abans</text:span><text:span text:style-name="T35"> </text:span><text:span text:style-name="T38">de</text:span><text:span text:style-name="T35"> </text:span><text:span text:style-name="T38">marcar</text:span><text:span text:style-name="T35">-</text:span><text:span text:style-name="T38">lo</text:span><text:span text:style-name="T35"> </text:span><text:span text:style-name="T38">com</text:span><text:span text:style-name="T35"> a </text:span><text:span text:style-name="T38">processat</text:span></text:p>
            <text:p text:style-name="P128"><text:span text:style-name="T20">es.caib.distribucio.anotacions.permetre.reservar=</text:span><text:span text:style-name="T24">false</text:span></text:p>
          </table:table-cell>
        </table:table-row>
      </table:table>
      <text:p text:style-name="P204"/>
      <text:p text:style-name="P203"/>
      <text:p text:style-name="P72">Altres: </text:p>
      <text:list xml:id="list111737646262375" text:continue-list="list111737804193918" text:style-name="L31">
        <text:list-item>
          <text:p text:style-name="P380"><text:span text:style-name="T102">Nova versió 0.9.35 de la llibreria de </text:span><text:span text:style-name="T91">distribucio-w</text:span><text:span text:style-name="T93">s</text:span><text:span text:style-name="T91">-c</text:span><text:span text:style-name="T93">lient</text:span><text:span text:style-name="T10"> a</text:span><text:span text:style-name="T14">mb el camp del identificador dins l'Arxiu pel justificant en la consulta d'anotacions per backoffices de Distribucio.</text:span><text:span text:style-name="T15"> Aquest canvi provoca que el backoffice hagi d'actualitzar versió.</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loext:contextual-spacing="false" fo:text-align="end" style:justify-single-word="false"/>
      <style:text-properties officeooo:paragraph-rsid="01192ae4"/>
    </style:style>
    <style:style style:name="MP2" style:family="paragraph" style:parent-style-name="Standard">
      <style:text-properties officeooo:paragraph-rsid="001d1802"/>
    </style:style>
    <style:style style:name="MP3"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fo:color="#cc33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92561B136AEC1390.png" xlink:type="simple" xlink:show="embed" xlink:actuate="onLoad" loext: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2"><draw:frame draw:style-name="Mfr1" draw:name="Image2" text:anchor-type="paragraph" svg:x="0.139cm" svg:y="-0.06cm" svg:width="2.912cm" svg:height="2.138cm" draw:z-index="32"><draw:image xlink:href="Pictures/10000000000003880000029792561B136AEC1390.png" xlink:type="simple" xlink:show="embed" xlink:actuate="onLoad" loext:mime-type="image/png"/></draw:frame></text:p>
            </table:table-cell>
            <table:table-cell table:style-name="t_5f_cap.B1" office:value-type="string">
              <text:p text:style-name="MP3"><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4">Pàgina </text:span><text:span text:style-name="MT4"><text:page-number text:select-page="current">30</text:page-number></text:span><text:span text:style-name="MT4"><text:s/>/ </text:span><text:span text:style-name="MT4"><text:page-count>33</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1-05-20T11:17:36.592999957">20/05/2021</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6DT6H5M58S</meta:editing-duration>
    <meta:editing-cycles>220</meta:editing-cycles>
    <meta:generator>LibreOffice/6.3.3.2$Windows_X86_64 LibreOffice_project/a64200df03143b798afd1ec74a12ab50359878ed</meta:generator>
    <dc:date>2021-05-20T11:17:36.391000000</dc:date>
    <meta:document-statistic meta:table-count="25" meta:image-count="2" meta:object-count="0" meta:page-count="33" meta:paragraph-count="1160" meta:word-count="7129" meta:character-count="54229" meta:non-whitespace-character-count="45960"/>
  </office:meta>
</office:document-meta>
</file>